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a_Rioj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a Rioja</text:p>
          </table:table-cell>
          <table:table-cell office:value-type="float" office:value="460000100" table:style-name="ce1">
            <text:p>460000100</text:p>
          </table:table-cell>
          <table:table-cell office:value-type="string" table:style-name="ce1">
            <text:p>ESC.N°230 BAJO H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º25 KM.5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BAJO HOND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7781020373" table:style-name="ce2">
            <text:p>-297.781.020.373</text:p>
          </table:table-cell>
          <table:table-cell office:value-type="float" office:value="-665903394592" table:style-name="ce2">
            <text:p>-665.903.394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200" table:style-name="ce1">
            <text:p>460000200</text:p>
          </table:table-cell>
          <table:table-cell office:value-type="string" table:style-name="ce1">
            <text:p>ESC.N°353 BATALLON DE ING. DE CONSTRUCCIONES 1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10 COLONIA FRUTIHORTICOL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COLONIA FRUTIHORTICOL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941789" table:style-name="ce2">
            <text:p>-293.941.789</text:p>
          </table:table-cell>
          <table:table-cell office:value-type="float" office:value="-667567593" table:style-name="ce2">
            <text:p>-667.567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300" table:style-name="ce1">
            <text:p>460000300</text:p>
          </table:table-cell>
          <table:table-cell office:value-type="string" table:style-name="ce1">
            <text:p>JARDIN DE INFANTES N°39 RINCON DE L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UILLERMO IRIBARREN S/Nº 20 DE MAY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75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480410345256" table:style-name="ce2">
            <text:p>-294.480.410.345.256</text:p>
          </table:table-cell>
          <table:table-cell office:value-type="float" office:value="-666406839334437" table:style-name="ce2">
            <text:p>-666.406.839.334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400" table:style-name="ce1">
            <text:p>460000400</text:p>
          </table:table-cell>
          <table:table-cell office:value-type="string" table:style-name="ce1">
            <text:p>JARDIN DE INFANTES N°01 FEDERICO FROEB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Y PUERTO ARGENTINO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08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17018325077" table:style-name="ce2">
            <text:p>-294.117.018.325.077</text:p>
          </table:table-cell>
          <table:table-cell office:value-type="float" office:value="-668407695761469" table:style-name="ce2">
            <text:p>-668.407.695.761.4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500" table:style-name="ce1">
            <text:p>460000500</text:p>
          </table:table-cell>
          <table:table-cell office:value-type="string" table:style-name="ce1">
            <text:p>JARDIN DE INFANTES N°01 MUNIC.BEATRIZ DE LA V.DE COSTA MED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RGENTINO 30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7425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23387205576" table:style-name="ce2">
            <text:p>-294.123.387.205.576</text:p>
          </table:table-cell>
          <table:table-cell office:value-type="float" office:value="-668402996964423" table:style-name="ce2">
            <text:p>-668.402.996.964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600" table:style-name="ce1">
            <text:p>460000600</text:p>
          </table:table-cell>
          <table:table-cell office:value-type="string" table:style-name="ce1">
            <text:p>ESC.N°178 DIA DE LAS AMERIC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NAC.RUTA Nº38 KM.35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TALAMUYUN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7014454193571" table:style-name="ce2">
            <text:p>-297.014.454.193.571</text:p>
          </table:table-cell>
          <table:table-cell office:value-type="float" office:value="-668770991859636" table:style-name="ce2">
            <text:p>-668.770.991.859.6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700" table:style-name="ce1">
            <text:p>460000700</text:p>
          </table:table-cell>
          <table:table-cell office:value-type="string" table:style-name="ce1">
            <text:p>ESC.N°3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.N°38 KM.6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CAÑAD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8362378" table:style-name="ce2">
            <text:p>-2.948.362.378</text:p>
          </table:table-cell>
          <table:table-cell office:value-type="float" office:value="-6686594499" table:style-name="ce2">
            <text:p>-6.686.594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800" table:style-name="ce1">
            <text:p>460000800</text:p>
          </table:table-cell>
          <table:table-cell office:value-type="string" table:style-name="ce1">
            <text:p>ESC.N°162 PABLO V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5 KM.8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-4547177</text:p>
          </table:table-cell>
          <table:table-cell office:value-type="string" table:style-name="ce1">
            <text:p>SAN NICOLAS DEL RECRE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7767053" table:style-name="ce2">
            <text:p>-2.947.767.053</text:p>
          </table:table-cell>
          <table:table-cell office:value-type="float" office:value="-6680056506" table:style-name="ce2">
            <text:p>-6.680.056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0900" table:style-name="ce1">
            <text:p>460000900</text:p>
          </table:table-cell>
          <table:table-cell office:value-type="string" table:style-name="ce1">
            <text:p>ESC.N°218 MERCEDES DE STIPANICC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5 KM.30 LA RAMADI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AMADIT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918064226928" table:style-name="ce2">
            <text:p>-295.918.064.226.928</text:p>
          </table:table-cell>
          <table:table-cell office:value-type="float" office:value="-666947563901994" table:style-name="ce2">
            <text:p>-666.947.563.901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000" table:style-name="ce1">
            <text:p>460001000</text:p>
          </table:table-cell>
          <table:table-cell office:value-type="string" table:style-name="ce1">
            <text:p>JARDIN DE INFANTES N°35 ESTELA PEÑALOZA CAM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HEROES DE MALVINAS S/N° TAMBOR DE TACUAR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31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02420690326" table:style-name="ce2">
            <text:p>-294.002.420.690.326</text:p>
          </table:table-cell>
          <table:table-cell office:value-type="float" office:value="-668406953274244" table:style-name="ce2">
            <text:p>-668.406.953.274.2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100" table:style-name="ce1">
            <text:p>460001100</text:p>
          </table:table-cell>
          <table:table-cell office:value-type="string" table:style-name="ce1">
            <text:p>COLEGIO PRIVADO WILLIAM MORR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JAMIN DE LA VEGA 226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08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WWW.WILLIAMMORRISLR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54281965562" table:style-name="ce2">
            <text:p>-294.154.281.965.562</text:p>
          </table:table-cell>
          <table:table-cell office:value-type="float" office:value="-668509757816061" table:style-name="ce2">
            <text:p>-668.509.757.816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200" table:style-name="ce1">
            <text:p>460001200</text:p>
          </table:table-cell>
          <table:table-cell office:value-type="string" table:style-name="ce1">
            <text:p>JARDIN DE INFANTES N°26 ARLECCH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37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042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ANTE_ALIGHIERI@ARNET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31774076821" table:style-name="ce2">
            <text:p>-294.131.774.076.821</text:p>
          </table:table-cell>
          <table:table-cell office:value-type="float" office:value="-668496145424097" table:style-name="ce2">
            <text:p>-668.496.145.424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500" table:style-name="ce1">
            <text:p>460001500</text:p>
          </table:table-cell>
          <table:table-cell office:value-type="string" table:style-name="ce1">
            <text:p>JARDIN DE INFANTES N°34 MERCEDITA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S/N° LOS OLIVARE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6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49447239436" table:style-name="ce2">
            <text:p>-294.049.447.239.436</text:p>
          </table:table-cell>
          <table:table-cell office:value-type="float" office:value="-66848858498155" table:style-name="ce2">
            <text:p>-66.848.858.498.1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600" table:style-name="ce1">
            <text:p>460001600</text:p>
          </table:table-cell>
          <table:table-cell office:value-type="string" table:style-name="ce1">
            <text:p>ESC.N°249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ZELADA 50 MATADE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49-GRAL-MANUELBELGRAN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06834804361" table:style-name="ce2">
            <text:p>-294.106.834.804.361</text:p>
          </table:table-cell>
          <table:table-cell office:value-type="float" office:value="-668420395072831" table:style-name="ce2">
            <text:p>-668.420.395.072.8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700" table:style-name="ce1">
            <text:p>460001700</text:p>
          </table:table-cell>
          <table:table-cell office:value-type="string" table:style-name="ce1">
            <text:p>ESC.N°252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ZELADA 50 MATADE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1367452292" table:style-name="ce2">
            <text:p>-29.411.367.452.292</text:p>
          </table:table-cell>
          <table:table-cell office:value-type="float" office:value="-668419546706506" table:style-name="ce2">
            <text:p>-668.419.546.706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1800" table:style-name="ce1">
            <text:p>460001800</text:p>
          </table:table-cell>
          <table:table-cell office:value-type="string" table:style-name="ce1">
            <text:p>I.A.E.S.SUPERIOR Y EGB3-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115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121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AESLARIOJA@YAHO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94095005807515" table:style-name="ce2">
            <text:p>-294.095.005.807.515</text:p>
          </table:table-cell>
          <table:table-cell office:value-type="float" office:value="-668497259698961" table:style-name="ce2">
            <text:p>-668.497.259.698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000" table:style-name="ce1">
            <text:p>460002000</text:p>
          </table:table-cell>
          <table:table-cell office:value-type="string" table:style-name="ce1">
            <text:p>ESC.N°191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DO ROCHA 74 FERROVIARI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17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73164899399" table:style-name="ce2">
            <text:p>-294.173.164.899.399</text:p>
          </table:table-cell>
          <table:table-cell office:value-type="float" office:value="-668469075356294" table:style-name="ce2">
            <text:p>-668.469.075.356.2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100" table:style-name="ce1">
            <text:p>460002100</text:p>
          </table:table-cell>
          <table:table-cell office:value-type="string" table:style-name="ce1">
            <text:p>ESC.N°395 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EBAN ECHEVERRIA 272 ISLAS MALVIN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60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32639185922" table:style-name="ce2">
            <text:p>-294.232.639.185.922</text:p>
          </table:table-cell>
          <table:table-cell office:value-type="float" office:value="-668405789212481" table:style-name="ce2">
            <text:p>-668.405.789.212.4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200" table:style-name="ce1">
            <text:p>460002200</text:p>
          </table:table-cell>
          <table:table-cell office:value-type="string" table:style-name="ce1">
            <text:p>ESC.N°287 MAESTRO ARMANDO HERRERA ROBL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EBAN ECHEVERRIA 272 ISLAS MALVIN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60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3258676542" table:style-name="ce2">
            <text:p>-29.423.258.676.542</text:p>
          </table:table-cell>
          <table:table-cell office:value-type="float" office:value="-6684140508534" table:style-name="ce2">
            <text:p>-6.684.140.508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300" table:style-name="ce1">
            <text:p>460002300</text:p>
          </table:table-cell>
          <table:table-cell office:value-type="string" table:style-name="ce1">
            <text:p>JARDIN DE INFANTES N°33 LILIANA ALBARRAC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FACUNDO QUIROGA S/N° FERROVIARI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6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69588555058" table:style-name="ce2">
            <text:p>-294.169.588.555.058</text:p>
          </table:table-cell>
          <table:table-cell office:value-type="float" office:value="-66848473887401" table:style-name="ce2">
            <text:p>-66.848.473.887.4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400" table:style-name="ce1">
            <text:p>460002400</text:p>
          </table:table-cell>
          <table:table-cell office:value-type="string" table:style-name="ce1">
            <text:p>JARDIN DE INFANTES N°15 HNAS.AGAZZ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MOTES 1136 FACUNDO QUIROG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30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3905718040354" table:style-name="ce2">
            <text:p>-293.905.718.040.354</text:p>
          </table:table-cell>
          <table:table-cell office:value-type="float" office:value="-668405209934118" table:style-name="ce2">
            <text:p>-668.405.209.934.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500" table:style-name="ce1">
            <text:p>460002500</text:p>
          </table:table-cell>
          <table:table-cell office:value-type="string" table:style-name="ce1">
            <text:p>JARDIN DE INFANTES N°25 CARLOS MARIA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DE LOS ESTADOS S/N° ANTARTIDA ARGENTINA 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572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3894598913554" table:style-name="ce2">
            <text:p>-293.894.598.913.554</text:p>
          </table:table-cell>
          <table:table-cell office:value-type="float" office:value="-668267304919481" table:style-name="ce2">
            <text:p>-668.267.304.919.4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600" table:style-name="ce1">
            <text:p>460002600</text:p>
          </table:table-cell>
          <table:table-cell office:value-type="string" table:style-name="ce1">
            <text:p>ESC.N°054 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EANDRO N.ALEM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397249693366" table:style-name="ce2">
            <text:p>-29.397.249.693.366</text:p>
          </table:table-cell>
          <table:table-cell office:value-type="float" office:value="-668497801484088" table:style-name="ce2">
            <text:p>-668.497.801.484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800" table:style-name="ce1">
            <text:p>460002800</text:p>
          </table:table-cell>
          <table:table-cell office:value-type="string" table:style-name="ce1">
            <text:p>ESC.N°308 DARDO DE LA VEGA DI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5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SAN LORENZ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3420302322489" table:style-name="ce2">
            <text:p>-293.420.302.322.489</text:p>
          </table:table-cell>
          <table:table-cell office:value-type="float" office:value="-663673922039039" table:style-name="ce2">
            <text:p>-663.673.922.039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2900" table:style-name="ce1">
            <text:p>460002900</text:p>
          </table:table-cell>
          <table:table-cell office:value-type="string" table:style-name="ce1">
            <text:p>ESC.N°1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12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SAN BERNARD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487793692" table:style-name="ce2">
            <text:p>-294.487.793.692</text:p>
          </table:table-cell>
          <table:table-cell office:value-type="float" office:value="-660096189917" table:style-name="ce2">
            <text:p>-660.096.189.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000" table:style-name="ce1">
            <text:p>460003000</text:p>
          </table:table-cell>
          <table:table-cell office:value-type="string" table:style-name="ce1">
            <text:p>ESC.N°326 ESTAUROFILA LUNA DE GRAN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8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LAT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214935628" table:style-name="ce2">
            <text:p>-292.214.935.628</text:p>
          </table:table-cell>
          <table:table-cell office:value-type="float" office:value="-660953979226" table:style-name="ce2">
            <text:p>-660.953.979.2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100" table:style-name="ce1">
            <text:p>460003100</text:p>
          </table:table-cell>
          <table:table-cell office:value-type="string" table:style-name="ce1">
            <text:p>ESC.N°201 JUAN FRANCISC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92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EL QUEBRACH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215998843" table:style-name="ce2">
            <text:p>-292.215.998.843</text:p>
          </table:table-cell>
          <table:table-cell office:value-type="float" office:value="-659740300767" table:style-name="ce2">
            <text:p>-659.740.300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200" table:style-name="ce1">
            <text:p>460003200</text:p>
          </table:table-cell>
          <table:table-cell office:value-type="string" table:style-name="ce1">
            <text:p>ESC.N°3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57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ANCHIC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764474472057" table:style-name="ce2">
            <text:p>-295.764.474.472.057</text:p>
          </table:table-cell>
          <table:table-cell office:value-type="float" office:value="-664358754291224" table:style-name="ce2">
            <text:p>-664.358.754.291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400" table:style-name="ce1">
            <text:p>460003400</text:p>
          </table:table-cell>
          <table:table-cell office:value-type="string" table:style-name="ce1">
            <text:p>ESC.N°309 GDOR.MANUEL V.BUS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13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927432621" table:style-name="ce2">
            <text:p>-294.927.432.621</text:p>
          </table:table-cell>
          <table:table-cell office:value-type="float" office:value="-664499271449" table:style-name="ce2">
            <text:p>-664.499.271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600" table:style-name="ce1">
            <text:p>460003600</text:p>
          </table:table-cell>
          <table:table-cell office:value-type="string" table:style-name="ce1">
            <text:p>ESC.N°202 ISLA NUE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38 KM.10 ENTRADA POR TIERR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73001C/P</text:p>
          </table:table-cell>
          <table:table-cell office:value-type="string" table:style-name="ce1">
            <text:p>EL CANTADER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18124042" table:style-name="ce2">
            <text:p>-2.918.124.042</text:p>
          </table:table-cell>
          <table:table-cell office:value-type="float" office:value="-6680498416" table:style-name="ce2">
            <text:p>-6.680.498.4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700" table:style-name="ce1">
            <text:p>460003700</text:p>
          </table:table-cell>
          <table:table-cell office:value-type="string" table:style-name="ce1">
            <text:p>ESC.N°232 BRIGIDA RAMIREZ DE DE LA V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10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PTO. DEL VALLE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7173407965" table:style-name="ce2">
            <text:p>-297.173.407.965</text:p>
          </table:table-cell>
          <table:table-cell office:value-type="float" office:value="-659590480844" table:style-name="ce2">
            <text:p>-659.590.480.8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800" table:style-name="ce1">
            <text:p>460003800</text:p>
          </table:table-cell>
          <table:table-cell office:value-type="string" table:style-name="ce1">
            <text:p>ESC.N°305 DR.PEDRO MIGUEL ARAO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53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ANTIGU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806294032" table:style-name="ce2">
            <text:p>-29.806.294.032</text:p>
          </table:table-cell>
          <table:table-cell office:value-type="float" office:value="-660972192894" table:style-name="ce2">
            <text:p>-660.972.192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3900" table:style-name="ce1">
            <text:p>460003900</text:p>
          </table:table-cell>
          <table:table-cell office:value-type="string" table:style-name="ce1">
            <text:p>ESC.N°314 DR.TOMAS MANUEL DE ANCHOR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53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EL BARREAL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6290142517224" table:style-name="ce2">
            <text:p>-296.290.142.517.224</text:p>
          </table:table-cell>
          <table:table-cell office:value-type="float" office:value="-660969684623337" table:style-name="ce2">
            <text:p>-660.969.684.623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000" table:style-name="ce1">
            <text:p>460004000</text:p>
          </table:table-cell>
          <table:table-cell office:value-type="string" table:style-name="ce1">
            <text:p>JARDIN DE INFANTES N°27 ROSARIO V.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S/N° HONORATA GOMEZ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0-4492200</text:p>
          </table:table-cell>
          <table:table-cell office:value-type="string" table:style-name="ce1">
            <text:p>VILLA SANAGASTA</text:p>
          </table:table-cell>
          <table:table-cell office:value-type="string" table:style-name="ce1">
            <text:p>SANA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2796581044748" table:style-name="ce2">
            <text:p>-292.796.581.044.748</text:p>
          </table:table-cell>
          <table:table-cell office:value-type="float" office:value="-67022716704719" table:style-name="ce2">
            <text:p>-67.022.716.704.7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100" table:style-name="ce1">
            <text:p>460004100</text:p>
          </table:table-cell>
          <table:table-cell office:value-type="string" table:style-name="ce1">
            <text:p>ESCUELA ESPECIAL N°382 ALELUY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TINUACION RIVADAVIA (E) S/Nº HOSPITAL EX-PABELLON PEDIATRIA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353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129519458115" table:style-name="ce2">
            <text:p>-294.129.519.458.115</text:p>
          </table:table-cell>
          <table:table-cell office:value-type="float" office:value="-668756580803284" table:style-name="ce2">
            <text:p>-668.756.580.803.2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200" table:style-name="ce1">
            <text:p>460004200</text:p>
          </table:table-cell>
          <table:table-cell office:value-type="string" table:style-name="ce1">
            <text:p>JARDIN DE INFANTES N°16 MARIA G.BUSTO DE DE LA COL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LONA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294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23676136189" table:style-name="ce2">
            <text:p>-294.123.676.136.189</text:p>
          </table:table-cell>
          <table:table-cell office:value-type="float" office:value="-668671369783808" table:style-name="ce2">
            <text:p>-668.671.369.783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300" table:style-name="ce1">
            <text:p>460004300</text:p>
          </table:table-cell>
          <table:table-cell office:value-type="string" table:style-name="ce1">
            <text:p>ESCUELA ESPECIAL N°338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RO.RODRIGUEZ S/N° ALTA RIOJ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14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12946670698" table:style-name="ce2">
            <text:p>-29.412.946.670.698</text:p>
          </table:table-cell>
          <table:table-cell office:value-type="float" office:value="-668756329404884" table:style-name="ce2">
            <text:p>-668.756.329.404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400" table:style-name="ce1">
            <text:p>460004400</text:p>
          </table:table-cell>
          <table:table-cell office:value-type="string" table:style-name="ce1">
            <text:p>ESC.N°174 PROVINCIA DE SALT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MELDA ROMERO 694 TALACAN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19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500" table:style-name="ce1">
            <text:p>460004500</text:p>
          </table:table-cell>
          <table:table-cell office:value-type="string" table:style-name="ce1">
            <text:p>ESC.N°051 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SISTENCIA S/Nº SANTA ROSA</text:p>
          </table:table-cell>
          <table:table-cell office:value-type="string" table:style-name="ce1">
            <text:p>F5311</text:p>
          </table:table-cell>
          <table:table-cell office:value-type="string" table:style-name="ce1">
            <text:p>03827-429018</text:p>
          </table:table-cell>
          <table:table-cell office:value-type="string" table:style-name="ce1">
            <text:p>ARAUCO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827671761709" table:style-name="ce2">
            <text:p>-285.827.671.761.709</text:p>
          </table:table-cell>
          <table:table-cell office:value-type="float" office:value="-667916615336297" table:style-name="ce2">
            <text:p>-667.916.615.336.2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600" table:style-name="ce1">
            <text:p>460004600</text:p>
          </table:table-cell>
          <table:table-cell office:value-type="string" table:style-name="ce1">
            <text:p>CENTRO EDUCATIVO PARA JOVENES Y ADULTOS (EX.BACH.P/ADULT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MAYO S/N°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0160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700" table:style-name="ce1">
            <text:p>460004700</text:p>
          </table:table-cell>
          <table:table-cell office:value-type="string" table:style-name="ce1">
            <text:p>ESC.N°365 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JAMIN MATIENZO S/Nº ANTARTIDA II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23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936155147224" table:style-name="ce2">
            <text:p>-293.936.155.147.224</text:p>
          </table:table-cell>
          <table:table-cell office:value-type="float" office:value="-668297377625188" table:style-name="ce2">
            <text:p>-668.297.377.625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800" table:style-name="ce1">
            <text:p>460004800</text:p>
          </table:table-cell>
          <table:table-cell office:value-type="string" table:style-name="ce1">
            <text:p>ESC.N°299 JUAN JOSE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(E) S/N° LA ERMITILL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66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10669173001" table:style-name="ce2">
            <text:p>-294.110.669.173.001</text:p>
          </table:table-cell>
          <table:table-cell office:value-type="float" office:value="-668314616250918" table:style-name="ce2">
            <text:p>-668.314.616.250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4900" table:style-name="ce1">
            <text:p>460004900</text:p>
          </table:table-cell>
          <table:table-cell office:value-type="string" table:style-name="ce1">
            <text:p>ESCUELA PROVINCIAL DE COMERCIO N°1 PROF.ENRIQUE F.CLA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ISIDRO S/N°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95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055097507147" table:style-name="ce2">
            <text:p>-294.055.097.507.147</text:p>
          </table:table-cell>
          <table:table-cell office:value-type="float" office:value="-66857142139811" table:style-name="ce2">
            <text:p>-66.857.142.139.8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000" table:style-name="ce1">
            <text:p>460005000</text:p>
          </table:table-cell>
          <table:table-cell office:value-type="string" table:style-name="ce1">
            <text:p>ESC.PRIVADA GABRIELA MISTRAL (EX-JORNADA COMPLETA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DOLFO E.DAVILA 27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178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GABRIELAMISTRALSRL@LIVE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63033614976" table:style-name="ce2">
            <text:p>-294.163.033.614.976</text:p>
          </table:table-cell>
          <table:table-cell office:value-type="float" office:value="-668525997013419" table:style-name="ce2">
            <text:p>-668.525.997.013.4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100" table:style-name="ce1">
            <text:p>460005100</text:p>
          </table:table-cell>
          <table:table-cell office:value-type="string" table:style-name="ce1">
            <text:p>ESC.N°369 MAESTRO HUMBERTO PEREY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RGENTINO 206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933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52023500041" table:style-name="ce2">
            <text:p>-294.152.023.500.041</text:p>
          </table:table-cell>
          <table:table-cell office:value-type="float" office:value="-668409134920444" table:style-name="ce2">
            <text:p>-668.409.134.920.4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200" table:style-name="ce1">
            <text:p>460005200</text:p>
          </table:table-cell>
          <table:table-cell office:value-type="string" table:style-name="ce1">
            <text:p>ESC.N°245 PEDRO IGNACIO DE CASTRO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37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91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60918882036" table:style-name="ce2">
            <text:p>-294.160.918.882.036</text:p>
          </table:table-cell>
          <table:table-cell office:value-type="float" office:value="-668520212496917" table:style-name="ce2">
            <text:p>-668.520.212.496.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300" table:style-name="ce1">
            <text:p>460005300</text:p>
          </table:table-cell>
          <table:table-cell office:value-type="string" table:style-name="ce1">
            <text:p>I.F.D.C. ALBINO SANCHEZ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1700 RAMIREZ DE VELAZC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90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FDCALBINOSBARROS@ARNET.COM.AR.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94112494878506" table:style-name="ce2">
            <text:p>-294.112.494.878.506</text:p>
          </table:table-cell>
          <table:table-cell office:value-type="float" office:value="-668579458404314" table:style-name="ce2">
            <text:p>-668.579.458.404.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400" table:style-name="ce1">
            <text:p>460005400</text:p>
          </table:table-cell>
          <table:table-cell office:value-type="string" table:style-name="ce1">
            <text:p>JARDIN DE INFANTES N°02 MARIA MONTESSO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DOLFO E.DAVILA 200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25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54413622691" table:style-name="ce2">
            <text:p>-294.154.413.622.691</text:p>
          </table:table-cell>
          <table:table-cell office:value-type="float" office:value="-668527909956789" table:style-name="ce2">
            <text:p>-668.527.909.956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500" table:style-name="ce1">
            <text:p>460005500</text:p>
          </table:table-cell>
          <table:table-cell office:value-type="string" table:style-name="ce1">
            <text:p>ESC.N°246 GENERAL ORTIZ DE O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370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91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600" table:style-name="ce1">
            <text:p>460005600</text:p>
          </table:table-cell>
          <table:table-cell office:value-type="string" table:style-name="ce1">
            <text:p>ESC.N°280 TAMBOR DE TACU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DECEPCION 672 ANTARTIDA ARGENTINA 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482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897080104003" table:style-name="ce2">
            <text:p>-293.897.080.104.003</text:p>
          </table:table-cell>
          <table:table-cell office:value-type="float" office:value="-668267089105455" table:style-name="ce2">
            <text:p>-668.267.089.105.4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700" table:style-name="ce1">
            <text:p>460005700</text:p>
          </table:table-cell>
          <table:table-cell office:value-type="string" table:style-name="ce1">
            <text:p>JARDIN DE INFANTES N°36 NICOLAS LANZILLO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UZAINGO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5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11042590967" table:style-name="ce2">
            <text:p>-294.011.042.590.967</text:p>
          </table:table-cell>
          <table:table-cell office:value-type="float" office:value="-668480895055327" table:style-name="ce2">
            <text:p>-668.480.895.05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800" table:style-name="ce1">
            <text:p>460005800</text:p>
          </table:table-cell>
          <table:table-cell office:value-type="string" table:style-name="ce1">
            <text:p>COLEGIO PROVINCIAL N°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OBERANIA NACIONAL S/N° ANTARTIDA ARGENTINA IV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83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3897100692449" table:style-name="ce2">
            <text:p>-293.897.100.692.449</text:p>
          </table:table-cell>
          <table:table-cell office:value-type="float" office:value="-668263785522137" table:style-name="ce2">
            <text:p>-668.263.785.522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5900" table:style-name="ce1">
            <text:p>460005900</text:p>
          </table:table-cell>
          <table:table-cell office:value-type="string" table:style-name="ce1">
            <text:p>ESC.N°361 EXPEDICION AUXILIAR ZELADA DA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RANIES 1136 JUAN F.QUIROG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287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361ZELADADAVILA@GMAIL.COM.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907791942135" table:style-name="ce2">
            <text:p>-293.907.791.942.135</text:p>
          </table:table-cell>
          <table:table-cell office:value-type="float" office:value="-668404047151162" table:style-name="ce2">
            <text:p>-668.404.047.15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000" table:style-name="ce1">
            <text:p>460006000</text:p>
          </table:table-cell>
          <table:table-cell office:value-type="string" table:style-name="ce1">
            <text:p>I.F.D.C.Y T. EN ARTE Y COMUNICACION ALBERTO CRULCI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79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64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-294172788537127" table:style-name="ce2">
            <text:p>-294.172.788.537.127</text:p>
          </table:table-cell>
          <table:table-cell office:value-type="float" office:value="-668580137605463" table:style-name="ce2">
            <text:p>-668.580.137.605.4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100" table:style-name="ce1">
            <text:p>460006100</text:p>
          </table:table-cell>
          <table:table-cell office:value-type="string" table:style-name="ce1">
            <text:p>COLEGIO PROVINCIAL N°01 JOAQUIN V.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(O) 763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80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35187682218" table:style-name="ce2">
            <text:p>-294.135.187.682.218</text:p>
          </table:table-cell>
          <table:table-cell office:value-type="float" office:value="-668581281639464" table:style-name="ce2">
            <text:p>-668.581.281.639.4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200" table:style-name="ce1">
            <text:p>460006200</text:p>
          </table:table-cell>
          <table:table-cell office:value-type="string" table:style-name="ce1">
            <text:p>JARDIN DE INFANTES N°29 NIÑO JESUS ALCAL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FRANCISCO KM.8 1/2 LA QUEBRADA FUNCIONA EN ESC. 164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246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57208153842" table:style-name="ce2">
            <text:p>-294.057.208.153.842</text:p>
          </table:table-cell>
          <table:table-cell office:value-type="float" office:value="-669300967734477" table:style-name="ce2">
            <text:p>-669.300.967.734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300" table:style-name="ce1">
            <text:p>460006300</text:p>
          </table:table-cell>
          <table:table-cell office:value-type="string" table:style-name="ce1">
            <text:p>ESC.N°394 SAN JOSE DE CALASAN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FRANCISCO KM.3 1/2 COCHANGAS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62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92565717341" table:style-name="ce2">
            <text:p>-294.192.565.717.341</text:p>
          </table:table-cell>
          <table:table-cell office:value-type="float" office:value="-668855348993182" table:style-name="ce2">
            <text:p>-668.855.348.993.1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400" table:style-name="ce1">
            <text:p>460006400</text:p>
          </table:table-cell>
          <table:table-cell office:value-type="string" table:style-name="ce1">
            <text:p>COLEGIO PROVINCIAL N°03 LIC.LIDIA CHAVEZ DE BRI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30 SETIEMBRE 146 JUAN DOMINGO PERON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246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WWWCOLEGIO3LARIOJA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93489775826" table:style-name="ce2">
            <text:p>-294.193.489.775.826</text:p>
          </table:table-cell>
          <table:table-cell office:value-type="float" office:value="-668852333269673" table:style-name="ce2">
            <text:p>-668.852.333.269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500" table:style-name="ce1">
            <text:p>460006500</text:p>
          </table:table-cell>
          <table:table-cell office:value-type="string" table:style-name="ce1">
            <text:p>ESC.N°164 JUANA LORETO DE ARGU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FRANCISCO KM.8 1/2 LA QUEBRAD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164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5967290362" table:style-name="ce2">
            <text:p>-29.405.967.290.362</text:p>
          </table:table-cell>
          <table:table-cell office:value-type="float" office:value="-669303114423847" table:style-name="ce2">
            <text:p>-669.303.114.423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600" table:style-name="ce1">
            <text:p>460006600</text:p>
          </table:table-cell>
          <table:table-cell office:value-type="string" table:style-name="ce1">
            <text:p>COLEGIO PROVINCIAL DE VILLA SANA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M.ALVAREZ S/Nº CENTRO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0-4492142</text:p>
          </table:table-cell>
          <table:table-cell office:value-type="string" table:style-name="ce1">
            <text:p>VILLA SANAGASTA</text:p>
          </table:table-cell>
          <table:table-cell office:value-type="string" table:style-name="ce1">
            <text:p>SANA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2792011288059" table:style-name="ce2">
            <text:p>-292.792.011.288.059</text:p>
          </table:table-cell>
          <table:table-cell office:value-type="float" office:value="-670266095199935" table:style-name="ce2">
            <text:p>-670.266.095.199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700" table:style-name="ce1">
            <text:p>460006700</text:p>
          </table:table-cell>
          <table:table-cell office:value-type="string" table:style-name="ce1">
            <text:p>ESC.N°011 PROVINCIA 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 POZZOLI S/N° 10 DE MAYO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0-4492322</text:p>
          </table:table-cell>
          <table:table-cell office:value-type="string" table:style-name="ce1">
            <text:p>VILLA SANAGASTA</text:p>
          </table:table-cell>
          <table:table-cell office:value-type="string" table:style-name="ce1">
            <text:p>SANA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2817935482285" table:style-name="ce2">
            <text:p>-292.817.935.482.285</text:p>
          </table:table-cell>
          <table:table-cell office:value-type="float" office:value="-670227379712443" table:style-name="ce2">
            <text:p>-670.227.379.712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800" table:style-name="ce1">
            <text:p>460006800</text:p>
          </table:table-cell>
          <table:table-cell office:value-type="string" table:style-name="ce1">
            <text:p>ESC.N°175 GRAL.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PAMPLONA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65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26373265378" table:style-name="ce2">
            <text:p>-294.126.373.265.378</text:p>
          </table:table-cell>
          <table:table-cell office:value-type="float" office:value="-668669740558021" table:style-name="ce2">
            <text:p>-668.669.740.558.0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6900" table:style-name="ce1">
            <text:p>460006900</text:p>
          </table:table-cell>
          <table:table-cell office:value-type="string" table:style-name="ce1">
            <text:p>ESC.N°248 FRANCISCA GERONIMA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 BAIGORRIA S/N° LOS OLMO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59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21327220961" table:style-name="ce2">
            <text:p>-294.221.327.220.961</text:p>
          </table:table-cell>
          <table:table-cell office:value-type="float" office:value="-668703890987891" table:style-name="ce2">
            <text:p>-668.703.890.987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000" table:style-name="ce1">
            <text:p>460007000</text:p>
          </table:table-cell>
          <table:table-cell office:value-type="string" table:style-name="ce1">
            <text:p>ESC.N°257 GRAL.JOSE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MAYO S/N°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17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566718744372" table:style-name="ce2">
            <text:p>-28.566.718.744.372</text:p>
          </table:table-cell>
          <table:table-cell office:value-type="float" office:value="-668089325475665" table:style-name="ce2">
            <text:p>-668.089.325.475.6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100" table:style-name="ce1">
            <text:p>460007100</text:p>
          </table:table-cell>
          <table:table-cell office:value-type="string" table:style-name="ce1">
            <text:p>INSTITUTO PARROQUIAL PEDRO GOYE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OVINO D.MARTINEZ 380 ESTACION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0329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office:value-type="string" table:style-name="ce1">
            <text:p>ISFD_PEDROGOYENA@HOTMAI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200" table:style-name="ce1">
            <text:p>460007200</text:p>
          </table:table-cell>
          <table:table-cell office:value-type="string" table:style-name="ce1">
            <text:p>ESC.N°195 PROVIN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14 ESTACION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16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300" table:style-name="ce1">
            <text:p>460007300</text:p>
          </table:table-cell>
          <table:table-cell office:value-type="string" table:style-name="ce1">
            <text:p>COLEGIO CORNELIO SANCHEZ OVIEDO-ANEXO ESC.DE COMER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MAYO 650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03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5730770949907" table:style-name="ce2">
            <text:p>-285.730.770.949.907</text:p>
          </table:table-cell>
          <table:table-cell office:value-type="float" office:value="-66806218011045" table:style-name="ce2">
            <text:p>-66.806.218.011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301" table:style-name="ce1">
            <text:p>460007301</text:p>
          </table:table-cell>
          <table:table-cell office:value-type="string" table:style-name="ce1">
            <text:p>COLEGIO CORNELIO SANCHEZ OVIEDO ANEXO 01 (ESC.17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MELDA ROMERO 694 TALACAN</text:p>
          </table:table-cell>
          <table:table-cell office:value-type="float" office:value="5310" table:style-name="ce1">
            <text:p>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400" table:style-name="ce1">
            <text:p>460007400</text:p>
          </table:table-cell>
          <table:table-cell office:value-type="string" table:style-name="ce1">
            <text:p>ESC.PARROQUIAL N°336 INMACULADA CONCEPCI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480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0154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500" table:style-name="ce1">
            <text:p>460007500</text:p>
          </table:table-cell>
          <table:table-cell office:value-type="string" table:style-name="ce1">
            <text:p>J.I.N. N°9 MARIA LIDIA VILLAFAÑE DE DIAZ LU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MANZUETO DE LA FUENTE S/N°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29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5706214563182" table:style-name="ce2">
            <text:p>-285.706.214.563.182</text:p>
          </table:table-cell>
          <table:table-cell office:value-type="float" office:value="-668089623970499" table:style-name="ce2">
            <text:p>-668.089.623.970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501" table:style-name="ce1">
            <text:p>460007501</text:p>
          </table:table-cell>
          <table:table-cell office:value-type="string" table:style-name="ce1">
            <text:p>J.I.N. N°9 EXTENSION 01 MARIA ISABEL VILCH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ESTEBAN MIRIZIO LA PLATA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BAÑADO DE LOS PANTANOS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37860337" table:style-name="ce2">
            <text:p>-2.837.860.337</text:p>
          </table:table-cell>
          <table:table-cell office:value-type="float" office:value="-6683135807" table:style-name="ce2">
            <text:p>-6.683.135.8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600" table:style-name="ce1">
            <text:p>460007600</text:p>
          </table:table-cell>
          <table:table-cell office:value-type="string" table:style-name="ce1">
            <text:p>ESC.N°0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 LA BANDA</text:p>
          </table:table-cell>
          <table:table-cell office:value-type="string" table:style-name="ce1">
            <text:p>F5311</text:p>
          </table:table-cell>
          <table:table-cell office:value-type="string" table:style-name="ce1">
            <text:p>03827-429006</text:p>
          </table:table-cell>
          <table:table-cell office:value-type="string" table:style-name="ce1">
            <text:p>MACHI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5332320980228" table:style-name="ce2">
            <text:p>-285.332.320.980.228</text:p>
          </table:table-cell>
          <table:table-cell office:value-type="float" office:value="-667788456096366" table:style-name="ce2">
            <text:p>-667.788.456.096.3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700" table:style-name="ce1">
            <text:p>460007700</text:p>
          </table:table-cell>
          <table:table-cell office:value-type="string" table:style-name="ce1">
            <text:p>ESCUELA ESPECIAL N°377 OBISPO ENRIQUE ANGEL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 INMACULADA I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0011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800" table:style-name="ce1">
            <text:p>460007800</text:p>
          </table:table-cell>
          <table:table-cell office:value-type="string" table:style-name="ce1">
            <text:p>ESC.N°199 REPU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TRAMPA DEL TIGRE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4322665875453" table:style-name="ce2">
            <text:p>-294.322.665.875.453</text:p>
          </table:table-cell>
          <table:table-cell office:value-type="float" office:value="-667470749584971" table:style-name="ce2">
            <text:p>-667.470.749.584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7900" table:style-name="ce1">
            <text:p>460007900</text:p>
          </table:table-cell>
          <table:table-cell office:value-type="string" table:style-name="ce1">
            <text:p>ESC.N°398 MONSEÑOR ANGEL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CAMPOS S/N° 20 DE MAY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32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972218046619" table:style-name="ce2">
            <text:p>-293.972.218.046.619</text:p>
          </table:table-cell>
          <table:table-cell office:value-type="float" office:value="-668147104103598" table:style-name="ce2">
            <text:p>-668.147.104.103.5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000" table:style-name="ce1">
            <text:p>460008000</text:p>
          </table:table-cell>
          <table:table-cell office:value-type="string" table:style-name="ce1">
            <text:p>JARDIN DE INFANTES N°03 CONSTANCIO C.VI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RTEZUELO 39 LA HERMI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1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99820050838" table:style-name="ce2">
            <text:p>-294.099.820.050.838</text:p>
          </table:table-cell>
          <table:table-cell office:value-type="float" office:value="-668331049506538" table:style-name="ce2">
            <text:p>-668.331.049.506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100" table:style-name="ce1">
            <text:p>460008100</text:p>
          </table:table-cell>
          <table:table-cell office:value-type="string" table:style-name="ce1">
            <text:p>CENTRO POLIVALENTE DE ARTE E.GUZMAN 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RGENTINO 64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55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293211785349005" table:style-name="ce2">
            <text:p>-293.211.785.349.005</text:p>
          </table:table-cell>
          <table:table-cell office:value-type="float" office:value="-664077268049913" table:style-name="ce2">
            <text:p>-664.077.268.049.9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200" table:style-name="ce1">
            <text:p>460008200</text:p>
          </table:table-cell>
          <table:table-cell office:value-type="string" table:style-name="ce1">
            <text:p>ESC.N°190 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TAZAR JARAMILLO 51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62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18769132776" table:style-name="ce2">
            <text:p>-294.118.769.132.776</text:p>
          </table:table-cell>
          <table:table-cell office:value-type="float" office:value="-668484881760915" table:style-name="ce2">
            <text:p>-668.484.881.760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300" table:style-name="ce1">
            <text:p>460008300</text:p>
          </table:table-cell>
          <table:table-cell office:value-type="string" table:style-name="ce1">
            <text:p>ESC.N°192 DR.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DO ROCHA 42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17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72734715192" table:style-name="ce2">
            <text:p>-294.172.734.715.192</text:p>
          </table:table-cell>
          <table:table-cell office:value-type="float" office:value="-668484576069468" table:style-name="ce2">
            <text:p>-668.484.576.069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400" table:style-name="ce1">
            <text:p>460008400</text:p>
          </table:table-cell>
          <table:table-cell office:value-type="string" table:style-name="ce1">
            <text:p>ESC.N°341 FRAY LAURENCIO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DO ROCHA 42 FERROVIARI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17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172616364359" table:style-name="ce2">
            <text:p>-294.172.616.364.359</text:p>
          </table:table-cell>
          <table:table-cell office:value-type="float" office:value="-668477201086637" table:style-name="ce2">
            <text:p>-668.477.201.086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500" table:style-name="ce1">
            <text:p>460008500</text:p>
          </table:table-cell>
          <table:table-cell office:value-type="string" table:style-name="ce1">
            <text:p>JARDIN DE INFANTES N°13 ROSA VERA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CHEVERRIA S/N° ISLAS MALVIN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92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229280501855" table:style-name="ce2">
            <text:p>-294.229.280.501.855</text:p>
          </table:table-cell>
          <table:table-cell office:value-type="float" office:value="-66841402346653" table:style-name="ce2">
            <text:p>-66.841.402.346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600" table:style-name="ce1">
            <text:p>460008600</text:p>
          </table:table-cell>
          <table:table-cell office:value-type="string" table:style-name="ce1">
            <text:p>INSTITUTO PRIVADO PESTALOZZ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DOLFO E.DAVILA 343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591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48471798217" table:style-name="ce2">
            <text:p>-294.148.471.798.217</text:p>
          </table:table-cell>
          <table:table-cell office:value-type="float" office:value="-668525213081368" table:style-name="ce2">
            <text:p>-668.525.213.081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700" table:style-name="ce1">
            <text:p>460008700</text:p>
          </table:table-cell>
          <table:table-cell office:value-type="string" table:style-name="ce1">
            <text:p>ESC.N°293 PATRICIAS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38 KM.15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PUERTO ALEGRE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3201491821706" table:style-name="ce2">
            <text:p>-293.201.491.821.706</text:p>
          </table:table-cell>
          <table:table-cell office:value-type="float" office:value="-667707867347539" table:style-name="ce2">
            <text:p>-667.707.867.347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800" table:style-name="ce1">
            <text:p>460008800</text:p>
          </table:table-cell>
          <table:table-cell office:value-type="string" table:style-name="ce1">
            <text:p>ESC.N°055 JOSE SANTIAGO PIO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89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7117C/P</text:p>
          </table:table-cell>
          <table:table-cell office:value-type="string" table:style-name="ce1">
            <text:p>LAS CATAS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016151376" table:style-name="ce2">
            <text:p>-292.016.151.376</text:p>
          </table:table-cell>
          <table:table-cell office:value-type="float" office:value="-660202148821" table:style-name="ce2">
            <text:p>-660.202.148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8900" table:style-name="ce1">
            <text:p>460008900</text:p>
          </table:table-cell>
          <table:table-cell office:value-type="string" table:style-name="ce1">
            <text:p>ESC.N°032 CAUDILLOS RIOJ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EBOLLA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628C/P</text:p>
          </table:table-cell>
          <table:table-cell office:value-type="string" table:style-name="ce1">
            <text:p>CEBOLLAR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9027238" table:style-name="ce2">
            <text:p>-2.909.027.238</text:p>
          </table:table-cell>
          <table:table-cell office:value-type="float" office:value="-6656864743" table:style-name="ce2">
            <text:p>-6.656.864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000" table:style-name="ce1">
            <text:p>460009000</text:p>
          </table:table-cell>
          <table:table-cell office:value-type="string" table:style-name="ce1">
            <text:p>ESC.N°396 CAUDILLOS RIOJ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RRETAS 240 EL LIBERTADO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246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16256805369" table:style-name="ce2">
            <text:p>-294.116.256.805.369</text:p>
          </table:table-cell>
          <table:table-cell office:value-type="float" office:value="-668978854912492" table:style-name="ce2">
            <text:p>-668.978.854.912.4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100" table:style-name="ce1">
            <text:p>460009100</text:p>
          </table:table-cell>
          <table:table-cell office:value-type="string" table:style-name="ce1">
            <text:p>ESC.N°017 LA RIOJA ESPAÑ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FRANCISCO KM.3 1/2 COCHANGAS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62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90191719201" table:style-name="ce2">
            <text:p>-294.190.191.719.201</text:p>
          </table:table-cell>
          <table:table-cell office:value-type="float" office:value="-668862777095121" table:style-name="ce2">
            <text:p>-668.862.777.095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200" table:style-name="ce1">
            <text:p>460009200</text:p>
          </table:table-cell>
          <table:table-cell office:value-type="string" table:style-name="ce1">
            <text:p>JARDIN DE INFANTES N°21 MYRIAM HAYQUELL DE AND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CAMPICHUELO S/N° COCHANGAS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7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87357894657" table:style-name="ce2">
            <text:p>-294.187.357.894.657</text:p>
          </table:table-cell>
          <table:table-cell office:value-type="float" office:value="-668861719877292" table:style-name="ce2">
            <text:p>-668.861.719.877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201" table:style-name="ce1">
            <text:p>460009201</text:p>
          </table:table-cell>
          <table:table-cell office:value-type="string" table:style-name="ce1">
            <text:p>JARDIN DE INFANTES N°21MYRIAM H. DE ANDRES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RRETAS 240 LIBERTADO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1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9412168" table:style-name="ce2">
            <text:p>-29.412.168</text:p>
          </table:table-cell>
          <table:table-cell office:value-type="float" office:value="-66901419" table:style-name="ce2">
            <text:p>-66.901.4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300" table:style-name="ce1">
            <text:p>460009300</text:p>
          </table:table-cell>
          <table:table-cell office:value-type="string" table:style-name="ce1">
            <text:p>JARDIN DE INFANTES N°05 SARA DE ECCLEST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CCAR VARELA S/Nº LOS OLMO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03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217501521957" table:style-name="ce2">
            <text:p>-294.217.501.521.957</text:p>
          </table:table-cell>
          <table:table-cell office:value-type="float" office:value="-668708694705421" table:style-name="ce2">
            <text:p>-668.708.694.705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400" table:style-name="ce1">
            <text:p>460009400</text:p>
          </table:table-cell>
          <table:table-cell office:value-type="string" table:style-name="ce1">
            <text:p>ESC.N°1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ESTEBAN MIRICIO LA PLAZA</text:p>
          </table:table-cell>
          <table:table-cell office:value-type="string" table:style-name="ce1">
            <text:p>F5311</text:p>
          </table:table-cell>
          <table:table-cell table:style-name="ce1"/>
          <table:table-cell office:value-type="string" table:style-name="ce1">
            <text:p>BAÑADO DE LOS PANTANOS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7850086" table:style-name="ce2">
            <text:p>-2.837.850.086</text:p>
          </table:table-cell>
          <table:table-cell office:value-type="float" office:value="-6683099103" table:style-name="ce2">
            <text:p>-6.683.099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500" table:style-name="ce1">
            <text:p>460009500</text:p>
          </table:table-cell>
          <table:table-cell office:value-type="string" table:style-name="ce1">
            <text:p>I.F.D.C. DE CIENCIAS SOCIALES/DE HIST0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° INMACULADA II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26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office:value-type="string" table:style-name="ce1">
            <text:p>ISFDAIMOGASTA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600" table:style-name="ce1">
            <text:p>460009600</text:p>
          </table:table-cell>
          <table:table-cell office:value-type="string" table:style-name="ce1">
            <text:p>ESC.N°2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GULOS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ANGULOS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5566273" table:style-name="ce2">
            <text:p>-2.865.566.273</text:p>
          </table:table-cell>
          <table:table-cell office:value-type="float" office:value="-6765008997" table:style-name="ce2">
            <text:p>-6.765.008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700" table:style-name="ce1">
            <text:p>460009700</text:p>
          </table:table-cell>
          <table:table-cell office:value-type="string" table:style-name="ce1">
            <text:p>ESC.N°235 LUIS PAPINU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ILLO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50890C/P</text:p>
          </table:table-cell>
          <table:table-cell office:value-type="string" table:style-name="ce1">
            <text:p>EL POTRERILLO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9588157" table:style-name="ce2">
            <text:p>-2.839.588.157</text:p>
          </table:table-cell>
          <table:table-cell office:value-type="float" office:value="-6769918873" table:style-name="ce2">
            <text:p>-6.769.918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800" table:style-name="ce1">
            <text:p>460009800</text:p>
          </table:table-cell>
          <table:table-cell office:value-type="string" table:style-name="ce1">
            <text:p>ESC.N°2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39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CHAÑARMUYO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036204208642" table:style-name="ce2">
            <text:p>-286.036.204.208.642</text:p>
          </table:table-cell>
          <table:table-cell office:value-type="float" office:value="-675810268820939" table:style-name="ce2">
            <text:p>-675.810.268.820.9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09900" table:style-name="ce1">
            <text:p>460009900</text:p>
          </table:table-cell>
          <table:table-cell office:value-type="string" table:style-name="ce1">
            <text:p>ESC.N°066 MTRO.ANTONIO OSVALDO V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1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855184993476" table:style-name="ce2">
            <text:p>-284.855.184.993.476</text:p>
          </table:table-cell>
          <table:table-cell office:value-type="float" office:value="-676922688257444" table:style-name="ce2">
            <text:p>-676.922.688.257.4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000" table:style-name="ce1">
            <text:p>460010000</text:p>
          </table:table-cell>
          <table:table-cell office:value-type="string" table:style-name="ce1">
            <text:p>ESC.N°159 ESCUADRON 24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50490</text:p>
          </table:table-cell>
          <table:table-cell office:value-type="string" table:style-name="ce1">
            <text:p>SANTO DOMINGO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541469061066" table:style-name="ce2">
            <text:p>-285.541.469.061.066</text:p>
          </table:table-cell>
          <table:table-cell office:value-type="float" office:value="-676669454858499" table:style-name="ce2">
            <text:p>-676.669.454.858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200" table:style-name="ce1">
            <text:p>460010200</text:p>
          </table:table-cell>
          <table:table-cell office:value-type="string" table:style-name="ce1">
            <text:p>ESC.N°063 MAESTRO GUILLERMO E.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SURIYACO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399887708" table:style-name="ce2">
            <text:p>-285.399.887.708</text:p>
          </table:table-cell>
          <table:table-cell office:value-type="float" office:value="-671564664707" table:style-name="ce2">
            <text:p>-671.564.664.7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300" table:style-name="ce1">
            <text:p>460010300</text:p>
          </table:table-cell>
          <table:table-cell office:value-type="string" table:style-name="ce1">
            <text:p>INSTITUTO PRIVADO JOSE M.ESTRA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9</text:p>
          </table:table-cell>
          <table:table-cell office:value-type="string" table:style-name="ce1">
            <text:p>03827-497169</text:p>
          </table:table-cell>
          <table:table-cell office:value-type="string" table:style-name="ce1">
            <text:p>LOS ROBLES</text:p>
          </table:table-cell>
          <table:table-cell office:value-type="string" table:style-name="ce1">
            <text:p>SAN BLAS DE LOS SAUCES</text:p>
          </table:table-cell>
          <table:table-cell office:value-type="string" table:style-name="ce1">
            <text:p>CLOLEGIOPARROQUIALJMESTRDA_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071537754138" table:style-name="ce2">
            <text:p>-284.071.537.754.138</text:p>
          </table:table-cell>
          <table:table-cell office:value-type="float" office:value="-670973352751712" table:style-name="ce2">
            <text:p>-670.973.352.751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400" table:style-name="ce1">
            <text:p>460010400</text:p>
          </table:table-cell>
          <table:table-cell office:value-type="string" table:style-name="ce1">
            <text:p>J.I.N. N°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CUIPAN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4622946427196" table:style-name="ce2">
            <text:p>-284.622.946.427.196</text:p>
          </table:table-cell>
          <table:table-cell office:value-type="float" office:value="-671221943042364" table:style-name="ce2">
            <text:p>-671.221.943.042.3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401" table:style-name="ce1">
            <text:p>460010401</text:p>
          </table:table-cell>
          <table:table-cell office:value-type="string" table:style-name="ce1">
            <text:p>J.I.N. N°8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CHAUPIHUASI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3492437389663" table:style-name="ce2">
            <text:p>-283.492.437.389.663</text:p>
          </table:table-cell>
          <table:table-cell office:value-type="float" office:value="-670815685920054" table:style-name="ce2">
            <text:p>-670.815.685.920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402" table:style-name="ce1">
            <text:p>460010402</text:p>
          </table:table-cell>
          <table:table-cell office:value-type="string" table:style-name="ce1">
            <text:p>J.I.N. N°8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1 TUYUBIL(ESC. 142)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TUYUBIL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5726719347" table:style-name="ce2">
            <text:p>-285.726.719.347</text:p>
          </table:table-cell>
          <table:table-cell office:value-type="float" office:value="-671808991672" table:style-name="ce2">
            <text:p>-671.808.991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403" table:style-name="ce1">
            <text:p>460010403</text:p>
          </table:table-cell>
          <table:table-cell office:value-type="string" table:style-name="ce1">
            <text:p>J.I.N. N°8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SURIYACO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5399887708" table:style-name="ce2">
            <text:p>-285.399.887.708</text:p>
          </table:table-cell>
          <table:table-cell office:value-type="float" office:value="-671564664707" table:style-name="ce2">
            <text:p>-671.564.664.7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404" table:style-name="ce1">
            <text:p>460010404</text:p>
          </table:table-cell>
          <table:table-cell office:value-type="string" table:style-name="ce1">
            <text:p>J.I.N. N°8 EXTENSION 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SALICAS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SALICAS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3731799234692" table:style-name="ce2">
            <text:p>-283.731.799.234.692</text:p>
          </table:table-cell>
          <table:table-cell office:value-type="float" office:value="-670719090503326" table:style-name="ce2">
            <text:p>-670.719.090.503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500" table:style-name="ce1">
            <text:p>460010500</text:p>
          </table:table-cell>
          <table:table-cell office:value-type="string" table:style-name="ce1">
            <text:p>ESC.N°024 PROVINCIA DEL NEUQUEN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SALICAS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SALICAS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73667197" table:style-name="ce2">
            <text:p>-28.373.667.197</text:p>
          </table:table-cell>
          <table:table-cell office:value-type="float" office:value="-670714747571" table:style-name="ce2">
            <text:p>-670.714.747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600" table:style-name="ce1">
            <text:p>460010600</text:p>
          </table:table-cell>
          <table:table-cell office:value-type="string" table:style-name="ce1">
            <text:p>I.F.D.C. DE LOS ROB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LOS ROBLES</text:p>
          </table:table-cell>
          <table:table-cell office:value-type="string" table:style-name="ce1">
            <text:p>F5329</text:p>
          </table:table-cell>
          <table:table-cell office:value-type="string" table:style-name="ce1">
            <text:p>03827-497212</text:p>
          </table:table-cell>
          <table:table-cell office:value-type="string" table:style-name="ce1">
            <text:p>LOS ROBLES</text:p>
          </table:table-cell>
          <table:table-cell office:value-type="string" table:style-name="ce1">
            <text:p>SAN BLAS DE LOS SAUCES</text:p>
          </table:table-cell>
          <table:table-cell office:value-type="string" table:style-name="ce1">
            <text:p>ISFDLOSROBLESLS@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080603640726" table:style-name="ce2">
            <text:p>-284.080.603.640.726</text:p>
          </table:table-cell>
          <table:table-cell office:value-type="float" office:value="-670956611332964" table:style-name="ce2">
            <text:p>-670.956.611.332.9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700" table:style-name="ce1">
            <text:p>460010700</text:p>
          </table:table-cell>
          <table:table-cell office:value-type="string" table:style-name="ce1">
            <text:p>ESCUELA ESPECIAL N°0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SALICAS</text:p>
          </table:table-cell>
          <table:table-cell office:value-type="string" table:style-name="ce1">
            <text:p>SAN BLAS DE LOS SAUC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3781258970546" table:style-name="ce2">
            <text:p>-283.781.258.970.546</text:p>
          </table:table-cell>
          <table:table-cell office:value-type="float" office:value="-670741999217384" table:style-name="ce2">
            <text:p>-670.741.999.217.3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800" table:style-name="ce1">
            <text:p>460010800</text:p>
          </table:table-cell>
          <table:table-cell office:value-type="string" table:style-name="ce1">
            <text:p>CENTRO EDUCATIVO PARA JOVENES Y ADULTOS(EX.BACH.P/ADULT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LOS ROBLES</text:p>
          </table:table-cell>
          <table:table-cell office:value-type="string" table:style-name="ce1">
            <text:p>F5329</text:p>
          </table:table-cell>
          <table:table-cell office:value-type="string" table:style-name="ce1">
            <text:p>03827-497045</text:p>
          </table:table-cell>
          <table:table-cell office:value-type="string" table:style-name="ce1">
            <text:p>LOS ROBLES</text:p>
          </table:table-cell>
          <table:table-cell office:value-type="string" table:style-name="ce1">
            <text:p>SAN BLAS DE LOS SAUC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750175425351" table:style-name="ce2">
            <text:p>-284.750.175.425.351</text:p>
          </table:table-cell>
          <table:table-cell office:value-type="float" office:value="-671350957703506" table:style-name="ce2">
            <text:p>-671.350.957.703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0900" table:style-name="ce1">
            <text:p>460010900</text:p>
          </table:table-cell>
          <table:table-cell office:value-type="string" table:style-name="ce1">
            <text:p>ESC.N°1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1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TUYUBIL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782606566" table:style-name="ce2">
            <text:p>-285.782.606.566</text:p>
          </table:table-cell>
          <table:table-cell office:value-type="float" office:value="-671970208114" table:style-name="ce2">
            <text:p>-671.970.208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100" table:style-name="ce1">
            <text:p>460011100</text:p>
          </table:table-cell>
          <table:table-cell office:value-type="string" table:style-name="ce1">
            <text:p>ESC.N°033 DR.PEDRO IGNACIO DE CASTRO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BRIZUELA DEL MORAL S/N°</text:p>
          </table:table-cell>
          <table:table-cell office:value-type="string" table:style-name="ce1">
            <text:p>F5313</text:p>
          </table:table-cell>
          <table:table-cell table:style-name="ce1"/>
          <table:table-cell office:value-type="string" table:style-name="ce1">
            <text:p>ESTACION MAZAN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719782445" table:style-name="ce2">
            <text:p>-286.719.782.445</text:p>
          </table:table-cell>
          <table:table-cell office:value-type="float" office:value="-664894961441" table:style-name="ce2">
            <text:p>-664.894.961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300" table:style-name="ce1">
            <text:p>460011300</text:p>
          </table:table-cell>
          <table:table-cell office:value-type="string" table:style-name="ce1">
            <text:p>ESC.N°141 RICAR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ESAR VALLEJOS S/Nº</text:p>
          </table:table-cell>
          <table:table-cell office:value-type="string" table:style-name="ce1">
            <text:p>F5313</text:p>
          </table:table-cell>
          <table:table-cell table:style-name="ce1"/>
          <table:table-cell office:value-type="string" table:style-name="ce1">
            <text:p>VILLA MAZAN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605220652459" table:style-name="ce2">
            <text:p>-286.605.220.652.459</text:p>
          </table:table-cell>
          <table:table-cell office:value-type="float" office:value="-66544882476688" table:style-name="ce2">
            <text:p>-66.544.882.476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400" table:style-name="ce1">
            <text:p>460011400</text:p>
          </table:table-cell>
          <table:table-cell office:value-type="string" table:style-name="ce1">
            <text:p>ESC.N°0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DPINANGO</text:p>
          </table:table-cell>
          <table:table-cell office:value-type="string" table:style-name="ce1">
            <text:p>F5311</text:p>
          </table:table-cell>
          <table:table-cell table:style-name="ce1"/>
          <table:table-cell office:value-type="string" table:style-name="ce1">
            <text:p>UDPINANGO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7756725" table:style-name="ce2">
            <text:p>-2.867.756.725</text:p>
          </table:table-cell>
          <table:table-cell office:value-type="float" office:value="-6681429788" table:style-name="ce2">
            <text:p>-6.681.429.7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500" table:style-name="ce1">
            <text:p>460011500</text:p>
          </table:table-cell>
          <table:table-cell office:value-type="string" table:style-name="ce1">
            <text:p>ESC.N°2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RMAS DE SANTA TERESITA</text:p>
          </table:table-cell>
          <table:table-cell office:value-type="string" table:style-name="ce1">
            <text:p>F5313</text:p>
          </table:table-cell>
          <table:table-cell table:style-name="ce1"/>
          <table:table-cell office:value-type="string" table:style-name="ce1">
            <text:p>TERMAS DE SANTA TERESI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917736499288" table:style-name="ce2">
            <text:p>-285.917.736.499.288</text:p>
          </table:table-cell>
          <table:table-cell office:value-type="float" office:value="-665563879837057" table:style-name="ce2">
            <text:p>-665.563.879.837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600" table:style-name="ce1">
            <text:p>460011600</text:p>
          </table:table-cell>
          <table:table-cell office:value-type="string" table:style-name="ce1">
            <text:p>COLEGIO PROVINCIAL DE VILLA MA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ESAR VALLEJOS S/N°</text:p>
          </table:table-cell>
          <table:table-cell office:value-type="string" table:style-name="ce1">
            <text:p>F5313</text:p>
          </table:table-cell>
          <table:table-cell office:value-type="string" table:style-name="ce1">
            <text:p>03827-491919</text:p>
          </table:table-cell>
          <table:table-cell office:value-type="string" table:style-name="ce1">
            <text:p>VILLA MAZAN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66065558" table:style-name="ce2">
            <text:p>-2.866.065.558</text:p>
          </table:table-cell>
          <table:table-cell office:value-type="float" office:value="-6654472079" table:style-name="ce2">
            <text:p>-6.654.472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700" table:style-name="ce1">
            <text:p>460011700</text:p>
          </table:table-cell>
          <table:table-cell office:value-type="string" table:style-name="ce1">
            <text:p>ESC.N°036 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INACO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ANTINACO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1942786" table:style-name="ce2">
            <text:p>-2.881.942.786</text:p>
          </table:table-cell>
          <table:table-cell office:value-type="float" office:value="-6731508382" table:style-name="ce2">
            <text:p>-6.731.508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800" table:style-name="ce1">
            <text:p>460011800</text:p>
          </table:table-cell>
          <table:table-cell office:value-type="string" table:style-name="ce1">
            <text:p>ESC.N°007 RAMON AGAPITO LUJ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CARRIZAL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BAJO CARRIZA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8874502" table:style-name="ce2">
            <text:p>-2.888.874.502</text:p>
          </table:table-cell>
          <table:table-cell office:value-type="float" office:value="-6756333073" table:style-name="ce2">
            <text:p>-6.756.333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1900" table:style-name="ce1">
            <text:p>460011900</text:p>
          </table:table-cell>
          <table:table-cell office:value-type="string" table:style-name="ce1">
            <text:p>ESCUELA PROVINCIAL DE COMERCIO FAMA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BRO.RAMON DIAZ S/N° CENTRO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652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920271482237" table:style-name="ce2">
            <text:p>-28.920.271.482.237</text:p>
          </table:table-cell>
          <table:table-cell office:value-type="float" office:value="-675195410591905" table:style-name="ce2">
            <text:p>-675.195.410.591.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000" table:style-name="ce1">
            <text:p>460012000</text:p>
          </table:table-cell>
          <table:table-cell office:value-type="string" table:style-name="ce1">
            <text:p>ESC.N°004 PROVINCIA DE CORDOB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PEDRO S/Nº JARDIN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650</text:p>
          </table:table-cell>
          <table:table-cell office:value-type="string" table:style-name="ce1">
            <text:p>PLAZA NUEV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9477917928296" table:style-name="ce2">
            <text:p>-289.477.917.928.296</text:p>
          </table:table-cell>
          <table:table-cell office:value-type="float" office:value="-675172970662527" table:style-name="ce2">
            <text:p>-675.172.970.662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100" table:style-name="ce1">
            <text:p>460012100</text:p>
          </table:table-cell>
          <table:table-cell office:value-type="string" table:style-name="ce1">
            <text:p>ESC.N°005 DIRECTOR MIGUEL ROBAD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AZA VIEJA CENTRO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PLAZA VIEJ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6908489" table:style-name="ce2">
            <text:p>-2.896.908.489</text:p>
          </table:table-cell>
          <table:table-cell office:value-type="float" office:value="-6751748801" table:style-name="ce2">
            <text:p>-6.751.748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200" table:style-name="ce1">
            <text:p>460012200</text:p>
          </table:table-cell>
          <table:table-cell office:value-type="string" table:style-name="ce1">
            <text:p>I.F.D.C. MADRE TERESA DE CALCU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RIVADAVIA</text:p>
          </table:table-cell>
          <table:table-cell office:value-type="string" table:style-name="ce1">
            <text:p>F5303</text:p>
          </table:table-cell>
          <table:table-cell office:value-type="string" table:style-name="ce1">
            <text:p>03827-490555</text:p>
          </table:table-cell>
          <table:table-cell office:value-type="string" table:style-name="ce1">
            <text:p>ANJULLON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7573955712606" table:style-name="ce2">
            <text:p>-287.573.955.712.606</text:p>
          </table:table-cell>
          <table:table-cell office:value-type="float" office:value="-669143094162986" table:style-name="ce2">
            <text:p>-669.143.094.162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400" table:style-name="ce1">
            <text:p>460012400</text:p>
          </table:table-cell>
          <table:table-cell office:value-type="string" table:style-name="ce1">
            <text:p>ESC.N°137 VIRGEN DEL ROSARIO DE SAN NICO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VERA CRUZ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20357C/P</text:p>
          </table:table-cell>
          <table:table-cell office:value-type="string" table:style-name="ce1">
            <text:p>SANTA VERA CRUZ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762655648667" table:style-name="ce2">
            <text:p>-286.762.655.648.667</text:p>
          </table:table-cell>
          <table:table-cell office:value-type="float" office:value="-669612856762139" table:style-name="ce2">
            <text:p>-669.612.856.762.1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500" table:style-name="ce1">
            <text:p>460012500</text:p>
          </table:table-cell>
          <table:table-cell office:value-type="string" table:style-name="ce1">
            <text:p>ESC.N°057 BERNARDINO RIVADAVI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75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PINCHAS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3479738" table:style-name="ce2">
            <text:p>-2.893.479.738</text:p>
          </table:table-cell>
          <table:table-cell office:value-type="float" office:value="-6696306736" table:style-name="ce2">
            <text:p>-6.696.306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700" table:style-name="ce1">
            <text:p>460012700</text:p>
          </table:table-cell>
          <table:table-cell office:value-type="string" table:style-name="ce1">
            <text:p>ESC.N°023 VICTOR ARMANDO LEDES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75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LAS PEÑAS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08752596" table:style-name="ce2">
            <text:p>-2.908.752.596</text:p>
          </table:table-cell>
          <table:table-cell office:value-type="float" office:value="-6702184571" table:style-name="ce2">
            <text:p>-6.702.184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2800" table:style-name="ce1">
            <text:p>460012800</text:p>
          </table:table-cell>
          <table:table-cell office:value-type="string" table:style-name="ce1">
            <text:p>ESCUELA PROVINCIAL AGROPECUARIA DE NIVEL MED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75 KM.72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94246</text:p>
          </table:table-cell>
          <table:table-cell office:value-type="string" table:style-name="ce1">
            <text:p>PINCHAS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289354993780831" table:style-name="ce2">
            <text:p>-289.354.993.780.831</text:p>
          </table:table-cell>
          <table:table-cell office:value-type="float" office:value="-669626338150772" table:style-name="ce2">
            <text:p>-669.626.338.150.7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100" table:style-name="ce1">
            <text:p>460013100</text:p>
          </table:table-cell>
          <table:table-cell office:value-type="string" table:style-name="ce1">
            <text:p>J.I.N. N°7 CARLOS MENEM HI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ONEL NICOLAS BARROS S/N°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ANILLACO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8064110239153" table:style-name="ce2">
            <text:p>-288.064.110.239.153</text:p>
          </table:table-cell>
          <table:table-cell office:value-type="float" office:value="-669429678128166" table:style-name="ce2">
            <text:p>-669.429.678.128.1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101" table:style-name="ce1">
            <text:p>460013101</text:p>
          </table:table-cell>
          <table:table-cell office:value-type="string" table:style-name="ce1">
            <text:p>J.I.N. N°7 EXTENSION 01 PEDRO I.DE CASTRO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I.DE CASTRO BARROS S/Nº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CHUQUIS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9332204" table:style-name="ce2">
            <text:p>-2.889.332.204</text:p>
          </table:table-cell>
          <table:table-cell office:value-type="float" office:value="-6697195016" table:style-name="ce2">
            <text:p>-6.697.195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102" table:style-name="ce1">
            <text:p>460013102</text:p>
          </table:table-cell>
          <table:table-cell office:value-type="string" table:style-name="ce1">
            <text:p>J.I.N. N°7 EXTENSION 02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AMINGA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4431767" table:style-name="ce2">
            <text:p>-2.884.431.767</text:p>
          </table:table-cell>
          <table:table-cell office:value-type="float" office:value="-6693966768" table:style-name="ce2">
            <text:p>-6.693.966.7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103" table:style-name="ce1">
            <text:p>460013103</text:p>
          </table:table-cell>
          <table:table-cell office:value-type="string" table:style-name="ce1">
            <text:p>J.I.N. N°7 EXTENSION O3 DOLORES DE LA VEGA DE CALD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AESTROS S/N°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LOS MOLINOS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7427797311352" table:style-name="ce2">
            <text:p>-287.427.797.311.352</text:p>
          </table:table-cell>
          <table:table-cell office:value-type="float" office:value="-6693323818461" table:style-name="ce2">
            <text:p>-6.693.323.818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200" table:style-name="ce1">
            <text:p>460013200</text:p>
          </table:table-cell>
          <table:table-cell office:value-type="string" table:style-name="ce1">
            <text:p>ESC.N°256 GREGORIA MATORRA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° INMACULADA II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01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576999468641" table:style-name="ce2">
            <text:p>-28.576.999.468.641</text:p>
          </table:table-cell>
          <table:table-cell office:value-type="float" office:value="-668029319888868" table:style-name="ce2">
            <text:p>-668.029.319.888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300" table:style-name="ce1">
            <text:p>460013300</text:p>
          </table:table-cell>
          <table:table-cell office:value-type="string" table:style-name="ce1">
            <text:p>ESCUELA PROVINCIAL AGROTECNICA DE AIM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CHIGASTA</text:p>
          </table:table-cell>
          <table:table-cell office:value-type="string" table:style-name="ce1">
            <text:p>F5311</text:p>
          </table:table-cell>
          <table:table-cell office:value-type="string" table:style-name="ce1">
            <text:p>03827-429009</text:p>
          </table:table-cell>
          <table:table-cell office:value-type="string" table:style-name="ce1">
            <text:p>MACHI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534717754453" table:style-name="ce2">
            <text:p>-28.534.717.754.453</text:p>
          </table:table-cell>
          <table:table-cell office:value-type="float" office:value="-66774989481405" table:style-name="ce2">
            <text:p>-66.774.989.481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400" table:style-name="ce1">
            <text:p>460013400</text:p>
          </table:table-cell>
          <table:table-cell office:value-type="string" table:style-name="ce1">
            <text:p>COLEGIO PROVINCIAL SAN JOSE DE LAS CAMPA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NAS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CAMPANAS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532687465506" table:style-name="ce2">
            <text:p>-285.532.687.465.506</text:p>
          </table:table-cell>
          <table:table-cell office:value-type="float" office:value="-6762786319678" table:style-name="ce2">
            <text:p>-6.762.786.319.6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500" table:style-name="ce1">
            <text:p>460013500</text:p>
          </table:table-cell>
          <table:table-cell office:value-type="string" table:style-name="ce1">
            <text:p>ESC.N°065 SRA.YLDA M.DE ROBLES JORNADA COMPLETA E.M.E.R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NAS LA PLAZA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CAMPANAS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538730810785" table:style-name="ce2">
            <text:p>-285.538.730.810.785</text:p>
          </table:table-cell>
          <table:table-cell office:value-type="float" office:value="-67626983700344" table:style-name="ce2">
            <text:p>-67.626.983.700.3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600" table:style-name="ce1">
            <text:p>460013600</text:p>
          </table:table-cell>
          <table:table-cell office:value-type="string" table:style-name="ce1">
            <text:p>COLEGIO PROVINCIAL DE PITU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S/N° SANTA LUCIA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84090</text:p>
          </table:table-cell>
          <table:table-cell office:value-type="string" table:style-name="ce1">
            <text:p>PITUI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758229383244" table:style-name="ce2">
            <text:p>-285.758.229.383.244</text:p>
          </table:table-cell>
          <table:table-cell office:value-type="float" office:value="-674520750383281" table:style-name="ce2">
            <text:p>-674.520.750.383.2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601" table:style-name="ce1">
            <text:p>460013601</text:p>
          </table:table-cell>
          <table:table-cell office:value-type="string" table:style-name="ce1">
            <text:p>COLEGIO PROVINCIAL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40 LOS POCITOS FUNCIONA EN LA ESC.N°66 SANTA CRUZ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862854281743" table:style-name="ce2">
            <text:p>-284.862.854.281.743</text:p>
          </table:table-cell>
          <table:table-cell office:value-type="float" office:value="-676937942861564" table:style-name="ce2">
            <text:p>-676.937.942.861.5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700" table:style-name="ce1">
            <text:p>460013700</text:p>
          </table:table-cell>
          <table:table-cell office:value-type="string" table:style-name="ce1">
            <text:p>ESCUELA PROVINCIAL AGROPECUARIA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7 DE ABRIL S/N° PARAJE EL JUMEAL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148</text:p>
          </table:table-cell>
          <table:table-cell office:value-type="string" table:style-name="ce1">
            <text:p>PLAZA NUEV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89468149584259" table:style-name="ce2">
            <text:p>-289.468.149.584.259</text:p>
          </table:table-cell>
          <table:table-cell office:value-type="float" office:value="-675183081910547" table:style-name="ce2">
            <text:p>-675.183.081.910.5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800" table:style-name="ce1">
            <text:p>460013800</text:p>
          </table:table-cell>
          <table:table-cell office:value-type="string" table:style-name="ce1">
            <text:p>ESC.N°297 PEDRO LEON GA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IMBRITAS</text:p>
          </table:table-cell>
          <table:table-cell office:value-type="string" table:style-name="ce1">
            <text:p>F5313</text:p>
          </table:table-cell>
          <table:table-cell table:style-name="ce1"/>
          <table:table-cell office:value-type="string" table:style-name="ce1">
            <text:p>LA CIMBRI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4101992" table:style-name="ce2">
            <text:p>-2.834.101.992</text:p>
          </table:table-cell>
          <table:table-cell office:value-type="float" office:value="-6667336582" table:style-name="ce2">
            <text:p>-6.667.336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3900" table:style-name="ce1">
            <text:p>460013900</text:p>
          </table:table-cell>
          <table:table-cell office:value-type="string" table:style-name="ce1">
            <text:p>ESC.N°062 SOBERANIA ARGENTIN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LOS ROBLES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LOS ROBLES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29383142" table:style-name="ce2">
            <text:p>-28.429.383.142</text:p>
          </table:table-cell>
          <table:table-cell office:value-type="float" office:value="-671127039046" table:style-name="ce2">
            <text:p>-671.127.039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000" table:style-name="ce1">
            <text:p>460014000</text:p>
          </table:table-cell>
          <table:table-cell office:value-type="string" table:style-name="ce1">
            <text:p>I.F.D.C. DE FAMA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9 DE ABRIL S/N° LA PLAZA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149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IFDCYTFAMATINA@ARNET.COM.AR.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9200362793326" table:style-name="ce2">
            <text:p>-289.200.362.793.326</text:p>
          </table:table-cell>
          <table:table-cell office:value-type="float" office:value="-675195376298367" table:style-name="ce2">
            <text:p>-675.195.376.298.3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100" table:style-name="ce1">
            <text:p>460014100</text:p>
          </table:table-cell>
          <table:table-cell office:value-type="string" table:style-name="ce1">
            <text:p>ESC.N°047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O CARRIZAL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ALTO CARRIZA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8645385563572" table:style-name="ce2">
            <text:p>-288.645.385.563.572</text:p>
          </table:table-cell>
          <table:table-cell office:value-type="float" office:value="-675747841025327" table:style-name="ce2">
            <text:p>-675.747.841.02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200" table:style-name="ce1">
            <text:p>460014200</text:p>
          </table:table-cell>
          <table:table-cell office:value-type="string" table:style-name="ce1">
            <text:p>ESC.N°122 LEOPOLDO CAAMAÑ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DE GALLI</text:p>
          </table:table-cell>
          <table:table-cell office:value-type="string" table:style-name="ce1">
            <text:p>F5365</text:p>
          </table:table-cell>
          <table:table-cell table:style-name="ce1"/>
          <table:table-cell office:value-type="string" table:style-name="ce1">
            <text:p>BARRIO DE GALLI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015462" table:style-name="ce2">
            <text:p>-289.015.462</text:p>
          </table:table-cell>
          <table:table-cell office:value-type="float" office:value="-675409052" table:style-name="ce2">
            <text:p>-675.409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300" table:style-name="ce1">
            <text:p>460014300</text:p>
          </table:table-cell>
          <table:table-cell office:value-type="string" table:style-name="ce1">
            <text:p>ESC.N°019 DOMINGO MATHEU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PEDRO I.DE CASTRO BARROS S/N°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94600</text:p>
          </table:table-cell>
          <table:table-cell office:value-type="string" table:style-name="ce1">
            <text:p>AMINGA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4439721" table:style-name="ce2">
            <text:p>-2.884.439.721</text:p>
          </table:table-cell>
          <table:table-cell office:value-type="float" office:value="-669394288" table:style-name="ce2">
            <text:p>-669.394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500" table:style-name="ce1">
            <text:p>460014500</text:p>
          </table:table-cell>
          <table:table-cell office:value-type="string" table:style-name="ce1">
            <text:p>ESC.N°103 CORONEL NICOLAS BARROS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ONEL NICOLAS BARROS S/N° VIRGEN DE FATIMA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82025</text:p>
          </table:table-cell>
          <table:table-cell office:value-type="string" table:style-name="ce1">
            <text:p>ANILLACO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0637598" table:style-name="ce2">
            <text:p>-2.880.637.598</text:p>
          </table:table-cell>
          <table:table-cell office:value-type="float" office:value="-6694359687" table:style-name="ce2">
            <text:p>-6.694.359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600" table:style-name="ce1">
            <text:p>460014600</text:p>
          </table:table-cell>
          <table:table-cell office:value-type="string" table:style-name="ce1">
            <text:p>COLEGIO PROVINCIAL PBRO. VIRGILIO C. FERREY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S/N°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82027</text:p>
          </table:table-cell>
          <table:table-cell office:value-type="string" table:style-name="ce1">
            <text:p>ANILLACO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093803" table:style-name="ce2">
            <text:p>-288.093.803</text:p>
          </table:table-cell>
          <table:table-cell office:value-type="float" office:value="-6693972091" table:style-name="ce2">
            <text:p>-6.693.972.0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700" table:style-name="ce1">
            <text:p>460014700</text:p>
          </table:table-cell>
          <table:table-cell office:value-type="string" table:style-name="ce1">
            <text:p>ESC.N°270 BELINDO DE LA FUENTE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</text:p>
          </table:table-cell>
          <table:table-cell office:value-type="string" table:style-name="ce1">
            <text:p>F5303</text:p>
          </table:table-cell>
          <table:table-cell office:value-type="string" table:style-name="ce1">
            <text:p>03827-490555</text:p>
          </table:table-cell>
          <table:table-cell office:value-type="string" table:style-name="ce1">
            <text:p>ANJULLON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2087847" table:style-name="ce2">
            <text:p>-2.872.087.847</text:p>
          </table:table-cell>
          <table:table-cell office:value-type="float" office:value="-669289163" table:style-name="ce2">
            <text:p>-669.289.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800" table:style-name="ce1">
            <text:p>460014800</text:p>
          </table:table-cell>
          <table:table-cell office:value-type="string" table:style-name="ce1">
            <text:p>ESCUELA ESPECIAL N°006 NIÑO ALCAL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º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90710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CASTRO BARRO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6446007365035" table:style-name="ce2">
            <text:p>-286.446.007.365.035</text:p>
          </table:table-cell>
          <table:table-cell office:value-type="float" office:value="-669138881948656" table:style-name="ce2">
            <text:p>-669.138.881.948.6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4900" table:style-name="ce1">
            <text:p>460014900</text:p>
          </table:table-cell>
          <table:table-cell office:value-type="string" table:style-name="ce1">
            <text:p>ESC.N°067 DOMINGA ESTHER FU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1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LA CUADR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6687285" table:style-name="ce2">
            <text:p>-2.846.687.285</text:p>
          </table:table-cell>
          <table:table-cell office:value-type="float" office:value="-6768438126" table:style-name="ce2">
            <text:p>-6.768.438.1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000" table:style-name="ce1">
            <text:p>460015000</text:p>
          </table:table-cell>
          <table:table-cell office:value-type="string" table:style-name="ce1">
            <text:p>ESC.N°064 JUSTO JOSE DE URQUIZ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S/N° LA PLAZA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C/P484090</text:p>
          </table:table-cell>
          <table:table-cell office:value-type="string" table:style-name="ce1">
            <text:p>PITUI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756806916308" table:style-name="ce2">
            <text:p>-285.756.806.916.308</text:p>
          </table:table-cell>
          <table:table-cell office:value-type="float" office:value="-674515498370517" table:style-name="ce2">
            <text:p>-674.515.498.370.5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100" table:style-name="ce1">
            <text:p>460015100</text:p>
          </table:table-cell>
          <table:table-cell office:value-type="string" table:style-name="ce1">
            <text:p>ESC.N°044 FILOMENA NAVARRO DE GONDOLO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A 800 METROS OESTE-RUTA NACONAL N°40</text:p>
          </table:table-cell>
          <table:table-cell office:value-type="string" table:style-name="ce1">
            <text:p>F5327</text:p>
          </table:table-cell>
          <table:table-cell office:value-type="string" table:style-name="ce1">
            <text:p>03827-497112</text:p>
          </table:table-cell>
          <table:table-cell office:value-type="string" table:style-name="ce1">
            <text:p>CHAUPIHUASI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494525526" table:style-name="ce2">
            <text:p>-283.494.525.526</text:p>
          </table:table-cell>
          <table:table-cell office:value-type="float" office:value="-670819960685" table:style-name="ce2">
            <text:p>-670.819.960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200" table:style-name="ce1">
            <text:p>460015200</text:p>
          </table:table-cell>
          <table:table-cell office:value-type="string" table:style-name="ce1">
            <text:p>ESC.N°277 FLAVIANO DE LA COLIN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SCHAQUI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733961406" table:style-name="ce2">
            <text:p>-284.733.961.406</text:p>
          </table:table-cell>
          <table:table-cell office:value-type="float" office:value="-671251101495" table:style-name="ce2">
            <text:p>-671.251.101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300" table:style-name="ce1">
            <text:p>460015300</text:p>
          </table:table-cell>
          <table:table-cell office:value-type="string" table:style-name="ce1">
            <text:p>ESC.N°118 EL RETI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ETIRO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EL RETIRO</text:p>
          </table:table-cell>
          <table:table-cell office:value-type="string" table:style-name="ce1">
            <text:p>SAN BLAS DE LOS SAUC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3207484570627" table:style-name="ce2">
            <text:p>-283.207.484.570.627</text:p>
          </table:table-cell>
          <table:table-cell office:value-type="float" office:value="-670533760662433" table:style-name="ce2">
            <text:p>-670.533.760.662.4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400" table:style-name="ce1">
            <text:p>460015400</text:p>
          </table:table-cell>
          <table:table-cell office:value-type="string" table:style-name="ce1">
            <text:p>CENTRO EDUCATIVO DE NIVEL SECUNDARIO (C.E.N.S) N°3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842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61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4161420209899" table:style-name="ce2">
            <text:p>-294.161.420.209.899</text:p>
          </table:table-cell>
          <table:table-cell office:value-type="float" office:value="-668588435401016" table:style-name="ce2">
            <text:p>-668.588.435.401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500" table:style-name="ce1">
            <text:p>460015500</text:p>
          </table:table-cell>
          <table:table-cell office:value-type="string" table:style-name="ce1">
            <text:p>JARDIN DE INFANTES N°17 EUGENIA TOS DE ACI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1050 PANG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5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240978278581" table:style-name="ce2">
            <text:p>-294.240.978.278.581</text:p>
          </table:table-cell>
          <table:table-cell office:value-type="float" office:value="-668605497092272" table:style-name="ce2">
            <text:p>-668.605.497.092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600" table:style-name="ce1">
            <text:p>460015600</text:p>
          </table:table-cell>
          <table:table-cell office:value-type="string" table:style-name="ce1">
            <text:p>CENTRO EDUCATIVO PROVINCIAL N°1(EX-COLEGIO PROVINCIAL N° 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NDEMBENDER S/N° 12 DE JUNI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57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251307713509" table:style-name="ce2">
            <text:p>-294.251.307.713.509</text:p>
          </table:table-cell>
          <table:table-cell office:value-type="float" office:value="-668485621165169" table:style-name="ce2">
            <text:p>-668.485.621.165.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700" table:style-name="ce1">
            <text:p>460015700</text:p>
          </table:table-cell>
          <table:table-cell office:value-type="string" table:style-name="ce1">
            <text:p>ESC.N°039 TIMOTEO GOR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LNES 1140 EVI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52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48419273968" table:style-name="ce2">
            <text:p>-294.248.419.273.968</text:p>
          </table:table-cell>
          <table:table-cell office:value-type="float" office:value="-66854977111628" table:style-name="ce2">
            <text:p>-66.854.977.111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800" table:style-name="ce1">
            <text:p>460015800</text:p>
          </table:table-cell>
          <table:table-cell office:value-type="string" table:style-name="ce1">
            <text:p>JARDIN DE INFANTES N°37 PROF.PAOLA A.GAIT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ITA 30 EL PARQUE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14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1651486933484" table:style-name="ce2">
            <text:p>-291.651.486.933.484</text:p>
          </table:table-cell>
          <table:table-cell office:value-type="float" office:value="-675189131397418" table:style-name="ce2">
            <text:p>-675.189.131.397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801" table:style-name="ce1">
            <text:p>460015801</text:p>
          </table:table-cell>
          <table:table-cell office:value-type="string" table:style-name="ce1">
            <text:p>JARDIN DE INFANTES N°37 PROF.PAOLA A.GAIT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14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1733414339586" table:style-name="ce2">
            <text:p>-291.733.414.339.586</text:p>
          </table:table-cell>
          <table:table-cell office:value-type="float" office:value="-675034963257005" table:style-name="ce2">
            <text:p>-675.034.963.257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5900" table:style-name="ce1">
            <text:p>460015900</text:p>
          </table:table-cell>
          <table:table-cell office:value-type="string" table:style-name="ce1">
            <text:p>COLEGIO SECUNDARIO PROFETA Y MARTIR MONSEÑOR ENRIQUE ANGEL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353</text:p>
          </table:table-cell>
          <table:table-cell office:value-type="string" table:style-name="ce1">
            <text:p>03825-492086</text:p>
          </table:table-cell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525038715631" table:style-name="ce2">
            <text:p>-29.525.038.715.631</text:p>
          </table:table-cell>
          <table:table-cell office:value-type="float" office:value="-685598354111017" table:style-name="ce2">
            <text:p>-685.598.354.111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000" table:style-name="ce1">
            <text:p>460016000</text:p>
          </table:table-cell>
          <table:table-cell office:value-type="string" table:style-name="ce1">
            <text:p>ESC.N°021 FRONTER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ETERIO LAUSTRE S/N°</text:p>
          </table:table-cell>
          <table:table-cell office:value-type="string" table:style-name="ce1">
            <text:p>F5351</text:p>
          </table:table-cell>
          <table:table-cell table:style-name="ce1"/>
          <table:table-cell office:value-type="string" table:style-name="ce1">
            <text:p>SANTA CLARA (GUANDACOL)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5606107613366" table:style-name="ce2">
            <text:p>-295.606.107.613.366</text:p>
          </table:table-cell>
          <table:table-cell office:value-type="float" office:value="-685336982593657" table:style-name="ce2">
            <text:p>-685.336.982.593.6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100" table:style-name="ce1">
            <text:p>460016100</text:p>
          </table:table-cell>
          <table:table-cell office:value-type="string" table:style-name="ce1">
            <text:p>ESC.N°071 DIRECTORA ANDREA PAEZ ORQU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TIZ DE OCAMPO S/N° 2 DE ABRIL</text:p>
          </table:table-cell>
          <table:table-cell office:value-type="string" table:style-name="ce1">
            <text:p>F5351</text:p>
          </table:table-cell>
          <table:table-cell office:value-type="string" table:style-name="ce1">
            <text:p>03825-477799</text:p>
          </table:table-cell>
          <table:table-cell office:value-type="string" table:style-name="ce1">
            <text:p>BANDA FLORIDA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024306655" table:style-name="ce2">
            <text:p>-293.024.306.655</text:p>
          </table:table-cell>
          <table:table-cell office:value-type="float" office:value="-68245782597" table:style-name="ce2">
            <text:p>-68.245.782.5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200" table:style-name="ce1">
            <text:p>460016200</text:p>
          </table:table-cell>
          <table:table-cell office:value-type="string" table:style-name="ce1">
            <text:p>ESC.N°052 NELDA RAMONA SANCH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°</text:p>
          </table:table-cell>
          <table:table-cell office:value-type="string" table:style-name="ce1">
            <text:p>F5351</text:p>
          </table:table-cell>
          <table:table-cell table:style-name="ce1"/>
          <table:table-cell office:value-type="string" table:style-name="ce1">
            <text:p>PASO SAN ISIDRO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4709606431431" table:style-name="ce2">
            <text:p>-294.709.606.431.431</text:p>
          </table:table-cell>
          <table:table-cell office:value-type="float" office:value="-682288420505505" table:style-name="ce2">
            <text:p>-682.288.420.505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300" table:style-name="ce1">
            <text:p>460016300</text:p>
          </table:table-cell>
          <table:table-cell office:value-type="string" table:style-name="ce1">
            <text:p>ESC.N°343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UEVAS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LAS CUEVAS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183542298" table:style-name="ce2">
            <text:p>-292.183.542.298</text:p>
          </table:table-cell>
          <table:table-cell office:value-type="float" office:value="-687092445178" table:style-name="ce2">
            <text:p>-687.092.445.1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400" table:style-name="ce1">
            <text:p>460016400</text:p>
          </table:table-cell>
          <table:table-cell office:value-type="string" table:style-name="ce1">
            <text:p>ESC.N°231 MAESTRO RAMON ELOY LOP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6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5-470350C/P</text:p>
          </table:table-cell>
          <table:table-cell office:value-type="string" table:style-name="ce1">
            <text:p>EL MOLLE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887003987" table:style-name="ce2">
            <text:p>-292.887.003.987</text:p>
          </table:table-cell>
          <table:table-cell office:value-type="float" office:value="-68230182582" table:style-name="ce2">
            <text:p>-68.230.182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500" table:style-name="ce1">
            <text:p>460016500</text:p>
          </table:table-cell>
          <table:table-cell office:value-type="string" table:style-name="ce1">
            <text:p>ESC.N°160 FELIPE LEONARDO DA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ZAPALLAR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EL ZAPALLAR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915183248" table:style-name="ce2">
            <text:p>-292.915.183.248</text:p>
          </table:table-cell>
          <table:table-cell office:value-type="float" office:value="-686774733176" table:style-name="ce2">
            <text:p>-686.774.733.1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600" table:style-name="ce1">
            <text:p>460016600</text:p>
          </table:table-cell>
          <table:table-cell office:value-type="string" table:style-name="ce1">
            <text:p>ESC.N°135 JOSE ARMANDO QUIROGA SOAJ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RAVILLA</text:p>
          </table:table-cell>
          <table:table-cell office:value-type="string" table:style-name="ce1">
            <text:p>F5351</text:p>
          </table:table-cell>
          <table:table-cell table:style-name="ce1"/>
          <table:table-cell office:value-type="string" table:style-name="ce1">
            <text:p>LA MARAVILLA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417843730106" table:style-name="ce2">
            <text:p>-29.417.843.730.106</text:p>
          </table:table-cell>
          <table:table-cell office:value-type="float" office:value="-682482298169369" table:style-name="ce2">
            <text:p>-682.482.298.169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700" table:style-name="ce1">
            <text:p>460016700</text:p>
          </table:table-cell>
          <table:table-cell office:value-type="string" table:style-name="ce1">
            <text:p>C.E.J.A. CENTRO EDUCATIVO DE JO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UERRERO S/N° CENTRO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5-483001C/P</text:p>
          </table:table-cell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3158464228978" table:style-name="ce2">
            <text:p>-293.158.464.228.978</text:p>
          </table:table-cell>
          <table:table-cell office:value-type="float" office:value="-682240490601816" table:style-name="ce2">
            <text:p>-682.240.490.601.8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800" table:style-name="ce1">
            <text:p>460016800</text:p>
          </table:table-cell>
          <table:table-cell office:value-type="string" table:style-name="ce1">
            <text:p>CENTRO EDUCATIVO AICUÑA(EX-ESC.N°068ARSENIO SALINAS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°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83001C/P</text:p>
          </table:table-cell>
          <table:table-cell office:value-type="string" table:style-name="ce1">
            <text:p>AICUÑA</text:p>
          </table:table-cell>
          <table:table-cell office:value-type="string" table:style-name="ce1">
            <text:p>CORONEL FELIPE VARELA</text:p>
          </table:table-cell>
          <table:table-cell office:value-type="string" table:style-name="ce1">
            <text:p>ARCEMIOSALINAS@HOTMAIL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4734170608139" table:style-name="ce2">
            <text:p>-294.734.170.608.139</text:p>
          </table:table-cell>
          <table:table-cell office:value-type="float" office:value="-677760655821388" table:style-name="ce2">
            <text:p>-677.760.655.821.3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6900" table:style-name="ce1">
            <text:p>460016900</text:p>
          </table:table-cell>
          <table:table-cell office:value-type="string" table:style-name="ce1">
            <text:p>ESC.N°069 DIRECTOR GERONIMO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24 DE SEPTIEMBRE S/N° COLEGIALES</text:p>
          </table:table-cell>
          <table:table-cell office:value-type="string" table:style-name="ce1">
            <text:p>F5369</text:p>
          </table:table-cell>
          <table:table-cell office:value-type="string" table:style-name="ce1">
            <text:p>03826-470115</text:p>
          </table:table-cell>
          <table:table-cell office:value-type="string" table:style-name="ce1">
            <text:p>PAGANCILLO</text:p>
          </table:table-cell>
          <table:table-cell office:value-type="string" table:style-name="ce1">
            <text:p>CORONEL FELIPE VARELA</text:p>
          </table:table-cell>
          <table:table-cell office:value-type="string" table:style-name="ce1">
            <text:p>ESCUELA_69PAGANCILLO@HOTMAIL.COM.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295437787059" table:style-name="ce2">
            <text:p>-295.437.787.059</text:p>
          </table:table-cell>
          <table:table-cell office:value-type="float" office:value="-681016217864" table:style-name="ce2">
            <text:p>-681.016.217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100" table:style-name="ce1">
            <text:p>460017100</text:p>
          </table:table-cell>
          <table:table-cell office:value-type="string" table:style-name="ce1">
            <text:p>ESC.N°284 FRAY LUIS BELT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ATILLOS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LOS PATILLOS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888974419" table:style-name="ce2">
            <text:p>-294.888.974.419</text:p>
          </table:table-cell>
          <table:table-cell office:value-type="float" office:value="-67830295229" table:style-name="ce2">
            <text:p>-67.830.295.2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200" table:style-name="ce1">
            <text:p>460017200</text:p>
          </table:table-cell>
          <table:table-cell office:value-type="string" table:style-name="ce1">
            <text:p>ESC.N°324 GRANADERO VAR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RDON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EL CARDON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5061196325" table:style-name="ce2">
            <text:p>-295.061.196.325</text:p>
          </table:table-cell>
          <table:table-cell office:value-type="float" office:value="-677552689299" table:style-name="ce2">
            <text:p>-677.552.689.2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300" table:style-name="ce1">
            <text:p>460017300</text:p>
          </table:table-cell>
          <table:table-cell office:value-type="string" table:style-name="ce1">
            <text:p>ESC.N°209 CLUB ARGENTINO DE SERVI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76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ESTHER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3486869363206" table:style-name="ce2">
            <text:p>-293.486.869.363.206</text:p>
          </table:table-cell>
          <table:table-cell office:value-type="float" office:value="-682249897628748" table:style-name="ce2">
            <text:p>-682.249.897.628.7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400" table:style-name="ce1">
            <text:p>460017400</text:p>
          </table:table-cell>
          <table:table-cell office:value-type="string" table:style-name="ce1">
            <text:p>ESC.N°278 MIGUEL ESTANISLAO SO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KM 3800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PUERTO ALEGRE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351911862" table:style-name="ce2">
            <text:p>-294.351.911.862</text:p>
          </table:table-cell>
          <table:table-cell office:value-type="float" office:value="-679072833276" table:style-name="ce2">
            <text:p>-679.072.833.2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500" table:style-name="ce1">
            <text:p>460017500</text:p>
          </table:table-cell>
          <table:table-cell office:value-type="string" table:style-name="ce1">
            <text:p>ESC.N°261 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O GABRIEL OCAMPO S/N°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26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18956941825" table:style-name="ce2">
            <text:p>-291.618.956.941.825</text:p>
          </table:table-cell>
          <table:table-cell office:value-type="float" office:value="-675038890416593" table:style-name="ce2">
            <text:p>-675.038.890.416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700" table:style-name="ce1">
            <text:p>460017700</text:p>
          </table:table-cell>
          <table:table-cell office:value-type="string" table:style-name="ce1">
            <text:p>COLEGIO SECUNDARIO PROVINCIAL DE ANGUIN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EL ALTO</text:p>
          </table:table-cell>
          <table:table-cell office:value-type="string" table:style-name="ce1">
            <text:p>F5363</text:p>
          </table:table-cell>
          <table:table-cell office:value-type="string" table:style-name="ce1">
            <text:p>03825-429654</text:p>
          </table:table-cell>
          <table:table-cell office:value-type="string" table:style-name="ce1">
            <text:p>COLONIA ANGUINAN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485036" table:style-name="ce2">
            <text:p>-292.485.036</text:p>
          </table:table-cell>
          <table:table-cell office:value-type="float" office:value="-674232201" table:style-name="ce2">
            <text:p>-674.232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800" table:style-name="ce1">
            <text:p>460017800</text:p>
          </table:table-cell>
          <table:table-cell office:value-type="string" table:style-name="ce1">
            <text:p>ESC.N°003 JOAQUIN V.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L PUEBL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364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196389692905" table:style-name="ce2">
            <text:p>-293.196.389.692.905</text:p>
          </table:table-cell>
          <table:table-cell office:value-type="float" office:value="-676012327505918" table:style-name="ce2">
            <text:p>-676.012.327.505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7900" table:style-name="ce1">
            <text:p>460017900</text:p>
          </table:table-cell>
          <table:table-cell office:value-type="string" table:style-name="ce1">
            <text:p>ESCUELA PROVINCIAL DE COMERCIO DE NON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L PUEBL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242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3001393692526" table:style-name="ce2">
            <text:p>-293.001.393.692.526</text:p>
          </table:table-cell>
          <table:table-cell office:value-type="float" office:value="-675045614696467" table:style-name="ce2">
            <text:p>-675.045.614.696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100" table:style-name="ce1">
            <text:p>460018100</text:p>
          </table:table-cell>
          <table:table-cell office:value-type="string" table:style-name="ce1">
            <text:p>ESCUELA ESPECIAL N°375 SOY FEL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535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93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200744948424" table:style-name="ce2">
            <text:p>-294.200.744.948.424</text:p>
          </table:table-cell>
          <table:table-cell office:value-type="float" office:value="-668545976062351" table:style-name="ce2">
            <text:p>-668.545.976.062.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200" table:style-name="ce1">
            <text:p>460018200</text:p>
          </table:table-cell>
          <table:table-cell office:value-type="string" table:style-name="ce1">
            <text:p>I.F.D.C. DRA.CAROLINA TOBAR GAR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ALICIA MOREAU DE JUSTO 775 25 DE MAYO SU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94380773874524" table:style-name="ce2">
            <text:p>-294.380.773.874.524</text:p>
          </table:table-cell>
          <table:table-cell office:value-type="float" office:value="-668572516947032" table:style-name="ce2">
            <text:p>-668.572.516.947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300" table:style-name="ce1">
            <text:p>460018300</text:p>
          </table:table-cell>
          <table:table-cell office:value-type="string" table:style-name="ce1">
            <text:p>JARDIN DE INFANTES N°06 ROSARIO V.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°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26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6LR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68048775705" table:style-name="ce2">
            <text:p>-294.168.048.775.705</text:p>
          </table:table-cell>
          <table:table-cell office:value-type="float" office:value="-668591555843706" table:style-name="ce2">
            <text:p>-668.591.555.843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500" table:style-name="ce1">
            <text:p>460018500</text:p>
          </table:table-cell>
          <table:table-cell office:value-type="string" table:style-name="ce1">
            <text:p>ESC.N°263 PARROQUIAL PIO X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459 URBAN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334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IOXII@CIUDAD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01133331112" table:style-name="ce2">
            <text:p>-294.101.133.331.112</text:p>
          </table:table-cell>
          <table:table-cell office:value-type="float" office:value="-66854679058282" table:style-name="ce2">
            <text:p>-66.854.679.058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600" table:style-name="ce1">
            <text:p>460018600</text:p>
          </table:table-cell>
          <table:table-cell office:value-type="string" table:style-name="ce1">
            <text:p>ESC.OPERADORES TOPOGRAFOS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PEREZ ALTA RIOJ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7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94100891687459" table:style-name="ce2">
            <text:p>-294.100.891.687.459</text:p>
          </table:table-cell>
          <table:table-cell office:value-type="float" office:value="-668552217203528" table:style-name="ce2">
            <text:p>-668.552.217.203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700" table:style-name="ce1">
            <text:p>460018700</text:p>
          </table:table-cell>
          <table:table-cell office:value-type="string" table:style-name="ce1">
            <text:p>E.P.E.T.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UAN DOMINGO PERON 1117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88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294216554774262" table:style-name="ce2">
            <text:p>-294.216.554.774.262</text:p>
          </table:table-cell>
          <table:table-cell office:value-type="float" office:value="-668621345852261" table:style-name="ce2">
            <text:p>-668.621.345.852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800" table:style-name="ce1">
            <text:p>460018800</text:p>
          </table:table-cell>
          <table:table-cell office:value-type="string" table:style-name="ce1">
            <text:p>I.F.D.C. EN EDUCACION FISICA RICARDO N.VIÑ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UIS VERNET S/N° LUIS VERNET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08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94311848875904" table:style-name="ce2">
            <text:p>-294.311.848.875.904</text:p>
          </table:table-cell>
          <table:table-cell office:value-type="float" office:value="-6685951707088" table:style-name="ce2">
            <text:p>-6.685.951.707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8900" table:style-name="ce1">
            <text:p>460018900</text:p>
          </table:table-cell>
          <table:table-cell office:value-type="string" table:style-name="ce1">
            <text:p>ESC.N°037 PROVINCIA DE SANTA F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AVEDRA S/N° PANG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47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3518179223" table:style-name="ce2">
            <text:p>-29.423.518.179.223</text:p>
          </table:table-cell>
          <table:table-cell office:value-type="float" office:value="-668599984972115" table:style-name="ce2">
            <text:p>-668.599.984.972.1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000" table:style-name="ce1">
            <text:p>460019000</text:p>
          </table:table-cell>
          <table:table-cell office:value-type="string" table:style-name="ce1">
            <text:p>ESC.N°397 MERCEDIT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ALICIA MOREAU DE JUSTO 775 25 DE MAY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380585558216" table:style-name="ce2">
            <text:p>-294.380.585.558.216</text:p>
          </table:table-cell>
          <table:table-cell office:value-type="float" office:value="-668569682240789" table:style-name="ce2">
            <text:p>-668.569.682.240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100" table:style-name="ce1">
            <text:p>460019100</text:p>
          </table:table-cell>
          <table:table-cell office:value-type="string" table:style-name="ce1">
            <text:p>CENTRO EDUCATIVO DE NIVEL SECUNDARIO (C.E.N.S.)N°1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LNES 1140 EVITA</text:p>
          </table:table-cell>
          <table:table-cell office:value-type="string" table:style-name="ce1">
            <text:p>F5471</text:p>
          </table:table-cell>
          <table:table-cell office:value-type="string" table:style-name="ce1">
            <text:p>0380-442852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4254624252872" table:style-name="ce2">
            <text:p>-294.254.624.252.872</text:p>
          </table:table-cell>
          <table:table-cell office:value-type="float" office:value="-668547525085619" table:style-name="ce2">
            <text:p>-668.547.525.085.6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200" table:style-name="ce1">
            <text:p>460019200</text:p>
          </table:table-cell>
          <table:table-cell office:value-type="string" table:style-name="ce1">
            <text:p>ESCUELA ESPECIAL N°383 DE FORM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BISPO ANGELELLI EXTREMO SUR S/Nº SANTA CELI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3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330220066127" table:style-name="ce2">
            <text:p>-294.330.220.066.127</text:p>
          </table:table-cell>
          <table:table-cell office:value-type="float" office:value="-668431857680538" table:style-name="ce2">
            <text:p>-668.431.857.680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300" table:style-name="ce1">
            <text:p>460019300</text:p>
          </table:table-cell>
          <table:table-cell office:value-type="string" table:style-name="ce1">
            <text:p>ESC.N°392 PRIVADA BILINGUE DANTE ALIGHIE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JA DE AHORRO S/N° EVI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261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ANTESCUEL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249114635336" table:style-name="ce2">
            <text:p>-294.249.114.635.336</text:p>
          </table:table-cell>
          <table:table-cell office:value-type="float" office:value="-668537932162329" table:style-name="ce2">
            <text:p>-668.537.932.162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400" table:style-name="ce1">
            <text:p>460019400</text:p>
          </table:table-cell>
          <table:table-cell office:value-type="string" table:style-name="ce1">
            <text:p>ESC.N°127 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POLES 301 SANTA JUSTIN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48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257475240052" table:style-name="ce2">
            <text:p>-294.257.475.240.052</text:p>
          </table:table-cell>
          <table:table-cell office:value-type="float" office:value="-668489208485409" table:style-name="ce2">
            <text:p>-668.489.208.485.4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500" table:style-name="ce1">
            <text:p>460019500</text:p>
          </table:table-cell>
          <table:table-cell office:value-type="string" table:style-name="ce1">
            <text:p>JARDIN DE INFANTES N°04 OVIDIO DECROL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LAN S/N° SANTA JUSTIN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35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OVIEDODECROLY-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250014195591" table:style-name="ce2">
            <text:p>-294.250.014.195.591</text:p>
          </table:table-cell>
          <table:table-cell office:value-type="float" office:value="-668494272992795" table:style-name="ce2">
            <text:p>-668.494.272.992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600" table:style-name="ce1">
            <text:p>460019600</text:p>
          </table:table-cell>
          <table:table-cell office:value-type="string" table:style-name="ce1">
            <text:p>ESC.N°254 SAGRADO CORAZON DE JESU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923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10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03820650297" table:style-name="ce2">
            <text:p>-294.103.820.650.297</text:p>
          </table:table-cell>
          <table:table-cell office:value-type="float" office:value="-668610540999713" table:style-name="ce2">
            <text:p>-668.610.540.999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700" table:style-name="ce1">
            <text:p>460019700</text:p>
          </table:table-cell>
          <table:table-cell office:value-type="string" table:style-name="ce1">
            <text:p>ESC.PROVINCIAL DE COMERCIO N°2 INSPECTOR CARLOS A. LANZILLO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J.OYOLA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30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DECOMERCIO2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10871359913" table:style-name="ce2">
            <text:p>-294.110.871.359.913</text:p>
          </table:table-cell>
          <table:table-cell office:value-type="float" office:value="-668654384372758" table:style-name="ce2">
            <text:p>-668.654.384.372.7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800" table:style-name="ce1">
            <text:p>460019800</text:p>
          </table:table-cell>
          <table:table-cell office:value-type="string" table:style-name="ce1">
            <text:p>ESC.PROVINCIAL DE COMERCIO BRIGADIER GRAL J.F.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XIMO MARTINEZ S/N° INDEPENDENCIA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5973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1666726929663" table:style-name="ce2">
            <text:p>-291.666.726.929.663</text:p>
          </table:table-cell>
          <table:table-cell office:value-type="float" office:value="-675165240073606" table:style-name="ce2">
            <text:p>-675.165.240.073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19900" table:style-name="ce1">
            <text:p>460019900</text:p>
          </table:table-cell>
          <table:table-cell office:value-type="string" table:style-name="ce1">
            <text:p>COLEGIO PROVINCIAL ROSARIO V.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° CENTRO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5-479190</text:p>
          </table:table-cell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office:value-type="string" table:style-name="ce1">
            <text:p>WWW.COLEGIOVILLAUNION.COM.AR-WWWCOLEGIOVILLAUNION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3120647065599" table:style-name="ce2">
            <text:p>-293.120.647.065.599</text:p>
          </table:table-cell>
          <table:table-cell office:value-type="float" office:value="-682251597044689" table:style-name="ce2">
            <text:p>-682.251.597.044.6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000" table:style-name="ce1">
            <text:p>460020000</text:p>
          </table:table-cell>
          <table:table-cell office:value-type="string" table:style-name="ce1">
            <text:p>ESC.N°125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NACIMIENTOS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LOS NACIMIENTOS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464160874467" table:style-name="ce2">
            <text:p>-295.464.160.874.467</text:p>
          </table:table-cell>
          <table:table-cell office:value-type="float" office:value="-685992325370698" table:style-name="ce2">
            <text:p>-685.992.325.370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100" table:style-name="ce1">
            <text:p>460020100</text:p>
          </table:table-cell>
          <table:table-cell office:value-type="string" table:style-name="ce1">
            <text:p>I.F.D.C. DR.EUSEBIO N.PA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5-479194</text:p>
          </table:table-cell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93133107013611" table:style-name="ce2">
            <text:p>-293.133.107.013.611</text:p>
          </table:table-cell>
          <table:table-cell office:value-type="float" office:value="-682256638289681" table:style-name="ce2">
            <text:p>-682.256.638.289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200" table:style-name="ce1">
            <text:p>460020200</text:p>
          </table:table-cell>
          <table:table-cell office:value-type="string" table:style-name="ce1">
            <text:p>ESC.N°352 GUILLERMO PA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S/N° GUILLERMO PAEZ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175580746385" table:style-name="ce2">
            <text:p>-293.175.580.746.385</text:p>
          </table:table-cell>
          <table:table-cell office:value-type="float" office:value="-682217006955526" table:style-name="ce2">
            <text:p>-682.217.006.955.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300" table:style-name="ce1">
            <text:p>460020300</text:p>
          </table:table-cell>
          <table:table-cell office:value-type="string" table:style-name="ce1">
            <text:p>JARDIN DE INFANTES N°19 ROSAR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UERRERO S/N° CENTRO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3129205445672" table:style-name="ce2">
            <text:p>-293.129.205.445.672</text:p>
          </table:table-cell>
          <table:table-cell office:value-type="float" office:value="-682239855831892" table:style-name="ce2">
            <text:p>-682.239.855.831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400" table:style-name="ce1">
            <text:p>460020400</text:p>
          </table:table-cell>
          <table:table-cell office:value-type="string" table:style-name="ce1">
            <text:p>ESC.N°018 ALICIA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UERRERO SUR S/N° LOS PALACIOS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5-479201</text:p>
          </table:table-cell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293175223268422" table:style-name="ce2">
            <text:p>-293.175.223.268.422</text:p>
          </table:table-cell>
          <table:table-cell office:value-type="float" office:value="-682238468730411" table:style-name="ce2">
            <text:p>-682.238.468.730.4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500" table:style-name="ce1">
            <text:p>460020500</text:p>
          </table:table-cell>
          <table:table-cell office:value-type="string" table:style-name="ce1">
            <text:p>ESCUELA ESPECIAL N°379 AMOR Y ESPE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ILLERMO IRIBARREN S/N°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25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155829912828" table:style-name="ce2">
            <text:p>-29.155.829.912.828</text:p>
          </table:table-cell>
          <table:table-cell office:value-type="float" office:value="-675106350196845" table:style-name="ce2">
            <text:p>-675.106.350.196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600" table:style-name="ce1">
            <text:p>460020600</text:p>
          </table:table-cell>
          <table:table-cell office:value-type="string" table:style-name="ce1">
            <text:p>ESC.N°259 NICOLAS DAV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93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897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34339962379" table:style-name="ce2">
            <text:p>-291.634.339.962.379</text:p>
          </table:table-cell>
          <table:table-cell office:value-type="float" office:value="-675085731739867" table:style-name="ce2">
            <text:p>-675.085.731.739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700" table:style-name="ce1">
            <text:p>460020700</text:p>
          </table:table-cell>
          <table:table-cell office:value-type="string" table:style-name="ce1">
            <text:p>ESC.N°260 JUAN RAMIREZ DE VELAS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CRUCIJADAS S/N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35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33579204891" table:style-name="ce2">
            <text:p>-291.633.579.204.891</text:p>
          </table:table-cell>
          <table:table-cell office:value-type="float" office:value="-67508720430774" table:style-name="ce2">
            <text:p>-67.508.720.430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800" table:style-name="ce1">
            <text:p>460020800</text:p>
          </table:table-cell>
          <table:table-cell office:value-type="string" table:style-name="ce1">
            <text:p>ESC.NORMAL SUPERIOR DR.PEDRO IGNACIO DE CASTRO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C.CORZO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2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13690417352" table:style-name="ce2">
            <text:p>-294.113.690.417.352</text:p>
          </table:table-cell>
          <table:table-cell office:value-type="float" office:value="-6685863134019" table:style-name="ce2">
            <text:p>-6.685.863.134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0900" table:style-name="ce1">
            <text:p>460020900</text:p>
          </table:table-cell>
          <table:table-cell office:value-type="string" table:style-name="ce1">
            <text:p>ESC.N°244 FRANCISCO TELECH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842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61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62636742622" table:style-name="ce2">
            <text:p>-294.162.636.742.622</text:p>
          </table:table-cell>
          <table:table-cell office:value-type="float" office:value="-668598704767822" table:style-name="ce2">
            <text:p>-668.598.704.767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000" table:style-name="ce1">
            <text:p>460021000</text:p>
          </table:table-cell>
          <table:table-cell office:value-type="string" table:style-name="ce1">
            <text:p>ESC.N°243 GDOR.BENJAMIN DE LA V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842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61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162311015245" table:style-name="ce2">
            <text:p>-294.162.311.015.245</text:p>
          </table:table-cell>
          <table:table-cell office:value-type="float" office:value="-668594971436588" table:style-name="ce2">
            <text:p>-668.594.971.436.5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100" table:style-name="ce1">
            <text:p>460021100</text:p>
          </table:table-cell>
          <table:table-cell office:value-type="string" table:style-name="ce1">
            <text:p>ESCUELA ESPECIAL N°371 MARIA MADRE DEL BUEN CAM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GARITA DIAZ DE DIAZ 632 EVI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62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109774216987" table:style-name="ce2">
            <text:p>-294.109.774.216.987</text:p>
          </table:table-cell>
          <table:table-cell office:value-type="float" office:value="-668441008932545" table:style-name="ce2">
            <text:p>-668.441.008.932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200" table:style-name="ce1">
            <text:p>460021200</text:p>
          </table:table-cell>
          <table:table-cell office:value-type="string" table:style-name="ce1">
            <text:p>ESC.N°250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AUTISTA ALBERDI 679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40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9064740725" table:style-name="ce2">
            <text:p>-29.409.064.740.725</text:p>
          </table:table-cell>
          <table:table-cell office:value-type="float" office:value="-668570541033572" table:style-name="ce2">
            <text:p>-668.570.541.033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300" table:style-name="ce1">
            <text:p>460021300</text:p>
          </table:table-cell>
          <table:table-cell office:value-type="string" table:style-name="ce1">
            <text:p>ESCUELA ESPECIAL N°389 TINKUN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° RODRIGUEZ S/N° ALTA RIOJ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14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94111390967505" table:style-name="ce2">
            <text:p>-294.111.390.967.505</text:p>
          </table:table-cell>
          <table:table-cell office:value-type="float" office:value="-668542392255356" table:style-name="ce2">
            <text:p>-668.542.392.255.3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400" table:style-name="ce1">
            <text:p>460021400</text:p>
          </table:table-cell>
          <table:table-cell office:value-type="string" table:style-name="ce1">
            <text:p>JARDIN DE INFANTES N°22 GREGORIA BRAVO DE SO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37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9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82547202086" table:style-name="ce2">
            <text:p>-294.082.547.202.086</text:p>
          </table:table-cell>
          <table:table-cell office:value-type="float" office:value="-668576845384921" table:style-name="ce2">
            <text:p>-668.576.845.384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500" table:style-name="ce1">
            <text:p>460021500</text:p>
          </table:table-cell>
          <table:table-cell office:value-type="string" table:style-name="ce1">
            <text:p>ESC.N°177 DR.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OS CAUDILLOS S/N°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46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-177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6022691109" table:style-name="ce2">
            <text:p>-29.406.022.691.109</text:p>
          </table:table-cell>
          <table:table-cell office:value-type="float" office:value="-66857712910066" table:style-name="ce2">
            <text:p>-66.857.712.910.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600" table:style-name="ce1">
            <text:p>460021600</text:p>
          </table:table-cell>
          <table:table-cell office:value-type="string" table:style-name="ce1">
            <text:p>CENTRO EDUCATIVO DE NIVEL SECUNDARIO (C.E.N.S.) 1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°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46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4062593006064" table:style-name="ce2">
            <text:p>-294.062.593.006.064</text:p>
          </table:table-cell>
          <table:table-cell office:value-type="float" office:value="-668562751877137" table:style-name="ce2">
            <text:p>-668.562.751.877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800" table:style-name="ce1">
            <text:p>460021800</text:p>
          </table:table-cell>
          <table:table-cell office:value-type="string" table:style-name="ce1">
            <text:p>INSTITUTO PRIVADO MANUEL BELGR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75 MICRO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59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MPBLARIOJA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32880811663" table:style-name="ce2">
            <text:p>-294.132.880.811.663</text:p>
          </table:table-cell>
          <table:table-cell office:value-type="float" office:value="-668555711508792" table:style-name="ce2">
            <text:p>-668.555.711.508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1900" table:style-name="ce1">
            <text:p>460021900</text:p>
          </table:table-cell>
          <table:table-cell office:value-type="string" table:style-name="ce1">
            <text:p>CENTRO EDUCATIVO SAN FRANCISCO DE ASIS (EX. ESCUELA 247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661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38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EFSF_RIOJ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01838154544" table:style-name="ce2">
            <text:p>-294.101.838.154.544</text:p>
          </table:table-cell>
          <table:table-cell office:value-type="float" office:value="-668575328537849" table:style-name="ce2">
            <text:p>-668.575.328.537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000" table:style-name="ce1">
            <text:p>460022000</text:p>
          </table:table-cell>
          <table:table-cell office:value-type="string" table:style-name="ce1">
            <text:p>ESC.N°251 CEFERINO NAMUNCU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AUTISTA ALBERDI 679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40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91230705695" table:style-name="ce2">
            <text:p>-294.091.230.705.695</text:p>
          </table:table-cell>
          <table:table-cell office:value-type="float" office:value="-668576210577463" table:style-name="ce2">
            <text:p>-668.576.210.577.4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100" table:style-name="ce1">
            <text:p>460022100</text:p>
          </table:table-cell>
          <table:table-cell office:value-type="string" table:style-name="ce1">
            <text:p>COLEGIO PROVINCIAL POLITECNICO JUAN RAMIREZ DE VELAZ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230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70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095517495441" table:style-name="ce2">
            <text:p>-294.095.517.495.441</text:p>
          </table:table-cell>
          <table:table-cell office:value-type="float" office:value="-668552408011482" table:style-name="ce2">
            <text:p>-668.552.408.011.4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200" table:style-name="ce1">
            <text:p>460022200</text:p>
          </table:table-cell>
          <table:table-cell office:value-type="string" table:style-name="ce1">
            <text:p>JARDIN DE INFANTES N°30 PROFESORA PATRICIA SCHAL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OS CAUDILLOS S/N° TIRO FEDER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7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63328054441" table:style-name="ce2">
            <text:p>-294.063.328.054.441</text:p>
          </table:table-cell>
          <table:table-cell office:value-type="float" office:value="-668576919246358" table:style-name="ce2">
            <text:p>-668.576.919.246.3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300" table:style-name="ce1">
            <text:p>460022300</text:p>
          </table:table-cell>
          <table:table-cell office:value-type="string" table:style-name="ce1">
            <text:p>E.P.E.T. N°2 BRIGADIER GENERAL 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UAN DOMINGO PERON 820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DUSTRIAL@LARIOJA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175390927295" table:style-name="ce2">
            <text:p>-294.175.390.927.295</text:p>
          </table:table-cell>
          <table:table-cell office:value-type="float" office:value="-668610537509236" table:style-name="ce2">
            <text:p>-668.610.537.509.2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400" table:style-name="ce1">
            <text:p>460022400</text:p>
          </table:table-cell>
          <table:table-cell office:value-type="string" table:style-name="ce1">
            <text:p>ESC.N°166 RODOLFO N.CARMO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850 EL PARQUE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890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RONICAR@EDUC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49779868416" table:style-name="ce2">
            <text:p>-291.649.779.868.416</text:p>
          </table:table-cell>
          <table:table-cell office:value-type="float" office:value="-675184269567328" table:style-name="ce2">
            <text:p>-675.184.269.567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500" table:style-name="ce1">
            <text:p>460022500</text:p>
          </table:table-cell>
          <table:table-cell office:value-type="string" table:style-name="ce1">
            <text:p>ESC.N°370 MAESTRO FERMIN MOR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S/N° POMAN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2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564629960281" table:style-name="ce2">
            <text:p>-291.564.629.960.281</text:p>
          </table:table-cell>
          <table:table-cell office:value-type="float" office:value="-675174766873183" table:style-name="ce2">
            <text:p>-675.174.766.873.1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600" table:style-name="ce1">
            <text:p>460022600</text:p>
          </table:table-cell>
          <table:table-cell office:value-type="string" table:style-name="ce1">
            <text:p>ESC.NORMAL SUPERIOR JOAQUIN V.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O GABRIEL OCAMPO 48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515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ESCNORCHILECIT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1616278399087" table:style-name="ce2">
            <text:p>-291.616.278.399.087</text:p>
          </table:table-cell>
          <table:table-cell office:value-type="float" office:value="-675062565398896" table:style-name="ce2">
            <text:p>-675.062.565.398.8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700" table:style-name="ce1">
            <text:p>460022700</text:p>
          </table:table-cell>
          <table:table-cell office:value-type="string" table:style-name="ce1">
            <text:p>ESC.N°028 HUMBERTO ALEJANDRO HERRERA ROBL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353</text:p>
          </table:table-cell>
          <table:table-cell office:value-type="string" table:style-name="ce1">
            <text:p>03825-492853</text:p>
          </table:table-cell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800" table:style-name="ce1">
            <text:p>460022800</text:p>
          </table:table-cell>
          <table:table-cell office:value-type="string" table:style-name="ce1">
            <text:p>ESC.N°070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ALACIOS</text:p>
          </table:table-cell>
          <table:table-cell office:value-type="string" table:style-name="ce1">
            <text:p>F5351</text:p>
          </table:table-cell>
          <table:table-cell office:value-type="string" table:style-name="ce1">
            <text:p>03825-470289</text:p>
          </table:table-cell>
          <table:table-cell office:value-type="string" table:style-name="ce1">
            <text:p>LOS PALACIOS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73319882" table:style-name="ce2">
            <text:p>-29.373.319.882</text:p>
          </table:table-cell>
          <table:table-cell office:value-type="float" office:value="-68235345539" table:style-name="ce2">
            <text:p>-68.235.345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2900" table:style-name="ce1">
            <text:p>460022900</text:p>
          </table:table-cell>
          <table:table-cell office:value-type="string" table:style-name="ce1">
            <text:p>ESC.N°109 LUIS CAMILO SC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KM.55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70444</text:p>
          </table:table-cell>
          <table:table-cell office:value-type="string" table:style-name="ce1">
            <text:p>LOS TAMBILLOS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1832262" table:style-name="ce2">
            <text:p>-2.941.832.262</text:p>
          </table:table-cell>
          <table:table-cell office:value-type="float" office:value="-678087583558" table:style-name="ce2">
            <text:p>-678.087.583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000" table:style-name="ce1">
            <text:p>460023000</text:p>
          </table:table-cell>
          <table:table-cell office:value-type="string" table:style-name="ce1">
            <text:p>I.F.D.C. PROF.ALBERTO CAV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OVINO D.MARTINEZ 160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37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91641648710326" table:style-name="ce2">
            <text:p>-291.641.648.710.326</text:p>
          </table:table-cell>
          <table:table-cell office:value-type="float" office:value="-675031458902406" table:style-name="ce2">
            <text:p>-675.031.458.902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100" table:style-name="ce1">
            <text:p>460023100</text:p>
          </table:table-cell>
          <table:table-cell office:value-type="string" table:style-name="ce1">
            <text:p>E.P.E.T. N°1 GRAL ANGEL VICENTE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OVINO D. MARTINEZ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531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GAVP_TTP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1642445772024" table:style-name="ce2">
            <text:p>-291.642.445.772.024</text:p>
          </table:table-cell>
          <table:table-cell office:value-type="float" office:value="-675031470514698" table:style-name="ce2">
            <text:p>-675.031.470.514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200" table:style-name="ce1">
            <text:p>460023200</text:p>
          </table:table-cell>
          <table:table-cell office:value-type="string" table:style-name="ce1">
            <text:p>ESC.N°262 MERCEDES BUSTAMANTE DE DINKLA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CABLE CARRIL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39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18617420222" table:style-name="ce2">
            <text:p>-291.618.617.420.222</text:p>
          </table:table-cell>
          <table:table-cell office:value-type="float" office:value="-675037573596776" table:style-name="ce2">
            <text:p>-675.037.573.596.7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300" table:style-name="ce1">
            <text:p>460023300</text:p>
          </table:table-cell>
          <table:table-cell office:value-type="string" table:style-name="ce1">
            <text:p>E.P.E.T. N°2 PAULA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GEL V.PEÑALOZA 92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474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SUSYECOM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1640832205656" table:style-name="ce2">
            <text:p>-291.640.832.205.656</text:p>
          </table:table-cell>
          <table:table-cell office:value-type="float" office:value="-675136941812111" table:style-name="ce2">
            <text:p>-675.136.941.812.1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400" table:style-name="ce1">
            <text:p>460023400</text:p>
          </table:table-cell>
          <table:table-cell office:value-type="string" table:style-name="ce1">
            <text:p>C.E.J.A. MARIA DUARTE DE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MIN OCAMPO S/N° INDEPENDENCIA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15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167854064351" table:style-name="ce2">
            <text:p>-29.167.854.064.351</text:p>
          </table:table-cell>
          <table:table-cell office:value-type="float" office:value="-67512484246452" table:style-name="ce2">
            <text:p>-67.512.484.246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500" table:style-name="ce1">
            <text:p>460023500</text:p>
          </table:table-cell>
          <table:table-cell office:value-type="string" table:style-name="ce1">
            <text:p>ESC.N°334 MARIA LUISA DAVILA DE LARGU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RIANGULO</text:p>
          </table:table-cell>
          <table:table-cell office:value-type="string" table:style-name="ce1">
            <text:p>F5372</text:p>
          </table:table-cell>
          <table:table-cell table:style-name="ce1"/>
          <table:table-cell office:value-type="string" table:style-name="ce1">
            <text:p>EL TRIANGUL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319041635707" table:style-name="ce2">
            <text:p>-29.319.041.635.707</text:p>
          </table:table-cell>
          <table:table-cell office:value-type="float" office:value="-674485097295592" table:style-name="ce2">
            <text:p>-674.485.097.29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600" table:style-name="ce1">
            <text:p>460023600</text:p>
          </table:table-cell>
          <table:table-cell office:value-type="string" table:style-name="ce1">
            <text:p>CENTRO EDUCATIVO DE JO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LA ESTACION</text:p>
          </table:table-cell>
          <table:table-cell office:value-type="string" table:style-name="ce1">
            <text:p>F5372</text:p>
          </table:table-cell>
          <table:table-cell table:style-name="ce1"/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93198583301851" table:style-name="ce2">
            <text:p>-293.198.583.301.851</text:p>
          </table:table-cell>
          <table:table-cell office:value-type="float" office:value="-676012361768902" table:style-name="ce2">
            <text:p>-676.012.361.768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700" table:style-name="ce1">
            <text:p>460023700</text:p>
          </table:table-cell>
          <table:table-cell office:value-type="string" table:style-name="ce1">
            <text:p>COLEGIO SECUNDARIO PROVINCIAL ENOLOGICO DE NON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LIVAR S/Nº SAN CEFERIN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364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2999171776199" table:style-name="ce2">
            <text:p>-292.999.171.776.199</text:p>
          </table:table-cell>
          <table:table-cell office:value-type="float" office:value="-675048085173468" table:style-name="ce2">
            <text:p>-675.048.085.173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800" table:style-name="ce1">
            <text:p>460023800</text:p>
          </table:table-cell>
          <table:table-cell office:value-type="string" table:style-name="ce1">
            <text:p>ESC.N°194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STACION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342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ESCUELA_194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18560171952" table:style-name="ce2">
            <text:p>-29.318.560.171.952</text:p>
          </table:table-cell>
          <table:table-cell office:value-type="float" office:value="-675997138276714" table:style-name="ce2">
            <text:p>-675.997.138.276.7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3900" table:style-name="ce1">
            <text:p>460023900</text:p>
          </table:table-cell>
          <table:table-cell office:value-type="string" table:style-name="ce1">
            <text:p>ESC.N°189 EMILIO ALFREDO HUNICK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SANTIAGO BAZAN 348 EL PUQUIAL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46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673427358608" table:style-name="ce2">
            <text:p>-291.673.427.358.608</text:p>
          </table:table-cell>
          <table:table-cell office:value-type="float" office:value="-675089060550802" table:style-name="ce2">
            <text:p>-675.089.060.550.8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000" table:style-name="ce1">
            <text:p>460024000</text:p>
          </table:table-cell>
          <table:table-cell office:value-type="string" table:style-name="ce1">
            <text:p>CENTRO POLIVALENTE DE ARTE PROF.ROBERTO TRASOBA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DOLFO E DAVILA 195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412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291642978836722" table:style-name="ce2">
            <text:p>-291.642.978.836.722</text:p>
          </table:table-cell>
          <table:table-cell office:value-type="float" office:value="-675050702838321" table:style-name="ce2">
            <text:p>-675.050.702.838.3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100" table:style-name="ce1">
            <text:p>460024100</text:p>
          </table:table-cell>
          <table:table-cell office:value-type="string" table:style-name="ce1">
            <text:p>ESC.N°123 ENZO ALDO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GIGENA S/N°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TILIMUQUI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1427955825886" table:style-name="ce2">
            <text:p>-291.427.955.825.886</text:p>
          </table:table-cell>
          <table:table-cell office:value-type="float" office:value="-674256061516721" table:style-name="ce2">
            <text:p>-674.256.061.516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200" table:style-name="ce1">
            <text:p>460024200</text:p>
          </table:table-cell>
          <table:table-cell office:value-type="string" table:style-name="ce1">
            <text:p>ESC.N°107 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CARMEN 48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29613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832881406868" table:style-name="ce2">
            <text:p>-291.832.881.406.868</text:p>
          </table:table-cell>
          <table:table-cell office:value-type="float" office:value="-674665893903457" table:style-name="ce2">
            <text:p>-674.665.893.903.4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300" table:style-name="ce1">
            <text:p>460024300</text:p>
          </table:table-cell>
          <table:table-cell office:value-type="string" table:style-name="ce1">
            <text:p>ESC.N°378 MARIA ANGELICA WAL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.N°40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SAN NICOLAS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1177407411657" table:style-name="ce2">
            <text:p>-291.177.407.411.657</text:p>
          </table:table-cell>
          <table:table-cell office:value-type="float" office:value="-674740068998432" table:style-name="ce2">
            <text:p>-674.740.068.998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400" table:style-name="ce1">
            <text:p>460024400</text:p>
          </table:table-cell>
          <table:table-cell office:value-type="string" table:style-name="ce1">
            <text:p>ESC.N°372 NEREO NIEV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ANGUINAN</text:p>
          </table:table-cell>
          <table:table-cell office:value-type="string" table:style-name="ce1">
            <text:p>F5363</text:p>
          </table:table-cell>
          <table:table-cell table:style-name="ce1"/>
          <table:table-cell office:value-type="string" table:style-name="ce1">
            <text:p>COLONIA ANGUINAN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485036" table:style-name="ce2">
            <text:p>-292.485.036</text:p>
          </table:table-cell>
          <table:table-cell office:value-type="float" office:value="-674232201" table:style-name="ce2">
            <text:p>-674.232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500" table:style-name="ce1">
            <text:p>460024500</text:p>
          </table:table-cell>
          <table:table-cell office:value-type="string" table:style-name="ce1">
            <text:p>ESC.N°169 UNIVERSIDAD NACIONAL DE LA PL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S/N°</text:p>
          </table:table-cell>
          <table:table-cell office:value-type="string" table:style-name="ce1">
            <text:p>F5363</text:p>
          </table:table-cell>
          <table:table-cell table:style-name="ce1"/>
          <table:table-cell office:value-type="string" table:style-name="ce1">
            <text:p>COLONIA ANGUINAN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0052483" table:style-name="ce2">
            <text:p>-2.920.052.483</text:p>
          </table:table-cell>
          <table:table-cell office:value-type="float" office:value="-6746240231" table:style-name="ce2">
            <text:p>-6.746.240.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600" table:style-name="ce1">
            <text:p>460024600</text:p>
          </table:table-cell>
          <table:table-cell office:value-type="string" table:style-name="ce1">
            <text:p>ESC.N°001 PABLO PIZZU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CHAVEZ 150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22157</text:p>
          </table:table-cell>
          <table:table-cell office:value-type="string" table:style-name="ce1">
            <text:p>LOS SARMIENTOS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1348452423683" table:style-name="ce2">
            <text:p>-291.348.452.423.683</text:p>
          </table:table-cell>
          <table:table-cell office:value-type="float" office:value="-674726661534592" table:style-name="ce2">
            <text:p>-674.726.661.534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700" table:style-name="ce1">
            <text:p>460024700</text:p>
          </table:table-cell>
          <table:table-cell office:value-type="string" table:style-name="ce1">
            <text:p>ESC.N°106 MARIA DE LAS MERCEDES LAUTRE DE SILV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°</text:p>
          </table:table-cell>
          <table:table-cell office:value-type="string" table:style-name="ce1">
            <text:p>F5367</text:p>
          </table:table-cell>
          <table:table-cell office:value-type="string" table:style-name="ce1">
            <text:p>03825-424600C/P</text:p>
          </table:table-cell>
          <table:table-cell office:value-type="string" table:style-name="ce1">
            <text:p>GUANCHIN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1765750615682" table:style-name="ce2">
            <text:p>-291.765.750.615.682</text:p>
          </table:table-cell>
          <table:table-cell office:value-type="float" office:value="-676455532133075" table:style-name="ce2">
            <text:p>-676.455.532.133.0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800" table:style-name="ce1">
            <text:p>460024800</text:p>
          </table:table-cell>
          <table:table-cell office:value-type="string" table:style-name="ce1">
            <text:p>ESC.N°029 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° LA CALLE</text:p>
          </table:table-cell>
          <table:table-cell office:value-type="string" table:style-name="ce1">
            <text:p>F5367</text:p>
          </table:table-cell>
          <table:table-cell office:value-type="string" table:style-name="ce1">
            <text:p>03825-495295</text:p>
          </table:table-cell>
          <table:table-cell office:value-type="string" table:style-name="ce1">
            <text:p>SAÑ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31773703" table:style-name="ce2">
            <text:p>-2.931.773.703</text:p>
          </table:table-cell>
          <table:table-cell office:value-type="float" office:value="-6759827757" table:style-name="ce2">
            <text:p>-6.759.827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4900" table:style-name="ce1">
            <text:p>460024900</text:p>
          </table:table-cell>
          <table:table-cell office:value-type="string" table:style-name="ce1">
            <text:p>ESC.N°179 ALEJANDRO DE LA V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67</text:p>
          </table:table-cell>
          <table:table-cell office:value-type="string" table:style-name="ce1">
            <text:p>03825-499234C/P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3342055222974" table:style-name="ce2">
            <text:p>-293.342.055.222.974</text:p>
          </table:table-cell>
          <table:table-cell office:value-type="float" office:value="-676516964748781" table:style-name="ce2">
            <text:p>-676.516.964.748.7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000" table:style-name="ce1">
            <text:p>460025000</text:p>
          </table:table-cell>
          <table:table-cell office:value-type="string" table:style-name="ce1">
            <text:p>ESC.N°008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CENTRO</text:p>
          </table:table-cell>
          <table:table-cell office:value-type="string" table:style-name="ce1">
            <text:p>F5355</text:p>
          </table:table-cell>
          <table:table-cell office:value-type="string" table:style-name="ce1">
            <text:p>03825-497801</text:p>
          </table:table-cell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016336928064" table:style-name="ce2">
            <text:p>-29.016.336.928.064</text:p>
          </table:table-cell>
          <table:table-cell office:value-type="float" office:value="-68227497624673" table:style-name="ce2">
            <text:p>-68.227.497.624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100" table:style-name="ce1">
            <text:p>460025100</text:p>
          </table:table-cell>
          <table:table-cell office:value-type="string" table:style-name="ce1">
            <text:p>COLEGIO PROVINCIAL AGROTECNICO PTE.CARLOS SAUL MENE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8 DE NOVIEMBRE S/N° CENTRO</text:p>
          </table:table-cell>
          <table:table-cell office:value-type="string" table:style-name="ce1">
            <text:p>F5355</text:p>
          </table:table-cell>
          <table:table-cell office:value-type="string" table:style-name="ce1">
            <text:p>03825-497035</text:p>
          </table:table-cell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290155741880328" table:style-name="ce2">
            <text:p>-290.155.741.880.328</text:p>
          </table:table-cell>
          <table:table-cell office:value-type="float" office:value="-682228323920265" table:style-name="ce2">
            <text:p>-682.228.323.920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200" table:style-name="ce1">
            <text:p>460025200</text:p>
          </table:table-cell>
          <table:table-cell office:value-type="string" table:style-name="ce1">
            <text:p>CENTRO EDUCATIVO PARA JOVENES Y ADULTOS(EX BACHILLERAT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8 DE NOVIEMBRE S/N° CENTRO</text:p>
          </table:table-cell>
          <table:table-cell office:value-type="string" table:style-name="ce1">
            <text:p>F5355</text:p>
          </table:table-cell>
          <table:table-cell table:style-name="ce1"/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90164432536" table:style-name="ce2">
            <text:p>-290.164.432.536</text:p>
          </table:table-cell>
          <table:table-cell office:value-type="float" office:value="-682274920727" table:style-name="ce2">
            <text:p>-682.274.92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300" table:style-name="ce1">
            <text:p>460025300</text:p>
          </table:table-cell>
          <table:table-cell office:value-type="string" table:style-name="ce1">
            <text:p>ESC.N°072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LA BANDA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057</text:p>
          </table:table-cell>
          <table:table-cell office:value-type="string" table:style-name="ce1">
            <text:p>LA BANDA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8045823874951" table:style-name="ce2">
            <text:p>-288.045.823.874.951</text:p>
          </table:table-cell>
          <table:table-cell office:value-type="float" office:value="-681891818998287" table:style-name="ce2">
            <text:p>-681.891.818.998.2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400" table:style-name="ce1">
            <text:p>460025400</text:p>
          </table:table-cell>
          <table:table-cell office:value-type="string" table:style-name="ce1">
            <text:p>ESC.N°301 GENDARMERIA NACIONAL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CIPAL S/N°</text:p>
          </table:table-cell>
          <table:table-cell office:value-type="string" table:style-name="ce1">
            <text:p>F5359</text:p>
          </table:table-cell>
          <table:table-cell office:value-type="string" table:style-name="ce1">
            <text:p>03825-450201C/P</text:p>
          </table:table-cell>
          <table:table-cell office:value-type="string" table:style-name="ce1">
            <text:p>POTRERO GRANDE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105719" table:style-name="ce2">
            <text:p>-283.105.719</text:p>
          </table:table-cell>
          <table:table-cell office:value-type="float" office:value="-6824115873" table:style-name="ce2">
            <text:p>-6.824.115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500" table:style-name="ce1">
            <text:p>460025500</text:p>
          </table:table-cell>
          <table:table-cell office:value-type="string" table:style-name="ce1">
            <text:p>ESC.N°212 CASA PINT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LE HERMOSO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VALLE HERMOSO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82411980746" table:style-name="ce2">
            <text:p>-28.382.411.980.746</text:p>
          </table:table-cell>
          <table:table-cell office:value-type="float" office:value="-680000696088918" table:style-name="ce2">
            <text:p>-680.000.696.088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600" table:style-name="ce1">
            <text:p>460025600</text:p>
          </table:table-cell>
          <table:table-cell office:value-type="string" table:style-name="ce1">
            <text:p>C.E.J.A. CENTRO EDUCATIVO DE JO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X ABDALA 455 HOSPITAL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601" table:style-name="ce1">
            <text:p>460025601</text:p>
          </table:table-cell>
          <table:table-cell office:value-type="string" table:style-name="ce1">
            <text:p>C.E.J.A CENTRO EDUCATIVO DE JOVENES Y ADULTOS EXTENSION AULICA O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700" table:style-name="ce1">
            <text:p>460025700</text:p>
          </table:table-cell>
          <table:table-cell office:value-type="string" table:style-name="ce1">
            <text:p>ESCUELA ESPECIAL Nº002 EL SALVAD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CHO 195 HOSPITAL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800" table:style-name="ce1">
            <text:p>460025800</text:p>
          </table:table-cell>
          <table:table-cell office:value-type="string" table:style-name="ce1">
            <text:p>ESC.N°3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BORDO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OS BORDOS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33850146" table:style-name="ce2">
            <text:p>-3.033.850.146</text:p>
          </table:table-cell>
          <table:table-cell office:value-type="float" office:value="-6637398209" table:style-name="ce2">
            <text:p>-6.637.398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5900" table:style-name="ce1">
            <text:p>460025900</text:p>
          </table:table-cell>
          <table:table-cell office:value-type="string" table:style-name="ce1">
            <text:p>ESC.N°075 DELINA ELIZ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STRA SEÑORA DEL ROSARIO DE POLCO S/N° POLC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POLCO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1884451" table:style-name="ce2">
            <text:p>-3.041.884.451</text:p>
          </table:table-cell>
          <table:table-cell office:value-type="float" office:value="-6634654167" table:style-name="ce2">
            <text:p>-6.634.654.1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000" table:style-name="ce1">
            <text:p>460026000</text:p>
          </table:table-cell>
          <table:table-cell office:value-type="string" table:style-name="ce1">
            <text:p>ESC.N°286 GDOR.FRANCISCO SOLANO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BARBAR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SANTA BARBAR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112705" table:style-name="ce2">
            <text:p>-305.112.705</text:p>
          </table:table-cell>
          <table:table-cell office:value-type="float" office:value="-6632198546" table:style-name="ce2">
            <text:p>-6.632.198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100" table:style-name="ce1">
            <text:p>460026100</text:p>
          </table:table-cell>
          <table:table-cell office:value-type="string" table:style-name="ce1">
            <text:p>ESC.N°031 PABLO MARTIN LE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L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ULO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0560563" table:style-name="ce2">
            <text:p>-3.040.560.563</text:p>
          </table:table-cell>
          <table:table-cell office:value-type="float" office:value="-6626235978" table:style-name="ce2">
            <text:p>-6.626.235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200" table:style-name="ce1">
            <text:p>460026200</text:p>
          </table:table-cell>
          <table:table-cell office:value-type="string" table:style-name="ce1">
            <text:p>ESC.N°319 MAIP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5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VILLA CARMEL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990292447096" table:style-name="ce2">
            <text:p>-302.990.292.447.096</text:p>
          </table:table-cell>
          <table:table-cell office:value-type="float" office:value="-663088084359219" table:style-name="ce2">
            <text:p>-663.088.084.359.2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300" table:style-name="ce1">
            <text:p>460026300</text:p>
          </table:table-cell>
          <table:table-cell office:value-type="string" table:style-name="ce1">
            <text:p>ESC.N°182 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EBRACHAL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EL QUEBRACH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919772543" table:style-name="ce2">
            <text:p>-304.919.772.543</text:p>
          </table:table-cell>
          <table:table-cell office:value-type="float" office:value="-661802312809" table:style-name="ce2">
            <text:p>-661.802.312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400" table:style-name="ce1">
            <text:p>460026400</text:p>
          </table:table-cell>
          <table:table-cell office:value-type="string" table:style-name="ce1">
            <text:p>ESC.N°300 MAESTRO ALILO NU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IT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AGUADIT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045626310532" table:style-name="ce2">
            <text:p>-304.045.626.310.532</text:p>
          </table:table-cell>
          <table:table-cell office:value-type="float" office:value="-663666659685723" table:style-name="ce2">
            <text:p>-663.666.659.685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500" table:style-name="ce1">
            <text:p>460026500</text:p>
          </table:table-cell>
          <table:table-cell office:value-type="string" table:style-name="ce1">
            <text:p>ESC.N°3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OLLAR</text:p>
          </table:table-cell>
          <table:table-cell office:value-type="string" table:style-name="ce1">
            <text:p>F5381</text:p>
          </table:table-cell>
          <table:table-cell table:style-name="ce1"/>
          <table:table-cell office:value-type="string" table:style-name="ce1">
            <text:p>EL MOLLAR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725632206219" table:style-name="ce2">
            <text:p>-304.725.632.206.219</text:p>
          </table:table-cell>
          <table:table-cell office:value-type="float" office:value="-662802480699436" table:style-name="ce2">
            <text:p>-662.802.480.699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600" table:style-name="ce1">
            <text:p>460026600</text:p>
          </table:table-cell>
          <table:table-cell office:value-type="string" table:style-name="ce1">
            <text:p>ESC.N°306 20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ALAS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LAS TALAS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83011083035" table:style-name="ce2">
            <text:p>-30.383.011.083.035</text:p>
          </table:table-cell>
          <table:table-cell office:value-type="float" office:value="-663015008512536" table:style-name="ce2">
            <text:p>-663.015.008.512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700" table:style-name="ce1">
            <text:p>460026700</text:p>
          </table:table-cell>
          <table:table-cell office:value-type="string" table:style-name="ce1">
            <text:p>ESC.N°197 CABO PRINC.JULIO CESAR FU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ÑAD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CAÑAD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89809" table:style-name="ce2">
            <text:p>-2.989.809</text:p>
          </table:table-cell>
          <table:table-cell office:value-type="float" office:value="-657328" table:style-name="ce2">
            <text:p>-657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800" table:style-name="ce1">
            <text:p>460026800</text:p>
          </table:table-cell>
          <table:table-cell office:value-type="string" table:style-name="ce1">
            <text:p>ESC.N°217 CABO PRINCIPAL DARIO 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 SEREN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SEREN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498825185607" table:style-name="ce2">
            <text:p>-302.498.825.185.607</text:p>
          </table:table-cell>
          <table:table-cell office:value-type="float" office:value="-662550253259692" table:style-name="ce2">
            <text:p>-662.550.253.259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6900" table:style-name="ce1">
            <text:p>460026900</text:p>
          </table:table-cell>
          <table:table-cell office:value-type="string" table:style-name="ce1">
            <text:p>ESC.N°328 CORONE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GARABAT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EL GARABATO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2987026430149" table:style-name="ce2">
            <text:p>-302.987.026.430.149</text:p>
          </table:table-cell>
          <table:table-cell office:value-type="float" office:value="-661323827493873" table:style-name="ce2">
            <text:p>-661.323.827.493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000" table:style-name="ce1">
            <text:p>460027000</text:p>
          </table:table-cell>
          <table:table-cell office:value-type="string" table:style-name="ce1">
            <text:p>ESC.N°312 DR.JOSE E.COLOMB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ESISTENCI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RESISTENCI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291419561064" table:style-name="ce2">
            <text:p>-302.291.419.561.064</text:p>
          </table:table-cell>
          <table:table-cell office:value-type="float" office:value="-656066960155342" table:style-name="ce2">
            <text:p>-656.066.960.155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100" table:style-name="ce1">
            <text:p>460027100</text:p>
          </table:table-cell>
          <table:table-cell office:value-type="string" table:style-name="ce1">
            <text:p>ESC.N°304 JOSE DE UGARTECH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INVERNAD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INVARNAD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277233681" table:style-name="ce2">
            <text:p>-301.277.233.681</text:p>
          </table:table-cell>
          <table:table-cell office:value-type="float" office:value="-662431006495" table:style-name="ce2">
            <text:p>-662.431.006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200" table:style-name="ce1">
            <text:p>460027200</text:p>
          </table:table-cell>
          <table:table-cell office:value-type="string" table:style-name="ce1">
            <text:p>ESC.N°307 VICENTE ALMANDOS ALMONACI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38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BAJO DE LUCAS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38569434" table:style-name="ce2">
            <text:p>-3.038.569.434</text:p>
          </table:table-cell>
          <table:table-cell office:value-type="float" office:value="-6626041862" table:style-name="ce2">
            <text:p>-6.626.041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300" table:style-name="ce1">
            <text:p>460027300</text:p>
          </table:table-cell>
          <table:table-cell office:value-type="string" table:style-name="ce1">
            <text:p>INSTITUTO PRIVADO DR.PEDRO I.DE CASTRO BAR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° SAN CAYETANO</text:p>
          </table:table-cell>
          <table:table-cell office:value-type="string" table:style-name="ce1">
            <text:p>F5276</text:p>
          </table:table-cell>
          <table:table-cell office:value-type="string" table:style-name="ce1">
            <text:p>03826-495005</text:p>
          </table:table-cell>
          <table:table-cell office:value-type="string" table:style-name="ce1">
            <text:p>CHAÑ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05410751812484" table:style-name="ce2">
            <text:p>-305.410.751.812.484</text:p>
          </table:table-cell>
          <table:table-cell office:value-type="float" office:value="-659539069371252" table:style-name="ce2">
            <text:p>-659.539.069.371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400" table:style-name="ce1">
            <text:p>460027400</text:p>
          </table:table-cell>
          <table:table-cell office:value-type="string" table:style-name="ce1">
            <text:p>ESC.N°092 MANUEL DE LA CRUZ PIZ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ÑAR VIEJO</text:p>
          </table:table-cell>
          <table:table-cell office:value-type="string" table:style-name="ce1">
            <text:p>F5276</text:p>
          </table:table-cell>
          <table:table-cell table:style-name="ce1"/>
          <table:table-cell office:value-type="string" table:style-name="ce1">
            <text:p>CHAÑ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459444315274" table:style-name="ce2">
            <text:p>-305.459.444.315.274</text:p>
          </table:table-cell>
          <table:table-cell office:value-type="float" office:value="-659856220249989" table:style-name="ce2">
            <text:p>-659.856.220.249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600" table:style-name="ce1">
            <text:p>460027600</text:p>
          </table:table-cell>
          <table:table-cell office:value-type="string" table:style-name="ce1">
            <text:p>ESC.N°153 DOMINGO ORO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8</text:p>
          </table:table-cell>
          <table:table-cell office:value-type="string" table:style-name="ce1">
            <text:p>F5276</text:p>
          </table:table-cell>
          <table:table-cell table:style-name="ce1"/>
          <table:table-cell office:value-type="string" table:style-name="ce1">
            <text:p>EL SIMBOL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424760444581" table:style-name="ce2">
            <text:p>-305.424.760.444.581</text:p>
          </table:table-cell>
          <table:table-cell office:value-type="float" office:value="-660371203373298" table:style-name="ce2">
            <text:p>-660.371.203.373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700" table:style-name="ce1">
            <text:p>460027700</text:p>
          </table:table-cell>
          <table:table-cell office:value-type="string" table:style-name="ce1">
            <text:p>ESC.N°154 MATEO JORGE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PACHECO</text:p>
          </table:table-cell>
          <table:table-cell office:value-type="string" table:style-name="ce1">
            <text:p>F5276</text:p>
          </table:table-cell>
          <table:table-cell table:style-name="ce1"/>
          <table:table-cell office:value-type="string" table:style-name="ce1">
            <text:p>BALDE DE PACHECO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644699281592" table:style-name="ce2">
            <text:p>-306.644.699.281.592</text:p>
          </table:table-cell>
          <table:table-cell office:value-type="float" office:value="-660729770428838" table:style-name="ce2">
            <text:p>-660.729.770.428.8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800" table:style-name="ce1">
            <text:p>460027800</text:p>
          </table:table-cell>
          <table:table-cell office:value-type="string" table:style-name="ce1">
            <text:p>ESC.N°0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TADERAS</text:p>
          </table:table-cell>
          <table:table-cell office:value-type="string" table:style-name="ce1">
            <text:p>F5381</text:p>
          </table:table-cell>
          <table:table-cell table:style-name="ce1"/>
          <table:table-cell office:value-type="string" table:style-name="ce1">
            <text:p>CORTADERAS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4840736" table:style-name="ce2">
            <text:p>-3.054.840.736</text:p>
          </table:table-cell>
          <table:table-cell office:value-type="float" office:value="-6623680805" table:style-name="ce2">
            <text:p>-6.623.680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7900" table:style-name="ce1">
            <text:p>460027900</text:p>
          </table:table-cell>
          <table:table-cell office:value-type="string" table:style-name="ce1">
            <text:p>ESC.N°325 FRAY JUSTO SANTA MARIA DE 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ONSUELO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EL CONSUELO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7657971888481" table:style-name="ce2">
            <text:p>-307.657.971.888.481</text:p>
          </table:table-cell>
          <table:table-cell office:value-type="float" office:value="-661908114548998" table:style-name="ce2">
            <text:p>-661.908.114.548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000" table:style-name="ce1">
            <text:p>460028000</text:p>
          </table:table-cell>
          <table:table-cell office:value-type="string" table:style-name="ce1">
            <text:p>ESC.N°0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79 KM.202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962366146799" table:style-name="ce2">
            <text:p>-306.962.366.146.799</text:p>
          </table:table-cell>
          <table:table-cell office:value-type="float" office:value="-662474989684345" table:style-name="ce2">
            <text:p>-662.474.989.684.3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100" table:style-name="ce1">
            <text:p>460028100</text:p>
          </table:table-cell>
          <table:table-cell office:value-type="string" table:style-name="ce1">
            <text:p>ESC.N°381 ANTONIO GONZALEZ BALC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. DE LAS HIGUERA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S.DE LAS HIGUERA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6074436656" table:style-name="ce2">
            <text:p>-306.074.436.656</text:p>
          </table:table-cell>
          <table:table-cell office:value-type="float" office:value="-663592213347" table:style-name="ce2">
            <text:p>-663.592.213.3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200" table:style-name="ce1">
            <text:p>460028200</text:p>
          </table:table-cell>
          <table:table-cell office:value-type="string" table:style-name="ce1">
            <text:p>ESC.N°134 MAESTRO NARCISO ALBERTO CHACHO LE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ORTAD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CORTAD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5122053" table:style-name="ce2">
            <text:p>-3.025.122.053</text:p>
          </table:table-cell>
          <table:table-cell office:value-type="float" office:value="-6642726618" table:style-name="ce2">
            <text:p>-6.642.726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300" table:style-name="ce1">
            <text:p>460028300</text:p>
          </table:table-cell>
          <table:table-cell office:value-type="string" table:style-name="ce1">
            <text:p>ESC.N°0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LA VISTA</text:p>
          </table:table-cell>
          <table:table-cell office:value-type="string" table:style-name="ce1">
            <text:p>F5381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0524115" table:style-name="ce2">
            <text:p>-3.050.524.115</text:p>
          </table:table-cell>
          <table:table-cell office:value-type="float" office:value="-6625970943" table:style-name="ce2">
            <text:p>-6.625.970.9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400" table:style-name="ce1">
            <text:p>460028400</text:p>
          </table:table-cell>
          <table:table-cell office:value-type="string" table:style-name="ce1">
            <text:p>ESC.N°076 PROVINCIA 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NA DEL NORTE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ESQUINA DEL NORTE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233752502" table:style-name="ce2">
            <text:p>-304.233.752.502</text:p>
          </table:table-cell>
          <table:table-cell office:value-type="float" office:value="-660925537274" table:style-name="ce2">
            <text:p>-660.925.537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500" table:style-name="ce1">
            <text:p>460028500</text:p>
          </table:table-cell>
          <table:table-cell office:value-type="string" table:style-name="ce1">
            <text:p>ESC.N°2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A.RITA DE LAS ZANJA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SANTA RITA DE LA ZANJ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4124624" table:style-name="ce2">
            <text:p>-3.024.124.624</text:p>
          </table:table-cell>
          <table:table-cell office:value-type="float" office:value="-658475287836" table:style-name="ce2">
            <text:p>-658.475.287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600" table:style-name="ce1">
            <text:p>460028600</text:p>
          </table:table-cell>
          <table:table-cell office:value-type="string" table:style-name="ce1">
            <text:p>ESC.N°3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REDOND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POZO REDONDO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410093749901" table:style-name="ce2">
            <text:p>-301.410.093.749.901</text:p>
          </table:table-cell>
          <table:table-cell office:value-type="float" office:value="-65578907204133" table:style-name="ce2">
            <text:p>-65.578.907.204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700" table:style-name="ce1">
            <text:p>460028700</text:p>
          </table:table-cell>
          <table:table-cell office:value-type="string" table:style-name="ce1">
            <text:p>ESC.N°210 RAMON ANIBAL OLI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77 KM.10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MONTE GRANDE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69323592" table:style-name="ce2">
            <text:p>-3.069.323.592</text:p>
          </table:table-cell>
          <table:table-cell office:value-type="float" office:value="-6563043989" table:style-name="ce2">
            <text:p>-6.563.043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800" table:style-name="ce1">
            <text:p>460028800</text:p>
          </table:table-cell>
          <table:table-cell office:value-type="string" table:style-name="ce1">
            <text:p>ESC.N°147 CLOTILDE MERC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5819156" table:style-name="ce2">
            <text:p>-3.075.819.156</text:p>
          </table:table-cell>
          <table:table-cell office:value-type="float" office:value="-6580751371" table:style-name="ce2">
            <text:p>-6.580.751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8900" table:style-name="ce1">
            <text:p>460028900</text:p>
          </table:table-cell>
          <table:table-cell office:value-type="string" table:style-name="ce1">
            <text:p>ESC.N°373 AZUCENA OROS DE PELL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ONTE NEGRO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MONTE NEGRO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5217350919" table:style-name="ce2">
            <text:p>-305.217.350.919</text:p>
          </table:table-cell>
          <table:table-cell office:value-type="float" office:value="-656323733267" table:style-name="ce2">
            <text:p>-656.323.733.2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000" table:style-name="ce1">
            <text:p>460029000</text:p>
          </table:table-cell>
          <table:table-cell office:value-type="string" table:style-name="ce1">
            <text:p>ESC.N°214 PEDRO CELESTINO ROBAD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HONDO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BAJO HONDO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143432921" table:style-name="ce2">
            <text:p>-304.143.432.921</text:p>
          </table:table-cell>
          <table:table-cell office:value-type="float" office:value="-658673751437" table:style-name="ce2">
            <text:p>-658.673.751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100" table:style-name="ce1">
            <text:p>460029100</text:p>
          </table:table-cell>
          <table:table-cell office:value-type="string" table:style-name="ce1">
            <text:p>ESC.N°3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749548553" table:style-name="ce2">
            <text:p>-305.749.548.553</text:p>
          </table:table-cell>
          <table:table-cell office:value-type="float" office:value="-661916072593" table:style-name="ce2">
            <text:p>-661.916.072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200" table:style-name="ce1">
            <text:p>460029200</text:p>
          </table:table-cell>
          <table:table-cell office:value-type="string" table:style-name="ce1">
            <text:p>ESC.N°0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LVA</text:p>
          </table:table-cell>
          <table:table-cell office:value-type="string" table:style-name="ce1">
            <text:p>F5381</text:p>
          </table:table-cell>
          <table:table-cell table:style-name="ce1"/>
          <table:table-cell office:value-type="string" table:style-name="ce1">
            <text:p>TALV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7097862939688" table:style-name="ce2">
            <text:p>-307.097.862.939.688</text:p>
          </table:table-cell>
          <table:table-cell office:value-type="float" office:value="-661839732698119" table:style-name="ce2">
            <text:p>-661.839.732.698.1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300" table:style-name="ce1">
            <text:p>460029300</text:p>
          </table:table-cell>
          <table:table-cell office:value-type="string" table:style-name="ce1">
            <text:p>ESC.N°155 PREBISTERO ANTONIO CONR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DE NEGRO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CORRAL DEL NEGRO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835893509758" table:style-name="ce2">
            <text:p>-305.835.893.509.758</text:p>
          </table:table-cell>
          <table:table-cell office:value-type="float" office:value="-661644059017527" table:style-name="ce2">
            <text:p>-661.644.059.017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400" table:style-name="ce1">
            <text:p>460029400</text:p>
          </table:table-cell>
          <table:table-cell office:value-type="string" table:style-name="ce1">
            <text:p>ESC.N°022 JUAN FACUNDO SOTOMAY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NA DEL SUR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ESQUINA DEL SUD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58243209381" table:style-name="ce2">
            <text:p>-30.658.243.209.381</text:p>
          </table:table-cell>
          <table:table-cell office:value-type="float" office:value="-661557129519094" table:style-name="ce2">
            <text:p>-661.557.129.519.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500" table:style-name="ce1">
            <text:p>460029500</text:p>
          </table:table-cell>
          <table:table-cell office:value-type="string" table:style-name="ce1">
            <text:p>ESC.N°2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UERT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LA HUERT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5549655289382" table:style-name="ce2">
            <text:p>-305.549.655.289.382</text:p>
          </table:table-cell>
          <table:table-cell office:value-type="float" office:value="-662921342678732" table:style-name="ce2">
            <text:p>-662.921.342.678.7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600" table:style-name="ce1">
            <text:p>460029600</text:p>
          </table:table-cell>
          <table:table-cell office:value-type="string" table:style-name="ce1">
            <text:p>ESC.N°041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INO RIVADAVIA S/N° RIVADAVIA</text:p>
          </table:table-cell>
          <table:table-cell office:value-type="string" table:style-name="ce1">
            <text:p>F5355</text:p>
          </table:table-cell>
          <table:table-cell office:value-type="string" table:style-name="ce1">
            <text:p>03825-497977</text:p>
          </table:table-cell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000825973" table:style-name="ce2">
            <text:p>-29.000.825.973</text:p>
          </table:table-cell>
          <table:table-cell office:value-type="float" office:value="-682115737513" table:style-name="ce2">
            <text:p>-682.115.737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700" table:style-name="ce1">
            <text:p>460029700</text:p>
          </table:table-cell>
          <table:table-cell office:value-type="string" table:style-name="ce1">
            <text:p>INSTITUTO PRIVADO PBRO.LUIS TORRES MOL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DE DIOS MURIAS 176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2327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800" table:style-name="ce1">
            <text:p>460029800</text:p>
          </table:table-cell>
          <table:table-cell office:value-type="string" table:style-name="ce1">
            <text:p>ESCUELA PROVINCIAL DE COMERCIO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BRIEL LONGUEVILLE 96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2154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62122" table:style-name="ce2">
            <text:p>-30.362.122</text:p>
          </table:table-cell>
          <table:table-cell office:value-type="float" office:value="-66312873" table:style-name="ce2">
            <text:p>-66.312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29900" table:style-name="ce1">
            <text:p>460029900</text:p>
          </table:table-cell>
          <table:table-cell office:value-type="string" table:style-name="ce1">
            <text:p>ESC.TECNICA N°1MONSEÑOR ENRIQUE ANGEL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CARDO GUIRALDES S/N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9631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000" table:style-name="ce1">
            <text:p>460030000</text:p>
          </table:table-cell>
          <table:table-cell office:value-type="string" table:style-name="ce1">
            <text:p>JARDIN DE INFANTES N°07 ALIT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9630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03601079611684" table:style-name="ce2">
            <text:p>-303.601.079.611.684</text:p>
          </table:table-cell>
          <table:table-cell office:value-type="float" office:value="-663186584441877" table:style-name="ce2">
            <text:p>-663.186.584.441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100" table:style-name="ce1">
            <text:p>460030100</text:p>
          </table:table-cell>
          <table:table-cell office:value-type="string" table:style-name="ce1">
            <text:p>ESCUELA POLIVALENTE DE ARTE PADRE MARTIN HORACIO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DE DIOS MURIAS 69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9682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200" table:style-name="ce1">
            <text:p>460030200</text:p>
          </table:table-cell>
          <table:table-cell office:value-type="string" table:style-name="ce1">
            <text:p>ESC.N°136 NICOLASA VERA LUNA DE 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30 LOS PARAISOS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9680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36126" table:style-name="ce2">
            <text:p>-3.036.126</text:p>
          </table:table-cell>
          <table:table-cell office:value-type="float" office:value="-66310083" table:style-name="ce2">
            <text:p>-66.310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300" table:style-name="ce1">
            <text:p>460030300</text:p>
          </table:table-cell>
          <table:table-cell office:value-type="string" table:style-name="ce1">
            <text:p>ESC.N°258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VERA PEÑALOZA 37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2160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400" table:style-name="ce1">
            <text:p>460030400</text:p>
          </table:table-cell>
          <table:table-cell office:value-type="string" table:style-name="ce1">
            <text:p>ESC.N°012 MAESTRO FRANCISCO TORRES MOL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LUCI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75311" table:style-name="ce2">
            <text:p>-30.475.311</text:p>
          </table:table-cell>
          <table:table-cell office:value-type="float" office:value="-6633928" table:style-name="ce2">
            <text:p>-6.633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500" table:style-name="ce1">
            <text:p>460030500</text:p>
          </table:table-cell>
          <table:table-cell office:value-type="string" table:style-name="ce1">
            <text:p>ESC.N°014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665 SAN CAYETANO</text:p>
          </table:table-cell>
          <table:table-cell office:value-type="string" table:style-name="ce1">
            <text:p>F5276</text:p>
          </table:table-cell>
          <table:table-cell office:value-type="string" table:style-name="ce1">
            <text:p>03826-495932</text:p>
          </table:table-cell>
          <table:table-cell office:value-type="string" table:style-name="ce1">
            <text:p>CHAÑ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5404335511" table:style-name="ce2">
            <text:p>-305.404.335.511</text:p>
          </table:table-cell>
          <table:table-cell office:value-type="float" office:value="-659546969937" table:style-name="ce2">
            <text:p>-659.546.969.9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600" table:style-name="ce1">
            <text:p>460030600</text:p>
          </table:table-cell>
          <table:table-cell office:value-type="string" table:style-name="ce1">
            <text:p>JARDIN DE INFANTES N°11 28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IENTES 71 MAY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072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1733414339586" table:style-name="ce2">
            <text:p>-291.733.414.339.586</text:p>
          </table:table-cell>
          <table:table-cell office:value-type="float" office:value="-675034963257005" table:style-name="ce2">
            <text:p>-675.034.963.257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700" table:style-name="ce1">
            <text:p>460030700</text:p>
          </table:table-cell>
          <table:table-cell office:value-type="string" table:style-name="ce1">
            <text:p>ESC.N°266 NOCTURNADOMINGO F.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BAZAN 348 EL PUQUIAL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46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1674276716066" table:style-name="ce2">
            <text:p>-291.674.276.716.066</text:p>
          </table:table-cell>
          <table:table-cell office:value-type="float" office:value="-675088387926037" table:style-name="ce2">
            <text:p>-675.088.387.926.0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800" table:style-name="ce1">
            <text:p>460030800</text:p>
          </table:table-cell>
          <table:table-cell office:value-type="string" table:style-name="ce1">
            <text:p>ESC.N°170 GRAL.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4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SANTA FLORENTIN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12992666" table:style-name="ce2">
            <text:p>-2.912.992.666</text:p>
          </table:table-cell>
          <table:table-cell office:value-type="float" office:value="-6755531135" table:style-name="ce2">
            <text:p>-6.755.531.1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0900" table:style-name="ce1">
            <text:p>460030900</text:p>
          </table:table-cell>
          <table:table-cell office:value-type="string" table:style-name="ce1">
            <text:p>ESC.N°3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WILLIAMK S/N°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COLONIA MALL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1965865239536" table:style-name="ce2">
            <text:p>-291.965.865.239.536</text:p>
          </table:table-cell>
          <table:table-cell office:value-type="float" office:value="-673977540276189" table:style-name="ce2">
            <text:p>-673.977.540.276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000" table:style-name="ce1">
            <text:p>460031000</text:p>
          </table:table-cell>
          <table:table-cell office:value-type="string" table:style-name="ce1">
            <text:p>ESC.N°002 TIMOTEO GOR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DEL PEREGRINO S/Nº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98726</text:p>
          </table:table-cell>
          <table:table-cell office:value-type="string" table:style-name="ce1">
            <text:p>MALL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17418721" table:style-name="ce2">
            <text:p>-2.917.418.721</text:p>
          </table:table-cell>
          <table:table-cell office:value-type="float" office:value="-6743876978" table:style-name="ce2">
            <text:p>-6.743.876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100" table:style-name="ce1">
            <text:p>460031100</text:p>
          </table:table-cell>
          <table:table-cell office:value-type="string" table:style-name="ce1">
            <text:p>COLEGIO PROVINCIAL GOBERNADOR GUILLERMO IRIBARR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DEL PEREGRINO S/Nº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MALL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17418721" table:style-name="ce2">
            <text:p>-2.917.418.721</text:p>
          </table:table-cell>
          <table:table-cell office:value-type="float" office:value="-6743876978" table:style-name="ce2">
            <text:p>-6.743.876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200" table:style-name="ce1">
            <text:p>460031200</text:p>
          </table:table-cell>
          <table:table-cell office:value-type="string" table:style-name="ce1">
            <text:p>INSTITUTO PRIVADO SAN PAB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ÑOGASTA LA QUINTA</text:p>
          </table:table-cell>
          <table:table-cell office:value-type="string" table:style-name="ce1">
            <text:p>F5367</text:p>
          </table:table-cell>
          <table:table-cell table:style-name="ce1"/>
          <table:table-cell office:value-type="string" table:style-name="ce1">
            <text:p>SAÑ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31773703" table:style-name="ce2">
            <text:p>-2.931.773.703</text:p>
          </table:table-cell>
          <table:table-cell office:value-type="float" office:value="-6759827757" table:style-name="ce2">
            <text:p>-6.759.827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300" table:style-name="ce1">
            <text:p>460031300</text:p>
          </table:table-cell>
          <table:table-cell office:value-type="string" table:style-name="ce1">
            <text:p>COLEGIO PROVINCIAL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BUENAVENTURA S/N° CHIMA</text:p>
          </table:table-cell>
          <table:table-cell office:value-type="string" table:style-name="ce1">
            <text:p>F5374</text:p>
          </table:table-cell>
          <table:table-cell office:value-type="string" table:style-name="ce1">
            <text:p>03825-490025</text:p>
          </table:table-cell>
          <table:table-cell office:value-type="string" table:style-name="ce1">
            <text:p>VICH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844798512466" table:style-name="ce2">
            <text:p>-294.844.798.512.466</text:p>
          </table:table-cell>
          <table:table-cell office:value-type="float" office:value="-675065316114473" table:style-name="ce2">
            <text:p>-675.065.316.114.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400" table:style-name="ce1">
            <text:p>460031400</text:p>
          </table:table-cell>
          <table:table-cell office:value-type="string" table:style-name="ce1">
            <text:p>ESC.N°1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OLASA PERAFAN S/N° LA PUNTILLA</text:p>
          </table:table-cell>
          <table:table-cell office:value-type="string" table:style-name="ce1">
            <text:p>F5367</text:p>
          </table:table-cell>
          <table:table-cell table:style-name="ce1"/>
          <table:table-cell office:value-type="string" table:style-name="ce1">
            <text:p>SAÑ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3228768" table:style-name="ce2">
            <text:p>-2.933.228.768</text:p>
          </table:table-cell>
          <table:table-cell office:value-type="float" office:value="-6761303651" table:style-name="ce2">
            <text:p>-6.761.303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500" table:style-name="ce1">
            <text:p>460031500</text:p>
          </table:table-cell>
          <table:table-cell office:value-type="string" table:style-name="ce1">
            <text:p>ESC.N°129 MUNICIPALIDAD DE LA CIU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A ZALAZAR DE ORTIZ S/N° LA PLAZA</text:p>
          </table:table-cell>
          <table:table-cell office:value-type="string" table:style-name="ce1">
            <text:p>F5374</text:p>
          </table:table-cell>
          <table:table-cell office:value-type="string" table:style-name="ce1">
            <text:p>03825-490052</text:p>
          </table:table-cell>
          <table:table-cell office:value-type="string" table:style-name="ce1">
            <text:p>VICH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4844798512433" table:style-name="ce2">
            <text:p>-294.844.798.512.433</text:p>
          </table:table-cell>
          <table:table-cell office:value-type="float" office:value="-675065316114471" table:style-name="ce2">
            <text:p>-675.065.316.114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600" table:style-name="ce1">
            <text:p>460031600</text:p>
          </table:table-cell>
          <table:table-cell office:value-type="string" table:style-name="ce1">
            <text:p>I.F.D.C. DE SAÑ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EBASTIAN S/N° LA CALLE</text:p>
          </table:table-cell>
          <table:table-cell office:value-type="string" table:style-name="ce1">
            <text:p>F5367</text:p>
          </table:table-cell>
          <table:table-cell office:value-type="string" table:style-name="ce1">
            <text:p>03825-495295</text:p>
          </table:table-cell>
          <table:table-cell office:value-type="string" table:style-name="ce1">
            <text:p>SAÑ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2931773703" table:style-name="ce2">
            <text:p>-2.931.773.703</text:p>
          </table:table-cell>
          <table:table-cell office:value-type="float" office:value="-6759827757" table:style-name="ce2">
            <text:p>-6.759.827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700" table:style-name="ce1">
            <text:p>460031700</text:p>
          </table:table-cell>
          <table:table-cell office:value-type="string" table:style-name="ce1">
            <text:p>I.S.F.T. DE NON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L PUEBL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242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ISFTNONOGASTA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93198553271749" table:style-name="ce2">
            <text:p>-293.198.553.271.749</text:p>
          </table:table-cell>
          <table:table-cell office:value-type="float" office:value="-676014864786337" table:style-name="ce2">
            <text:p>-676.014.864.786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800" table:style-name="ce1">
            <text:p>460031800</text:p>
          </table:table-cell>
          <table:table-cell office:value-type="string" table:style-name="ce1">
            <text:p>ESC.N°006 SARGENTO JUAN BAUTISTA CAB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BUENAVENTURA S/N° CHIMA</text:p>
          </table:table-cell>
          <table:table-cell office:value-type="string" table:style-name="ce1">
            <text:p>F5374</text:p>
          </table:table-cell>
          <table:table-cell office:value-type="string" table:style-name="ce1">
            <text:p>03825-490025</text:p>
          </table:table-cell>
          <table:table-cell office:value-type="string" table:style-name="ce1">
            <text:p>VICHI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5009812360964" table:style-name="ce2">
            <text:p>-295.009.812.360.964</text:p>
          </table:table-cell>
          <table:table-cell office:value-type="float" office:value="-675004019631195" table:style-name="ce2">
            <text:p>-675.004.019.631.1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1900" table:style-name="ce1">
            <text:p>460031900</text:p>
          </table:table-cell>
          <table:table-cell office:value-type="string" table:style-name="ce1">
            <text:p>COLEGIO PROVINCIAL DE VINCH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CARLOS SAUL MENEN S/N° LAS PIEDRITAS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142</text:p>
          </table:table-cell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713304" table:style-name="ce2">
            <text:p>-287.713.304</text:p>
          </table:table-cell>
          <table:table-cell office:value-type="float" office:value="-6820874172" table:style-name="ce2">
            <text:p>-6.820.874.1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000" table:style-name="ce1">
            <text:p>460032000</text:p>
          </table:table-cell>
          <table:table-cell office:value-type="string" table:style-name="ce1">
            <text:p>ESC.PROFESIONAL MIX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LAS PIEDRITAS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142</text:p>
          </table:table-cell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2878341124" table:style-name="ce2">
            <text:p>-2.878.341.124</text:p>
          </table:table-cell>
          <table:table-cell office:value-type="float" office:value="-6821080275" table:style-name="ce2">
            <text:p>-6.821.080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100" table:style-name="ce1">
            <text:p>460032100</text:p>
          </table:table-cell>
          <table:table-cell office:value-type="string" table:style-name="ce1">
            <text:p>I.F.D.C. DE VINCH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SAN JOSE DE VINCHINA PUNILLA NORTE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192</text:p>
          </table:table-cell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office:value-type="string" table:style-name="ce1">
            <text:p>ISFDVINCHINA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875899847136" table:style-name="ce2">
            <text:p>-2.875.899.847.136</text:p>
          </table:table-cell>
          <table:table-cell office:value-type="float" office:value="-682060278853666" table:style-name="ce2">
            <text:p>-682.060.278.853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200" table:style-name="ce1">
            <text:p>460032200</text:p>
          </table:table-cell>
          <table:table-cell office:value-type="string" table:style-name="ce1">
            <text:p>ESC.N°073 VICENTE CALDERON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LA PUNILLA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830</text:p>
          </table:table-cell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300" table:style-name="ce1">
            <text:p>460032300</text:p>
          </table:table-cell>
          <table:table-cell office:value-type="string" table:style-name="ce1">
            <text:p>ESC.N°074 PROVINCIA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O JAGUE S/N°</text:p>
          </table:table-cell>
          <table:table-cell office:value-type="string" table:style-name="ce1">
            <text:p>F5359</text:p>
          </table:table-cell>
          <table:table-cell office:value-type="string" table:style-name="ce1">
            <text:p>03825-450101C/P</text:p>
          </table:table-cell>
          <table:table-cell office:value-type="string" table:style-name="ce1">
            <text:p>ALTO JAGUE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545492782479" table:style-name="ce2">
            <text:p>-286.545.492.782.479</text:p>
          </table:table-cell>
          <table:table-cell office:value-type="float" office:value="-684017814272901" table:style-name="ce2">
            <text:p>-684.017.814.272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400" table:style-name="ce1">
            <text:p>460032400</text:p>
          </table:table-cell>
          <table:table-cell office:value-type="string" table:style-name="ce1">
            <text:p>ESC.N°009 HIPOLITO I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ANDINO</text:p>
          </table:table-cell>
          <table:table-cell office:value-type="string" table:style-name="ce1">
            <text:p>F5357</text:p>
          </table:table-cell>
          <table:table-cell office:value-type="string" table:style-name="ce1">
            <text:p>03825-494214</text:p>
          </table:table-cell>
          <table:table-cell office:value-type="string" table:style-name="ce1">
            <text:p>DISTRITO PUEBLO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-2878341124" table:style-name="ce2">
            <text:p>-2.878.341.124</text:p>
          </table:table-cell>
          <table:table-cell office:value-type="float" office:value="-6821080275" table:style-name="ce2">
            <text:p>-6.821.080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500" table:style-name="ce1">
            <text:p>460032500</text:p>
          </table:table-cell>
          <table:table-cell office:value-type="string" table:style-name="ce1">
            <text:p>I.F.D.C. PROF.VICTOR QUINTERO EN GEOGRAF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8 DE NOVIEMBRE S/N° CENTRO</text:p>
          </table:table-cell>
          <table:table-cell office:value-type="string" table:style-name="ce1">
            <text:p>F5355</text:p>
          </table:table-cell>
          <table:table-cell office:value-type="string" table:style-name="ce1">
            <text:p>03825-497032</text:p>
          </table:table-cell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0164432536" table:style-name="ce2">
            <text:p>-290.164.432.536</text:p>
          </table:table-cell>
          <table:table-cell office:value-type="float" office:value="-682274920727" table:style-name="ce2">
            <text:p>-682.274.92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700" table:style-name="ce1">
            <text:p>460032700</text:p>
          </table:table-cell>
          <table:table-cell office:value-type="string" table:style-name="ce1">
            <text:p>ESC.N°110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JAGUE S/N°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BAJO JAGUE</text:p>
          </table:table-cell>
          <table:table-cell office:value-type="string" table:style-name="ce1">
            <text:p>VINCH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397684287189" table:style-name="ce2">
            <text:p>-286.397.684.287.189</text:p>
          </table:table-cell>
          <table:table-cell office:value-type="float" office:value="-683494684748285" table:style-name="ce2">
            <text:p>-683.494.684.748.2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800" table:style-name="ce1">
            <text:p>460032800</text:p>
          </table:table-cell>
          <table:table-cell office:value-type="string" table:style-name="ce1">
            <text:p>ESC.TECNICA AGROPECUARIA-E.M.E.T.A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SAN BARTOLO KM.4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03615500000038" table:style-name="ce2">
            <text:p>-303.615.500.000.038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2900" table:style-name="ce1">
            <text:p>460032900</text:p>
          </table:table-cell>
          <table:table-cell office:value-type="string" table:style-name="ce1">
            <text:p>ESC.N°151 PROVINCIA DE CORRIENTES (DE JORNADA COMPLETA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38 520 ARGENTIN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2130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000" table:style-name="ce1">
            <text:p>460033000</text:p>
          </table:table-cell>
          <table:table-cell office:value-type="string" table:style-name="ce1">
            <text:p>I.F.D.C. PROF.TERESA LUCRECIA CAV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BRIEL LONGUEVILLE 96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2922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IFDCTCAVERO@YAHOO.COM.AR - IFDCTCAVERO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100" table:style-name="ce1">
            <text:p>460033100</text:p>
          </table:table-cell>
          <table:table-cell office:value-type="string" table:style-name="ce1">
            <text:p>ESC.N°294 JOSE DARRAGUEI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ETAM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EL RETAMO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1491271164214" table:style-name="ce2">
            <text:p>-301.491.271.164.214</text:p>
          </table:table-cell>
          <table:table-cell office:value-type="float" office:value="-658653596654162" table:style-name="ce2">
            <text:p>-658.653.596.654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200" table:style-name="ce1">
            <text:p>460033200</text:p>
          </table:table-cell>
          <table:table-cell office:value-type="string" table:style-name="ce1">
            <text:p>I.F.D.C. PROF.MARIA ESTELA BARRERA DE ARTA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ULEVAR SAN MARTIN 665 SAN CAYETANO</text:p>
          </table:table-cell>
          <table:table-cell office:value-type="string" table:style-name="ce1">
            <text:p>F5276</text:p>
          </table:table-cell>
          <table:table-cell office:value-type="string" table:style-name="ce1">
            <text:p>03826-495934</text:p>
          </table:table-cell>
          <table:table-cell office:value-type="string" table:style-name="ce1">
            <text:p>CHAÑ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05410751812484" table:style-name="ce2">
            <text:p>-305.410.751.812.484</text:p>
          </table:table-cell>
          <table:table-cell office:value-type="float" office:value="-659539069371252" table:style-name="ce2">
            <text:p>-659.539.069.371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300" table:style-name="ce1">
            <text:p>460033300</text:p>
          </table:table-cell>
          <table:table-cell office:value-type="string" table:style-name="ce1">
            <text:p>ESC.N°320 HIPOLITO I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LA VERDE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TALA VERDE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5235544521" table:style-name="ce2">
            <text:p>-305.235.544.521</text:p>
          </table:table-cell>
          <table:table-cell office:value-type="float" office:value="-661619221525" table:style-name="ce2">
            <text:p>-661.619.221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400" table:style-name="ce1">
            <text:p>460033400</text:p>
          </table:table-cell>
          <table:table-cell office:value-type="string" table:style-name="ce1">
            <text:p>ESC.N°344 FERNANDO GODO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VIRQUE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EL VIRQUE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5795352102" table:style-name="ce2">
            <text:p>-305.795.352.102</text:p>
          </table:table-cell>
          <table:table-cell office:value-type="float" office:value="-662256986762" table:style-name="ce2">
            <text:p>-662.256.986.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600" table:style-name="ce1">
            <text:p>460033600</text:p>
          </table:table-cell>
          <table:table-cell office:value-type="string" table:style-name="ce1">
            <text:p>ESC.N°321 DR.EDUARDO PEREZ BUL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 LA VAC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POZO DE LA VAC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3801108146102" table:style-name="ce2">
            <text:p>-303.801.108.146.102</text:p>
          </table:table-cell>
          <table:table-cell office:value-type="float" office:value="-656323561224413" table:style-name="ce2">
            <text:p>-656.323.561.224.4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700" table:style-name="ce1">
            <text:p>460033700</text:p>
          </table:table-cell>
          <table:table-cell office:value-type="string" table:style-name="ce1">
            <text:p>ESC.N°1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CION CASTRO BARROS</text:p>
          </table:table-cell>
          <table:table-cell office:value-type="string" table:style-name="ce1">
            <text:p>F5276</text:p>
          </table:table-cell>
          <table:table-cell table:style-name="ce1"/>
          <table:table-cell office:value-type="string" table:style-name="ce1">
            <text:p>CASTRO BARROS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794565015204" table:style-name="ce2">
            <text:p>-305.794.565.015.204</text:p>
          </table:table-cell>
          <table:table-cell office:value-type="float" office:value="-657271228004611" table:style-name="ce2">
            <text:p>-657.271.228.004.6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800" table:style-name="ce1">
            <text:p>460033800</text:p>
          </table:table-cell>
          <table:table-cell office:value-type="string" table:style-name="ce1">
            <text:p>ESC.N°1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UERTA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S HUERTA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5979365919155" table:style-name="ce2">
            <text:p>-305.979.365.919.155</text:p>
          </table:table-cell>
          <table:table-cell office:value-type="float" office:value="-663864491517546" table:style-name="ce2">
            <text:p>-663.864.491.517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3900" table:style-name="ce1">
            <text:p>460033900</text:p>
          </table:table-cell>
          <table:table-cell office:value-type="string" table:style-name="ce1">
            <text:p>ESC.N°2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PATACAL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PACATALA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368421137674" table:style-name="ce2">
            <text:p>-306.368.421.137.674</text:p>
          </table:table-cell>
          <table:table-cell office:value-type="float" office:value="-664385557844786" table:style-name="ce2">
            <text:p>-664.385.557.844.7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000" table:style-name="ce1">
            <text:p>460034000</text:p>
          </table:table-cell>
          <table:table-cell office:value-type="string" table:style-name="ce1">
            <text:p>ESC.N°317 JUAN AGUSTIN MA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SUSPENSION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LA SUSPENSION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087673838" table:style-name="ce2">
            <text:p>-318.087.673.838</text:p>
          </table:table-cell>
          <table:table-cell office:value-type="float" office:value="-659792240003" table:style-name="ce2">
            <text:p>-659.792.24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100" table:style-name="ce1">
            <text:p>460034100</text:p>
          </table:table-cell>
          <table:table-cell office:value-type="string" table:style-name="ce1">
            <text:p>ESC.N°1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HOND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BAJO HOND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837136528556" table:style-name="ce2">
            <text:p>-316.837.136.528.556</text:p>
          </table:table-cell>
          <table:table-cell office:value-type="float" office:value="-660114637130591" table:style-name="ce2">
            <text:p>-660.114.637.130.5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200" table:style-name="ce1">
            <text:p>460034200</text:p>
          </table:table-cell>
          <table:table-cell office:value-type="string" table:style-name="ce1">
            <text:p>ESC.N°3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DEL TIGRE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ISLA DEL TIGRE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194489090906" table:style-name="ce2">
            <text:p>-316.194.489.090.906</text:p>
          </table:table-cell>
          <table:table-cell office:value-type="float" office:value="-658129580243933" table:style-name="ce2">
            <text:p>-658.129.580.243.9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300" table:style-name="ce1">
            <text:p>460034300</text:p>
          </table:table-cell>
          <table:table-cell office:value-type="string" table:style-name="ce1">
            <text:p>ESC.N°187 EL CA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DILL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EL CADILL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8887694838" table:style-name="ce2">
            <text:p>-318.887.694.838</text:p>
          </table:table-cell>
          <table:table-cell office:value-type="float" office:value="-65772563114" table:style-name="ce2">
            <text:p>-65.772.563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400" table:style-name="ce1">
            <text:p>460034400</text:p>
          </table:table-cell>
          <table:table-cell office:value-type="string" table:style-name="ce1">
            <text:p>ESC.N°272 VICENTE LOP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LDECIT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EL BALDECIT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978796677958" table:style-name="ce2">
            <text:p>-318.978.796.677.958</text:p>
          </table:table-cell>
          <table:table-cell office:value-type="float" office:value="-65827395660621" table:style-name="ce2">
            <text:p>-65.827.395.660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500" table:style-name="ce1">
            <text:p>460034500</text:p>
          </table:table-cell>
          <table:table-cell office:value-type="string" table:style-name="ce1">
            <text:p>ESC.N°2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YO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491175</text:p>
          </table:table-cell>
          <table:table-cell office:value-type="string" table:style-name="ce1">
            <text:p>AGUAY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922260583" table:style-name="ce2">
            <text:p>-316.922.260.583</text:p>
          </table:table-cell>
          <table:table-cell office:value-type="float" office:value="-658860390206" table:style-name="ce2">
            <text:p>-658.860.39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600" table:style-name="ce1">
            <text:p>460034600</text:p>
          </table:table-cell>
          <table:table-cell office:value-type="string" table:style-name="ce1">
            <text:p>ESC.N°303 JOSE ANTONIO CAB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VENTANITAS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LAS VENTANITA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973716547" table:style-name="ce2">
            <text:p>-316.973.716.547</text:p>
          </table:table-cell>
          <table:table-cell office:value-type="float" office:value="-657801540473" table:style-name="ce2">
            <text:p>-657.801.540.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700" table:style-name="ce1">
            <text:p>460034700</text:p>
          </table:table-cell>
          <table:table-cell office:value-type="string" table:style-name="ce1">
            <text:p>ESC.N°356 YAPEY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33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LA INDUSTRI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29835238644" table:style-name="ce2">
            <text:p>-31.529.835.238.644</text:p>
          </table:table-cell>
          <table:table-cell office:value-type="float" office:value="-660244718933079" table:style-name="ce2">
            <text:p>-660.244.718.933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800" table:style-name="ce1">
            <text:p>460034800</text:p>
          </table:table-cell>
          <table:table-cell office:value-type="string" table:style-name="ce1">
            <text:p>ESC.N°042 SANTISIMA VIRGEN DEL ROS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SAN SOLAN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4811242123593" table:style-name="ce2">
            <text:p>-314.811.242.123.593</text:p>
          </table:table-cell>
          <table:table-cell office:value-type="float" office:value="-659207860236611" table:style-name="ce2">
            <text:p>-659.207.860.236.6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4900" table:style-name="ce1">
            <text:p>460034900</text:p>
          </table:table-cell>
          <table:table-cell office:value-type="string" table:style-name="ce1">
            <text:p>ESC.N°046 MARIA MERCEDES COUCEI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LOS CORNEJOS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PUESTO LOS CORNEJO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5666942319368" table:style-name="ce2">
            <text:p>-315.666.942.319.368</text:p>
          </table:table-cell>
          <table:table-cell office:value-type="float" office:value="-661952936637998" table:style-name="ce2">
            <text:p>-661.952.936.637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000" table:style-name="ce1">
            <text:p>460035000</text:p>
          </table:table-cell>
          <table:table-cell office:value-type="string" table:style-name="ce1">
            <text:p>ESC.N°112 DELIA DURAN DE GA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NIDIA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491001C/P</text:p>
          </table:table-cell>
          <table:table-cell office:value-type="string" table:style-name="ce1">
            <text:p>VILLA NIDI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926927529" table:style-name="ce2">
            <text:p>-318.926.927.529</text:p>
          </table:table-cell>
          <table:table-cell office:value-type="float" office:value="-660915117721" table:style-name="ce2">
            <text:p>-660.915.117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100" table:style-name="ce1">
            <text:p>460035100</text:p>
          </table:table-cell>
          <table:table-cell office:value-type="string" table:style-name="ce1">
            <text:p>ESC.N°226 MANUEL TEóFILO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DICHOSO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PUESTO DICHOS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212494003395" table:style-name="ce2">
            <text:p>-319.212.494.003.395</text:p>
          </table:table-cell>
          <table:table-cell office:value-type="float" office:value="-665383220231628" table:style-name="ce2">
            <text:p>-665.383.220.231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200" table:style-name="ce1">
            <text:p>460035200</text:p>
          </table:table-cell>
          <table:table-cell office:value-type="string" table:style-name="ce1">
            <text:p>ESC.N°165 PETRONA ROSA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EPRES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LA REPRES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8461570533" table:style-name="ce2">
            <text:p>-318.461.570.533</text:p>
          </table:table-cell>
          <table:table-cell office:value-type="float" office:value="-665523638253" table:style-name="ce2">
            <text:p>-665.523.638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300" table:style-name="ce1">
            <text:p>460035300</text:p>
          </table:table-cell>
          <table:table-cell office:value-type="string" table:style-name="ce1">
            <text:p>ESC.N°119 TTE.PEDRO E.ARAMBUR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30 KM.7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UIZON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4259969525038" table:style-name="ce2">
            <text:p>-304.259.969.525.038</text:p>
          </table:table-cell>
          <table:table-cell office:value-type="float" office:value="-665398013800104" table:style-name="ce2">
            <text:p>-665.398.013.800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400" table:style-name="ce1">
            <text:p>460035400</text:p>
          </table:table-cell>
          <table:table-cell office:value-type="string" table:style-name="ce1">
            <text:p>ESC.N°279 NIÑAS DE AYOHU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SQUIN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ASQUIN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629372108" table:style-name="ce2">
            <text:p>-30.629.372.108</text:p>
          </table:table-cell>
          <table:table-cell office:value-type="float" office:value="-66559354255" table:style-name="ce2">
            <text:p>-66.559.354.2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600" table:style-name="ce1">
            <text:p>460035600</text:p>
          </table:table-cell>
          <table:table-cell office:value-type="string" table:style-name="ce1">
            <text:p>ESC.N°0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CAZAR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ALCAZAR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36458561" table:style-name="ce2">
            <text:p>-3.036.458.561</text:p>
          </table:table-cell>
          <table:table-cell office:value-type="float" office:value="-6654704853" table:style-name="ce2">
            <text:p>-6.654.704.8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700" table:style-name="ce1">
            <text:p>460035700</text:p>
          </table:table-cell>
          <table:table-cell office:value-type="string" table:style-name="ce1">
            <text:p>ESC.N°3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º150 KM.64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REPRESA DE LA PUNT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017296935746" table:style-name="ce2">
            <text:p>-302.017.296.935.746</text:p>
          </table:table-cell>
          <table:table-cell office:value-type="float" office:value="-674540797145984" table:style-name="ce2">
            <text:p>-674.540.797.145.9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800" table:style-name="ce1">
            <text:p>460035800</text:p>
          </table:table-cell>
          <table:table-cell office:value-type="string" table:style-name="ce1">
            <text:p>ESC.N°368 ANGELA DEL ROSARIO DIAZ DE GOR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150 KM.46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PAGANZO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109128857" table:style-name="ce2">
            <text:p>-302.109.128.857</text:p>
          </table:table-cell>
          <table:table-cell office:value-type="float" office:value="-672877280551" table:style-name="ce2">
            <text:p>-672.877.280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5900" table:style-name="ce1">
            <text:p>460035900</text:p>
          </table:table-cell>
          <table:table-cell office:value-type="string" table:style-name="ce1">
            <text:p>ESC.N°296 FRAY CAYETAN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NGO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AGUANGO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44523" table:style-name="ce2">
            <text:p>-3.044.523</text:p>
          </table:table-cell>
          <table:table-cell office:value-type="float" office:value="-67359382" table:style-name="ce2">
            <text:p>-67.359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000" table:style-name="ce1">
            <text:p>460036000</text:p>
          </table:table-cell>
          <table:table-cell office:value-type="string" table:style-name="ce1">
            <text:p>ESC.N°193 JUAN RAMON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ORRE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LA TORRE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2046230125" table:style-name="ce2">
            <text:p>-302.046.230.125</text:p>
          </table:table-cell>
          <table:table-cell office:value-type="float" office:value="-67602338533" table:style-name="ce2">
            <text:p>-67.602.338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100" table:style-name="ce1">
            <text:p>460036100</text:p>
          </table:table-cell>
          <table:table-cell office:value-type="string" table:style-name="ce1">
            <text:p>ESC.N°020 AZUCENA DE LAS MERCEDES BAZAN DE AQUI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°</text:p>
          </table:table-cell>
          <table:table-cell office:value-type="string" table:style-name="ce1">
            <text:p>F5386</text:p>
          </table:table-cell>
          <table:table-cell office:value-type="string" table:style-name="ce1">
            <text:p>0380-4491805</text:p>
          </table:table-cell>
          <table:table-cell office:value-type="string" table:style-name="ce1">
            <text:p>PATQUI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04401067" table:style-name="ce2">
            <text:p>-3.004.401.067</text:p>
          </table:table-cell>
          <table:table-cell office:value-type="float" office:value="-6688076218" table:style-name="ce2">
            <text:p>-6.688.076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200" table:style-name="ce1">
            <text:p>460036200</text:p>
          </table:table-cell>
          <table:table-cell office:value-type="string" table:style-name="ce1">
            <text:p>ESC.N°376 MARIA ANTONIETA NORIEGA DE L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INAS DE BUSTO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SALINA DE BUSTO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578946059239" table:style-name="ce2">
            <text:p>-302.578.946.059.239</text:p>
          </table:table-cell>
          <table:table-cell office:value-type="float" office:value="-676060991282336" table:style-name="ce2">
            <text:p>-676.060.991.282.3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400" table:style-name="ce1">
            <text:p>460036400</text:p>
          </table:table-cell>
          <table:table-cell office:value-type="string" table:style-name="ce1">
            <text:p>ESC.N°3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GUADITAS DE CARRIZAL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S AGUADITA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6089047960928" table:style-name="ce2">
            <text:p>-306.089.047.960.928</text:p>
          </table:table-cell>
          <table:table-cell office:value-type="float" office:value="-666650283060742" table:style-name="ce2">
            <text:p>-666.650.283.060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500" table:style-name="ce1">
            <text:p>460036500</text:p>
          </table:table-cell>
          <table:table-cell office:value-type="string" table:style-name="ce1">
            <text:p>ESC.N°346 GRAL.ANGEL VICENTE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VERDE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BAJO VERDE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3792779783332" table:style-name="ce2">
            <text:p>-303.792.779.783.332</text:p>
          </table:table-cell>
          <table:table-cell office:value-type="float" office:value="-665932179266238" table:style-name="ce2">
            <text:p>-665.932.179.266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600" table:style-name="ce1">
            <text:p>460036600</text:p>
          </table:table-cell>
          <table:table-cell office:value-type="string" table:style-name="ce1">
            <text:p>ESC.N°3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LOMITA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S LOMITA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0433033" table:style-name="ce2">
            <text:p>-3.040.433.033</text:p>
          </table:table-cell>
          <table:table-cell office:value-type="float" office:value="-6657224067" table:style-name="ce2">
            <text:p>-6.657.224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700" table:style-name="ce1">
            <text:p>460036700</text:p>
          </table:table-cell>
          <table:table-cell office:value-type="string" table:style-name="ce1">
            <text:p>ESC.N°168 DE JORNADA COMPLETA CON ORIENT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12</text:p>
          </table:table-cell>
          <table:table-cell office:value-type="string" table:style-name="ce1">
            <text:p>F5384</text:p>
          </table:table-cell>
          <table:table-cell office:value-type="string" table:style-name="ce1">
            <text:p>03826-429687</text:p>
          </table:table-cell>
          <table:table-cell office:value-type="string" table:style-name="ce1">
            <text:p>PUNTA DE LOS LLANO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15428634" table:style-name="ce2">
            <text:p>-3.015.428.634</text:p>
          </table:table-cell>
          <table:table-cell office:value-type="float" office:value="-6654820313" table:style-name="ce2">
            <text:p>-6.654.820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800" table:style-name="ce1">
            <text:p>460036800</text:p>
          </table:table-cell>
          <table:table-cell office:value-type="string" table:style-name="ce1">
            <text:p>ESC.N°171 SAN NICOLAS DE B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RIZAL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CARRIZAL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481703263316" table:style-name="ce2">
            <text:p>-306.481.703.263.316</text:p>
          </table:table-cell>
          <table:table-cell office:value-type="float" office:value="-666749195272301" table:style-name="ce2">
            <text:p>-666.749.195.272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6900" table:style-name="ce1">
            <text:p>460036900</text:p>
          </table:table-cell>
          <table:table-cell office:value-type="string" table:style-name="ce1">
            <text:p>ESC.N°311 DOCTOR MANUEL ANTONIO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9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EL MONTE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4758991083226" table:style-name="ce2">
            <text:p>-304.758.991.083.226</text:p>
          </table:table-cell>
          <table:table-cell office:value-type="float" office:value="-666077764264815" table:style-name="ce2">
            <text:p>-666.077.764.264.8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000" table:style-name="ce1">
            <text:p>460037000</text:p>
          </table:table-cell>
          <table:table-cell office:value-type="string" table:style-name="ce1">
            <text:p>ESC.N°318 CHACHO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7 Y RUTA PCIAL.N°28</text:p>
          </table:table-cell>
          <table:table-cell office:value-type="string" table:style-name="ce1">
            <text:p>F8385</text:p>
          </table:table-cell>
          <table:table-cell table:style-name="ce1"/>
          <table:table-cell office:value-type="string" table:style-name="ce1">
            <text:p>SAN RAMON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046561335265" table:style-name="ce2">
            <text:p>-306.046.561.335.265</text:p>
          </table:table-cell>
          <table:table-cell office:value-type="float" office:value="-669320339804074" table:style-name="ce2">
            <text:p>-669.320.339.804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100" table:style-name="ce1">
            <text:p>460037100</text:p>
          </table:table-cell>
          <table:table-cell office:value-type="string" table:style-name="ce1">
            <text:p>ESC.N°3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ILIA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LA LILI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4939422348" table:style-name="ce2">
            <text:p>-314.939.422.348</text:p>
          </table:table-cell>
          <table:table-cell office:value-type="float" office:value="-661566275122" table:style-name="ce2">
            <text:p>-661.566.275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200" table:style-name="ce1">
            <text:p>460037200</text:p>
          </table:table-cell>
          <table:table-cell office:value-type="string" table:style-name="ce1">
            <text:p>ESC.N°149 ING.JUAN MEL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BRA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EL ABR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4886626505131" table:style-name="ce2">
            <text:p>-314.886.626.505.131</text:p>
          </table:table-cell>
          <table:table-cell office:value-type="float" office:value="-662641489164082" table:style-name="ce2">
            <text:p>-662.641.489.164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0" table:style-name="ce1">
            <text:p>460037300</text:p>
          </table:table-cell>
          <table:table-cell office:value-type="string" table:style-name="ce1">
            <text:p>J.I.N.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FACUNDO QUIROGA S/N° JARDIN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491836</text:p>
          </table:table-cell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5729049663578" table:style-name="ce2">
            <text:p>-315.729.049.663.578</text:p>
          </table:table-cell>
          <table:table-cell office:value-type="float" office:value="-662376163659241" table:style-name="ce2">
            <text:p>-662.376.163.659.2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1" table:style-name="ce1">
            <text:p>460037301</text:p>
          </table:table-cell>
          <table:table-cell office:value-type="string" table:style-name="ce1">
            <text:p>J.I.N. N°3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Y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AGUAY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6922260583" table:style-name="ce2">
            <text:p>-316.922.260.583</text:p>
          </table:table-cell>
          <table:table-cell office:value-type="float" office:value="-658860390206" table:style-name="ce2">
            <text:p>-658.860.390.2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2" table:style-name="ce1">
            <text:p>460037302</text:p>
          </table:table-cell>
          <table:table-cell office:value-type="string" table:style-name="ce1">
            <text:p>J.I.N. N°3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AFAEL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SAN RAFAEL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82564822" table:style-name="ce2">
            <text:p>-3.182.564.822</text:p>
          </table:table-cell>
          <table:table-cell office:value-type="float" office:value="-663765695" table:style-name="ce2">
            <text:p>-663.765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3" table:style-name="ce1">
            <text:p>460037303</text:p>
          </table:table-cell>
          <table:table-cell office:value-type="string" table:style-name="ce1">
            <text:p>J.I.N. N°3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OLAN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SAN SOLAN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481111708" table:style-name="ce2">
            <text:p>-31.481.111.708</text:p>
          </table:table-cell>
          <table:table-cell office:value-type="float" office:value="-659208002133" table:style-name="ce2">
            <text:p>-659.208.002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4" table:style-name="ce1">
            <text:p>460037304</text:p>
          </table:table-cell>
          <table:table-cell office:value-type="string" table:style-name="ce1">
            <text:p>J.I.N. N°3 EXTENSION 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DICHOS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PUESTO DICHOS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92090855" table:style-name="ce2">
            <text:p>-3.192.090.855</text:p>
          </table:table-cell>
          <table:table-cell office:value-type="float" office:value="-6653862798" table:style-name="ce2">
            <text:p>-6.653.862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5" table:style-name="ce1">
            <text:p>460037305</text:p>
          </table:table-cell>
          <table:table-cell office:value-type="string" table:style-name="ce1">
            <text:p>J.I.N. N°3 EXTENSION 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ILOMETRO 14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KILOMETRO 14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3161900005062" table:style-name="ce2">
            <text:p>-313.161.900.005.062</text:p>
          </table:table-cell>
          <table:table-cell office:value-type="float" office:value="-662618062403942" table:style-name="ce2">
            <text:p>-662.618.062.403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306" table:style-name="ce1">
            <text:p>460037306</text:p>
          </table:table-cell>
          <table:table-cell office:value-type="string" table:style-name="ce1">
            <text:p>J.I.N. Nº3 EXTENSION 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ATRO ESQUINA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CUATRO ESQUINA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7999992" table:style-name="ce2">
            <text:p>-317.999.992</text:p>
          </table:table-cell>
          <table:table-cell office:value-type="float" office:value="-658666687" table:style-name="ce2">
            <text:p>-658.666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400" table:style-name="ce1">
            <text:p>460037400</text:p>
          </table:table-cell>
          <table:table-cell office:value-type="string" table:style-name="ce1">
            <text:p>ESC.N°3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ENTRE RIO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9947211812" table:style-name="ce2">
            <text:p>-319.947.211.812</text:p>
          </table:table-cell>
          <table:table-cell office:value-type="float" office:value="-663572564783" table:style-name="ce2">
            <text:p>-663.572.564.7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500" table:style-name="ce1">
            <text:p>460037500</text:p>
          </table:table-cell>
          <table:table-cell office:value-type="string" table:style-name="ce1">
            <text:p>ESC.N°3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EPRESIT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LA REPRESIT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035262074" table:style-name="ce2">
            <text:p>-318.035.262.074</text:p>
          </table:table-cell>
          <table:table-cell office:value-type="float" office:value="-665255863688" table:style-name="ce2">
            <text:p>-665.255.863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600" table:style-name="ce1">
            <text:p>460037600</text:p>
          </table:table-cell>
          <table:table-cell office:value-type="string" table:style-name="ce1">
            <text:p>ESC.N°148 FRANCISCA CEBALLOS DE AZCUR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DE ISAAC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CORRAL DE ISAAC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401059518123" table:style-name="ce2">
            <text:p>-319.401.059.518.123</text:p>
          </table:table-cell>
          <table:table-cell office:value-type="float" office:value="-663921262729398" table:style-name="ce2">
            <text:p>-663.921.262.729.3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700" table:style-name="ce1">
            <text:p>460037700</text:p>
          </table:table-cell>
          <table:table-cell office:value-type="string" table:style-name="ce1">
            <text:p>ESC.N°116 HORTENCIA OLIVERA DE MERC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VA ESPERANZA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NUEVA ESPERANZ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9207535241676" table:style-name="ce2">
            <text:p>-319.207.535.241.676</text:p>
          </table:table-cell>
          <table:table-cell office:value-type="float" office:value="-66234856566573" table:style-name="ce2">
            <text:p>-66.234.856.566.5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800" table:style-name="ce1">
            <text:p>460037800</text:p>
          </table:table-cell>
          <table:table-cell office:value-type="string" table:style-name="ce1">
            <text:p>ESC.N°2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UEN RETIR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EL BUEN RETIR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7912547816855" table:style-name="ce2">
            <text:p>-317.912.547.816.855</text:p>
          </table:table-cell>
          <table:table-cell office:value-type="float" office:value="-662054055868032" table:style-name="ce2">
            <text:p>-662.054.055.868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7900" table:style-name="ce1">
            <text:p>460037900</text:p>
          </table:table-cell>
          <table:table-cell office:value-type="string" table:style-name="ce1">
            <text:p>ESC.N°283 DAMAS MENDOC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LDE DE LA VIUDA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EL BALDE DE LA VIUD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654047561" table:style-name="ce2">
            <text:p>-318.654.047.561</text:p>
          </table:table-cell>
          <table:table-cell office:value-type="float" office:value="-664693505548" table:style-name="ce2">
            <text:p>-664.693.505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000" table:style-name="ce1">
            <text:p>460038000</text:p>
          </table:table-cell>
          <table:table-cell office:value-type="string" table:style-name="ce1">
            <text:p>ESC.N°288 DR.JOSE ANTONIO SAEN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LOMIT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 LOMITA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9200754045" table:style-name="ce2">
            <text:p>-319.200.754.045</text:p>
          </table:table-cell>
          <table:table-cell office:value-type="float" office:value="-664661380947" table:style-name="ce2">
            <text:p>-664.661.380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100" table:style-name="ce1">
            <text:p>460038100</text:p>
          </table:table-cell>
          <table:table-cell office:value-type="string" table:style-name="ce1">
            <text:p>ESC.N°1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EMPRE VERDE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SIEMPRE VERDE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610475338089" table:style-name="ce2">
            <text:p>-316.610.475.338.089</text:p>
          </table:table-cell>
          <table:table-cell office:value-type="float" office:value="-662030089949861" table:style-name="ce2">
            <text:p>-662.030.089.949.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200" table:style-name="ce1">
            <text:p>460038200</text:p>
          </table:table-cell>
          <table:table-cell office:value-type="string" table:style-name="ce1">
            <text:p>ESC.N°094 EDUARDO DE LA FUE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AFAEL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SAN RAFAEL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2612792" table:style-name="ce2">
            <text:p>-3.182.612.792</text:p>
          </table:table-cell>
          <table:table-cell office:value-type="float" office:value="-6637660437" table:style-name="ce2">
            <text:p>-6.637.660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300" table:style-name="ce1">
            <text:p>460038300</text:p>
          </table:table-cell>
          <table:table-cell office:value-type="string" table:style-name="ce1">
            <text:p>ESC.N°3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S DE MAYO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TRES DE MAYO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405931105" table:style-name="ce2">
            <text:p>-318.405.931.105</text:p>
          </table:table-cell>
          <table:table-cell office:value-type="float" office:value="-661377179618" table:style-name="ce2">
            <text:p>-661.377.179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400" table:style-name="ce1">
            <text:p>460038400</text:p>
          </table:table-cell>
          <table:table-cell office:value-type="string" table:style-name="ce1">
            <text:p>ESC.N°2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ONSULT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 CONSULT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221555066049" table:style-name="ce2">
            <text:p>-316.221.555.066.049</text:p>
          </table:table-cell>
          <table:table-cell office:value-type="float" office:value="-665187103373728" table:style-name="ce2">
            <text:p>-665.187.103.373.7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500" table:style-name="ce1">
            <text:p>460038500</text:p>
          </table:table-cell>
          <table:table-cell office:value-type="string" table:style-name="ce1">
            <text:p>ESC.N°2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IVISADERO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EL DIVISADER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7265516713787" table:style-name="ce2">
            <text:p>-317.265.516.713.787</text:p>
          </table:table-cell>
          <table:table-cell office:value-type="float" office:value="-667576049414336" table:style-name="ce2">
            <text:p>-667.576.049.414.3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600" table:style-name="ce1">
            <text:p>460038600</text:p>
          </table:table-cell>
          <table:table-cell office:value-type="string" table:style-name="ce1">
            <text:p>ESC.N°096 17 DE AGOSTO DE 18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JARILL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LA JARILL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4838311681" table:style-name="ce2">
            <text:p>-314.838.311.681</text:p>
          </table:table-cell>
          <table:table-cell office:value-type="float" office:value="-663943794013" table:style-name="ce2">
            <text:p>-663.943.794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700" table:style-name="ce1">
            <text:p>460038700</text:p>
          </table:table-cell>
          <table:table-cell office:value-type="string" table:style-name="ce1">
            <text:p>ESC.AGROTECNICA VIRGEN DE LA MERCE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OTORAL</text:p>
          </table:table-cell>
          <table:table-cell office:value-type="string" table:style-name="ce1">
            <text:p>F5471</text:p>
          </table:table-cell>
          <table:table-cell office:value-type="string" table:style-name="ce1">
            <text:p>03821-420120C/P</text:p>
          </table:table-cell>
          <table:table-cell office:value-type="string" table:style-name="ce1">
            <text:p>EL TOTORAL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1710431838" table:style-name="ce2">
            <text:p>-31.710.431.838</text:p>
          </table:table-cell>
          <table:table-cell office:value-type="float" office:value="-664059608882" table:style-name="ce2">
            <text:p>-664.059.608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800" table:style-name="ce1">
            <text:p>460038800</text:p>
          </table:table-cell>
          <table:table-cell office:value-type="string" table:style-name="ce1">
            <text:p>ESC.N°180 ELVA ANGELA AGUILAR DE AGUI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986338984949" table:style-name="ce2">
            <text:p>-316.986.338.984.949</text:p>
          </table:table-cell>
          <table:table-cell office:value-type="float" office:value="-66485009715308" table:style-name="ce2">
            <text:p>-66.485.009.715.3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8900" table:style-name="ce1">
            <text:p>460038900</text:p>
          </table:table-cell>
          <table:table-cell office:value-type="string" table:style-name="ce1">
            <text:p>ESC.N°099 MAESTRO ANGEL MANUEL GRAN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ISIDRO S/N°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883109605" table:style-name="ce2">
            <text:p>-317.883.109.605</text:p>
          </table:table-cell>
          <table:table-cell office:value-type="float" office:value="-663249300585" table:style-name="ce2">
            <text:p>-663.249.300.5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000" table:style-name="ce1">
            <text:p>460039000</text:p>
          </table:table-cell>
          <table:table-cell office:value-type="string" table:style-name="ce1">
            <text:p>ESC.N°097 NELLY CABRAL DE AGUI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AL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6144665645" table:style-name="ce2">
            <text:p>-316.144.665.645</text:p>
          </table:table-cell>
          <table:table-cell office:value-type="float" office:value="-664251427808" table:style-name="ce2">
            <text:p>-664.251.427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100" table:style-name="ce1">
            <text:p>460039100</text:p>
          </table:table-cell>
          <table:table-cell office:value-type="string" table:style-name="ce1">
            <text:p>ESC.N°1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 BLANC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AGUA BLANC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0355725" table:style-name="ce2">
            <text:p>-3.170.355.725</text:p>
          </table:table-cell>
          <table:table-cell office:value-type="float" office:value="-6628554346" table:style-name="ce2">
            <text:p>-6.628.554.3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200" table:style-name="ce1">
            <text:p>460039200</text:p>
          </table:table-cell>
          <table:table-cell office:value-type="string" table:style-name="ce1">
            <text:p>ESC.N°0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9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EL TOTORAL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7098958082" table:style-name="ce2">
            <text:p>-317.098.958.082</text:p>
          </table:table-cell>
          <table:table-cell office:value-type="float" office:value="-664059093416" table:style-name="ce2">
            <text:p>-664.059.093.4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400" table:style-name="ce1">
            <text:p>460039400</text:p>
          </table:table-cell>
          <table:table-cell office:value-type="string" table:style-name="ce1">
            <text:p>ESC.N°115 MARIA TERESITA AZCUR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LLAN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 CALLAN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6601040342985" table:style-name="ce2">
            <text:p>-316.601.040.342.985</text:p>
          </table:table-cell>
          <table:table-cell office:value-type="float" office:value="-663592974540693" table:style-name="ce2">
            <text:p>-663.592.974.540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500" table:style-name="ce1">
            <text:p>460039500</text:p>
          </table:table-cell>
          <table:table-cell office:value-type="string" table:style-name="ce1">
            <text:p>ESC.N°2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RDON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EL CARDON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9474816" table:style-name="ce2">
            <text:p>-3.159.474.816</text:p>
          </table:table-cell>
          <table:table-cell office:value-type="float" office:value="-6633032797" table:style-name="ce2">
            <text:p>-6.633.032.7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600" table:style-name="ce1">
            <text:p>460039600</text:p>
          </table:table-cell>
          <table:table-cell office:value-type="string" table:style-name="ce1">
            <text:p>ESC.N°1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O BAYO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ALTO BAY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5781377555" table:style-name="ce2">
            <text:p>-315.781.377.555</text:p>
          </table:table-cell>
          <table:table-cell office:value-type="float" office:value="-665086632411" table:style-name="ce2">
            <text:p>-665.086.632.4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700" table:style-name="ce1">
            <text:p>460039700</text:p>
          </table:table-cell>
          <table:table-cell office:value-type="string" table:style-name="ce1">
            <text:p>ESC.N°163 MARIA MERCEDES ACHAVAL DE GODO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LE HERMOSO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VALLE HERMOS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6183667593177" table:style-name="ce2">
            <text:p>-316.183.667.593.177</text:p>
          </table:table-cell>
          <table:table-cell office:value-type="float" office:value="-666022357068766" table:style-name="ce2">
            <text:p>-666.022.357.068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800" table:style-name="ce1">
            <text:p>460039800</text:p>
          </table:table-cell>
          <table:table-cell office:value-type="string" table:style-name="ce1">
            <text:p>ESC.N°016 JUAN RAMIREZ DE VELAS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CHEPES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2614006294051" table:style-name="ce2">
            <text:p>-312.614.006.294.051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39900" table:style-name="ce1">
            <text:p>460039900</text:p>
          </table:table-cell>
          <table:table-cell office:value-type="string" table:style-name="ce1">
            <text:p>ESC.N°1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141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1784252" table:style-name="ce2">
            <text:p>-3.131.784.252</text:p>
          </table:table-cell>
          <table:table-cell office:value-type="float" office:value="-6647190518" table:style-name="ce2">
            <text:p>-6.647.190.5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000" table:style-name="ce1">
            <text:p>460040000</text:p>
          </table:table-cell>
          <table:table-cell office:value-type="string" table:style-name="ce1">
            <text:p>ESC.N°120 MAESTRA DE LA PAT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9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ATILES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755954238126" table:style-name="ce2">
            <text:p>-30.755.954.238.126</text:p>
          </table:table-cell>
          <table:table-cell office:value-type="float" office:value="-666682617387873" table:style-name="ce2">
            <text:p>-666.682.617.387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100" table:style-name="ce1">
            <text:p>460040100</text:p>
          </table:table-cell>
          <table:table-cell office:value-type="string" table:style-name="ce1">
            <text:p>ESC.N°0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8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OMA LARG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8080284964" table:style-name="ce2">
            <text:p>-308.080.284.964</text:p>
          </table:table-cell>
          <table:table-cell office:value-type="float" office:value="-666008174733" table:style-name="ce2">
            <text:p>-666.008.174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200" table:style-name="ce1">
            <text:p>460040200</text:p>
          </table:table-cell>
          <table:table-cell office:value-type="string" table:style-name="ce1">
            <text:p>ESC.N°315 DR.TEODORO SANCHEZ DE BUSTAM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31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UNQUILLAL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817923951" table:style-name="ce2">
            <text:p>-307.817.923.951</text:p>
          </table:table-cell>
          <table:table-cell office:value-type="float" office:value="-663607543386" table:style-name="ce2">
            <text:p>-663.607.543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300" table:style-name="ce1">
            <text:p>460040300</text:p>
          </table:table-cell>
          <table:table-cell office:value-type="string" table:style-name="ce1">
            <text:p>ESC.N°3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DE LAS CAÑA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RIO DE LAS CAÑAS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410734435823" table:style-name="ce2">
            <text:p>-309.410.734.435.823</text:p>
          </table:table-cell>
          <table:table-cell office:value-type="float" office:value="-666239379209282" table:style-name="ce2">
            <text:p>-666.239.379.209.2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400" table:style-name="ce1">
            <text:p>460040400</text:p>
          </table:table-cell>
          <table:table-cell office:value-type="string" table:style-name="ce1">
            <text:p>ESC.N°275 OLEGARIO VICTOR ANDRA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RONG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EL PORONG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973163071335" table:style-name="ce2">
            <text:p>-30.973.163.071.335</text:p>
          </table:table-cell>
          <table:table-cell office:value-type="float" office:value="-665688487257008" table:style-name="ce2">
            <text:p>-665.688.487.257.0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500" table:style-name="ce1">
            <text:p>460040500</text:p>
          </table:table-cell>
          <table:table-cell office:value-type="string" table:style-name="ce1">
            <text:p>ESC.N°183 EL CHACH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BARRANCAS</text:p>
          </table:table-cell>
          <table:table-cell office:value-type="string" table:style-name="ce1">
            <text:p>F5475</text:p>
          </table:table-cell>
          <table:table-cell table:style-name="ce1"/>
          <table:table-cell office:value-type="string" table:style-name="ce1">
            <text:p>LAS BARRANCAS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666251" table:style-name="ce2">
            <text:p>-309.666.251</text:p>
          </table:table-cell>
          <table:table-cell office:value-type="float" office:value="-6687625029" table:style-name="ce2">
            <text:p>-6.687.625.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600" table:style-name="ce1">
            <text:p>460040600</text:p>
          </table:table-cell>
          <table:table-cell office:value-type="string" table:style-name="ce1">
            <text:p>ESC.N°2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DEO GRAND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RODEO GRANDE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1598265548472" table:style-name="ce2">
            <text:p>-311.598.265.548.472</text:p>
          </table:table-cell>
          <table:table-cell office:value-type="float" office:value="-666820795930314" table:style-name="ce2">
            <text:p>-666.820.795.930.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700" table:style-name="ce1">
            <text:p>460040700</text:p>
          </table:table-cell>
          <table:table-cell office:value-type="string" table:style-name="ce1">
            <text:p>ESC.N°310 DR.ESTEBAN A.GASC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7070474" table:style-name="ce2">
            <text:p>-3.077.070.474</text:p>
          </table:table-cell>
          <table:table-cell office:value-type="float" office:value="-6696001978" table:style-name="ce2">
            <text:p>-6.696.001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800" table:style-name="ce1">
            <text:p>460040800</text:p>
          </table:table-cell>
          <table:table-cell office:value-type="string" table:style-name="ce1">
            <text:p>ESC.N°105 ANFILOQUIA VELARDEZ DE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ANI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UANI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263996527661" table:style-name="ce2">
            <text:p>-309.263.996.527.661</text:p>
          </table:table-cell>
          <table:table-cell office:value-type="float" office:value="-665164787421019" table:style-name="ce2">
            <text:p>-665.164.787.421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0900" table:style-name="ce1">
            <text:p>460040900</text:p>
          </table:table-cell>
          <table:table-cell office:value-type="string" table:style-name="ce1">
            <text:p>JARDIN DE INFANTES N°08 JEAN PIAG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JARDIN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0-4429137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3373192046648" table:style-name="ce2">
            <text:p>-313.373.192.046.648</text:p>
          </table:table-cell>
          <table:table-cell office:value-type="float" office:value="-665951495394514" table:style-name="ce2">
            <text:p>-665.951.495.394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000" table:style-name="ce1">
            <text:p>460041000</text:p>
          </table:table-cell>
          <table:table-cell office:value-type="string" table:style-name="ce1">
            <text:p>ESC.N°161 DR.FRANCISCO BAIGOR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FACUNDO QUIROGA S/N°</text:p>
          </table:table-cell>
          <table:table-cell office:value-type="string" table:style-name="ce1">
            <text:p>F5474</text:p>
          </table:table-cell>
          <table:table-cell table:style-name="ce1"/>
          <table:table-cell office:value-type="string" table:style-name="ce1">
            <text:p>DESIDERIO TELL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21099606" table:style-name="ce2">
            <text:p>-3.121.099.606</text:p>
          </table:table-cell>
          <table:table-cell office:value-type="float" office:value="-6631674316" table:style-name="ce2">
            <text:p>-6.631.674.3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100" table:style-name="ce1">
            <text:p>460041100</text:p>
          </table:table-cell>
          <table:table-cell office:value-type="string" table:style-name="ce1">
            <text:p>ESC.N°3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EL TOTORAL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EL TOTORAL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0928983" table:style-name="ce2">
            <text:p>-3.120.928.983</text:p>
          </table:table-cell>
          <table:table-cell office:value-type="float" office:value="-664644613" table:style-name="ce2">
            <text:p>-664.644.6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200" table:style-name="ce1">
            <text:p>460041200</text:p>
          </table:table-cell>
          <table:table-cell office:value-type="string" table:style-name="ce1">
            <text:p>ESCUELA ESPECIAL N°005 ROBERTO SAU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OMINGO PERON S/Nº 3 DE JULIO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132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1339076851887" table:style-name="ce2">
            <text:p>-31.339.076.851.887</text:p>
          </table:table-cell>
          <table:table-cell office:value-type="float" office:value="-66595893386138" table:style-name="ce2">
            <text:p>-66.595.893.386.1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0" table:style-name="ce1">
            <text:p>460041300</text:p>
          </table:table-cell>
          <table:table-cell office:value-type="string" table:style-name="ce1">
            <text:p>J.I.N. N°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VERA PEÑALOZA 37 14 DE MAYO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026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3371047591217" table:style-name="ce2">
            <text:p>-313.371.047.591.217</text:p>
          </table:table-cell>
          <table:table-cell office:value-type="float" office:value="-665939208027947" table:style-name="ce2">
            <text:p>-665.939.208.027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1" table:style-name="ce1">
            <text:p>460041301</text:p>
          </table:table-cell>
          <table:table-cell office:value-type="string" table:style-name="ce1">
            <text:p>J.I.N. N°5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CASAN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VILLA CASAN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1127895301915" table:style-name="ce2">
            <text:p>-311.127.895.301.915</text:p>
          </table:table-cell>
          <table:table-cell office:value-type="float" office:value="-665518090516795" table:style-name="ce2">
            <text:p>-665.518.090.516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2" table:style-name="ce1">
            <text:p>460041302</text:p>
          </table:table-cell>
          <table:table-cell office:value-type="string" table:style-name="ce1">
            <text:p>J.I.N. N°5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OTORAL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EL TOTORAL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17098479099351" table:style-name="ce2">
            <text:p>-317.098.479.099.351</text:p>
          </table:table-cell>
          <table:table-cell office:value-type="float" office:value="-664058488929021" table:style-name="ce2">
            <text:p>-664.058.488.929.0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3" table:style-name="ce1">
            <text:p>460041303</text:p>
          </table:table-cell>
          <table:table-cell office:value-type="string" table:style-name="ce1">
            <text:p>J.I.N. N°5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026</text:p>
          </table:table-cell>
          <table:table-cell office:value-type="string" table:style-name="ce1">
            <text:p>DESIDERIO TELL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21112136" table:style-name="ce2">
            <text:p>-3.121.112.136</text:p>
          </table:table-cell>
          <table:table-cell office:value-type="float" office:value="-6631650478" table:style-name="ce2">
            <text:p>-6.631.650.4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4" table:style-name="ce1">
            <text:p>460041304</text:p>
          </table:table-cell>
          <table:table-cell office:value-type="string" table:style-name="ce1">
            <text:p>J.I.N. N°5 EXTENSION 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 DE LAS TOSCAS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S TOSCA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7463276152674" table:style-name="ce2">
            <text:p>-317.463.276.152.674</text:p>
          </table:table-cell>
          <table:table-cell office:value-type="float" office:value="-66757649132564" table:style-name="ce2">
            <text:p>-66.757.649.132.5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305" table:style-name="ce1">
            <text:p>460041305</text:p>
          </table:table-cell>
          <table:table-cell office:value-type="string" table:style-name="ce1">
            <text:p>J.I.N. N°5 EXTENSION 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ÑOQUEV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ÑOQUEVE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20798259" table:style-name="ce2">
            <text:p>-3.120.798.259</text:p>
          </table:table-cell>
          <table:table-cell office:value-type="float" office:value="-6674919405" table:style-name="ce2">
            <text:p>-6.674.919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400" table:style-name="ce1">
            <text:p>460041400</text:p>
          </table:table-cell>
          <table:table-cell office:value-type="string" table:style-name="ce1">
            <text:p>I.S.F.T. EN SALUD RU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FACUNDO QUIROGA S/N° CENTRO</text:p>
          </table:table-cell>
          <table:table-cell office:value-type="string" table:style-name="ce1">
            <text:p>F5474</text:p>
          </table:table-cell>
          <table:table-cell office:value-type="string" table:style-name="ce1">
            <text:p>03821-492003</text:p>
          </table:table-cell>
          <table:table-cell office:value-type="string" table:style-name="ce1">
            <text:p>DESIDERIO TELL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2066329991853" table:style-name="ce2">
            <text:p>-312.066.329.991.853</text:p>
          </table:table-cell>
          <table:table-cell office:value-type="float" office:value="-66316813094767" table:style-name="ce2">
            <text:p>-66.316.813.094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500" table:style-name="ce1">
            <text:p>460041500</text:p>
          </table:table-cell>
          <table:table-cell office:value-type="string" table:style-name="ce1">
            <text:p>I.S.F.T. BRIGADIER JUAN F.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9 DE JULIO S/N°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0302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office:value-type="string" table:style-name="ce1">
            <text:p>ISFT_BROMATOLOGIA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13351719416637" table:style-name="ce2">
            <text:p>-313.351.719.416.637</text:p>
          </table:table-cell>
          <table:table-cell office:value-type="float" office:value="-665970411837217" table:style-name="ce2">
            <text:p>-665.970.411.837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600" table:style-name="ce1">
            <text:p>460041600</text:p>
          </table:table-cell>
          <table:table-cell office:value-type="string" table:style-name="ce1">
            <text:p>I.F.D.C. EN LENGUA E HISTO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S/N° KOLPING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3356785895761" table:style-name="ce2">
            <text:p>-313.356.785.895.761</text:p>
          </table:table-cell>
          <table:table-cell office:value-type="float" office:value="-665962933064088" table:style-name="ce2">
            <text:p>-665.962.933.064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700" table:style-name="ce1">
            <text:p>460041700</text:p>
          </table:table-cell>
          <table:table-cell office:value-type="string" table:style-name="ce1">
            <text:p>COLEGIO SECUNDARIO ARIEL RAMIREZ(ESC.DE ENSEÑANZA ARTIST.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GEL HUGO LLANOS S/N CENTRO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800" table:style-name="ce1">
            <text:p>460041800</text:p>
          </table:table-cell>
          <table:table-cell office:value-type="string" table:style-name="ce1">
            <text:p>ESC.N°2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10355146" table:style-name="ce2">
            <text:p>-3.110.355.146</text:p>
          </table:table-cell>
          <table:table-cell office:value-type="float" office:value="-658655371" table:style-name="ce2">
            <text:p>-658.655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1900" table:style-name="ce1">
            <text:p>460041900</text:p>
          </table:table-cell>
          <table:table-cell office:value-type="string" table:style-name="ce1">
            <text:p>ESC.N°222 HERIBERTO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828937585458" table:style-name="ce2">
            <text:p>-308.828.937.585.458</text:p>
          </table:table-cell>
          <table:table-cell office:value-type="float" office:value="-661954614797033" table:style-name="ce2">
            <text:p>-661.954.614.797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000" table:style-name="ce1">
            <text:p>460042000</text:p>
          </table:table-cell>
          <table:table-cell office:value-type="string" table:style-name="ce1">
            <text:p>ESC.N°087 SERGIO SIMEON ROSA S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ANICES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LOS ALANIZ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79754426" table:style-name="ce2">
            <text:p>-3.079.754.426</text:p>
          </table:table-cell>
          <table:table-cell office:value-type="float" office:value="-6598694537" table:style-name="ce2">
            <text:p>-6.598.694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100" table:style-name="ce1">
            <text:p>460042100</text:p>
          </table:table-cell>
          <table:table-cell office:value-type="string" table:style-name="ce1">
            <text:p>ESC.N°1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FRAILE S/Nº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EL FRAILE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06224058" table:style-name="ce2">
            <text:p>-3.106.224.058</text:p>
          </table:table-cell>
          <table:table-cell office:value-type="float" office:value="-6594083777" table:style-name="ce2">
            <text:p>-6.594.083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200" table:style-name="ce1">
            <text:p>460042200</text:p>
          </table:table-cell>
          <table:table-cell office:value-type="string" table:style-name="ce1">
            <text:p>ESC.N°3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IPIERA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A RIPIEDR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3037112" table:style-name="ce2">
            <text:p>-3.133.037.112</text:p>
          </table:table-cell>
          <table:table-cell office:value-type="float" office:value="-6600565729" table:style-name="ce2">
            <text:p>-6.600.565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300" table:style-name="ce1">
            <text:p>460042300</text:p>
          </table:table-cell>
          <table:table-cell office:value-type="string" table:style-name="ce1">
            <text:p>ESC.N°2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DITA DE LOS PERALTA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AGUADITA DE LOS PERALT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7758302045" table:style-name="ce2">
            <text:p>-307.758.302.045</text:p>
          </table:table-cell>
          <table:table-cell office:value-type="float" office:value="-662476097097" table:style-name="ce2">
            <text:p>-662.476.097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400" table:style-name="ce1">
            <text:p>460042400</text:p>
          </table:table-cell>
          <table:table-cell office:value-type="string" table:style-name="ce1">
            <text:p>C.E.J.A. CENTRO EDUCATIVO DE JOV.Y ADULTO JUAN SIMON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36 SAN CAYETAN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office:value-type="string" table:style-name="ce1">
            <text:p>CEJAMILAGRO6@GHOT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10087747743317" table:style-name="ce2">
            <text:p>-310.087.747.743.317</text:p>
          </table:table-cell>
          <table:table-cell office:value-type="float" office:value="-659941798324513" table:style-name="ce2">
            <text:p>-659.941.798.324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500" table:style-name="ce1">
            <text:p>460042500</text:p>
          </table:table-cell>
          <table:table-cell office:value-type="string" table:style-name="ce1">
            <text:p>ESC.N°1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ISLA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A ISL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2317279345907" table:style-name="ce2">
            <text:p>-312.317.279.345.907</text:p>
          </table:table-cell>
          <table:table-cell office:value-type="float" office:value="-65961638439511" table:style-name="ce2">
            <text:p>-65.961.638.439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600" table:style-name="ce1">
            <text:p>460042600</text:p>
          </table:table-cell>
          <table:table-cell office:value-type="string" table:style-name="ce1">
            <text:p>ESC.N°09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ELLOS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OS TELLO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6789949" table:style-name="ce2">
            <text:p>-3.096.789.949</text:p>
          </table:table-cell>
          <table:table-cell office:value-type="float" office:value="-6593517949" table:style-name="ce2">
            <text:p>-6.593.517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700" table:style-name="ce1">
            <text:p>460042700</text:p>
          </table:table-cell>
          <table:table-cell office:value-type="string" table:style-name="ce1">
            <text:p>ESC.N°2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ORTADERAS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LAS CORTADERA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489372866592" table:style-name="ce2">
            <text:p>-310.489.372.866.592</text:p>
          </table:table-cell>
          <table:table-cell office:value-type="float" office:value="-664357570677906" table:style-name="ce2">
            <text:p>-664.357.570.677.9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800" table:style-name="ce1">
            <text:p>460042800</text:p>
          </table:table-cell>
          <table:table-cell office:value-type="string" table:style-name="ce1">
            <text:p>I.S.F.T. EN PRODUCCION AGROPECU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09548475839715" table:style-name="ce2">
            <text:p>-309.548.475.839.715</text:p>
          </table:table-cell>
          <table:table-cell office:value-type="float" office:value="-662201270834079" table:style-name="ce2">
            <text:p>-662.201.270.834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2900" table:style-name="ce1">
            <text:p>460042900</text:p>
          </table:table-cell>
          <table:table-cell office:value-type="string" table:style-name="ce1">
            <text:p>C.E.J.A. CENTRO EDUCATIVO DE JOV.Y ADULTOS (EX.BACHILLERATO P/AD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CENTRO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095528154" table:style-name="ce2">
            <text:p>-3.095.528.154</text:p>
          </table:table-cell>
          <table:table-cell office:value-type="float" office:value="-6621768617" table:style-name="ce2">
            <text:p>-6.621.768.6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000" table:style-name="ce1">
            <text:p>460043000</text:p>
          </table:table-cell>
          <table:table-cell office:value-type="string" table:style-name="ce1">
            <text:p>COLEGIO PROVINCIAL DE CATU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LAS PIEDRITAS</text:p>
          </table:table-cell>
          <table:table-cell office:value-type="string" table:style-name="ce1">
            <text:p>F5275</text:p>
          </table:table-cell>
          <table:table-cell office:value-type="string" table:style-name="ce1">
            <text:p>03826-496309</text:p>
          </table:table-cell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5535837" table:style-name="ce2">
            <text:p>-3.095.535.837</text:p>
          </table:table-cell>
          <table:table-cell office:value-type="float" office:value="-6621854337" table:style-name="ce2">
            <text:p>-6.621.854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100" table:style-name="ce1">
            <text:p>460043100</text:p>
          </table:table-cell>
          <table:table-cell office:value-type="string" table:style-name="ce1">
            <text:p>ESC.N°1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Y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 PLAY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994407447" table:style-name="ce2">
            <text:p>-309.994.407.447</text:p>
          </table:table-cell>
          <table:table-cell office:value-type="float" office:value="-664629152313" table:style-name="ce2">
            <text:p>-664.629.152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200" table:style-name="ce1">
            <text:p>460043200</text:p>
          </table:table-cell>
          <table:table-cell office:value-type="string" table:style-name="ce1">
            <text:p>ESC.N°101 ROSENDO ROM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DORADA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LA DORAD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0378872697" table:style-name="ce2">
            <text:p>-310.378.872.697</text:p>
          </table:table-cell>
          <table:table-cell office:value-type="float" office:value="-663091780861" table:style-name="ce2">
            <text:p>-663.091.780.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300" table:style-name="ce1">
            <text:p>460043300</text:p>
          </table:table-cell>
          <table:table-cell office:value-type="string" table:style-name="ce1">
            <text:p>ESC.N°156 DIRECTORA VITALIA B.DE LLANOS 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BIL</text:p>
          </table:table-cell>
          <table:table-cell office:value-type="string" table:style-name="ce1">
            <text:p>F5475</text:p>
          </table:table-cell>
          <table:table-cell office:value-type="string" table:style-name="ce1">
            <text:p>03826-496054C/P</text:p>
          </table:table-cell>
          <table:table-cell office:value-type="string" table:style-name="ce1">
            <text:p>AMBIL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13010935" table:style-name="ce2">
            <text:p>-3.113.010.935</text:p>
          </table:table-cell>
          <table:table-cell office:value-type="float" office:value="-6634537046" table:style-name="ce2">
            <text:p>-6.634.537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400" table:style-name="ce1">
            <text:p>460043400</text:p>
          </table:table-cell>
          <table:table-cell office:value-type="string" table:style-name="ce1">
            <text:p>ESC.N°1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ISTOLES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LOS MISTOLE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801229059" table:style-name="ce2">
            <text:p>-30.801.229.059</text:p>
          </table:table-cell>
          <table:table-cell office:value-type="float" office:value="-663129037408" table:style-name="ce2">
            <text:p>-663.129.037.4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500" table:style-name="ce1">
            <text:p>460043500</text:p>
          </table:table-cell>
          <table:table-cell office:value-type="string" table:style-name="ce1">
            <text:p>ESC.N°19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ERC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EL CERC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1051025992148" table:style-name="ce2">
            <text:p>-311.051.025.992.148</text:p>
          </table:table-cell>
          <table:table-cell office:value-type="float" office:value="-664309286576559" table:style-name="ce2">
            <text:p>-664.309.286.576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600" table:style-name="ce1">
            <text:p>460043600</text:p>
          </table:table-cell>
          <table:table-cell office:value-type="string" table:style-name="ce1">
            <text:p>ESC.N°1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EMADO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EL QUEMAD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806887577" table:style-name="ce2">
            <text:p>-309.806.887.577</text:p>
          </table:table-cell>
          <table:table-cell office:value-type="float" office:value="-663467829732" table:style-name="ce2">
            <text:p>-663.467.829.7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700" table:style-name="ce1">
            <text:p>460043700</text:p>
          </table:table-cell>
          <table:table-cell office:value-type="string" table:style-name="ce1">
            <text:p>COLEGIO PROVINCIAL DE AMB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</text:p>
          </table:table-cell>
          <table:table-cell office:value-type="string" table:style-name="ce1">
            <text:p>F5475</text:p>
          </table:table-cell>
          <table:table-cell office:value-type="string" table:style-name="ce1">
            <text:p>03826-496054C/P</text:p>
          </table:table-cell>
          <table:table-cell office:value-type="string" table:style-name="ce1">
            <text:p>AMBIL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13014497" table:style-name="ce2">
            <text:p>-3.113.014.497</text:p>
          </table:table-cell>
          <table:table-cell office:value-type="float" office:value="-6634488616" table:style-name="ce2">
            <text:p>-6.634.488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3900" table:style-name="ce1">
            <text:p>460043900</text:p>
          </table:table-cell>
          <table:table-cell office:value-type="string" table:style-name="ce1">
            <text:p>ESC.N°3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RIO GRANDE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0565945175" table:style-name="ce2">
            <text:p>-310.565.945.175</text:p>
          </table:table-cell>
          <table:table-cell office:value-type="float" office:value="-663989758104" table:style-name="ce2">
            <text:p>-663.989.758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000" table:style-name="ce1">
            <text:p>460044000</text:p>
          </table:table-cell>
          <table:table-cell office:value-type="string" table:style-name="ce1">
            <text:p>ESC.N°013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275</text:p>
          </table:table-cell>
          <table:table-cell office:value-type="string" table:style-name="ce1">
            <text:p>03826-496309</text:p>
          </table:table-cell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5545111" table:style-name="ce2">
            <text:p>-3.095.545.111</text:p>
          </table:table-cell>
          <table:table-cell office:value-type="float" office:value="-6621856006" table:style-name="ce2">
            <text:p>-6.621.856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100" table:style-name="ce1">
            <text:p>460044100</text:p>
          </table:table-cell>
          <table:table-cell office:value-type="string" table:style-name="ce1">
            <text:p>ESC.N°273 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RUJA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LA MARUJ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84602905" table:style-name="ce2">
            <text:p>-3.084.602.905</text:p>
          </table:table-cell>
          <table:table-cell office:value-type="float" office:value="-6606045047" table:style-name="ce2">
            <text:p>-6.606.045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200" table:style-name="ce1">
            <text:p>460044200</text:p>
          </table:table-cell>
          <table:table-cell office:value-type="string" table:style-name="ce1">
            <text:p>ESC.N°211 MAESTRO RAMON EULOGIO BA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CRISTOBAL S/N°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SAN CRISTOBAL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8736394592001" table:style-name="ce2">
            <text:p>-308.736.394.592.001</text:p>
          </table:table-cell>
          <table:table-cell office:value-type="float" office:value="-659276221230928" table:style-name="ce2">
            <text:p>-659.276.221.230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300" table:style-name="ce1">
            <text:p>460044300</text:p>
          </table:table-cell>
          <table:table-cell office:value-type="string" table:style-name="ce1">
            <text:p>ESC.N°1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RRECITAS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TORRECITA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1938797" table:style-name="ce2">
            <text:p>-3.091.938.797</text:p>
          </table:table-cell>
          <table:table-cell office:value-type="float" office:value="-661322537" table:style-name="ce2">
            <text:p>-661.322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400" table:style-name="ce1">
            <text:p>460044400</text:p>
          </table:table-cell>
          <table:table-cell office:value-type="string" table:style-name="ce1">
            <text:p>ESC.N°0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GUIRRES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LOS AGUIRRE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05494178685" table:style-name="ce2">
            <text:p>-30.805.494.178.685</text:p>
          </table:table-cell>
          <table:table-cell office:value-type="float" office:value="-660928420378976" table:style-name="ce2">
            <text:p>-660.928.420.378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500" table:style-name="ce1">
            <text:p>460044500</text:p>
          </table:table-cell>
          <table:table-cell office:value-type="string" table:style-name="ce1">
            <text:p>JARDIN DE INFANTES N°09 GABRIELA MIST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ZACARIAS AGUERO VERA S/N° HIPOTECARIO</text:p>
          </table:table-cell>
          <table:table-cell office:value-type="string" table:style-name="ce1">
            <text:p>F5274</text:p>
          </table:table-cell>
          <table:table-cell office:value-type="string" table:style-name="ce1">
            <text:p>03826-497604</text:p>
          </table:table-cell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10094967801296" table:style-name="ce2">
            <text:p>-310.094.967.801.296</text:p>
          </table:table-cell>
          <table:table-cell office:value-type="float" office:value="-659959957849859" table:style-name="ce2">
            <text:p>-659.959.957.849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501" table:style-name="ce1">
            <text:p>460044501</text:p>
          </table:table-cell>
          <table:table-cell office:value-type="string" table:style-name="ce1">
            <text:p>JARDIN DE INFANTES N°09 GABRIELA MISTRAL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ORTIZ DE OCAMP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COLONIA ORTIZ DE OCAMP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9635193158" table:style-name="ce2">
            <text:p>-309.635.193.158</text:p>
          </table:table-cell>
          <table:table-cell office:value-type="float" office:value="-661767781447" table:style-name="ce2">
            <text:p>-661.767.781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502" table:style-name="ce1">
            <text:p>460044502</text:p>
          </table:table-cell>
          <table:table-cell office:value-type="string" table:style-name="ce1">
            <text:p>JARDIN DE INFANTES N°09 GABRIELA MISTRAL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BIL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AMBIL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113015327" table:style-name="ce2">
            <text:p>-3.113.015.327</text:p>
          </table:table-cell>
          <table:table-cell office:value-type="float" office:value="-663453418" table:style-name="ce2">
            <text:p>-663.453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503" table:style-name="ce1">
            <text:p>460044503</text:p>
          </table:table-cell>
          <table:table-cell office:value-type="string" table:style-name="ce1">
            <text:p>JARDIN DE INFANTES N°09 GABRIELA MISTRAL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ANIZ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OS ALANIZ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79767024" table:style-name="ce2">
            <text:p>-3.079.767.024</text:p>
          </table:table-cell>
          <table:table-cell office:value-type="float" office:value="-6598673221" table:style-name="ce2">
            <text:p>-6.598.673.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600" table:style-name="ce1">
            <text:p>460044600</text:p>
          </table:table-cell>
          <table:table-cell office:value-type="string" table:style-name="ce1">
            <text:p>ESC.N°0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NA GRANDE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ESQUINA GRANDE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4926669" table:style-name="ce2">
            <text:p>-3.094.926.669</text:p>
          </table:table-cell>
          <table:table-cell office:value-type="float" office:value="-6605310473" table:style-name="ce2">
            <text:p>-6.605.310.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700" table:style-name="ce1">
            <text:p>460044700</text:p>
          </table:table-cell>
          <table:table-cell office:value-type="string" table:style-name="ce1">
            <text:p>ESC.N°2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 N°31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OS BARRIALITO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8551632" table:style-name="ce2">
            <text:p>-3.098.551.632</text:p>
          </table:table-cell>
          <table:table-cell office:value-type="float" office:value="-6605022018" table:style-name="ce2">
            <text:p>-6.605.022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800" table:style-name="ce1">
            <text:p>460044800</text:p>
          </table:table-cell>
          <table:table-cell office:value-type="string" table:style-name="ce1">
            <text:p>ESC.N°158 POZO DEL MED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L MEDI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POZO DEL MEDI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232810998903" table:style-name="ce2">
            <text:p>-310.232.810.998.903</text:p>
          </table:table-cell>
          <table:table-cell office:value-type="float" office:value="-658893413940745" table:style-name="ce2">
            <text:p>-658.893.413.940.7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4900" table:style-name="ce1">
            <text:p>460044900</text:p>
          </table:table-cell>
          <table:table-cell office:value-type="string" table:style-name="ce1">
            <text:p>ESC.N°1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141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REAL DEL CADILL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3560333606039" table:style-name="ce2">
            <text:p>-313.560.333.606.039</text:p>
          </table:table-cell>
          <table:table-cell office:value-type="float" office:value="-668103706073712" table:style-name="ce2">
            <text:p>-668.103.706.073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000" table:style-name="ce1">
            <text:p>460045000</text:p>
          </table:table-cell>
          <table:table-cell office:value-type="string" table:style-name="ce1">
            <text:p>ESC.N°035 MARIA ROSA TAPIA DE OROP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CASAN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VILLA CASAN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1128689645" table:style-name="ce2">
            <text:p>-311.128.689.645</text:p>
          </table:table-cell>
          <table:table-cell office:value-type="float" office:value="-665516699007" table:style-name="ce2">
            <text:p>-665.516.699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100" table:style-name="ce1">
            <text:p>460045100</text:p>
          </table:table-cell>
          <table:table-cell office:value-type="string" table:style-name="ce1">
            <text:p>ESC.N°117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 DE LA PIEDR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AGUA DE LA PIEDR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25544898" table:style-name="ce2">
            <text:p>-3.125.544.898</text:p>
          </table:table-cell>
          <table:table-cell office:value-type="float" office:value="-6639095955" table:style-name="ce2">
            <text:p>-6.639.095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200" table:style-name="ce1">
            <text:p>460045200</text:p>
          </table:table-cell>
          <table:table-cell office:value-type="string" table:style-name="ce1">
            <text:p>ESC.N°1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141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MASCASIN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391698874222" table:style-name="ce2">
            <text:p>-31.391.698.874.222</text:p>
          </table:table-cell>
          <table:table-cell office:value-type="float" office:value="-669779902531121" table:style-name="ce2">
            <text:p>-669.779.902.531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300" table:style-name="ce1">
            <text:p>460045300</text:p>
          </table:table-cell>
          <table:table-cell office:value-type="string" table:style-name="ce1">
            <text:p>ESC.N°1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EBRADA DEL VALLECITO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QUEBRADA DEL VALLECIT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192652606657" table:style-name="ce2">
            <text:p>-310.192.652.606.657</text:p>
          </table:table-cell>
          <table:table-cell office:value-type="float" office:value="-665349739026956" table:style-name="ce2">
            <text:p>-665.349.739.026.9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400" table:style-name="ce1">
            <text:p>460045400</text:p>
          </table:table-cell>
          <table:table-cell office:value-type="string" table:style-name="ce1">
            <text:p>ESC.N°3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S VIEJAS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CASAS VIEJA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0951989983" table:style-name="ce2">
            <text:p>-310.951.989.983</text:p>
          </table:table-cell>
          <table:table-cell office:value-type="float" office:value="-665095956686" table:style-name="ce2">
            <text:p>-665.095.956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500" table:style-name="ce1">
            <text:p>460045500</text:p>
          </table:table-cell>
          <table:table-cell office:value-type="string" table:style-name="ce1">
            <text:p>ESC.N°095 JOSE EUSEBIO TOLEDO 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ÑOQUEV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ÑOQUEVE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2079995525308" table:style-name="ce2">
            <text:p>-312.079.995.525.308</text:p>
          </table:table-cell>
          <table:table-cell office:value-type="float" office:value="-667491342662918" table:style-name="ce2">
            <text:p>-667.491.342.662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600" table:style-name="ce1">
            <text:p>460045600</text:p>
          </table:table-cell>
          <table:table-cell office:value-type="string" table:style-name="ce1">
            <text:p>ESC.N°126 EL BARR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RRIAL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EL BARRIAL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5946231" table:style-name="ce2">
            <text:p>-3.125.946.231</text:p>
          </table:table-cell>
          <table:table-cell office:value-type="float" office:value="-6671625158" table:style-name="ce2">
            <text:p>-6.671.625.1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700" table:style-name="ce1">
            <text:p>460045700</text:p>
          </table:table-cell>
          <table:table-cell office:value-type="string" table:style-name="ce1">
            <text:p>ESC.N°034 ANGEL CUSTODIO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FLORENTINO CACERES S/N°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LCO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2180862325492" table:style-name="ce2">
            <text:p>-312.180.862.325.492</text:p>
          </table:table-cell>
          <table:table-cell office:value-type="float" office:value="-663900787304666" table:style-name="ce2">
            <text:p>-663.900.787.304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800" table:style-name="ce1">
            <text:p>460045800</text:p>
          </table:table-cell>
          <table:table-cell office:value-type="string" table:style-name="ce1">
            <text:p>ESC.N°239 AGUEDA PIZARRO CUEN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LER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LA CALER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308817734" table:style-name="ce2">
            <text:p>-312.308.817.734</text:p>
          </table:table-cell>
          <table:table-cell office:value-type="float" office:value="-665567899279" table:style-name="ce2">
            <text:p>-665.567.899.2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5900" table:style-name="ce1">
            <text:p>460045900</text:p>
          </table:table-cell>
          <table:table-cell office:value-type="string" table:style-name="ce1">
            <text:p>ESC.N°0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ILLO</text:p>
          </table:table-cell>
          <table:table-cell office:value-type="string" table:style-name="ce1">
            <text:p>F5475</text:p>
          </table:table-cell>
          <table:table-cell table:style-name="ce1"/>
          <table:table-cell office:value-type="string" table:style-name="ce1">
            <text:p>EL POTRERILL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1443103829795" table:style-name="ce2">
            <text:p>-311.443.103.829.795</text:p>
          </table:table-cell>
          <table:table-cell office:value-type="float" office:value="-664401865039557" table:style-name="ce2">
            <text:p>-664.401.865.039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000" table:style-name="ce1">
            <text:p>460046000</text:p>
          </table:table-cell>
          <table:table-cell office:value-type="string" table:style-name="ce1">
            <text:p>ESC.N°1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ODEO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15667404</text:p>
          </table:table-cell>
          <table:table-cell office:value-type="string" table:style-name="ce1">
            <text:p>EL RODEO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851371925066" table:style-name="ce2">
            <text:p>-310.851.371.925.066</text:p>
          </table:table-cell>
          <table:table-cell office:value-type="float" office:value="-665737979652582" table:style-name="ce2">
            <text:p>-665.737.979.652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001" table:style-name="ce1">
            <text:p>460046001</text:p>
          </table:table-cell>
          <table:table-cell office:value-type="string" table:style-name="ce1">
            <text:p>ESC.N°132 EL RODEO ANEXO LA AGU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110189586" table:style-name="ce2">
            <text:p>-3.110.189.586</text:p>
          </table:table-cell>
          <table:table-cell office:value-type="float" office:value="-666178368" table:style-name="ce2">
            <text:p>-666.178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100" table:style-name="ce1">
            <text:p>460046100</text:p>
          </table:table-cell>
          <table:table-cell office:value-type="string" table:style-name="ce1">
            <text:p>ESC.N°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LAGUNA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 LAGUNA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1605472154499" table:style-name="ce2">
            <text:p>-311.605.472.154.499</text:p>
          </table:table-cell>
          <table:table-cell office:value-type="float" office:value="-666539097339493" table:style-name="ce2">
            <text:p>-666.539.097.339.4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300" table:style-name="ce1">
            <text:p>460046300</text:p>
          </table:table-cell>
          <table:table-cell office:value-type="string" table:style-name="ce1">
            <text:p>ESC.N°221 JULIAN NOÉ AGUI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 DE AGUIRR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AGUA DE AGUIRRE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13856007" table:style-name="ce2">
            <text:p>-3.113.856.007</text:p>
          </table:table-cell>
          <table:table-cell office:value-type="float" office:value="-6662125569" table:style-name="ce2">
            <text:p>-6.662.125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400" table:style-name="ce1">
            <text:p>460046400</text:p>
          </table:table-cell>
          <table:table-cell office:value-type="string" table:style-name="ce1">
            <text:p>ESC.N°322 JOSE IGNACIO THA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RGEN DEL VALLE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627672</text:p>
          </table:table-cell>
          <table:table-cell office:value-type="string" table:style-name="ce1">
            <text:p>VIRGEN DEL VALLE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17585035" table:style-name="ce2">
            <text:p>-31.717.585.035</text:p>
          </table:table-cell>
          <table:table-cell office:value-type="float" office:value="-660953580684" table:style-name="ce2">
            <text:p>-660.953.580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500" table:style-name="ce1">
            <text:p>460046500</text:p>
          </table:table-cell>
          <table:table-cell office:value-type="string" table:style-name="ce1">
            <text:p>I.F.D.C.ARIEL FERRA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 SAN JOSÉ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491170</text:p>
          </table:table-cell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office:value-type="string" table:style-name="ce1">
            <text:p>IFDC_A_FERRARO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5720751421038" table:style-name="ce2">
            <text:p>-315.720.751.421.038</text:p>
          </table:table-cell>
          <table:table-cell office:value-type="float" office:value="-662366429211148" table:style-name="ce2">
            <text:p>-662.366.429.211.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600" table:style-name="ce1">
            <text:p>460046600</text:p>
          </table:table-cell>
          <table:table-cell office:value-type="string" table:style-name="ce1">
            <text:p>ESC.N°208 EVA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QUIA VIEJO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PATQUIA VIEJO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1674455293908" table:style-name="ce2">
            <text:p>-301.674.455.293.908</text:p>
          </table:table-cell>
          <table:table-cell office:value-type="float" office:value="-669456592988086" table:style-name="ce2">
            <text:p>-669.456.592.988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700" table:style-name="ce1">
            <text:p>460046700</text:p>
          </table:table-cell>
          <table:table-cell office:value-type="string" table:style-name="ce1">
            <text:p>I.F.D.C. ALBERTO CAV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S/N°</text:p>
          </table:table-cell>
          <table:table-cell office:value-type="string" table:style-name="ce1">
            <text:p>F5386</text:p>
          </table:table-cell>
          <table:table-cell office:value-type="string" table:style-name="ce1">
            <text:p>0380-4491806</text:p>
          </table:table-cell>
          <table:table-cell office:value-type="string" table:style-name="ce1">
            <text:p>PATQUI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00445399049057" table:style-name="ce2">
            <text:p>-300.445.399.049.057</text:p>
          </table:table-cell>
          <table:table-cell office:value-type="float" office:value="-668772755912333" table:style-name="ce2">
            <text:p>-668.772.755.912.3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800" table:style-name="ce1">
            <text:p>460046800</text:p>
          </table:table-cell>
          <table:table-cell office:value-type="string" table:style-name="ce1">
            <text:p>ESCUELA AGROPECUARIA GRAL.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SAN MARTIN S/N° TALLERES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5722000000007" table:style-name="ce2">
            <text:p>-315.722.000.000.007</text:p>
          </table:table-cell>
          <table:table-cell office:value-type="float" office:value="-6623634" table:style-name="ce2">
            <text:p>-6.623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6900" table:style-name="ce1">
            <text:p>460046900</text:p>
          </table:table-cell>
          <table:table-cell office:value-type="string" table:style-name="ce1">
            <text:p>COLEGIO PROVINCIAL DE PUNTA DE LOS LL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12</text:p>
          </table:table-cell>
          <table:table-cell office:value-type="string" table:style-name="ce1">
            <text:p>F5384</text:p>
          </table:table-cell>
          <table:table-cell office:value-type="string" table:style-name="ce1">
            <text:p>03826-429638</text:p>
          </table:table-cell>
          <table:table-cell office:value-type="string" table:style-name="ce1">
            <text:p>PUNTA DE LOS LLANOS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15428634" table:style-name="ce2">
            <text:p>-3.015.428.634</text:p>
          </table:table-cell>
          <table:table-cell office:value-type="float" office:value="-6654820313" table:style-name="ce2">
            <text:p>-6.654.820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000" table:style-name="ce1">
            <text:p>460047000</text:p>
          </table:table-cell>
          <table:table-cell office:value-type="string" table:style-name="ce1">
            <text:p>ESCUELA DE COMERCIO- 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S/N°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315722000000007" table:style-name="ce2">
            <text:p>-315.722.000.000.007</text:p>
          </table:table-cell>
          <table:table-cell office:value-type="float" office:value="-6623634" table:style-name="ce2">
            <text:p>-6.623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100" table:style-name="ce1">
            <text:p>460047100</text:p>
          </table:table-cell>
          <table:table-cell office:value-type="string" table:style-name="ce1">
            <text:p>ESC.N°114 NICOLAS LANZILLOT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GO ANGEL LLANOS S/N° SANTA RITA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020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3369432809799" table:style-name="ce2">
            <text:p>-313.369.432.809.799</text:p>
          </table:table-cell>
          <table:table-cell office:value-type="float" office:value="-665948357474118" table:style-name="ce2">
            <text:p>-665.948.357.474.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200" table:style-name="ce1">
            <text:p>460047200</text:p>
          </table:table-cell>
          <table:table-cell office:value-type="string" table:style-name="ce1">
            <text:p>I.F.D.C. EN EDUCACION INI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109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3369364806551" table:style-name="ce2">
            <text:p>-313.369.364.806.551</text:p>
          </table:table-cell>
          <table:table-cell office:value-type="float" office:value="-665963012385442" table:style-name="ce2">
            <text:p>-665.963.012.385.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300" table:style-name="ce1">
            <text:p>460047300</text:p>
          </table:table-cell>
          <table:table-cell office:value-type="string" table:style-name="ce1">
            <text:p>ESC.N°2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RRIZALILLO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EL CARRIZALILL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8562098155709" table:style-name="ce2">
            <text:p>-308.562.098.155.709</text:p>
          </table:table-cell>
          <table:table-cell office:value-type="float" office:value="-664731720737892" table:style-name="ce2">
            <text:p>-664.731.720.737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400" table:style-name="ce1">
            <text:p>460047400</text:p>
          </table:table-cell>
          <table:table-cell office:value-type="string" table:style-name="ce1">
            <text:p>ESC.N°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GARROBO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OS ALGARROBOS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397865337311" table:style-name="ce2">
            <text:p>-309.397.865.337.311</text:p>
          </table:table-cell>
          <table:table-cell office:value-type="float" office:value="-664529055640071" table:style-name="ce2">
            <text:p>-664.529.055.640.0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500" table:style-name="ce1">
            <text:p>460047500</text:p>
          </table:table-cell>
          <table:table-cell office:value-type="string" table:style-name="ce1">
            <text:p>ESC.N°347 JUAN MANUEL DE ROS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LLISCA</text:p>
          </table:table-cell>
          <table:table-cell office:value-type="string" table:style-name="ce1">
            <text:p>F5471</text:p>
          </table:table-cell>
          <table:table-cell table:style-name="ce1"/>
          <table:table-cell office:value-type="string" table:style-name="ce1">
            <text:p>ILLISC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8282062" table:style-name="ce2">
            <text:p>-3.098.282.062</text:p>
          </table:table-cell>
          <table:table-cell office:value-type="float" office:value="-6675722559" table:style-name="ce2">
            <text:p>-6.675.722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600" table:style-name="ce1">
            <text:p>460047600</text:p>
          </table:table-cell>
          <table:table-cell office:value-type="string" table:style-name="ce1">
            <text:p>ESC.N°0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AN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SALAN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290163773371" table:style-name="ce2">
            <text:p>-310.290.163.773.371</text:p>
          </table:table-cell>
          <table:table-cell office:value-type="float" office:value="-66620192726769" table:style-name="ce2">
            <text:p>-66.620.192.726.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700" table:style-name="ce1">
            <text:p>460047700</text:p>
          </table:table-cell>
          <table:table-cell office:value-type="string" table:style-name="ce1">
            <text:p>ESC.N°255 DR.JOAQUIN V.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S/N° KOLPING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136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3344308066704" table:style-name="ce2">
            <text:p>-313.344.308.066.704</text:p>
          </table:table-cell>
          <table:table-cell office:value-type="float" office:value="-665941055145166" table:style-name="ce2">
            <text:p>-665.941.055.145.1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800" table:style-name="ce1">
            <text:p>460047800</text:p>
          </table:table-cell>
          <table:table-cell office:value-type="string" table:style-name="ce1">
            <text:p>COLEGIO PROVINCIAL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FACUNDO QUIROGA S/N° ANGRL V.PEÑALOZA</text:p>
          </table:table-cell>
          <table:table-cell office:value-type="string" table:style-name="ce1">
            <text:p>F5474</text:p>
          </table:table-cell>
          <table:table-cell table:style-name="ce1"/>
          <table:table-cell office:value-type="string" table:style-name="ce1">
            <text:p>DESIDERIO TELLO</text:p>
          </table:table-cell>
          <table:table-cell office:value-type="string" table:style-name="ce1">
            <text:p>ROSARIO VERA PEÑALOZA</text:p>
          </table:table-cell>
          <table:table-cell office:value-type="string" table:style-name="ce1">
            <text:p>WWW.SECDESIDERIOTELL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21070856" table:style-name="ce2">
            <text:p>-3.121.070.856</text:p>
          </table:table-cell>
          <table:table-cell office:value-type="float" office:value="-6631739989" table:style-name="ce2">
            <text:p>-6.631.739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7900" table:style-name="ce1">
            <text:p>460047900</text:p>
          </table:table-cell>
          <table:table-cell office:value-type="string" table:style-name="ce1">
            <text:p>ESC.NORMAL SUPERIOR 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550 LAS TOSCAS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110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3400865645745" table:style-name="ce2">
            <text:p>-313.400.865.645.745</text:p>
          </table:table-cell>
          <table:table-cell office:value-type="float" office:value="-665951669584538" table:style-name="ce2">
            <text:p>-665.951.669.584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000" table:style-name="ce1">
            <text:p>460048000</text:p>
          </table:table-cell>
          <table:table-cell office:value-type="string" table:style-name="ce1">
            <text:p>E.P.E.T.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S/N° KOLPING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100" table:style-name="ce1">
            <text:p>460048100</text:p>
          </table:table-cell>
          <table:table-cell office:value-type="string" table:style-name="ce1">
            <text:p>C.E.J.A. ANGEL V.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200" table:style-name="ce1">
            <text:p>460048200</text:p>
          </table:table-cell>
          <table:table-cell office:value-type="string" table:style-name="ce1">
            <text:p>I.F.D.C. CEFERINO QUINTI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PAZ S/Nº</text:p>
          </table:table-cell>
          <table:table-cell office:value-type="string" table:style-name="ce1">
            <text:p>F5274</text:p>
          </table:table-cell>
          <table:table-cell office:value-type="string" table:style-name="ce1">
            <text:p>03826-497954</text:p>
          </table:table-cell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0103390518406" table:style-name="ce2">
            <text:p>-310.103.390.518.406</text:p>
          </table:table-cell>
          <table:table-cell office:value-type="float" office:value="-659964148295557" table:style-name="ce2">
            <text:p>-659.964.148.295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300" table:style-name="ce1">
            <text:p>460048300</text:p>
          </table:table-cell>
          <table:table-cell office:value-type="string" table:style-name="ce1">
            <text:p>ESC.DE ENSEÑANZA ARTISTICA JAIME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 BOTAFOG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10011932621067" table:style-name="ce2">
            <text:p>-310.011.932.621.067</text:p>
          </table:table-cell>
          <table:table-cell office:value-type="float" office:value="-660183449198514" table:style-name="ce2">
            <text:p>-660.183.449.198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400" table:style-name="ce1">
            <text:p>460048400</text:p>
          </table:table-cell>
          <table:table-cell office:value-type="string" table:style-name="ce1">
            <text:p>ESC.PROVINCIAL DE COMERCIO MARY O.GRAHAM NIVEL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089057928433" table:style-name="ce2">
            <text:p>-310.089.057.928.433</text:p>
          </table:table-cell>
          <table:table-cell office:value-type="float" office:value="-659893650188175" table:style-name="ce2">
            <text:p>-659.893.650.188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500" table:style-name="ce1">
            <text:p>460048500</text:p>
          </table:table-cell>
          <table:table-cell office:value-type="string" table:style-name="ce1">
            <text:p>ESC.N°015 PCIA.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PAZ 249</text:p>
          </table:table-cell>
          <table:table-cell office:value-type="string" table:style-name="ce1">
            <text:p>F5274</text:p>
          </table:table-cell>
          <table:table-cell office:value-type="string" table:style-name="ce1">
            <text:p>03826-497603</text:p>
          </table:table-cell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0109405214209" table:style-name="ce2">
            <text:p>-310.109.405.214.209</text:p>
          </table:table-cell>
          <table:table-cell office:value-type="float" office:value="-659929224536393" table:style-name="ce2">
            <text:p>-659.929.224.536.3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600" table:style-name="ce1">
            <text:p>460048600</text:p>
          </table:table-cell>
          <table:table-cell office:value-type="string" table:style-name="ce1">
            <text:p>ESC.N°207 CAUDILLOS RIOJ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ATRO ESQUINAS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CUATRO ESQUINA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8043865428737" table:style-name="ce2">
            <text:p>-318.043.865.428.737</text:p>
          </table:table-cell>
          <table:table-cell office:value-type="float" office:value="-658681600760542" table:style-name="ce2">
            <text:p>-658.681.600.760.5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700" table:style-name="ce1">
            <text:p>460048700</text:p>
          </table:table-cell>
          <table:table-cell office:value-type="string" table:style-name="ce1">
            <text:p>ESC.N°080 PROVINCIA DE LA PAMP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7 DE OCTUBRE S/N CENTR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90334</text:p>
          </table:table-cell>
          <table:table-cell office:value-type="string" table:style-name="ce1">
            <text:p>TAMA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50667948" table:style-name="ce2">
            <text:p>-3.050.667.948</text:p>
          </table:table-cell>
          <table:table-cell office:value-type="float" office:value="-6652844598" table:style-name="ce2">
            <text:p>-6.652.844.5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800" table:style-name="ce1">
            <text:p>460048800</text:p>
          </table:table-cell>
          <table:table-cell office:value-type="string" table:style-name="ce1">
            <text:p>I.F.D.T. VICTORIA ROM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9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AMA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05061848935788" table:style-name="ce2">
            <text:p>-305.061.848.935.788</text:p>
          </table:table-cell>
          <table:table-cell office:value-type="float" office:value="-665284164544825" table:style-name="ce2">
            <text:p>-665.284.164.544.8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8900" table:style-name="ce1">
            <text:p>460048900</text:p>
          </table:table-cell>
          <table:table-cell office:value-type="string" table:style-name="ce1">
            <text:p>ESC.N°327 DR.ARTURO M.BAS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ZACAN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COLOZOCAN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5521952359" table:style-name="ce2">
            <text:p>-305.521.952.359</text:p>
          </table:table-cell>
          <table:table-cell office:value-type="float" office:value="-665188150546" table:style-name="ce2">
            <text:p>-665.188.150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000" table:style-name="ce1">
            <text:p>460049000</text:p>
          </table:table-cell>
          <table:table-cell office:value-type="string" table:style-name="ce1">
            <text:p>ESC.N°079 AMIGO DEVO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30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CHILA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46105259" table:style-name="ce2">
            <text:p>-3.046.105.259</text:p>
          </table:table-cell>
          <table:table-cell office:value-type="float" office:value="-6653583589" table:style-name="ce2">
            <text:p>-6.653.583.5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100" table:style-name="ce1">
            <text:p>460049100</text:p>
          </table:table-cell>
          <table:table-cell office:value-type="string" table:style-name="ce1">
            <text:p>I.F.D.C. DR. ARTEMI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18 LA PLAZ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200" table:style-name="ce1">
            <text:p>460049200</text:p>
          </table:table-cell>
          <table:table-cell office:value-type="string" table:style-name="ce1">
            <text:p>ESC.POLIMODAL DE LOMA BLAN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°14 S/N° GERARDO GARROT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LOMA BLANC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6499900000034" table:style-name="ce2">
            <text:p>-306.499.900.000.034</text:p>
          </table:table-cell>
          <table:table-cell office:value-type="float" office:value="-6614989" table:style-name="ce2">
            <text:p>-6.614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300" table:style-name="ce1">
            <text:p>460049300</text:p>
          </table:table-cell>
          <table:table-cell office:value-type="string" table:style-name="ce1">
            <text:p>ESC.N°186 CORONEL FELIPE VAREL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.RUTA 79.AVDA.ANGEL VICENTE PEÑALOZ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LOMA BLANC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640785463769" table:style-name="ce2">
            <text:p>-30.640.785.463.769</text:p>
          </table:table-cell>
          <table:table-cell office:value-type="float" office:value="-662436930723032" table:style-name="ce2">
            <text:p>-662.436.930.723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400" table:style-name="ce1">
            <text:p>460049400</text:p>
          </table:table-cell>
          <table:table-cell office:value-type="string" table:style-name="ce1">
            <text:p>ESC.NORMAL SUPERIOR REPUBLICA DE HAI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S.SALINAS 388 INDUSTRIA</text:p>
          </table:table-cell>
          <table:table-cell office:value-type="string" table:style-name="ce1">
            <text:p>F5383</text:p>
          </table:table-cell>
          <table:table-cell office:value-type="string" table:style-name="ce1">
            <text:p>03826-491364</text:p>
          </table:table-cell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631283280494" table:style-name="ce2">
            <text:p>-30.631.283.280.494</text:p>
          </table:table-cell>
          <table:table-cell office:value-type="float" office:value="-662641908478692" table:style-name="ce2">
            <text:p>-662.641.908.478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600" table:style-name="ce1">
            <text:p>460049600</text:p>
          </table:table-cell>
          <table:table-cell office:value-type="string" table:style-name="ce1">
            <text:p>ESC.N°0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NA</text:p>
          </table:table-cell>
          <table:table-cell office:value-type="string" table:style-name="ce1">
            <text:p>F5386</text:p>
          </table:table-cell>
          <table:table-cell office:value-type="string" table:style-name="ce1">
            <text:p>0380-4471001C/P</text:p>
          </table:table-cell>
          <table:table-cell office:value-type="string" table:style-name="ce1">
            <text:p>AMAN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0547142041" table:style-name="ce2">
            <text:p>-300.547.142.041</text:p>
          </table:table-cell>
          <table:table-cell office:value-type="float" office:value="-675050475732" table:style-name="ce2">
            <text:p>-675.050.475.7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700" table:style-name="ce1">
            <text:p>460049700</text:p>
          </table:table-cell>
          <table:table-cell office:value-type="string" table:style-name="ce1">
            <text:p>ESC.N°285 MARIA SANCHEZ DE THOMP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OLORADOS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LOS COLORADOS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8948345420487" table:style-name="ce2">
            <text:p>-298.948.345.420.487</text:p>
          </table:table-cell>
          <table:table-cell office:value-type="float" office:value="-67149738629517" table:style-name="ce2">
            <text:p>-67.149.738.629.5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800" table:style-name="ce1">
            <text:p>460049800</text:p>
          </table:table-cell>
          <table:table-cell office:value-type="string" table:style-name="ce1">
            <text:p>ESC.N°027 GOBERNACION DE STA.CRUZ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 CENTRO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0-4491830</text:p>
          </table:table-cell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15714514222589" table:style-name="ce2">
            <text:p>-315.714.514.222.589</text:p>
          </table:table-cell>
          <table:table-cell office:value-type="float" office:value="-662366413457809" table:style-name="ce2">
            <text:p>-662.366.413.457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49900" table:style-name="ce1">
            <text:p>460049900</text:p>
          </table:table-cell>
          <table:table-cell office:value-type="string" table:style-name="ce1">
            <text:p>ESC.N°1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ILOMETRO 14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KILOMETRO 14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13161900005062" table:style-name="ce2">
            <text:p>-313.161.900.005.062</text:p>
          </table:table-cell>
          <table:table-cell office:value-type="float" office:value="-662618062403942" table:style-name="ce2">
            <text:p>-662.618.062.403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000" table:style-name="ce1">
            <text:p>460050000</text:p>
          </table:table-cell>
          <table:table-cell office:value-type="string" table:style-name="ce1">
            <text:p>ESC.N°3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 DE LAS TOSCAS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LAS TOSCAS</text:p>
          </table:table-cell>
          <table:table-cell office:value-type="string" table:style-name="ce1">
            <text:p>ROSARIO VERA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749863112" table:style-name="ce2">
            <text:p>-31.749.863.112</text:p>
          </table:table-cell>
          <table:table-cell office:value-type="float" office:value="-667975742132" table:style-name="ce2">
            <text:p>-667.975.742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100" table:style-name="ce1">
            <text:p>460050100</text:p>
          </table:table-cell>
          <table:table-cell office:value-type="string" table:style-name="ce1">
            <text:p>ESC.N°091 GOBERNACION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8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PORTEZUEL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8363004997493" table:style-name="ce2">
            <text:p>-308.363.004.997.493</text:p>
          </table:table-cell>
          <table:table-cell office:value-type="float" office:value="-666985400943835" table:style-name="ce2">
            <text:p>-666.985.400.943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200" table:style-name="ce1">
            <text:p>460050200</text:p>
          </table:table-cell>
          <table:table-cell office:value-type="string" table:style-name="ce1">
            <text:p>I.S.F.T. DE MALANZ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AJUACIO S/N°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0151</text:p>
          </table:table-cell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07609234629335" table:style-name="ce2">
            <text:p>-307.609.234.629.335</text:p>
          </table:table-cell>
          <table:table-cell office:value-type="float" office:value="-664877532154097" table:style-name="ce2">
            <text:p>-664.877.532.154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300" table:style-name="ce1">
            <text:p>460050300</text:p>
          </table:table-cell>
          <table:table-cell office:value-type="string" table:style-name="ce1">
            <text:p>ESC.N°0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HIMENE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LA CHIMENE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6836487247238" table:style-name="ce2">
            <text:p>-306.836.487.247.238</text:p>
          </table:table-cell>
          <table:table-cell office:value-type="float" office:value="-663949085205938" table:style-name="ce2">
            <text:p>-663.949.085.205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400" table:style-name="ce1">
            <text:p>460050400</text:p>
          </table:table-cell>
          <table:table-cell office:value-type="string" table:style-name="ce1">
            <text:p>ESC.N°3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NGATE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CASANGATE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7678874323797" table:style-name="ce2">
            <text:p>-307.678.874.323.797</text:p>
          </table:table-cell>
          <table:table-cell office:value-type="float" office:value="-664955442639655" table:style-name="ce2">
            <text:p>-664.955.442.639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500" table:style-name="ce1">
            <text:p>460050500</text:p>
          </table:table-cell>
          <table:table-cell office:value-type="string" table:style-name="ce1">
            <text:p>ESC.N°030 MAESTRO CARLOS DARIO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OLCA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2001C/P</text:p>
          </table:table-cell>
          <table:table-cell office:value-type="string" table:style-name="ce1">
            <text:p>SOLC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7644981511073" table:style-name="ce2">
            <text:p>-307.644.981.511.073</text:p>
          </table:table-cell>
          <table:table-cell office:value-type="float" office:value="-664432572315381" table:style-name="ce2">
            <text:p>-664.432.572.315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600" table:style-name="ce1">
            <text:p>460050600</text:p>
          </table:table-cell>
          <table:table-cell office:value-type="string" table:style-name="ce1">
            <text:p>ESC.N°3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S CRUCES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RES CRUCES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7421362044639" table:style-name="ce2">
            <text:p>-307.421.362.044.639</text:p>
          </table:table-cell>
          <table:table-cell office:value-type="float" office:value="-664188587523413" table:style-name="ce2">
            <text:p>-664.188.587.523.4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700" table:style-name="ce1">
            <text:p>460050700</text:p>
          </table:table-cell>
          <table:table-cell office:value-type="string" table:style-name="ce1">
            <text:p>ESC.N°181 NOGAL AGUERO CISTER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EL POTRER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2081105" table:style-name="ce2">
            <text:p>-3.092.081.105</text:p>
          </table:table-cell>
          <table:table-cell office:value-type="float" office:value="-6667668891" table:style-name="ce2">
            <text:p>-6.667.668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800" table:style-name="ce1">
            <text:p>460050800</text:p>
          </table:table-cell>
          <table:table-cell office:value-type="string" table:style-name="ce1">
            <text:p>ESC.N°082 RAUL ORIH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NIÑO ALCALDE S/N° SANTA ROSA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1001C/P</text:p>
          </table:table-cell>
          <table:table-cell office:value-type="string" table:style-name="ce1">
            <text:p>NACATE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0855413589937" table:style-name="ce2">
            <text:p>-30.855.413.589.937</text:p>
          </table:table-cell>
          <table:table-cell office:value-type="float" office:value="-664255101599872" table:style-name="ce2">
            <text:p>-664.255.101.599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0900" table:style-name="ce1">
            <text:p>460050900</text:p>
          </table:table-cell>
          <table:table-cell office:value-type="string" table:style-name="ce1">
            <text:p>ESC.N°0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LLAC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MOLLAC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9753031839098" table:style-name="ce2">
            <text:p>-309.753.031.839.098</text:p>
          </table:table-cell>
          <table:table-cell office:value-type="float" office:value="-664147648271864" table:style-name="ce2">
            <text:p>-664.147.648.271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000" table:style-name="ce1">
            <text:p>460051000</text:p>
          </table:table-cell>
          <table:table-cell office:value-type="string" table:style-name="ce1">
            <text:p>ESC.N°145 AMELIA RAMONA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ETAMAL</text:p>
          </table:table-cell>
          <table:table-cell office:value-type="string" table:style-name="ce1">
            <text:p>F5389</text:p>
          </table:table-cell>
          <table:table-cell table:style-name="ce1"/>
          <table:table-cell office:value-type="string" table:style-name="ce1">
            <text:p>EL RETAMAL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7684144201911" table:style-name="ce2">
            <text:p>-307.684.144.201.911</text:p>
          </table:table-cell>
          <table:table-cell office:value-type="float" office:value="-667975201522989" table:style-name="ce2">
            <text:p>-667.975.201.522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100" table:style-name="ce1">
            <text:p>460051100</text:p>
          </table:table-cell>
          <table:table-cell office:value-type="string" table:style-name="ce1">
            <text:p>ESC.N°39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AMAY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BALDE DE AMAY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10558474" table:style-name="ce2">
            <text:p>-3.110.558.474</text:p>
          </table:table-cell>
          <table:table-cell office:value-type="float" office:value="-6704736475" table:style-name="ce2">
            <text:p>-6.704.736.4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200" table:style-name="ce1">
            <text:p>460051200</text:p>
          </table:table-cell>
          <table:table-cell office:value-type="string" table:style-name="ce1">
            <text:p>ESC.N°274 MARCOS SAS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LUCHAN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PULUCHA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8085238" table:style-name="ce2">
            <text:p>-3.098.085.238</text:p>
          </table:table-cell>
          <table:table-cell office:value-type="float" office:value="-6667868087" table:style-name="ce2">
            <text:p>-6.667.86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300" table:style-name="ce1">
            <text:p>460051300</text:p>
          </table:table-cell>
          <table:table-cell office:value-type="string" table:style-name="ce1">
            <text:p>ESC.N°049 BRIGADIER 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10846374321653" table:style-name="ce2">
            <text:p>-310.846.374.321.653</text:p>
          </table:table-cell>
          <table:table-cell office:value-type="float" office:value="-667343867420019" table:style-name="ce2">
            <text:p>-667.343.867.420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400" table:style-name="ce1">
            <text:p>460051400</text:p>
          </table:table-cell>
          <table:table-cell office:value-type="string" table:style-name="ce1">
            <text:p>ESC.N°313 MARIANO BO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SQUEA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OSQUE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05044866" table:style-name="ce2">
            <text:p>-3.105.044.866</text:p>
          </table:table-cell>
          <table:table-cell office:value-type="float" office:value="-6684844944" table:style-name="ce2">
            <text:p>-6.684.844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500" table:style-name="ce1">
            <text:p>460051500</text:p>
          </table:table-cell>
          <table:table-cell office:value-type="string" table:style-name="ce1">
            <text:p>COLEGIO PROVINCIAL JUAN ZACARIAS AGUERO 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ANGELELLI S/N° CENTR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90447</text:p>
          </table:table-cell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040502071928" table:style-name="ce2">
            <text:p>-308.040.502.071.928</text:p>
          </table:table-cell>
          <table:table-cell office:value-type="float" office:value="-666041276576017" table:style-name="ce2">
            <text:p>-666.041.276.576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600" table:style-name="ce1">
            <text:p>460051600</text:p>
          </table:table-cell>
          <table:table-cell office:value-type="string" table:style-name="ce1">
            <text:p>COLEGIO PROVINCIAL INTENDENTE ELIZ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ATE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1001C/P</text:p>
          </table:table-cell>
          <table:table-cell office:value-type="string" table:style-name="ce1">
            <text:p>NACATE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040502071949" table:style-name="ce2">
            <text:p>-308.040.502.071.949</text:p>
          </table:table-cell>
          <table:table-cell office:value-type="float" office:value="-666041276576018" table:style-name="ce2">
            <text:p>-666.041.276.576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700" table:style-name="ce1">
            <text:p>460051700</text:p>
          </table:table-cell>
          <table:table-cell office:value-type="string" table:style-name="ce1">
            <text:p>BACHILLERATO PARA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RTEZUELO CENTR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90503</text:p>
          </table:table-cell>
          <table:table-cell office:value-type="string" table:style-name="ce1">
            <text:p>PORTEZUELO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08401404352935" table:style-name="ce2">
            <text:p>-308.401.404.352.935</text:p>
          </table:table-cell>
          <table:table-cell office:value-type="float" office:value="-667118387409632" table:style-name="ce2">
            <text:p>-667.118.387.409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800" table:style-name="ce1">
            <text:p>460051800</text:p>
          </table:table-cell>
          <table:table-cell office:value-type="string" table:style-name="ce1">
            <text:p>ESC.N°269 BRIGADIER 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OS CAUDILLOS S/N° ANAJUACI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0150</text:p>
          </table:table-cell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7927468712" table:style-name="ce2">
            <text:p>-307.927.468.712</text:p>
          </table:table-cell>
          <table:table-cell office:value-type="float" office:value="-665305939292" table:style-name="ce2">
            <text:p>-665.305.939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1900" table:style-name="ce1">
            <text:p>460051900</text:p>
          </table:table-cell>
          <table:table-cell office:value-type="string" table:style-name="ce1">
            <text:p>COLEGIO PROVINCIAL EGB3 Y POLIMODAL EL PORTEZU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CENTR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90503</text:p>
          </table:table-cell>
          <table:table-cell office:value-type="string" table:style-name="ce1">
            <text:p>PORTEZUEL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8365608969124" table:style-name="ce2">
            <text:p>-308.365.608.969.124</text:p>
          </table:table-cell>
          <table:table-cell office:value-type="float" office:value="-667014944955051" table:style-name="ce2">
            <text:p>-667.014.944.955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000" table:style-name="ce1">
            <text:p>460052000</text:p>
          </table:table-cell>
          <table:table-cell office:value-type="string" table:style-name="ce1">
            <text:p>ESC.N°085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OLPA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8065413497" table:style-name="ce2">
            <text:p>-308.065.413.497</text:p>
          </table:table-cell>
          <table:table-cell office:value-type="float" office:value="-662419821407" table:style-name="ce2">
            <text:p>-662.419.821.4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100" table:style-name="ce1">
            <text:p>460052100</text:p>
          </table:table-cell>
          <table:table-cell office:value-type="string" table:style-name="ce1">
            <text:p>COLEGIO PROVINCIAL DE OLP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S/N°</text:p>
          </table:table-cell>
          <table:table-cell office:value-type="string" table:style-name="ce1">
            <text:p>F5275</text:p>
          </table:table-cell>
          <table:table-cell office:value-type="string" table:style-name="ce1">
            <text:p>03826-497097C/P</text:p>
          </table:table-cell>
          <table:table-cell office:value-type="string" table:style-name="ce1">
            <text:p>OLPAS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-30806851416262" table:style-name="ce2">
            <text:p>-30.806.851.416.262</text:p>
          </table:table-cell>
          <table:table-cell office:value-type="float" office:value="-662419541876505" table:style-name="ce2">
            <text:p>-662.419.541.876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200" table:style-name="ce1">
            <text:p>460052200</text:p>
          </table:table-cell>
          <table:table-cell office:value-type="string" table:style-name="ce1">
            <text:p>JARDIN DE INFANTES N°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LA PLAZA</text:p>
          </table:table-cell>
          <table:table-cell office:value-type="string" table:style-name="ce1">
            <text:p>F5275</text:p>
          </table:table-cell>
          <table:table-cell office:value-type="string" table:style-name="ce1">
            <text:p>03826-496812</text:p>
          </table:table-cell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office:value-type="string" table:style-name="ce1">
            <text:p>SILVIACANAS1422J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95528154" table:style-name="ce2">
            <text:p>-3.095.528.154</text:p>
          </table:table-cell>
          <table:table-cell office:value-type="float" office:value="-6621768617" table:style-name="ce2">
            <text:p>-6.621.768.6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300" table:style-name="ce1">
            <text:p>460052300</text:p>
          </table:table-cell>
          <table:table-cell office:value-type="string" table:style-name="ce1">
            <text:p>ESC.N°281 25 DE MAYO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</text:p>
          </table:table-cell>
          <table:table-cell office:value-type="string" table:style-name="ce1">
            <text:p>F5275</text:p>
          </table:table-cell>
          <table:table-cell office:value-type="string" table:style-name="ce1">
            <text:p>03826-496054C/P</text:p>
          </table:table-cell>
          <table:table-cell office:value-type="string" table:style-name="ce1">
            <text:p>COLONIA ORTIZ DE OCAMP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6326706" table:style-name="ce2">
            <text:p>-3.096.326.706</text:p>
          </table:table-cell>
          <table:table-cell office:value-type="float" office:value="-6617671241" table:style-name="ce2">
            <text:p>-6.617.671.2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400" table:style-name="ce1">
            <text:p>460052400</text:p>
          </table:table-cell>
          <table:table-cell office:value-type="string" table:style-name="ce1">
            <text:p>ESC.N°267 GRAL.ANGEL VICENTE PEÑALOZAJ.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50 LA PLAZ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500" table:style-name="ce1">
            <text:p>460052500</text:p>
          </table:table-cell>
          <table:table-cell office:value-type="string" table:style-name="ce1">
            <text:p>J.I.N. N°6 MIGUEL ROBERT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ANUEL BELGRANO 551 INDUSTRI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501" table:style-name="ce1">
            <text:p>460052501</text:p>
          </table:table-cell>
          <table:table-cell office:value-type="string" table:style-name="ce1">
            <text:p>J.I.N. N°6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LOMA BLANCA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06408942665481" table:style-name="ce2">
            <text:p>-306.408.942.665.481</text:p>
          </table:table-cell>
          <table:table-cell office:value-type="float" office:value="-6624411049091" table:style-name="ce2">
            <text:p>-6.624.411.049.0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502" table:style-name="ce1">
            <text:p>460052502</text:p>
          </table:table-cell>
          <table:table-cell office:value-type="string" table:style-name="ce1">
            <text:p>J.I.N. N°6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°</text:p>
          </table:table-cell>
          <table:table-cell office:value-type="string" table:style-name="ce1">
            <text:p>F5276</text:p>
          </table:table-cell>
          <table:table-cell table:style-name="ce1"/>
          <table:table-cell office:value-type="string" table:style-name="ce1">
            <text:p>CHAÑAR</text:p>
          </table:table-cell>
          <table:table-cell office:value-type="string" table:style-name="ce1">
            <text:p>GENERAL BELGRA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54065192" table:style-name="ce2">
            <text:p>-3.054.065.192</text:p>
          </table:table-cell>
          <table:table-cell office:value-type="float" office:value="-6595525046" table:style-name="ce2">
            <text:p>-6.595.525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700" table:style-name="ce1">
            <text:p>460052700</text:p>
          </table:table-cell>
          <table:table-cell office:value-type="string" table:style-name="ce1">
            <text:p>COLEGIO PROVINCIAL OBISPO ABEL BAZAN Y BUS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7 DE OCTUBRE S/N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TAMA</text:p>
          </table:table-cell>
          <table:table-cell office:value-type="string" table:style-name="ce1">
            <text:p>GENERAL ANGEL V PEÑALOZ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5069603525126" table:style-name="ce2">
            <text:p>-305.069.603.525.126</text:p>
          </table:table-cell>
          <table:table-cell office:value-type="float" office:value="-665288694866404" table:style-name="ce2">
            <text:p>-665.288.694.866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2800" table:style-name="ce1">
            <text:p>460052800</text:p>
          </table:table-cell>
          <table:table-cell office:value-type="string" table:style-name="ce1">
            <text:p>COLEGIO PROVINCIAL ALBERTO BREYE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UAN DOMINGO PERON S/N°</text:p>
          </table:table-cell>
          <table:table-cell office:value-type="string" table:style-name="ce1">
            <text:p>F5386</text:p>
          </table:table-cell>
          <table:table-cell office:value-type="string" table:style-name="ce1">
            <text:p>0380-4491802</text:p>
          </table:table-cell>
          <table:table-cell office:value-type="string" table:style-name="ce1">
            <text:p>PATQUI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00427407526123" table:style-name="ce2">
            <text:p>-300.427.407.526.123</text:p>
          </table:table-cell>
          <table:table-cell office:value-type="float" office:value="-668791344179471" table:style-name="ce2">
            <text:p>-668.791.344.179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000" table:style-name="ce1">
            <text:p>460053000</text:p>
          </table:table-cell>
          <table:table-cell office:value-type="string" table:style-name="ce1">
            <text:p>ESC.PRIVADA GABRIELA MIST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AGIO B.LUNA 166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553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GABRIELAMISTRALCHILECIT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1624487489841" table:style-name="ce2">
            <text:p>-291.624.487.489.841</text:p>
          </table:table-cell>
          <table:table-cell office:value-type="float" office:value="-675110050438659" table:style-name="ce2">
            <text:p>-675.110.050.438.6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100" table:style-name="ce1">
            <text:p>460053100</text:p>
          </table:table-cell>
          <table:table-cell office:value-type="string" table:style-name="ce1">
            <text:p>UNIDAD EDUCATIVA COMUNITARIA N°52 CHILEC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93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2897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1634595106377" table:style-name="ce2">
            <text:p>-291.634.595.106.377</text:p>
          </table:table-cell>
          <table:table-cell office:value-type="float" office:value="-675087855030852" table:style-name="ce2">
            <text:p>-675.087.855.030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200" table:style-name="ce1">
            <text:p>460053200</text:p>
          </table:table-cell>
          <table:table-cell office:value-type="string" table:style-name="ce1">
            <text:p>ESC.N°3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.N°38 KM.3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6180689149601" table:style-name="ce2">
            <text:p>-296.180.689.149.601</text:p>
          </table:table-cell>
          <table:table-cell office:value-type="float" office:value="-668976392389946" table:style-name="ce2">
            <text:p>-668.976.392.389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300" table:style-name="ce1">
            <text:p>460053300</text:p>
          </table:table-cell>
          <table:table-cell office:value-type="string" table:style-name="ce1">
            <text:p>ESC.N°088 ANDREA PICON ZAL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AMON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SAN RAMON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097477148" table:style-name="ce2">
            <text:p>-3.097.477.148</text:p>
          </table:table-cell>
          <table:table-cell office:value-type="float" office:value="-6579596094" table:style-name="ce2">
            <text:p>-6.579.596.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400" table:style-name="ce1">
            <text:p>460053400</text:p>
          </table:table-cell>
          <table:table-cell office:value-type="string" table:style-name="ce1">
            <text:p>ESC.N°2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NDERITA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LA BANDERITA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3261755" table:style-name="ce2">
            <text:p>-3.133.261.755</text:p>
          </table:table-cell>
          <table:table-cell office:value-type="float" office:value="-6589613096" table:style-name="ce2">
            <text:p>-6.589.613.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500" table:style-name="ce1">
            <text:p>460053500</text:p>
          </table:table-cell>
          <table:table-cell office:value-type="string" table:style-name="ce1">
            <text:p>ESC.N°056 GRAL.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1100</text:p>
          </table:table-cell>
          <table:table-cell office:value-type="string" table:style-name="ce1">
            <text:p>TALAMUYUN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721899323584" table:style-name="ce2">
            <text:p>-29.721.899.323.584</text:p>
          </table:table-cell>
          <table:table-cell office:value-type="float" office:value="-668578844568527" table:style-name="ce2">
            <text:p>-668.578.844.568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600" table:style-name="ce1">
            <text:p>460053600</text:p>
          </table:table-cell>
          <table:table-cell office:value-type="string" table:style-name="ce1">
            <text:p>ESC.N°140 MARIA ESTELA TORRES DE SUF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75 KM.72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AGUA BLANCA</text:p>
          </table:table-cell>
          <table:table-cell office:value-type="string" table:style-name="ce1">
            <text:p>CASTRO BARR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634753" table:style-name="ce2">
            <text:p>-289.634.753</text:p>
          </table:table-cell>
          <table:table-cell office:value-type="float" office:value="-6699905992" table:style-name="ce2">
            <text:p>-6.699.905.9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700" table:style-name="ce1">
            <text:p>460053700</text:p>
          </table:table-cell>
          <table:table-cell office:value-type="string" table:style-name="ce1">
            <text:p>ESC.N°3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 S/N°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092064282" table:style-name="ce2">
            <text:p>-3.092.064.282</text:p>
          </table:table-cell>
          <table:table-cell office:value-type="float" office:value="-6681158676" table:style-name="ce2">
            <text:p>-6.681.158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800" table:style-name="ce1">
            <text:p>460053800</text:p>
          </table:table-cell>
          <table:table-cell office:value-type="string" table:style-name="ce1">
            <text:p>ESC.N°4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ESADA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LA MESAD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02748841975207" table:style-name="ce2">
            <text:p>-302.748.841.975.207</text:p>
          </table:table-cell>
          <table:table-cell office:value-type="float" office:value="-674636974925103" table:style-name="ce2">
            <text:p>-674.636.974.925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900" table:style-name="ce1">
            <text:p>460053900</text:p>
          </table:table-cell>
          <table:table-cell office:value-type="string" table:style-name="ce1">
            <text:p>J.I.N.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STACION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713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3198553271749" table:style-name="ce2">
            <text:p>-293.198.553.271.749</text:p>
          </table:table-cell>
          <table:table-cell office:value-type="float" office:value="-676014864786337" table:style-name="ce2">
            <text:p>-676.014.864.786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3901" table:style-name="ce1">
            <text:p>460053901</text:p>
          </table:table-cell>
          <table:table-cell office:value-type="string" table:style-name="ce1">
            <text:p>J.I.N. N°4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ESTACION ESC.N°3</text:p>
          </table:table-cell>
          <table:table-cell office:value-type="string" table:style-name="ce1">
            <text:p>F5372</text:p>
          </table:table-cell>
          <table:table-cell table:style-name="ce1"/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3190416357104" table:style-name="ce2">
            <text:p>-293.190.416.357.104</text:p>
          </table:table-cell>
          <table:table-cell office:value-type="float" office:value="-674485097295595" table:style-name="ce2">
            <text:p>-674.485.097.295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000" table:style-name="ce1">
            <text:p>460054000</text:p>
          </table:table-cell>
          <table:table-cell office:value-type="string" table:style-name="ce1">
            <text:p>COLEGIO PROVINCIAL DE PAGANC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24 DE SEPTIEMBRE S/N°</text:p>
          </table:table-cell>
          <table:table-cell office:value-type="string" table:style-name="ce1">
            <text:p>F5369</text:p>
          </table:table-cell>
          <table:table-cell table:style-name="ce1"/>
          <table:table-cell office:value-type="string" table:style-name="ce1">
            <text:p>PAGANCILLO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437314629172" table:style-name="ce2">
            <text:p>-295.437.314.629.172</text:p>
          </table:table-cell>
          <table:table-cell office:value-type="float" office:value="-681020646041771" table:style-name="ce2">
            <text:p>-681.020.646.041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100" table:style-name="ce1">
            <text:p>460054100</text:p>
          </table:table-cell>
          <table:table-cell office:value-type="string" table:style-name="ce1">
            <text:p>CENTRO PRIMARIO PARA ADULTOS N°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ARLOS SAUL MENEM S/N° LAS PIEDRITAS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300" table:style-name="ce1">
            <text:p>460054300</text:p>
          </table:table-cell>
          <table:table-cell office:value-type="string" table:style-name="ce1">
            <text:p>CENTRO PRIMARIO PARA ADULTOS N°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UERRERO S/N° LOS PALACIOS SALON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3116864578177" table:style-name="ce2">
            <text:p>-293.116.864.578.177</text:p>
          </table:table-cell>
          <table:table-cell office:value-type="float" office:value="-682227661294549" table:style-name="ce2">
            <text:p>-682.227.661.294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400" table:style-name="ce1">
            <text:p>460054400</text:p>
          </table:table-cell>
          <table:table-cell office:value-type="string" table:style-name="ce1">
            <text:p>CENTRO PRIMARIO PARA ADULTOS N°1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° CENTRO FUNCIONA EN ESC. N°352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3150620827129" table:style-name="ce2">
            <text:p>-293.150.620.827.129</text:p>
          </table:table-cell>
          <table:table-cell office:value-type="float" office:value="-682209309638596" table:style-name="ce2">
            <text:p>-682.209.309.638.5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500" table:style-name="ce1">
            <text:p>460054500</text:p>
          </table:table-cell>
          <table:table-cell office:value-type="string" table:style-name="ce1">
            <text:p>CENTRO DE CAPACITACION LABORAL N°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MARTIN S/N° SALON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600" table:style-name="ce1">
            <text:p>460054600</text:p>
          </table:table-cell>
          <table:table-cell office:value-type="string" table:style-name="ce1">
            <text:p>UNIDAD EDUCATIVA PARA ADULTOS Nº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CENTRO</text:p>
          </table:table-cell>
          <table:table-cell office:value-type="string" table:style-name="ce1">
            <text:p>F5355</text:p>
          </table:table-cell>
          <table:table-cell table:style-name="ce1"/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0164432536" table:style-name="ce2">
            <text:p>-290.164.432.536</text:p>
          </table:table-cell>
          <table:table-cell office:value-type="float" office:value="-682274920727" table:style-name="ce2">
            <text:p>-682.274.92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700" table:style-name="ce1">
            <text:p>460054700</text:p>
          </table:table-cell>
          <table:table-cell office:value-type="string" table:style-name="ce1">
            <text:p>CENTRO PRIMARIO PARA ADULTOS N°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GANCILLO UNION</text:p>
          </table:table-cell>
          <table:table-cell office:value-type="string" table:style-name="ce1">
            <text:p>F5369</text:p>
          </table:table-cell>
          <table:table-cell office:value-type="string" table:style-name="ce1">
            <text:p>03825-15668522</text:p>
          </table:table-cell>
          <table:table-cell office:value-type="string" table:style-name="ce1">
            <text:p>PAGANCILLO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5436226000522" table:style-name="ce2">
            <text:p>-295.436.226.000.522</text:p>
          </table:table-cell>
          <table:table-cell office:value-type="float" office:value="-680932083424779" table:style-name="ce2">
            <text:p>-680.932.083.424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800" table:style-name="ce1">
            <text:p>460054800</text:p>
          </table:table-cell>
          <table:table-cell office:value-type="string" table:style-name="ce1">
            <text:p>CENTRO DE CAPACITACION LABORAL N°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0 KM. 55 FUNCIONA EN ESC. N°109</text:p>
          </table:table-cell>
          <table:table-cell office:value-type="string" table:style-name="ce1">
            <text:p>F5361</text:p>
          </table:table-cell>
          <table:table-cell office:value-type="string" table:style-name="ce1">
            <text:p>03825-423965</text:p>
          </table:table-cell>
          <table:table-cell office:value-type="string" table:style-name="ce1">
            <text:p>LOS TAMBILLOS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1832262" table:style-name="ce2">
            <text:p>-2.941.832.262</text:p>
          </table:table-cell>
          <table:table-cell office:value-type="float" office:value="-678087583558" table:style-name="ce2">
            <text:p>-678.087.583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4900" table:style-name="ce1">
            <text:p>460054900</text:p>
          </table:table-cell>
          <table:table-cell office:value-type="string" table:style-name="ce1">
            <text:p>UNIDAD EDUCATIVA PARA ADULTOS N°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VERA PEÑALOZA 37 CENTR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000" table:style-name="ce1">
            <text:p>460055000</text:p>
          </table:table-cell>
          <table:table-cell office:value-type="string" table:style-name="ce1">
            <text:p>UNIDAD PRIMARIO PARA ADULTOS NRO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° CENTRO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029020000001" table:style-name="ce2">
            <text:p>-31.029.020.000.001</text:p>
          </table:table-cell>
          <table:table-cell office:value-type="float" office:value="-6662019" table:style-name="ce2">
            <text:p>-6.662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500" table:style-name="ce1">
            <text:p>460055500</text:p>
          </table:table-cell>
          <table:table-cell office:value-type="string" table:style-name="ce1">
            <text:p>UNIDAD EDUCATIVA CICLO PRIMARIO N°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SISTENCIA S/Nº LA BANDA FUNCIONA ESC. N°10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MACHI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600" table:style-name="ce1">
            <text:p>460055600</text:p>
          </table:table-cell>
          <table:table-cell office:value-type="string" table:style-name="ce1">
            <text:p>UNIDAD EDUCATIVA CICLO PRIMARIO N°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MELDA ROMERO 964 TALACAN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19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700" table:style-name="ce1">
            <text:p>460055700</text:p>
          </table:table-cell>
          <table:table-cell office:value-type="string" table:style-name="ce1">
            <text:p>UNIDAD EDUCATIVA CICLO PRIMARIO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° ESTACION FUNCIONA ESC.N°195 PCIA DE SALTA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800" table:style-name="ce1">
            <text:p>460055800</text:p>
          </table:table-cell>
          <table:table-cell office:value-type="string" table:style-name="ce1">
            <text:p>UNIDAD EDUCATIVA CICLO PRIMARIO N°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° FUNCIONA EN ESC.N°20</text:p>
          </table:table-cell>
          <table:table-cell office:value-type="string" table:style-name="ce1">
            <text:p>F5386</text:p>
          </table:table-cell>
          <table:table-cell table:style-name="ce1"/>
          <table:table-cell office:value-type="string" table:style-name="ce1">
            <text:p>PATQUIA</text:p>
          </table:table-cell>
          <table:table-cell office:value-type="string" table:style-name="ce1">
            <text:p>INDEPENDENC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0045107111525" table:style-name="ce2">
            <text:p>-30.045.107.111.525</text:p>
          </table:table-cell>
          <table:table-cell office:value-type="float" office:value="-668767240611522" table:style-name="ce2">
            <text:p>-668.767.240.611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5900" table:style-name="ce1">
            <text:p>460055900</text:p>
          </table:table-cell>
          <table:table-cell office:value-type="string" table:style-name="ce1">
            <text:p>UNIDAD EDUCATIVA COMUNITARIA N°39 FRAY BERNARDINO GO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DO ROCHA S/N° CEMENTER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100" table:style-name="ce1">
            <text:p>460056100</text:p>
          </table:table-cell>
          <table:table-cell office:value-type="string" table:style-name="ce1">
            <text:p>UNIDAD EDUCATIVA NUCLEARIZADAS NONOGASTA (N°21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 ANTARTIDA</text:p>
          </table:table-cell>
          <table:table-cell office:value-type="string" table:style-name="ce1">
            <text:p>F5372</text:p>
          </table:table-cell>
          <table:table-cell table:style-name="ce1"/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3101189212935" table:style-name="ce2">
            <text:p>-293.101.189.212.935</text:p>
          </table:table-cell>
          <table:table-cell office:value-type="float" office:value="-675527710932146" table:style-name="ce2">
            <text:p>-675.527.710.932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200" table:style-name="ce1">
            <text:p>460056200</text:p>
          </table:table-cell>
          <table:table-cell office:value-type="string" table:style-name="ce1">
            <text:p>UNIDAD EDUCATIVA CICLO PRIMARIO N°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RRETAS 240 EL LIBERTADOR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201" table:style-name="ce1">
            <text:p>460056201</text:p>
          </table:table-cell>
          <table:table-cell office:value-type="string" table:style-name="ce1">
            <text:p>UNIDAD EDUCATIVA CICLO PRIMARIO N°6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300" table:style-name="ce1">
            <text:p>460056300</text:p>
          </table:table-cell>
          <table:table-cell office:value-type="string" table:style-name="ce1">
            <text:p>UNIDAD EDUCATIVA CICLO PRIMARIO N°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JESUS OYOLA FUNCIONA EN ESC. N°175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128194434015" table:style-name="ce2">
            <text:p>-294.128.194.434.015</text:p>
          </table:table-cell>
          <table:table-cell office:value-type="float" office:value="-668675656950327" table:style-name="ce2">
            <text:p>-668.675.656.950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400" table:style-name="ce1">
            <text:p>460056400</text:p>
          </table:table-cell>
          <table:table-cell office:value-type="string" table:style-name="ce1">
            <text:p>UNIDAD EDUCATIVA DE JOVENES Y ADULTOS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° RODRIGUEZ S/N° YACAMPI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230481495904" table:style-name="ce2">
            <text:p>-294.230.481.495.904</text:p>
          </table:table-cell>
          <table:table-cell office:value-type="float" office:value="-668547498723087" table:style-name="ce2">
            <text:p>-668.547.498.723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500" table:style-name="ce1">
            <text:p>460056500</text:p>
          </table:table-cell>
          <table:table-cell office:value-type="string" table:style-name="ce1">
            <text:p>UNIDAD EDUCATIVA CICLO PRIMARIO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LONA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65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600" table:style-name="ce1">
            <text:p>460056600</text:p>
          </table:table-cell>
          <table:table-cell office:value-type="string" table:style-name="ce1">
            <text:p>UNIDAD EDUCATIVA CICLO PRIMARIO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° RODRIGUEZ S/N° YACAMPI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700" table:style-name="ce1">
            <text:p>460056700</text:p>
          </table:table-cell>
          <table:table-cell office:value-type="string" table:style-name="ce1">
            <text:p>CENTRO EDUCATIVO DE ADULTOS NIVEL PRIMARIO N°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IENTES S/N° TRES ESQUINA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800" table:style-name="ce1">
            <text:p>460056800</text:p>
          </table:table-cell>
          <table:table-cell office:value-type="string" table:style-name="ce1">
            <text:p>UNIDAD EDUCATIVA N°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275</text:p>
          </table:table-cell>
          <table:table-cell table:style-name="ce1"/>
          <table:table-cell office:value-type="string" table:style-name="ce1">
            <text:p>SANTA RITA DE CATUNA</text:p>
          </table:table-cell>
          <table:table-cell office:value-type="string" table:style-name="ce1">
            <text:p>GENERAL OCAMP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956110000002" table:style-name="ce2">
            <text:p>-30.956.110.000.002</text:p>
          </table:table-cell>
          <table:table-cell office:value-type="float" office:value="-662166" table:style-name="ce2">
            <text:p>-662.1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6900" table:style-name="ce1">
            <text:p>460056900</text:p>
          </table:table-cell>
          <table:table-cell office:value-type="string" table:style-name="ce1">
            <text:p>UNIDAD EDUCATIVA DE JOVENES Y ADULTOS N°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0846374321672" table:style-name="ce2">
            <text:p>-310.846.374.321.672</text:p>
          </table:table-cell>
          <table:table-cell office:value-type="float" office:value="-667343867420019" table:style-name="ce2">
            <text:p>-667.343.867.420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000" table:style-name="ce1">
            <text:p>460057000</text:p>
          </table:table-cell>
          <table:table-cell office:value-type="string" table:style-name="ce1">
            <text:p>INSTITUTO SUPERIOR ALBERT EINSTE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 EINSTEIN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466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WWWISAEESCUEL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098470574829" table:style-name="ce2">
            <text:p>-294.098.470.574.829</text:p>
          </table:table-cell>
          <table:table-cell office:value-type="float" office:value="-668559688481912" table:style-name="ce2">
            <text:p>-668.559.688.481.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100" table:style-name="ce1">
            <text:p>460057100</text:p>
          </table:table-cell>
          <table:table-cell office:value-type="string" table:style-name="ce1">
            <text:p>I.F.D.C. JESUS MISERICORDIOS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GREGORIO CAVERO 350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15557223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JESUSMISER@HOTMAIL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200" table:style-name="ce1">
            <text:p>460057200</text:p>
          </table:table-cell>
          <table:table-cell office:value-type="string" table:style-name="ce1">
            <text:p>J.I.N.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CENTRO</text:p>
          </table:table-cell>
          <table:table-cell office:value-type="string" table:style-name="ce1">
            <text:p>F5355</text:p>
          </table:table-cell>
          <table:table-cell table:style-name="ce1"/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0164432536" table:style-name="ce2">
            <text:p>-290.164.432.536</text:p>
          </table:table-cell>
          <table:table-cell office:value-type="float" office:value="-682274920727" table:style-name="ce2">
            <text:p>-682.274.92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201" table:style-name="ce1">
            <text:p>460057201</text:p>
          </table:table-cell>
          <table:table-cell office:value-type="string" table:style-name="ce1">
            <text:p>J.I.N. N°1 EXTENSION 01(EXTENSION RIVADAVIA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INO RIVADAVIA S/N° RIVADAVIA</text:p>
          </table:table-cell>
          <table:table-cell office:value-type="string" table:style-name="ce1">
            <text:p>F5355</text:p>
          </table:table-cell>
          <table:table-cell table:style-name="ce1"/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0008872091" table:style-name="ce2">
            <text:p>-290.008.872.091</text:p>
          </table:table-cell>
          <table:table-cell office:value-type="float" office:value="-682117852727" table:style-name="ce2">
            <text:p>-682.117.852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300" table:style-name="ce1">
            <text:p>460057300</text:p>
          </table:table-cell>
          <table:table-cell office:value-type="string" table:style-name="ce1">
            <text:p>J.I.N. N°2 NIÑO JESUS DE PR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ILIO DE LA VEGA S/Nº JARDIN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658</text:p>
          </table:table-cell>
          <table:table-cell office:value-type="string" table:style-name="ce1">
            <text:p>PLAZA NUEV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9132259268984" table:style-name="ce2">
            <text:p>-289.132.259.268.984</text:p>
          </table:table-cell>
          <table:table-cell office:value-type="float" office:value="-675392224166148" table:style-name="ce2">
            <text:p>-675.392.224.166.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301" table:style-name="ce1">
            <text:p>460057301</text:p>
          </table:table-cell>
          <table:table-cell office:value-type="string" table:style-name="ce1">
            <text:p>J.I.N. N°2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CARRIZAL ESC.N°7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568SED</text:p>
          </table:table-cell>
          <table:table-cell office:value-type="string" table:style-name="ce1">
            <text:p>BAJO CARRIZA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8829567" table:style-name="ce2">
            <text:p>-2.888.829.567</text:p>
          </table:table-cell>
          <table:table-cell office:value-type="float" office:value="-6756336334" table:style-name="ce2">
            <text:p>-6.756.336.3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302" table:style-name="ce1">
            <text:p>460057302</text:p>
          </table:table-cell>
          <table:table-cell office:value-type="string" table:style-name="ce1">
            <text:p>J.I.N. N°2 GUILLERMO MORENO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 N° 40 ESC.47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175C/P</text:p>
          </table:table-cell>
          <table:table-cell office:value-type="string" table:style-name="ce1">
            <text:p>ALTO CARRIZA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6436978" table:style-name="ce2">
            <text:p>-2.886.436.978</text:p>
          </table:table-cell>
          <table:table-cell office:value-type="float" office:value="-675749369" table:style-name="ce2">
            <text:p>-675.749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303" table:style-name="ce1">
            <text:p>460057303</text:p>
          </table:table-cell>
          <table:table-cell office:value-type="string" table:style-name="ce1">
            <text:p>J.I.N. N°2 SEMILLITA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 N° 40 DE GALLI ESC.122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BARRIO DE GALLI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8803900000056" table:style-name="ce2">
            <text:p>-288.803.900.000.056</text:p>
          </table:table-cell>
          <table:table-cell office:value-type="float" office:value="-675497400000005" table:style-name="ce2">
            <text:p>-675.497.4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304" table:style-name="ce1">
            <text:p>460057304</text:p>
          </table:table-cell>
          <table:table-cell office:value-type="string" table:style-name="ce1">
            <text:p>J.I.N. N°2 EXTENSION 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AZA VIEJA ESC.5</text:p>
          </table:table-cell>
          <table:table-cell office:value-type="string" table:style-name="ce1">
            <text:p>F5365</text:p>
          </table:table-cell>
          <table:table-cell table:style-name="ce1"/>
          <table:table-cell office:value-type="string" table:style-name="ce1">
            <text:p>PLAZA VIEJA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96873822" table:style-name="ce2">
            <text:p>-2.896.873.822</text:p>
          </table:table-cell>
          <table:table-cell office:value-type="float" office:value="-6751742556" table:style-name="ce2">
            <text:p>-6.751.742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400" table:style-name="ce1">
            <text:p>460057400</text:p>
          </table:table-cell>
          <table:table-cell office:value-type="string" table:style-name="ce1">
            <text:p>COLEGIO PARROQUIAL PIO XII EGB3 Y POLIMOD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TA ROSA (EXTREMO SUR) S/N° EL MIRADO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7408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IODOCE_EGB3POLI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100771751047" table:style-name="ce2">
            <text:p>-294.100.771.751.047</text:p>
          </table:table-cell>
          <table:table-cell office:value-type="float" office:value="-6685387625777" table:style-name="ce2">
            <text:p>-6.685.387.625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500" table:style-name="ce1">
            <text:p>460057500</text:p>
          </table:table-cell>
          <table:table-cell office:value-type="string" table:style-name="ce1">
            <text:p>JARDIN DE INFANTES N°14 COLEGIO PARROQUIAL PIO X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459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334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098895258367" table:style-name="ce2">
            <text:p>-294.098.895.258.367</text:p>
          </table:table-cell>
          <table:table-cell office:value-type="float" office:value="-668541343120639" table:style-name="ce2">
            <text:p>-668.541.343.120.6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600" table:style-name="ce1">
            <text:p>460057600</text:p>
          </table:table-cell>
          <table:table-cell office:value-type="string" table:style-name="ce1">
            <text:p>ESC.N°3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6 KM.10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POZO DE LA YEGU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7017532376" table:style-name="ce2">
            <text:p>-297.017.532.376</text:p>
          </table:table-cell>
          <table:table-cell office:value-type="float" office:value="-659821857237" table:style-name="ce2">
            <text:p>-659.821.857.2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700" table:style-name="ce1">
            <text:p>460057700</text:p>
          </table:table-cell>
          <table:table-cell office:value-type="string" table:style-name="ce1">
            <text:p>JARDIN DE INFANTES ATEPEI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E 341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66037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15145323972" table:style-name="ce2">
            <text:p>-294.115.145.323.972</text:p>
          </table:table-cell>
          <table:table-cell office:value-type="float" office:value="-668507917570404" table:style-name="ce2">
            <text:p>-668.507.917.570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701" table:style-name="ce1">
            <text:p>460057701</text:p>
          </table:table-cell>
          <table:table-cell office:value-type="string" table:style-name="ce1">
            <text:p>JARDIN DE INFANTES ATEPEITO ANEXO MILAG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46 RIOJA</text:p>
          </table:table-cell>
          <table:table-cell office:value-type="string" table:style-name="ce1">
            <text:p>F5274</text:p>
          </table:table-cell>
          <table:table-cell office:value-type="string" table:style-name="ce1">
            <text:p>0380-4567455</text:p>
          </table:table-cell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10290163773391" table:style-name="ce2">
            <text:p>-310.290.163.773.391</text:p>
          </table:table-cell>
          <table:table-cell office:value-type="float" office:value="-666201927267691" table:style-name="ce2">
            <text:p>-666.201.927.267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7800" table:style-name="ce1">
            <text:p>460057800</text:p>
          </table:table-cell>
          <table:table-cell office:value-type="string" table:style-name="ce1">
            <text:p>ESC.PRIVADA FEDERALI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259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213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FEDERALITOLR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94147041746" table:style-name="ce2">
            <text:p>-294.094.147.041.746</text:p>
          </table:table-cell>
          <table:table-cell office:value-type="float" office:value="-668519573409603" table:style-name="ce2">
            <text:p>-668.519.573.409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000" table:style-name="ce1">
            <text:p>460058000</text:p>
          </table:table-cell>
          <table:table-cell office:value-type="string" table:style-name="ce1">
            <text:p>ESC.PRIVADA I.A.E.S. (NIVEL INICIAL Y EGB 1Y2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735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605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YPRIMARIAIAESJAHOO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4095238285584" table:style-name="ce2">
            <text:p>-294.095.238.285.584</text:p>
          </table:table-cell>
          <table:table-cell office:value-type="float" office:value="-668500070650373" table:style-name="ce2">
            <text:p>-668.500.070.650.3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100" table:style-name="ce1">
            <text:p>460058100</text:p>
          </table:table-cell>
          <table:table-cell office:value-type="string" table:style-name="ce1">
            <text:p>ESC.N°316 ANTONIO GONZALEZ BALC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25 KM.8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SAN NICOLAS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9590758101" table:style-name="ce2">
            <text:p>-299.590.758.101</text:p>
          </table:table-cell>
          <table:table-cell office:value-type="float" office:value="-665758221772" table:style-name="ce2">
            <text:p>-665.758.221.7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300" table:style-name="ce1">
            <text:p>460058300</text:p>
          </table:table-cell>
          <table:table-cell office:value-type="string" table:style-name="ce1">
            <text:p>ESC.MUNICIPAL N°1JUAN MANUEL FANG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OLAS DAVILA S/N° HOSPITAL PABELLONES DEL EX.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7425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400" table:style-name="ce1">
            <text:p>460058400</text:p>
          </table:table-cell>
          <table:table-cell office:value-type="string" table:style-name="ce1">
            <text:p>JARDIN MATERNAL MUNICIPAL N°2 DR.ALBERTO SAB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° RODRIGUEZ S/N° ALTA RIOJ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7443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4171761789662" table:style-name="ce2">
            <text:p>-294.171.761.789.662</text:p>
          </table:table-cell>
          <table:table-cell office:value-type="float" office:value="-668737347344625" table:style-name="ce2">
            <text:p>-668.737.347.344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600" table:style-name="ce1">
            <text:p>460058600</text:p>
          </table:table-cell>
          <table:table-cell office:value-type="string" table:style-name="ce1">
            <text:p>UNIDAD EDUCATIVA PARA ADULTOS N°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LOS PARAISO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700" table:style-name="ce1">
            <text:p>460058700</text:p>
          </table:table-cell>
          <table:table-cell office:value-type="string" table:style-name="ce1">
            <text:p>UNIDAD EDUCATIVA N°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LOS PARAISOS FUNCIONA EN ESC. N° 339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8900" table:style-name="ce1">
            <text:p>460058900</text:p>
          </table:table-cell>
          <table:table-cell office:value-type="string" table:style-name="ce1">
            <text:p>UNIDAD EDUCATIVA N°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9 FUNCIONA EN ESC. N°183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PORTEZUELO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309719041360782" table:style-name="ce2">
            <text:p>-309.719.041.360.782</text:p>
          </table:table-cell>
          <table:table-cell office:value-type="float" office:value="-668707848685695" table:style-name="ce2">
            <text:p>-668.707.848.685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000" table:style-name="ce1">
            <text:p>460059000</text:p>
          </table:table-cell>
          <table:table-cell office:value-type="string" table:style-name="ce1">
            <text:p>UNIDAD EDUCATIVA N°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OS CAUDILLOS S/N° ANAJUACIO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0846374321672" table:style-name="ce2">
            <text:p>-310.846.374.321.672</text:p>
          </table:table-cell>
          <table:table-cell office:value-type="float" office:value="-667343867420019" table:style-name="ce2">
            <text:p>-667.343.867.420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200" table:style-name="ce1">
            <text:p>460059200</text:p>
          </table:table-cell>
          <table:table-cell office:value-type="string" table:style-name="ce1">
            <text:p>UNIDAD EDUCATIVA N°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O FUNCIONA EN ESC.N°50</text:p>
          </table:table-cell>
          <table:table-cell office:value-type="string" table:style-name="ce1">
            <text:p>F5389</text:p>
          </table:table-cell>
          <table:table-cell table:style-name="ce1"/>
          <table:table-cell office:value-type="string" table:style-name="ce1">
            <text:p>SALANA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3102246758358" table:style-name="ce2">
            <text:p>-3.102.246.758.358</text:p>
          </table:table-cell>
          <table:table-cell office:value-type="float" office:value="-666163226023661" table:style-name="ce2">
            <text:p>-666.163.226.023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400" table:style-name="ce1">
            <text:p>460059400</text:p>
          </table:table-cell>
          <table:table-cell office:value-type="string" table:style-name="ce1">
            <text:p>CENTRO EDUCATIVA N°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TIZ DE OCAMPO S/N° FUNCIONA EN LA ESC.N°71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BANDA FLORIDA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29373319882" table:style-name="ce2">
            <text:p>-29.373.319.882</text:p>
          </table:table-cell>
          <table:table-cell office:value-type="float" office:value="-68235345539" table:style-name="ce2">
            <text:p>-68.235.345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500" table:style-name="ce1">
            <text:p>460059500</text:p>
          </table:table-cell>
          <table:table-cell office:value-type="string" table:style-name="ce1">
            <text:p>CENTRO EDUCATIVA N°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° CENTRO</text:p>
          </table:table-cell>
          <table:table-cell office:value-type="string" table:style-name="ce1">
            <text:p>F5350</text:p>
          </table:table-cell>
          <table:table-cell office:value-type="string" table:style-name="ce1">
            <text:p>03826-479201</text:p>
          </table:table-cell>
          <table:table-cell office:value-type="string" table:style-name="ce1">
            <text:p>BANDA FLORIDA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3113170701086" table:style-name="ce2">
            <text:p>-293.113.170.701.086</text:p>
          </table:table-cell>
          <table:table-cell office:value-type="float" office:value="-682463664515335" table:style-name="ce2">
            <text:p>-682.463.664.515.3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700" table:style-name="ce1">
            <text:p>460059700</text:p>
          </table:table-cell>
          <table:table-cell office:value-type="string" table:style-name="ce1">
            <text:p>CENTRO EDUCATIVA N°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ILLERMO PAEZ GUILLERMO PAEZ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29373319882" table:style-name="ce2">
            <text:p>-29.373.319.882</text:p>
          </table:table-cell>
          <table:table-cell office:value-type="float" office:value="-68235345539" table:style-name="ce2">
            <text:p>-68.235.345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800" table:style-name="ce1">
            <text:p>460059800</text:p>
          </table:table-cell>
          <table:table-cell office:value-type="string" table:style-name="ce1">
            <text:p>CENTRO EDUCATIVA N°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ALACIOS</text:p>
          </table:table-cell>
          <table:table-cell office:value-type="string" table:style-name="ce1">
            <text:p>F5351</text:p>
          </table:table-cell>
          <table:table-cell table:style-name="ce1"/>
          <table:table-cell office:value-type="string" table:style-name="ce1">
            <text:p>LOS PALACIOS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293706833223202" table:style-name="ce2">
            <text:p>-293.706.833.223.202</text:p>
          </table:table-cell>
          <table:table-cell office:value-type="float" office:value="-682135045240756" table:style-name="ce2">
            <text:p>-682.135.045.240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59900" table:style-name="ce1">
            <text:p>460059900</text:p>
          </table:table-cell>
          <table:table-cell office:value-type="string" table:style-name="ce1">
            <text:p>CENTRO EDUCATIVA N°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° FUNCIONA EN ESC. N°209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ESTHER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293598500682455" table:style-name="ce2">
            <text:p>-293.598.500.682.455</text:p>
          </table:table-cell>
          <table:table-cell office:value-type="float" office:value="-682149785057871" table:style-name="ce2">
            <text:p>-682.149.785.057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000" table:style-name="ce1">
            <text:p>460060000</text:p>
          </table:table-cell>
          <table:table-cell office:value-type="string" table:style-name="ce1">
            <text:p>UNIDAD EDUCATIVA N°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° CENTRO FUNCIONA EN ESC.N°28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100" table:style-name="ce1">
            <text:p>460060100</text:p>
          </table:table-cell>
          <table:table-cell office:value-type="string" table:style-name="ce1">
            <text:p>UNIDAD EDUCATIVA N°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JA DE AHORRO S/N° EVI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176028752167" table:style-name="ce2">
            <text:p>-294.176.028.752.167</text:p>
          </table:table-cell>
          <table:table-cell office:value-type="float" office:value="-668762432462301" table:style-name="ce2">
            <text:p>-668.762.432.462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200" table:style-name="ce1">
            <text:p>460060200</text:p>
          </table:table-cell>
          <table:table-cell office:value-type="string" table:style-name="ce1">
            <text:p>UNIDAD EDUCATIVA N°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EANDRO N.ALEM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090558856444" table:style-name="ce2">
            <text:p>-294.090.558.856.444</text:p>
          </table:table-cell>
          <table:table-cell office:value-type="float" office:value="-668584229789043" table:style-name="ce2">
            <text:p>-668.584.229.789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300" table:style-name="ce1">
            <text:p>460060300</text:p>
          </table:table-cell>
          <table:table-cell office:value-type="string" table:style-name="ce1">
            <text:p>UNIDAD EDUCATIVA N°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RRETAS 240 EL LIBERTADOR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500" table:style-name="ce1">
            <text:p>460060500</text:p>
          </table:table-cell>
          <table:table-cell office:value-type="string" table:style-name="ce1">
            <text:p>CENTRO EDUCATIVA N°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EANDRO N.ALEM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600" table:style-name="ce1">
            <text:p>460060600</text:p>
          </table:table-cell>
          <table:table-cell office:value-type="string" table:style-name="ce1">
            <text:p>CENTRO EDUCATIVA N°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HONORATO GUERRERO S/N° LOS PALACIOS</text:p>
          </table:table-cell>
          <table:table-cell office:value-type="string" table:style-name="ce1">
            <text:p>F5369</text:p>
          </table:table-cell>
          <table:table-cell table:style-name="ce1"/>
          <table:table-cell office:value-type="string" table:style-name="ce1">
            <text:p>PAGANCILLO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5437787059" table:style-name="ce2">
            <text:p>-295.437.787.059</text:p>
          </table:table-cell>
          <table:table-cell office:value-type="float" office:value="-681016217864" table:style-name="ce2">
            <text:p>-681.016.217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700" table:style-name="ce1">
            <text:p>460060700</text:p>
          </table:table-cell>
          <table:table-cell office:value-type="string" table:style-name="ce1">
            <text:p>CENTRO EDUCATIVA N°1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LAS PIEDRITAS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800" table:style-name="ce1">
            <text:p>460060800</text:p>
          </table:table-cell>
          <table:table-cell office:value-type="string" table:style-name="ce1">
            <text:p>CENTRO EDUCATIVA N°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 FUNCIONA EN ESC. N°27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708259003877" table:style-name="ce2">
            <text:p>-315.708.259.003.877</text:p>
          </table:table-cell>
          <table:table-cell office:value-type="float" office:value="-662376110932304" table:style-name="ce2">
            <text:p>-662.376.110.932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0900" table:style-name="ce1">
            <text:p>460060900</text:p>
          </table:table-cell>
          <table:table-cell office:value-type="string" table:style-name="ce1">
            <text:p>UNIDAD EDUCATIVA N°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000" table:style-name="ce1">
            <text:p>460061000</text:p>
          </table:table-cell>
          <table:table-cell office:value-type="string" table:style-name="ce1">
            <text:p>UNIDAD EDUCATIVA N°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S/N° LAS AGAVE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94091552320394" table:style-name="ce2">
            <text:p>-294.091.552.320.394</text:p>
          </table:table-cell>
          <table:table-cell office:value-type="float" office:value="-668590374857609" table:style-name="ce2">
            <text:p>-668.590.374.857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100" table:style-name="ce1">
            <text:p>460061100</text:p>
          </table:table-cell>
          <table:table-cell office:value-type="string" table:style-name="ce1">
            <text:p>UNIDAD EDUCATIVA N°33 DE JO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ODULFA OSAN S/N° PARQUE INDUSTRI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200" table:style-name="ce1">
            <text:p>460061200</text:p>
          </table:table-cell>
          <table:table-cell office:value-type="string" table:style-name="ce1">
            <text:p>UNIDAD EDUCATIVA N°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ODULFA OSAN S/N° PARQUE INDUSTRI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300" table:style-name="ce1">
            <text:p>460061300</text:p>
          </table:table-cell>
          <table:table-cell office:value-type="string" table:style-name="ce1">
            <text:p>UNIDAD EDUCATIVA N°3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JA DE AHORRO S/N° EVI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500" table:style-name="ce1">
            <text:p>460061500</text:p>
          </table:table-cell>
          <table:table-cell office:value-type="string" table:style-name="ce1">
            <text:p>UNIDAD EDUCATIVA N°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410874343207" table:style-name="ce2">
            <text:p>-313.410.874.343.207</text:p>
          </table:table-cell>
          <table:table-cell office:value-type="float" office:value="-665963457375576" table:style-name="ce2">
            <text:p>-665.963.457.375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700" table:style-name="ce1">
            <text:p>460061700</text:p>
          </table:table-cell>
          <table:table-cell office:value-type="string" table:style-name="ce1">
            <text:p>CENTRO EDUCATIVO N°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MAYO S/N° CENTRO FUNCIONA EN ESC. N°257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8554090000004" table:style-name="ce2">
            <text:p>-28.554.090.000.004</text:p>
          </table:table-cell>
          <table:table-cell office:value-type="float" office:value="-6680818" table:style-name="ce2">
            <text:p>-6.680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800" table:style-name="ce1">
            <text:p>460061800</text:p>
          </table:table-cell>
          <table:table-cell office:value-type="string" table:style-name="ce1">
            <text:p>CENTRO EDUCATIVO N°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8 DE DICIEMBRE S/N° INMACULADA I FUNCIONA EN LA ESC.N°377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85827671761748" table:style-name="ce2">
            <text:p>-285.827.671.761.748</text:p>
          </table:table-cell>
          <table:table-cell office:value-type="float" office:value="-667916615336297" table:style-name="ce2">
            <text:p>-667.916.615.336.2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1900" table:style-name="ce1">
            <text:p>460061900</text:p>
          </table:table-cell>
          <table:table-cell office:value-type="string" table:style-name="ce1">
            <text:p>C.A.P. N°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 ESC.N°44</text:p>
          </table:table-cell>
          <table:table-cell office:value-type="string" table:style-name="ce1">
            <text:p>F5327</text:p>
          </table:table-cell>
          <table:table-cell table:style-name="ce1"/>
          <table:table-cell office:value-type="string" table:style-name="ce1">
            <text:p>CHAUPIHUASI</text:p>
          </table:table-cell>
          <table:table-cell office:value-type="string" table:style-name="ce1">
            <text:p>SAN BLAS DE LOS SAUC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3494525526" table:style-name="ce2">
            <text:p>-283.494.525.526</text:p>
          </table:table-cell>
          <table:table-cell office:value-type="float" office:value="-670819960685" table:style-name="ce2">
            <text:p>-670.819.960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000" table:style-name="ce1">
            <text:p>460062000</text:p>
          </table:table-cell>
          <table:table-cell office:value-type="string" table:style-name="ce1">
            <text:p>CENTRO EDUCATIVO N°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LIDONIA ROMERO S/N° COOPERATIVA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100" table:style-name="ce1">
            <text:p>460062100</text:p>
          </table:table-cell>
          <table:table-cell office:value-type="string" table:style-name="ce1">
            <text:p>CENTRO EDUCATIVO N°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UBLICA S/N° ESC. N° 233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TERMAS DE SANTA TERESI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917736499327" table:style-name="ce2">
            <text:p>-285.917.736.499.327</text:p>
          </table:table-cell>
          <table:table-cell office:value-type="float" office:value="-665563879837058" table:style-name="ce2">
            <text:p>-665.563.879.837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300" table:style-name="ce1">
            <text:p>460062300</text:p>
          </table:table-cell>
          <table:table-cell office:value-type="string" table:style-name="ce1">
            <text:p>CENTRO DE ADULTO N°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PANAS LA PLAZA CENTRO VECINAL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CAMPANAS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5538730810824" table:style-name="ce2">
            <text:p>-285.538.730.810.824</text:p>
          </table:table-cell>
          <table:table-cell office:value-type="float" office:value="-676269837003444" table:style-name="ce2">
            <text:p>-676.269.837.003.4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400" table:style-name="ce1">
            <text:p>460062400</text:p>
          </table:table-cell>
          <table:table-cell office:value-type="string" table:style-name="ce1">
            <text:p>CENTRO DE ADULTO N°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TALLERES</text:p>
          </table:table-cell>
          <table:table-cell office:value-type="string" table:style-name="ce1">
            <text:p>F5365</text:p>
          </table:table-cell>
          <table:table-cell table:style-name="ce1"/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86436978" table:style-name="ce2">
            <text:p>-2.886.436.978</text:p>
          </table:table-cell>
          <table:table-cell office:value-type="float" office:value="-675749369" table:style-name="ce2">
            <text:p>-675.749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500" table:style-name="ce1">
            <text:p>460062500</text:p>
          </table:table-cell>
          <table:table-cell office:value-type="string" table:style-name="ce1">
            <text:p>CENTRO EDUCATIVO N°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 DOMINGO S/N° FUNCIONA EN ESC. N°64</text:p>
          </table:table-cell>
          <table:table-cell office:value-type="string" table:style-name="ce1">
            <text:p>F5361</text:p>
          </table:table-cell>
          <table:table-cell table:style-name="ce1"/>
          <table:table-cell office:value-type="string" table:style-name="ce1">
            <text:p>PITUIL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85764911124597" table:style-name="ce2">
            <text:p>-285.764.911.124.597</text:p>
          </table:table-cell>
          <table:table-cell office:value-type="float" office:value="-674410186027074" table:style-name="ce2">
            <text:p>-674.410.186.027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2800" table:style-name="ce1">
            <text:p>460062800</text:p>
          </table:table-cell>
          <table:table-cell office:value-type="string" table:style-name="ce1">
            <text:p>UNIDAD EDUCATIVA NUCLEARIZADA N°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S/N° POMAN ESC.N°370 FERMIN MORALES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2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291564405956062" table:style-name="ce2">
            <text:p>-291.564.405.956.062</text:p>
          </table:table-cell>
          <table:table-cell office:value-type="float" office:value="-675173828011852" table:style-name="ce2">
            <text:p>-675.173.828.011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3800" table:style-name="ce1">
            <text:p>460063800</text:p>
          </table:table-cell>
          <table:table-cell office:value-type="string" table:style-name="ce1">
            <text:p>JARDIN DE INFANTES N°41 COLONIA FRUTIHORTIC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10 LAS PARCELAS COLONIA FRUTIHORTICOL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COLONIA FRUTIHORTICOL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39344741" table:style-name="ce2">
            <text:p>-2.939.344.741</text:p>
          </table:table-cell>
          <table:table-cell office:value-type="float" office:value="-667568505" table:style-name="ce2">
            <text:p>-667.568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4200" table:style-name="ce1">
            <text:p>460064200</text:p>
          </table:table-cell>
          <table:table-cell office:value-type="string" table:style-name="ce1">
            <text:p>UNIDAD EDUCATIVA N°1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 CENTRO FUNCIONA EN LA ESCUELA Nº27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714514222589" table:style-name="ce2">
            <text:p>-315.714.514.222.589</text:p>
          </table:table-cell>
          <table:table-cell office:value-type="float" office:value="-662366413457809" table:style-name="ce2">
            <text:p>-662.366.413.457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4300" table:style-name="ce1">
            <text:p>460064300</text:p>
          </table:table-cell>
          <table:table-cell office:value-type="string" table:style-name="ce1">
            <text:p>CENTRO DE CAPACITACION LABORAL N°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/N° VENECI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172909604768" table:style-name="ce2">
            <text:p>-294.172.909.604.768</text:p>
          </table:table-cell>
          <table:table-cell office:value-type="float" office:value="-668704714399771" table:style-name="ce2">
            <text:p>-668.704.714.399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4400" table:style-name="ce1">
            <text:p>460064400</text:p>
          </table:table-cell>
          <table:table-cell office:value-type="string" table:style-name="ce1">
            <text:p>UNIDAD EDUCATIVA LABORAL N°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LOS PARAISOS FUNCIONA EN LA ESCUELA ESPECIAL Nº 2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4500" table:style-name="ce1">
            <text:p>460064500</text:p>
          </table:table-cell>
          <table:table-cell office:value-type="string" table:style-name="ce1">
            <text:p>CENTRO DE FORMACION PROFESIONAL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BCHAS S/N° FACUNDO QUIROG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3905873143195" table:style-name="ce2">
            <text:p>-293.905.873.143.195</text:p>
          </table:table-cell>
          <table:table-cell office:value-type="float" office:value="-668395587763034" table:style-name="ce2">
            <text:p>-668.395.587.763.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4800" table:style-name="ce1">
            <text:p>460064800</text:p>
          </table:table-cell>
          <table:table-cell office:value-type="string" table:style-name="ce1">
            <text:p>CENTRO DE CAPACITACION LABORAL N°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255 COLEGIO PROVINCIAL DE ARTE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000" table:style-name="ce1">
            <text:p>460065000</text:p>
          </table:table-cell>
          <table:table-cell office:value-type="string" table:style-name="ce1">
            <text:p>CENTRO EDUCATIVO N°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255 CENTRO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100" table:style-name="ce1">
            <text:p>460065100</text:p>
          </table:table-cell>
          <table:table-cell office:value-type="string" table:style-name="ce1">
            <text:p>CENTRO EDUCATIVA DE CAPACITACION LABORAL Nº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JOAQUIN V. GONZALEZ S/N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400" table:style-name="ce1">
            <text:p>460065400</text:p>
          </table:table-cell>
          <table:table-cell office:value-type="string" table:style-name="ce1">
            <text:p>CENTRO DE CAPACITACION LABORAL N°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ALACIOS FUNCIONA EN ESC.N°352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3153700000033" table:style-name="ce2">
            <text:p>-293.153.700.000.033</text:p>
          </table:table-cell>
          <table:table-cell office:value-type="float" office:value="-682248100000031" table:style-name="ce2">
            <text:p>-682.248.100.000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500" table:style-name="ce1">
            <text:p>460065500</text:p>
          </table:table-cell>
          <table:table-cell office:value-type="string" table:style-name="ce1">
            <text:p>UNIDAD EDUCATIVA N°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° CENTRO SALON PARROQUIAL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5722000000014" table:style-name="ce2">
            <text:p>-315.722.000.000.014</text:p>
          </table:table-cell>
          <table:table-cell office:value-type="float" office:value="-6623634" table:style-name="ce2">
            <text:p>-6.623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600" table:style-name="ce1">
            <text:p>460065600</text:p>
          </table:table-cell>
          <table:table-cell office:value-type="string" table:style-name="ce1">
            <text:p>CENTRO EDUCATIVO N°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° CENTRO FUNCIONA EN EL SALON PARROQUIAL</text:p>
          </table:table-cell>
          <table:table-cell office:value-type="string" table:style-name="ce1">
            <text:p>F5473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5722000000014" table:style-name="ce2">
            <text:p>-315.722.000.000.014</text:p>
          </table:table-cell>
          <table:table-cell office:value-type="float" office:value="-6623634" table:style-name="ce2">
            <text:p>-6.623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700" table:style-name="ce1">
            <text:p>460065700</text:p>
          </table:table-cell>
          <table:table-cell office:value-type="string" table:style-name="ce1">
            <text:p>COSTURERO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TIZ DE OCAMPO S/N°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3153700000033" table:style-name="ce2">
            <text:p>-293.153.700.000.033</text:p>
          </table:table-cell>
          <table:table-cell office:value-type="float" office:value="-682248100000031" table:style-name="ce2">
            <text:p>-682.248.100.000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5900" table:style-name="ce1">
            <text:p>460065900</text:p>
          </table:table-cell>
          <table:table-cell office:value-type="string" table:style-name="ce1">
            <text:p>CENTRO DE CAPACITACION LABORAL N°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LAS PÍEDRITAS ESCUELA N° 9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100" table:style-name="ce1">
            <text:p>460066100</text:p>
          </table:table-cell>
          <table:table-cell office:value-type="string" table:style-name="ce1">
            <text:p>CENTRO LABORAL N°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CION MAZAN SALON DE USOS MULTIPLES</text:p>
          </table:table-cell>
          <table:table-cell office:value-type="string" table:style-name="ce1">
            <text:p>F5313</text:p>
          </table:table-cell>
          <table:table-cell table:style-name="ce1"/>
          <table:table-cell office:value-type="string" table:style-name="ce1">
            <text:p>ESTACION MAZAN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6719782445" table:style-name="ce2">
            <text:p>-286.719.782.445</text:p>
          </table:table-cell>
          <table:table-cell office:value-type="float" office:value="-664894961441" table:style-name="ce2">
            <text:p>-664.894.961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200" table:style-name="ce1">
            <text:p>460066200</text:p>
          </table:table-cell>
          <table:table-cell office:value-type="string" table:style-name="ce1">
            <text:p>CENTRO DE CAPACITACION LABORAL N°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CHIGASTA LA BANDA FUNCIONA EN ESC. N°10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MACHI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549990000004" table:style-name="ce2">
            <text:p>-28.549.990.000.004</text:p>
          </table:table-cell>
          <table:table-cell office:value-type="float" office:value="-6679989" table:style-name="ce2">
            <text:p>-6.679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300" table:style-name="ce1">
            <text:p>460066300</text:p>
          </table:table-cell>
          <table:table-cell office:value-type="string" table:style-name="ce1">
            <text:p>CENTRO DE EDUCACION AGRICOLA FAMA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 S/N° LA PLAZA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653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CENTR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9217400000037" table:style-name="ce2">
            <text:p>-289.217.400.000.037</text:p>
          </table:table-cell>
          <table:table-cell office:value-type="float" office:value="-675187800000003" table:style-name="ce2">
            <text:p>-675.187.8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400" table:style-name="ce1">
            <text:p>460066400</text:p>
          </table:table-cell>
          <table:table-cell office:value-type="string" table:style-name="ce1">
            <text:p>CENTRO EDUCATIVO LABORAL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RMIENTO 314 ESTACION FUNCIONA EN ESC. N°195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500" table:style-name="ce1">
            <text:p>460066500</text:p>
          </table:table-cell>
          <table:table-cell office:value-type="string" table:style-name="ce1">
            <text:p>UNIDAD EDUCATIVA N°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 CENTRO VECINAL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350556796214" table:style-name="ce2">
            <text:p>-313.350.556.796.214</text:p>
          </table:table-cell>
          <table:table-cell office:value-type="float" office:value="-6659498874312" table:style-name="ce2">
            <text:p>-6.659.498.874.3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700" table:style-name="ce1">
            <text:p>460066700</text:p>
          </table:table-cell>
          <table:table-cell office:value-type="string" table:style-name="ce1">
            <text:p>UNIDAD EDUCATIVA N°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PEREGRINO S/N° EL MATADERO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OLONIA ANGUINAN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2485036" table:style-name="ce2">
            <text:p>-292.485.036</text:p>
          </table:table-cell>
          <table:table-cell office:value-type="float" office:value="-674232201" table:style-name="ce2">
            <text:p>-674.232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800" table:style-name="ce1">
            <text:p>460066800</text:p>
          </table:table-cell>
          <table:table-cell office:value-type="string" table:style-name="ce1">
            <text:p>UNIDAD EDUCATIVA DE CAPACITACION LABORAL N°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EDIOS DE ESCALADA DE SAN MARTIN S/N° POMAN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6900" table:style-name="ce1">
            <text:p>460066900</text:p>
          </table:table-cell>
          <table:table-cell office:value-type="string" table:style-name="ce1">
            <text:p>UNIDAD EDUCATIVA DE CAPACITACION LABORAL N°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EDIOS DE ESCALADA DE SAN MARTIN S/N° POMAN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7000" table:style-name="ce1">
            <text:p>460067000</text:p>
          </table:table-cell>
          <table:table-cell office:value-type="string" table:style-name="ce1">
            <text:p>UNIDAD EDUCATIVA DE CAPACITACION LABORAL N°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1300 EVITA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1379000000035" table:style-name="ce2">
            <text:p>-291.379.000.000.035</text:p>
          </table:table-cell>
          <table:table-cell office:value-type="float" office:value="-674301700000002" table:style-name="ce2">
            <text:p>-674.301.700.000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7400" table:style-name="ce1">
            <text:p>460067400</text:p>
          </table:table-cell>
          <table:table-cell office:value-type="string" table:style-name="ce1">
            <text:p>UNIDAD EDUCATIVA N°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RUTA NAC.N°40 LA PUNTILLA</text:p>
          </table:table-cell>
          <table:table-cell office:value-type="string" table:style-name="ce1">
            <text:p>F5367</text:p>
          </table:table-cell>
          <table:table-cell table:style-name="ce1"/>
          <table:table-cell office:value-type="string" table:style-name="ce1">
            <text:p>SAÑOGASTA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31773703" table:style-name="ce2">
            <text:p>-2.931.773.703</text:p>
          </table:table-cell>
          <table:table-cell office:value-type="float" office:value="-6759827757" table:style-name="ce2">
            <text:p>-6.759.827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7500" table:style-name="ce1">
            <text:p>460067500</text:p>
          </table:table-cell>
          <table:table-cell office:value-type="string" table:style-name="ce1">
            <text:p>UNIDAD EDUCATIVA DE CAPACITACION LABORAL N°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VERA PEÑALOZA S/Nº NUEVA ITALIA CENTRO VECINAL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7600" table:style-name="ce1">
            <text:p>460067600</text:p>
          </table:table-cell>
          <table:table-cell office:value-type="string" table:style-name="ce1">
            <text:p>UNIDAD EDUCATIVA DE CAPACITACION LABORAL N°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272 CENTRO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100" table:style-name="ce1">
            <text:p>460068100</text:p>
          </table:table-cell>
          <table:table-cell office:value-type="string" table:style-name="ce1">
            <text:p>UNIDAD EDUCATIVA DE CAPACITACION LABORAL ANGUIN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BELGRANO S/N° PARQUE NORTE</text:p>
          </table:table-cell>
          <table:table-cell office:value-type="string" table:style-name="ce1">
            <text:p>F5363</text:p>
          </table:table-cell>
          <table:table-cell table:style-name="ce1"/>
          <table:table-cell office:value-type="string" table:style-name="ce1">
            <text:p>COLONIA ANGUINAN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2485036" table:style-name="ce2">
            <text:p>-292.485.036</text:p>
          </table:table-cell>
          <table:table-cell office:value-type="float" office:value="-674232201" table:style-name="ce2">
            <text:p>-674.232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200" table:style-name="ce1">
            <text:p>460068200</text:p>
          </table:table-cell>
          <table:table-cell office:value-type="string" table:style-name="ce1">
            <text:p>UNIDAD EDUCATIVA DE ANGUINAN CAPACIT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BELGRANO S/N° PARQUE NORTE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2485036" table:style-name="ce2">
            <text:p>-292.485.036</text:p>
          </table:table-cell>
          <table:table-cell office:value-type="float" office:value="-674232201" table:style-name="ce2">
            <text:p>-674.232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300" table:style-name="ce1">
            <text:p>460068300</text:p>
          </table:table-cell>
          <table:table-cell office:value-type="string" table:style-name="ce1">
            <text:p>UNIDAD EDUCATIVA N°11 CAPACITACI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RAMON NAVARRO S/N° MIS MONTAÑA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400" table:style-name="ce1">
            <text:p>460068400</text:p>
          </table:table-cell>
          <table:table-cell office:value-type="string" table:style-name="ce1">
            <text:p>UNIDAD EDUCATIVA N°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 CENTR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092486340091" table:style-name="ce2">
            <text:p>-294.092.486.340.091</text:p>
          </table:table-cell>
          <table:table-cell office:value-type="float" office:value="-668541761316892" table:style-name="ce2">
            <text:p>-668.541.761.316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500" table:style-name="ce1">
            <text:p>460068500</text:p>
          </table:table-cell>
          <table:table-cell office:value-type="string" table:style-name="ce1">
            <text:p>UNIDAD EDUCATIVA DE CAPACITACION LABORAL N°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UIS VERNET S/N° NUEVA ESPERANZ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501" table:style-name="ce1">
            <text:p>460068501</text:p>
          </table:table-cell>
          <table:table-cell office:value-type="string" table:style-name="ce1">
            <text:p>UNIDAD EDUCATIVA DE CAPACITACION LABORAL N°9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eandro N.Alen Vargas</text:p>
          </table:table-cell>
          <table:table-cell office:value-type="float" office:value="5300" table:style-name="ce1">
            <text:p>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600" table:style-name="ce1">
            <text:p>460068600</text:p>
          </table:table-cell>
          <table:table-cell office:value-type="string" table:style-name="ce1">
            <text:p>UNIDAD EDUCATIVA DE CAPACITACION LABORAL N°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ALICIA MOREAU DE JUSTO 775 25 DE MAYO NORTE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153329464292" table:style-name="ce2">
            <text:p>-294.153.329.464.292</text:p>
          </table:table-cell>
          <table:table-cell office:value-type="float" office:value="-668496008746994" table:style-name="ce2">
            <text:p>-668.496.008.746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800" table:style-name="ce1">
            <text:p>460068800</text:p>
          </table:table-cell>
          <table:table-cell office:value-type="string" table:style-name="ce1">
            <text:p>ESC.N°339 DE HILADOS Y TEJI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HOSPITAL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8900" table:style-name="ce1">
            <text:p>460068900</text:p>
          </table:table-cell>
          <table:table-cell office:value-type="string" table:style-name="ce1">
            <text:p>MISION MONOTECNICA Y DE EXTENCION CULTURAL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9 DE ABRIL S/N°</text:p>
          </table:table-cell>
          <table:table-cell office:value-type="string" table:style-name="ce1">
            <text:p>F5365</text:p>
          </table:table-cell>
          <table:table-cell office:value-type="string" table:style-name="ce1">
            <text:p>03825-493654</text:p>
          </table:table-cell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9217400000037" table:style-name="ce2">
            <text:p>-289.217.400.000.037</text:p>
          </table:table-cell>
          <table:table-cell office:value-type="float" office:value="-675187800000003" table:style-name="ce2">
            <text:p>-675.187.8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100" table:style-name="ce1">
            <text:p>460069100</text:p>
          </table:table-cell>
          <table:table-cell office:value-type="string" table:style-name="ce1">
            <text:p>UNIDAD EDUCATIVA MANUAL N°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8 DE DICIEMBRE S/Nº INMACULADA I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5827671761748" table:style-name="ce2">
            <text:p>-285.827.671.761.748</text:p>
          </table:table-cell>
          <table:table-cell office:value-type="float" office:value="-667916615336297" table:style-name="ce2">
            <text:p>-667.916.615.336.2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200" table:style-name="ce1">
            <text:p>460069200</text:p>
          </table:table-cell>
          <table:table-cell office:value-type="string" table:style-name="ce1">
            <text:p>ESC.N°337 MANUELA OZAN DE MABRAGA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TINUACION CALLE 8 DE DICIEMBRE S/N° SAN VICENTE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127924441262" table:style-name="ce2">
            <text:p>-294.127.924.441.262</text:p>
          </table:table-cell>
          <table:table-cell office:value-type="float" office:value="-668685332047925" table:style-name="ce2">
            <text:p>-668.685.332.047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300" table:style-name="ce1">
            <text:p>460069300</text:p>
          </table:table-cell>
          <table:table-cell office:value-type="string" table:style-name="ce1">
            <text:p>ESC.N°253 PATRICIO DEL SACRAM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37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91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165397738059" table:style-name="ce2">
            <text:p>-294.165.397.738.059</text:p>
          </table:table-cell>
          <table:table-cell office:value-type="float" office:value="-668518737449612" table:style-name="ce2">
            <text:p>-668.518.737.449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400" table:style-name="ce1">
            <text:p>460069400</text:p>
          </table:table-cell>
          <table:table-cell office:value-type="string" table:style-name="ce1">
            <text:p>UNIDAD EDUCATIVA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LONA S/N° SAN VICENTE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500" table:style-name="ce1">
            <text:p>460069500</text:p>
          </table:table-cell>
          <table:table-cell office:value-type="string" table:style-name="ce1">
            <text:p>UNIDAD EDUCATIVA N°7 CAPACIT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MALVINAS ARGENTINAS 1018 ISLAS MALVINAS SEDE DEL CENTRO VECIN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94222272694636" table:style-name="ce2">
            <text:p>-294.222.272.694.636</text:p>
          </table:table-cell>
          <table:table-cell office:value-type="float" office:value="-668548490355975" table:style-name="ce2">
            <text:p>-668.548.490.355.9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600" table:style-name="ce1">
            <text:p>460069600</text:p>
          </table:table-cell>
          <table:table-cell office:value-type="string" table:style-name="ce1">
            <text:p>INSTITUTO PRIVADO CRECE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GINIO ALBINI 458 CENTR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0-4383138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office:value-type="string" table:style-name="ce1">
            <text:p>INSTITUTOPROVADOCRECER.BLOGSPOT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700" table:style-name="ce1">
            <text:p>460069700</text:p>
          </table:table-cell>
          <table:table-cell office:value-type="string" table:style-name="ce1">
            <text:p>JARDIN DE INFANTES N°43 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S/N° CENTRO</text:p>
          </table:table-cell>
          <table:table-cell office:value-type="string" table:style-name="ce1">
            <text:p>F5386</text:p>
          </table:table-cell>
          <table:table-cell office:value-type="string" table:style-name="ce1">
            <text:p>0380-4491807</text:p>
          </table:table-cell>
          <table:table-cell office:value-type="string" table:style-name="ce1">
            <text:p>PATQUIA</text:p>
          </table:table-cell>
          <table:table-cell office:value-type="string" table:style-name="ce1">
            <text:p>INDEPENDENC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00433954304664" table:style-name="ce2">
            <text:p>-300.433.954.304.664</text:p>
          </table:table-cell>
          <table:table-cell office:value-type="float" office:value="-668807760589815" table:style-name="ce2">
            <text:p>-668.807.760.589.8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0" table:style-name="ce1">
            <text:p>460069800</text:p>
          </table:table-cell>
          <table:table-cell office:value-type="string" table:style-name="ce1">
            <text:p>C.A.P. N°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UMERILLO S/N° LIBERTADOR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1" table:style-name="ce1">
            <text:p>460069801</text:p>
          </table:table-cell>
          <table:table-cell office:value-type="string" table:style-name="ce1">
            <text:p>UNIDAD EDUCATIVA N°18 (EX C.A.P.1A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LONA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65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3" table:style-name="ce1">
            <text:p>460069803</text:p>
          </table:table-cell>
          <table:table-cell office:value-type="string" table:style-name="ce1">
            <text:p>C.A.P. N°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S/N° POMAN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2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1621900000035" table:style-name="ce2">
            <text:p>-291.621.900.000.035</text:p>
          </table:table-cell>
          <table:table-cell office:value-type="float" office:value="-674941700000003" table:style-name="ce2">
            <text:p>-674.941.7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4" table:style-name="ce1">
            <text:p>460069804</text:p>
          </table:table-cell>
          <table:table-cell office:value-type="string" table:style-name="ce1">
            <text:p>C.A.P. N°04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4 DE JUNIO CENTRO VECINAL B° 4 DE JUN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5" table:style-name="ce1">
            <text:p>460069805</text:p>
          </table:table-cell>
          <table:table-cell office:value-type="string" table:style-name="ce1">
            <text:p>C.A.P. N°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NAVARRO S/N° MIS MONTAÑA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6" table:style-name="ce1">
            <text:p>460069806</text:p>
          </table:table-cell>
          <table:table-cell office:value-type="string" table:style-name="ce1">
            <text:p>C.A.P. N°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MARTIN GOMEZ S/N° PARQUE INDUSTRI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7" table:style-name="ce1">
            <text:p>460069807</text:p>
          </table:table-cell>
          <table:table-cell office:value-type="string" table:style-name="ce1">
            <text:p>C.A.P. N°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RVONA S/N° VARGA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08" table:style-name="ce1">
            <text:p>460069808</text:p>
          </table:table-cell>
          <table:table-cell office:value-type="string" table:style-name="ce1">
            <text:p>C.A.P. N°07 A(CENTRO DE APOYO PEDAGOGICO Nº7 A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36 Y.P.F.</text:p>
          </table:table-cell>
          <table:table-cell office:value-type="string" table:style-name="ce1">
            <text:p>F5274</text:p>
          </table:table-cell>
          <table:table-cell table:style-name="ce1"/>
          <table:table-cell office:value-type="string" table:style-name="ce1">
            <text:p>MILAGRO</text:p>
          </table:table-cell>
          <table:table-cell office:value-type="string" table:style-name="ce1">
            <text:p>GENERAL OCAMP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10104100000019" table:style-name="ce2">
            <text:p>-310.104.100.000.019</text:p>
          </table:table-cell>
          <table:table-cell office:value-type="float" office:value="-6599366" table:style-name="ce2">
            <text:p>-6.599.3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0" table:style-name="ce1">
            <text:p>460069810</text:p>
          </table:table-cell>
          <table:table-cell office:value-type="string" table:style-name="ce1">
            <text:p>C.A.P. N°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CAGUA S/N° MATADER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2" table:style-name="ce1">
            <text:p>460069812</text:p>
          </table:table-cell>
          <table:table-cell office:value-type="string" table:style-name="ce1">
            <text:p>C.A.P. N°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STRO BARROS S/Nº CENTRO</text:p>
          </table:table-cell>
          <table:table-cell office:value-type="string" table:style-name="ce1">
            <text:p>F5301</text:p>
          </table:table-cell>
          <table:table-cell office:value-type="string" table:style-name="ce1">
            <text:p>03827-494600</text:p>
          </table:table-cell>
          <table:table-cell office:value-type="string" table:style-name="ce1">
            <text:p>AMINGA</text:p>
          </table:table-cell>
          <table:table-cell office:value-type="string" table:style-name="ce1">
            <text:p>CASTRO BARRO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88443558" table:style-name="ce2">
            <text:p>-288.443.558</text:p>
          </table:table-cell>
          <table:table-cell office:value-type="float" office:value="-6693936677" table:style-name="ce2">
            <text:p>-6.693.936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3" table:style-name="ce1">
            <text:p>460069813</text:p>
          </table:table-cell>
          <table:table-cell office:value-type="string" table:style-name="ce1">
            <text:p>C.A.P. N°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HIA BLANCA 2161 ARGENTIN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6997800000031" table:style-name="ce2">
            <text:p>-296.997.800.000.031</text:p>
          </table:table-cell>
          <table:table-cell office:value-type="float" office:value="-6597661" table:style-name="ce2">
            <text:p>-6.597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4" table:style-name="ce1">
            <text:p>460069814</text:p>
          </table:table-cell>
          <table:table-cell office:value-type="string" table:style-name="ce1">
            <text:p>C.A.P. N°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68 CENTR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5" table:style-name="ce1">
            <text:p>460069815</text:p>
          </table:table-cell>
          <table:table-cell office:value-type="string" table:style-name="ce1">
            <text:p>C.A.P. N°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S/N° GUILLERMO PAEZ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293153700000017" table:style-name="ce2">
            <text:p>-293.153.700.000.017</text:p>
          </table:table-cell>
          <table:table-cell office:value-type="float" office:value="-682248100000015" table:style-name="ce2">
            <text:p>-682.248.100.00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6" table:style-name="ce1">
            <text:p>460069816</text:p>
          </table:table-cell>
          <table:table-cell office:value-type="string" table:style-name="ce1">
            <text:p>C.A.P. N°12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LOS PARAISO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817" table:style-name="ce1">
            <text:p>460069817</text:p>
          </table:table-cell>
          <table:table-cell office:value-type="string" table:style-name="ce1">
            <text:p>C.A.P. N°12 B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IENTES S/N° TRES ESQUINA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69900" table:style-name="ce1">
            <text:p>460069900</text:p>
          </table:table-cell>
          <table:table-cell office:value-type="string" table:style-name="ce1">
            <text:p>ESC.MUNICIPAL N°2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75 KM 15 LA QUEBRAD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000" table:style-name="ce1">
            <text:p>460070000</text:p>
          </table:table-cell>
          <table:table-cell office:value-type="string" table:style-name="ce1">
            <text:p>ESC.N°401 SAN ANTO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IMIRO GODOY S/Nº SAN ANTONIO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29021</text:p>
          </table:table-cell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5726089151605" table:style-name="ce2">
            <text:p>-285.726.089.151.605</text:p>
          </table:table-cell>
          <table:table-cell office:value-type="float" office:value="-668028986501191" table:style-name="ce2">
            <text:p>-668.028.986.501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100" table:style-name="ce1">
            <text:p>460070100</text:p>
          </table:table-cell>
          <table:table-cell office:value-type="string" table:style-name="ce1">
            <text:p>ESC.MUNICIPAL INFANTIL DE A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JUAN FACUNDO QUIROGA 50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7426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200" table:style-name="ce1">
            <text:p>460070200</text:p>
          </table:table-cell>
          <table:table-cell office:value-type="string" table:style-name="ce1">
            <text:p>ESC.SUPERIOR DE ADMINISTRACION DE NEGOCI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DO.PISO 68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2037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AN3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400" table:style-name="ce1">
            <text:p>460070400</text:p>
          </table:table-cell>
          <table:table-cell office:value-type="string" table:style-name="ce1">
            <text:p>CENTRO EDUCATIVO N°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403265645999" table:style-name="ce2">
            <text:p>-313.403.265.645.999</text:p>
          </table:table-cell>
          <table:table-cell office:value-type="float" office:value="-665976599660448" table:style-name="ce2">
            <text:p>-665.976.599.660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500" table:style-name="ce1">
            <text:p>460070500</text:p>
          </table:table-cell>
          <table:table-cell office:value-type="string" table:style-name="ce1">
            <text:p>UNIDAD EDUCATIVA N°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360667442681" table:style-name="ce2">
            <text:p>-313.360.667.442.681</text:p>
          </table:table-cell>
          <table:table-cell office:value-type="float" office:value="-665939692402534" table:style-name="ce2">
            <text:p>-665.939.692.402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700" table:style-name="ce1">
            <text:p>460070700</text:p>
          </table:table-cell>
          <table:table-cell office:value-type="string" table:style-name="ce1">
            <text:p>UNIDAD EDUCATIVA N°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366245599599" table:style-name="ce2">
            <text:p>-313.366.245.599.599</text:p>
          </table:table-cell>
          <table:table-cell office:value-type="float" office:value="-665957496981747" table:style-name="ce2">
            <text:p>-665.957.496.981.7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0800" table:style-name="ce1">
            <text:p>460070800</text:p>
          </table:table-cell>
          <table:table-cell office:value-type="string" table:style-name="ce1">
            <text:p>CENTRO DE FORMACION PROFESIONAL N°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AUSTINO SARMIENTO S/N°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000" table:style-name="ce1">
            <text:p>460071000</text:p>
          </table:table-cell>
          <table:table-cell office:value-type="string" table:style-name="ce1">
            <text:p>UNIDAD EDUCATIVA N°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69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3334231361217" table:style-name="ce2">
            <text:p>-313.334.231.361.217</text:p>
          </table:table-cell>
          <table:table-cell office:value-type="float" office:value="-665943922801558" table:style-name="ce2">
            <text:p>-665.943.922.801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200" table:style-name="ce1">
            <text:p>460071200</text:p>
          </table:table-cell>
          <table:table-cell office:value-type="string" table:style-name="ce1">
            <text:p>CENTRO DE CAPACITACION LABORAL N°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GABINO CORIA PEÑALOZA S/N° COCHANGASTA SEDE CENTRO VECIN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300" table:style-name="ce1">
            <text:p>460071300</text:p>
          </table:table-cell>
          <table:table-cell office:value-type="string" table:style-name="ce1">
            <text:p>UNIDAD EDUCATIVA N°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ANTINO CARBEL 426 LOS PARAISOS FUNCIONA EN ESC. N°339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400" table:style-name="ce1">
            <text:p>460071400</text:p>
          </table:table-cell>
          <table:table-cell office:value-type="string" table:style-name="ce1">
            <text:p>CENTRO EDUCATIVO N°34 CENTRO DE ALFABETIZACI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ONEL N.BARROS S/Nº CENTRO FUNCIONA EN ESC. N°103</text:p>
          </table:table-cell>
          <table:table-cell office:value-type="string" table:style-name="ce1">
            <text:p>F9999</text:p>
          </table:table-cell>
          <table:table-cell office:value-type="string" table:style-name="ce1">
            <text:p>03827-494119</text:p>
          </table:table-cell>
          <table:table-cell office:value-type="string" table:style-name="ce1">
            <text:p>ANILLACO</text:p>
          </table:table-cell>
          <table:table-cell office:value-type="string" table:style-name="ce1">
            <text:p>CASTRO BARRO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88183233122256" table:style-name="ce2">
            <text:p>-288.183.233.122.256</text:p>
          </table:table-cell>
          <table:table-cell office:value-type="float" office:value="-669458848904557" table:style-name="ce2">
            <text:p>-669.458.848.904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500" table:style-name="ce1">
            <text:p>460071500</text:p>
          </table:table-cell>
          <table:table-cell office:value-type="string" table:style-name="ce1">
            <text:p>CENTRO LABORAL N°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BRIZUELA DEL MORAL S/Nº UNION VECINAL</text:p>
          </table:table-cell>
          <table:table-cell office:value-type="string" table:style-name="ce1">
            <text:p>F5301</text:p>
          </table:table-cell>
          <table:table-cell table:style-name="ce1"/>
          <table:table-cell office:value-type="string" table:style-name="ce1">
            <text:p>ESTACION MAZAN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8093803" table:style-name="ce2">
            <text:p>-288.093.803</text:p>
          </table:table-cell>
          <table:table-cell office:value-type="float" office:value="-6693972091" table:style-name="ce2">
            <text:p>-6.693.972.0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600" table:style-name="ce1">
            <text:p>460071600</text:p>
          </table:table-cell>
          <table:table-cell office:value-type="string" table:style-name="ce1">
            <text:p>CENTRO EDUCATIVO N°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PERON S/N° CENTRO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3153700000033" table:style-name="ce2">
            <text:p>-293.153.700.000.033</text:p>
          </table:table-cell>
          <table:table-cell office:value-type="float" office:value="-682248100000031" table:style-name="ce2">
            <text:p>-682.248.100.000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700" table:style-name="ce1">
            <text:p>460071700</text:p>
          </table:table-cell>
          <table:table-cell office:value-type="string" table:style-name="ce1">
            <text:p>CENTRO EDUCATIVO N°1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CARLOS SAUL MENEM S/N° LAS PIEDRITAS ESCUELA Nº9</text:p>
          </table:table-cell>
          <table:table-cell office:value-type="string" table:style-name="ce1">
            <text:p>F5357</text:p>
          </table:table-cell>
          <table:table-cell table:style-name="ce1"/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287581052304204" table:style-name="ce2">
            <text:p>-287.581.052.304.204</text:p>
          </table:table-cell>
          <table:table-cell office:value-type="float" office:value="-682070046352037" table:style-name="ce2">
            <text:p>-682.070.046.352.0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1800" table:style-name="ce1">
            <text:p>460071800</text:p>
          </table:table-cell>
          <table:table-cell office:value-type="string" table:style-name="ce1">
            <text:p>CENTRO EDUCATIVO N°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UERRERO S/N° LOS PALACIOS FUNCIONA EN ESC.N°18 ALICIA CARRIZO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3153700000033" table:style-name="ce2">
            <text:p>-293.153.700.000.033</text:p>
          </table:table-cell>
          <table:table-cell office:value-type="float" office:value="-682248100000031" table:style-name="ce2">
            <text:p>-682.248.100.000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100" table:style-name="ce1">
            <text:p>460072100</text:p>
          </table:table-cell>
          <table:table-cell office:value-type="string" table:style-name="ce1">
            <text:p>ESC.PRIVADA GABRIELA MISTRAL (JORNADA SIMPLE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DOLFO E.DAVILA 26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303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ISTRAL1@EMISTRA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416399" table:style-name="ce2">
            <text:p>-29.416.399</text:p>
          </table:table-cell>
          <table:table-cell office:value-type="float" office:value="-66852974" table:style-name="ce2">
            <text:p>-66.852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200" table:style-name="ce1">
            <text:p>460072200</text:p>
          </table:table-cell>
          <table:table-cell office:value-type="string" table:style-name="ce1">
            <text:p>CENTRO DE CAPACITACION LABORAL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° CENTRO RESIDENCIAL UN LUGAR SOÑAD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206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300" table:style-name="ce1">
            <text:p>460072300</text:p>
          </table:table-cell>
          <table:table-cell office:value-type="string" table:style-name="ce1">
            <text:p>CENTRO DE CAPACITACION LABORAL N°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IO AYORCA S/N° RODADER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400" table:style-name="ce1">
            <text:p>460072400</text:p>
          </table:table-cell>
          <table:table-cell office:value-type="string" table:style-name="ce1">
            <text:p>CENTRO INTERGRAL PARA EL CRECIMIENTO DE LOS JOVE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GUIDO SPANO 442 CEMENTER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NRIQUECESARK@LATIN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500" table:style-name="ce1">
            <text:p>460072500</text:p>
          </table:table-cell>
          <table:table-cell office:value-type="string" table:style-name="ce1">
            <text:p>CENTRO DE CAPACITACION LABORAL N°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QUIJA S/N° CARDON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600" table:style-name="ce1">
            <text:p>460072600</text:p>
          </table:table-cell>
          <table:table-cell office:value-type="string" table:style-name="ce1">
            <text:p>CENTRO DE CAPACITACION LABORAL N°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LUMERILLO 1442 LIBERTADOR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700" table:style-name="ce1">
            <text:p>460072700</text:p>
          </table:table-cell>
          <table:table-cell office:value-type="string" table:style-name="ce1">
            <text:p>CENTRO DE CAPACITACION LABORAL N°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GORRAGA S/N° 4 DE JUN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800" table:style-name="ce1">
            <text:p>460072800</text:p>
          </table:table-cell>
          <table:table-cell office:value-type="string" table:style-name="ce1">
            <text:p>CENTRO DE CAPACITACION LABORAL N°1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º SEIPOS I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2900" table:style-name="ce1">
            <text:p>460072900</text:p>
          </table:table-cell>
          <table:table-cell office:value-type="string" table:style-name="ce1">
            <text:p>CENTRO DE CAPACITACION LABORAL N°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GORRAGA S/N° 4 DE JUNIO Y SCHINC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000" table:style-name="ce1">
            <text:p>460073000</text:p>
          </table:table-cell>
          <table:table-cell office:value-type="string" table:style-name="ce1">
            <text:p>CENTRO DE CAPACITACION LABORAL N°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CAZUBI S/N° JUAN MELL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100" table:style-name="ce1">
            <text:p>460073100</text:p>
          </table:table-cell>
          <table:table-cell office:value-type="string" table:style-name="ce1">
            <text:p>CENTRO DE CAPACITACION LABORAL N°1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S/N° EVI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200" table:style-name="ce1">
            <text:p>460073200</text:p>
          </table:table-cell>
          <table:table-cell office:value-type="string" table:style-name="ce1">
            <text:p>I.F.D.C. DR.JOSE S.SAL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SALINAS 388 INDUSTRIA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office:value-type="string" table:style-name="ce1">
            <text:p>IFDC_JSALINAS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06320063336821" table:style-name="ce2">
            <text:p>-306.320.063.336.821</text:p>
          </table:table-cell>
          <table:table-cell office:value-type="float" office:value="-662645275779219" table:style-name="ce2">
            <text:p>-662.645.275.779.2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300" table:style-name="ce1">
            <text:p>460073300</text:p>
          </table:table-cell>
          <table:table-cell office:value-type="string" table:style-name="ce1">
            <text:p>I.F.D.C. JUAN F.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BARROS 550 MUNICIPAL</text:p>
          </table:table-cell>
          <table:table-cell office:value-type="string" table:style-name="ce1">
            <text:p>F5470</text:p>
          </table:table-cell>
          <table:table-cell office:value-type="string" table:style-name="ce1">
            <text:p>03821-429110</text:p>
          </table:table-cell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office:value-type="string" table:style-name="ce1">
            <text:p>ISFDJFQCHEPES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13399648502917" table:style-name="ce2">
            <text:p>-313.399.648.502.917</text:p>
          </table:table-cell>
          <table:table-cell office:value-type="float" office:value="-665942868437038" table:style-name="ce2">
            <text:p>-665.942.868.437.0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400" table:style-name="ce1">
            <text:p>460073400</text:p>
          </table:table-cell>
          <table:table-cell office:value-type="string" table:style-name="ce1">
            <text:p>C.A.P. N°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1-491131</text:p>
          </table:table-cell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15726984120556" table:style-name="ce2">
            <text:p>-315.726.984.120.556</text:p>
          </table:table-cell>
          <table:table-cell office:value-type="float" office:value="-662368873320388" table:style-name="ce2">
            <text:p>-662.368.873.320.3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500" table:style-name="ce1">
            <text:p>460073500</text:p>
          </table:table-cell>
          <table:table-cell office:value-type="string" table:style-name="ce1">
            <text:p>C.A.P. N°14 B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O F.SARMIENTO S/N°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313331661234284" table:style-name="ce2">
            <text:p>-313.331.661.234.284</text:p>
          </table:table-cell>
          <table:table-cell office:value-type="float" office:value="-665955630452687" table:style-name="ce2">
            <text:p>-665.955.630.452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600" table:style-name="ce1">
            <text:p>460073600</text:p>
          </table:table-cell>
          <table:table-cell office:value-type="string" table:style-name="ce1">
            <text:p>C.A.P. N°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AMAYA FUNCIONA EN ESCUELA N°393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BALDE DE AMAYA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09825650106562" table:style-name="ce2">
            <text:p>-309.825.650.106.562</text:p>
          </table:table-cell>
          <table:table-cell office:value-type="float" office:value="-667530984481513" table:style-name="ce2">
            <text:p>-667.530.984.481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700" table:style-name="ce1">
            <text:p>460073700</text:p>
          </table:table-cell>
          <table:table-cell office:value-type="string" table:style-name="ce1">
            <text:p>C.A.P. N°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CATE CENTRO VECINAL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NACATE</text:p>
          </table:table-cell>
          <table:table-cell office:value-type="string" table:style-name="ce1">
            <text:p>GENERAL JUAN F QUIROG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308509062896571" table:style-name="ce2">
            <text:p>-308.509.062.896.571</text:p>
          </table:table-cell>
          <table:table-cell office:value-type="float" office:value="-664171692538395" table:style-name="ce2">
            <text:p>-664.171.692.538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800" table:style-name="ce1">
            <text:p>460073800</text:p>
          </table:table-cell>
          <table:table-cell office:value-type="string" table:style-name="ce1">
            <text:p>CENTRO DE CAPACITACION LABORAL Nº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COSTANERA S/N° INFANTERIA I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3900" table:style-name="ce1">
            <text:p>460073900</text:p>
          </table:table-cell>
          <table:table-cell office:value-type="string" table:style-name="ce1">
            <text:p>CENTRO DE CAPACITACION LABORAL N°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LAM S/N° SANTA JUSTINA NORTE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000" table:style-name="ce1">
            <text:p>460074000</text:p>
          </table:table-cell>
          <table:table-cell office:value-type="string" table:style-name="ce1">
            <text:p>I.S.F.T. ING.OTTO KRAU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RGENTINO 61 HOSPITAL FUNCIONA EN ESC.HUMBERTO PEREYR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933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FT.OTTOKRAUSE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100" table:style-name="ce1">
            <text:p>460074100</text:p>
          </table:table-cell>
          <table:table-cell office:value-type="string" table:style-name="ce1">
            <text:p>I.S.F.T.P. EN SEGURIDAD BRIG.JUAN FACUND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1901 25 DE MAYO SU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699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200" table:style-name="ce1">
            <text:p>460074200</text:p>
          </table:table-cell>
          <table:table-cell office:value-type="string" table:style-name="ce1">
            <text:p>ESC.N°358 JUAN JULIO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70 ESTANCIA SAN JOS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5705</text:p>
          </table:table-cell>
          <table:table-cell office:value-type="string" table:style-name="ce1">
            <text:p>ESTANCIA SAN JOSE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849402023" table:style-name="ce2">
            <text:p>-294.849.402.023</text:p>
          </table:table-cell>
          <table:table-cell office:value-type="float" office:value="-662638990029" table:style-name="ce2">
            <text:p>-662.638.990.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400" table:style-name="ce1">
            <text:p>460074400</text:p>
          </table:table-cell>
          <table:table-cell office:value-type="string" table:style-name="ce1">
            <text:p>COLEGIO PRIVADO SANTO TOMAS DE AQU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UAN DOMINGO PERON 635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520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500" table:style-name="ce1">
            <text:p>460074500</text:p>
          </table:table-cell>
          <table:table-cell office:value-type="string" table:style-name="ce1">
            <text:p>JARDIN DE INFANTES N°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.N°38 SORMANI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03615500000025" table:style-name="ce2">
            <text:p>-303.615.500.000.025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600" table:style-name="ce1">
            <text:p>460074600</text:p>
          </table:table-cell>
          <table:table-cell office:value-type="string" table:style-name="ce1">
            <text:p>ESC.N°291 PROF.SIXTO ALCIRO BRI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S HIGUERITAS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LAS HIGUERITAS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10233846" table:style-name="ce2">
            <text:p>-2.910.233.846</text:p>
          </table:table-cell>
          <table:table-cell office:value-type="float" office:value="-6760548106" table:style-name="ce2">
            <text:p>-6.760.548.1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700" table:style-name="ce1">
            <text:p>460074700</text:p>
          </table:table-cell>
          <table:table-cell office:value-type="string" table:style-name="ce1">
            <text:p>JARDIN DE INFANTES CENTRO DE DESARROLLO INFANT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RIO S/N° ALUNA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246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4800" table:style-name="ce1">
            <text:p>460074800</text:p>
          </table:table-cell>
          <table:table-cell office:value-type="string" table:style-name="ce1">
            <text:p>COLEGIO PRIVADO SAN ANTONIO DE PADU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UZAINGO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50173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000" table:style-name="ce1">
            <text:p>460075000</text:p>
          </table:table-cell>
          <table:table-cell office:value-type="string" table:style-name="ce1">
            <text:p>ESC. DE GESTION COMUNIT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UIS VERNET S/N° LUIS VERNET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06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100" table:style-name="ce1">
            <text:p>460075100</text:p>
          </table:table-cell>
          <table:table-cell office:value-type="string" table:style-name="ce1">
            <text:p>JARDIN DE INFANTES MIGUEL DE CERVA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 EINSTEIN S/N°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722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200" table:style-name="ce1">
            <text:p>460075200</text:p>
          </table:table-cell>
          <table:table-cell office:value-type="string" table:style-name="ce1">
            <text:p>CENTRO PROVINCIAL DE EDUCACION FISICA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JUY S/N° LOS PARAISO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03615500000013" table:style-name="ce2">
            <text:p>-303.615.500.000.013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300" table:style-name="ce1">
            <text:p>460075300</text:p>
          </table:table-cell>
          <table:table-cell office:value-type="string" table:style-name="ce1">
            <text:p>CENTRO PROVINCIAL DE EDUCACION FISICA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ERAS S/N° CENTRO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400" table:style-name="ce1">
            <text:p>460075400</text:p>
          </table:table-cell>
          <table:table-cell office:value-type="string" table:style-name="ce1">
            <text:p>CENTRO PROVINCIAL DE EDUCACION FISICA N°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S/N° CAPITAL</text:p>
          </table:table-cell>
          <table:table-cell office:value-type="string" table:style-name="ce1">
            <text:p>F5353</text:p>
          </table:table-cell>
          <table:table-cell office:value-type="string" table:style-name="ce1">
            <text:p>03825-492854</text:p>
          </table:table-cell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500" table:style-name="ce1">
            <text:p>460075500</text:p>
          </table:table-cell>
          <table:table-cell office:value-type="string" table:style-name="ce1">
            <text:p>CENTRO PROVINCIAL DE EDUCACION FISICA N°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NCHITO ORMEÑO S/N° CENTRO</text:p>
          </table:table-cell>
          <table:table-cell office:value-type="string" table:style-name="ce1">
            <text:p>F5369</text:p>
          </table:table-cell>
          <table:table-cell table:style-name="ce1"/>
          <table:table-cell office:value-type="string" table:style-name="ce1">
            <text:p>PAGANCILLO</text:p>
          </table:table-cell>
          <table:table-cell office:value-type="string" table:style-name="ce1">
            <text:p>CORONEL FELIPE VAREL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5437787059" table:style-name="ce2">
            <text:p>-295.437.787.059</text:p>
          </table:table-cell>
          <table:table-cell office:value-type="float" office:value="-681016217864" table:style-name="ce2">
            <text:p>-681.016.217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600" table:style-name="ce1">
            <text:p>460075600</text:p>
          </table:table-cell>
          <table:table-cell office:value-type="string" table:style-name="ce1">
            <text:p>UNIDAD EDUCATIVA N°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HA PEÑALOZA S/N° LAS AGAVE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700" table:style-name="ce1">
            <text:p>460075700</text:p>
          </table:table-cell>
          <table:table-cell office:value-type="string" table:style-name="ce1">
            <text:p>ESC.MISION MONOTECNICA Y EXTENSION CULTURAL N°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12 DE NOVIEMBRE S/N° SAN NICOLAS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800" table:style-name="ce1">
            <text:p>460075800</text:p>
          </table:table-cell>
          <table:table-cell office:value-type="string" table:style-name="ce1">
            <text:p>CENTRO DE ANIMACION SOCIO CULTURAL N°1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UL GARROT S/N° 54 VIVIENDAS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3153700000017" table:style-name="ce2">
            <text:p>-293.153.700.000.017</text:p>
          </table:table-cell>
          <table:table-cell office:value-type="float" office:value="-682248100000015" table:style-name="ce2">
            <text:p>-682.248.100.00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900" table:style-name="ce1">
            <text:p>460075900</text:p>
          </table:table-cell>
          <table:table-cell office:value-type="string" table:style-name="ce1">
            <text:p>J.I.N. N°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S/N° TRES ESQUINAS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0461482278105" table:style-name="ce2">
            <text:p>-30.461.482.278.105</text:p>
          </table:table-cell>
          <table:table-cell office:value-type="float" office:value="-663129124067558" table:style-name="ce2">
            <text:p>-663.129.124.067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901" table:style-name="ce1">
            <text:p>460075901</text:p>
          </table:table-cell>
          <table:table-cell office:value-type="string" table:style-name="ce1">
            <text:p>J.I.N. N°17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LCO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SANTA LUCI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0475311" table:style-name="ce2">
            <text:p>-30.475.311</text:p>
          </table:table-cell>
          <table:table-cell office:value-type="float" office:value="-6633928" table:style-name="ce2">
            <text:p>-6.633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902" table:style-name="ce1">
            <text:p>460075902</text:p>
          </table:table-cell>
          <table:table-cell office:value-type="string" table:style-name="ce1">
            <text:p>J.I.N. N°17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TA BARBAR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SANTA BARBAR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05111741666837" table:style-name="ce2">
            <text:p>-305.111.741.666.837</text:p>
          </table:table-cell>
          <table:table-cell office:value-type="float" office:value="-663219966147767" table:style-name="ce2">
            <text:p>-663.219.966.147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903" table:style-name="ce1">
            <text:p>460075903</text:p>
          </table:table-cell>
          <table:table-cell office:value-type="string" table:style-name="ce1">
            <text:p>J.I.N. N°17 EXTENSION 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LA VIST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352056" table:style-name="ce2">
            <text:p>-30.352.056</text:p>
          </table:table-cell>
          <table:table-cell office:value-type="float" office:value="-66310107" table:style-name="ce2">
            <text:p>-66.310.1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5904" table:style-name="ce1">
            <text:p>460075904</text:p>
          </table:table-cell>
          <table:table-cell office:value-type="string" table:style-name="ce1">
            <text:p>J.I.N. N°17 EXTENSION 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ITA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LA AGUADITA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040431767" table:style-name="ce2">
            <text:p>-3.040.431.767</text:p>
          </table:table-cell>
          <table:table-cell office:value-type="float" office:value="-6636689997" table:style-name="ce2">
            <text:p>-6.636.689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000" table:style-name="ce1">
            <text:p>460076000</text:p>
          </table:table-cell>
          <table:table-cell office:value-type="string" table:style-name="ce1">
            <text:p>J.I.N.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ANZAN ANAJUACIO</text:p>
          </table:table-cell>
          <table:table-cell office:value-type="string" table:style-name="ce1">
            <text:p>F5385</text:p>
          </table:table-cell>
          <table:table-cell office:value-type="string" table:style-name="ce1">
            <text:p>03826-480152</text:p>
          </table:table-cell>
          <table:table-cell office:value-type="string" table:style-name="ce1">
            <text:p>MALANZA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08048832634953" table:style-name="ce2">
            <text:p>-308.048.832.634.953</text:p>
          </table:table-cell>
          <table:table-cell office:value-type="float" office:value="-66601844730143" table:style-name="ce2">
            <text:p>-66.601.844.730.1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001" table:style-name="ce1">
            <text:p>460076001</text:p>
          </table:table-cell>
          <table:table-cell office:value-type="string" table:style-name="ce1">
            <text:p>J.I.N. N°13 EXTENSION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8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PORTEZUELO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08363976812224" table:style-name="ce2">
            <text:p>-308.363.976.812.224</text:p>
          </table:table-cell>
          <table:table-cell office:value-type="float" office:value="-667016539666804" table:style-name="ce2">
            <text:p>-667.016.539.666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002" table:style-name="ce1">
            <text:p>460076002</text:p>
          </table:table-cell>
          <table:table-cell office:value-type="string" table:style-name="ce1">
            <text:p>J.I.N. N°13 EXTENSION 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NIÑO ALCALDE</text:p>
          </table:table-cell>
          <table:table-cell office:value-type="string" table:style-name="ce1">
            <text:p>F5385</text:p>
          </table:table-cell>
          <table:table-cell table:style-name="ce1"/>
          <table:table-cell office:value-type="string" table:style-name="ce1">
            <text:p>NACATE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08554740449563" table:style-name="ce2">
            <text:p>-308.554.740.449.563</text:p>
          </table:table-cell>
          <table:table-cell office:value-type="float" office:value="-664252114014187" table:style-name="ce2">
            <text:p>-664.252.114.014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100" table:style-name="ce1">
            <text:p>460076100</text:p>
          </table:table-cell>
          <table:table-cell office:value-type="string" table:style-name="ce1">
            <text:p>COLEGIO TECNOLOGICO PROVINCIAL ING. LUIS AUGUSTO HUERG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(E) 1100 JOAQUIN V.GONZALEZ EX. U.T.N.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0680/5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200" table:style-name="ce1">
            <text:p>460076200</text:p>
          </table:table-cell>
          <table:table-cell office:value-type="string" table:style-name="ce1">
            <text:p>CENTRO DE ANIMACION SOCIO CULTURAL Y TECNI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8 DE NOVIEMBRE CENTRO</text:p>
          </table:table-cell>
          <table:table-cell office:value-type="string" table:style-name="ce1">
            <text:p>F5355</text:p>
          </table:table-cell>
          <table:table-cell table:style-name="ce1"/>
          <table:table-cell office:value-type="string" table:style-name="ce1">
            <text:p>VILLA CASTELLI</text:p>
          </table:table-cell>
          <table:table-cell office:value-type="string" table:style-name="ce1">
            <text:p>GENERAL LAMADRID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0164432536" table:style-name="ce2">
            <text:p>-290.164.432.536</text:p>
          </table:table-cell>
          <table:table-cell office:value-type="float" office:value="-682274920727" table:style-name="ce2">
            <text:p>-682.274.920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300" table:style-name="ce1">
            <text:p>460076300</text:p>
          </table:table-cell>
          <table:table-cell office:value-type="string" table:style-name="ce1">
            <text:p>CENTRO DE ANIMACION SOCIO CULTURAL-CUIP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40</text:p>
          </table:table-cell>
          <table:table-cell office:value-type="string" table:style-name="ce1">
            <text:p>F5329</text:p>
          </table:table-cell>
          <table:table-cell table:style-name="ce1"/>
          <table:table-cell office:value-type="string" table:style-name="ce1">
            <text:p>CUIPAN</text:p>
          </table:table-cell>
          <table:table-cell office:value-type="string" table:style-name="ce1">
            <text:p>SAN BLAS DE LOS SAUC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8455200000002" table:style-name="ce2">
            <text:p>-28.455.200.000.002</text:p>
          </table:table-cell>
          <table:table-cell office:value-type="float" office:value="-6710389" table:style-name="ce2">
            <text:p>-6.710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400" table:style-name="ce1">
            <text:p>460076400</text:p>
          </table:table-cell>
          <table:table-cell office:value-type="string" table:style-name="ce1">
            <text:p>ESC.N°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ODULFA OSAN S/N° PARQUE INDUSTRI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0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294067813190344" table:style-name="ce2">
            <text:p>-294.067.813.190.344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500" table:style-name="ce1">
            <text:p>460076500</text:p>
          </table:table-cell>
          <table:table-cell office:value-type="string" table:style-name="ce1">
            <text:p>CENTRO DE ANIMACION SOCIO CULTU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AESTROS S/N° LA BANDA</text:p>
          </table:table-cell>
          <table:table-cell office:value-type="string" table:style-name="ce1">
            <text:p>F5310</text:p>
          </table:table-cell>
          <table:table-cell office:value-type="string" table:style-name="ce1">
            <text:p>03827-494701</text:p>
          </table:table-cell>
          <table:table-cell office:value-type="string" table:style-name="ce1">
            <text:p>LOS MOLINOS</text:p>
          </table:table-cell>
          <table:table-cell office:value-type="string" table:style-name="ce1">
            <text:p>CASTRO BARRO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8742779731139" table:style-name="ce2">
            <text:p>-28.742.779.731.139</text:p>
          </table:table-cell>
          <table:table-cell office:value-type="float" office:value="-6693323818461" table:style-name="ce2">
            <text:p>-6.693.323.818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600" table:style-name="ce1">
            <text:p>460076600</text:p>
          </table:table-cell>
          <table:table-cell office:value-type="string" table:style-name="ce1">
            <text:p>CENTRO PROVINCIAL DE EDUCACION FISICA N°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1751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58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700" table:style-name="ce1">
            <text:p>460076700</text:p>
          </table:table-cell>
          <table:table-cell office:value-type="string" table:style-name="ce1">
            <text:p>CIAE 20 (CENTRO INTERDISCIPLINARIO DE AYUDA ESCOLAR) CHILEC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MOTEO GORDILLO SS/N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1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1621900000018" table:style-name="ce2">
            <text:p>-291.621.900.000.018</text:p>
          </table:table-cell>
          <table:table-cell office:value-type="float" office:value="-674941700000001" table:style-name="ce2">
            <text:p>-674.941.7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800" table:style-name="ce1">
            <text:p>460076800</text:p>
          </table:table-cell>
          <table:table-cell office:value-type="string" table:style-name="ce1">
            <text:p>CIAE (CENTRO INTERDISCIPLINARIO DE APOYO ESCOLAR) N°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AZA S/N° CENTRO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6900" table:style-name="ce1">
            <text:p>460076900</text:p>
          </table:table-cell>
          <table:table-cell office:value-type="string" table:style-name="ce1">
            <text:p>CIAE (CENTRO INTERDISCIPLINARIO DE APOYO ESCOLAR) N°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LINOS FUNCIONA EN JARDIN LOS MOLINO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OS MOLINOS</text:p>
          </table:table-cell>
          <table:table-cell office:value-type="string" table:style-name="ce1">
            <text:p>CASTRO BARROS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8742779731139" table:style-name="ce2">
            <text:p>-28.742.779.731.139</text:p>
          </table:table-cell>
          <table:table-cell office:value-type="float" office:value="-6693323818461" table:style-name="ce2">
            <text:p>-6.693.323.818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000" table:style-name="ce1">
            <text:p>460077000</text:p>
          </table:table-cell>
          <table:table-cell office:value-type="string" table:style-name="ce1">
            <text:p>CIAE (CENTRO INTERDISCIPLINARIO DE APOYO ESCOLAR)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ROBLES</text:p>
          </table:table-cell>
          <table:table-cell office:value-type="string" table:style-name="ce1">
            <text:p>F5329</text:p>
          </table:table-cell>
          <table:table-cell office:value-type="string" table:style-name="ce1">
            <text:p>03827-497304</text:p>
          </table:table-cell>
          <table:table-cell office:value-type="string" table:style-name="ce1">
            <text:p>LOS ROBLES</text:p>
          </table:table-cell>
          <table:table-cell office:value-type="string" table:style-name="ce1">
            <text:p>SAN BLAS DE LOS SAUCES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83731799234733" table:style-name="ce2">
            <text:p>-283.731.799.234.733</text:p>
          </table:table-cell>
          <table:table-cell office:value-type="float" office:value="-670719090503326" table:style-name="ce2">
            <text:p>-670.719.090.503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100" table:style-name="ce1">
            <text:p>460077100</text:p>
          </table:table-cell>
          <table:table-cell office:value-type="string" table:style-name="ce1">
            <text:p>C.A.P. N°19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. PERON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2872087847" table:style-name="ce2">
            <text:p>-2.872.087.847</text:p>
          </table:table-cell>
          <table:table-cell office:value-type="float" office:value="-669289163" table:style-name="ce2">
            <text:p>-669.289.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101" table:style-name="ce1">
            <text:p>460077101</text:p>
          </table:table-cell>
          <table:table-cell office:value-type="string" table:style-name="ce1">
            <text:p>C.A.P. N°19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N°79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200" table:style-name="ce1">
            <text:p>460077200</text:p>
          </table:table-cell>
          <table:table-cell office:value-type="string" table:style-name="ce1">
            <text:p>CIAE (CENTRO INTERDISCIPLINARIO DE APOYO ESCOLAR)Nº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CHO S/N° HOSPITAL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03615500000013" table:style-name="ce2">
            <text:p>-303.615.500.000.013</text:p>
          </table:table-cell>
          <table:table-cell office:value-type="float" office:value="-6631162" table:style-name="ce2">
            <text:p>-6.631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300" table:style-name="ce1">
            <text:p>460077300</text:p>
          </table:table-cell>
          <table:table-cell office:value-type="string" table:style-name="ce1">
            <text:p>CENTRO PROVINCIAL DE EDUCACION FISICA N°6 O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JOSE S. SALINA 338</text:p>
          </table:table-cell>
          <table:table-cell office:value-type="string" table:style-name="ce1">
            <text:p>F5383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400" table:style-name="ce1">
            <text:p>460077400</text:p>
          </table:table-cell>
          <table:table-cell office:value-type="string" table:style-name="ce1">
            <text:p>CIAE N°8 (CENTRO INTERDISCIPLINARIO DE APOYO ESCOLAR) O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L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OLTA</text:p>
          </table:table-cell>
          <table:table-cell office:value-type="string" table:style-name="ce1">
            <text:p>GENERAL BELGRAN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0628645" table:style-name="ce2">
            <text:p>-30.628.645</text:p>
          </table:table-cell>
          <table:table-cell office:value-type="float" office:value="-6626491" table:style-name="ce2">
            <text:p>-6.626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500" table:style-name="ce1">
            <text:p>460077500</text:p>
          </table:table-cell>
          <table:table-cell office:value-type="string" table:style-name="ce1">
            <text:p>CENTRO PROVINCIAL DE EDUCACION FISICA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ALMONACID 351 INDEPENDENCIA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1621900000018" table:style-name="ce2">
            <text:p>-291.621.900.000.018</text:p>
          </table:table-cell>
          <table:table-cell office:value-type="float" office:value="-674941700000001" table:style-name="ce2">
            <text:p>-674.941.7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600" table:style-name="ce1">
            <text:p>460077600</text:p>
          </table:table-cell>
          <table:table-cell office:value-type="string" table:style-name="ce1">
            <text:p>JARDIN DE INFANTES MUNICIPAL TERESA M.DE BARROS CHILEC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TURO MARAZO 384 CENTRO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1621900000018" table:style-name="ce2">
            <text:p>-291.621.900.000.018</text:p>
          </table:table-cell>
          <table:table-cell office:value-type="float" office:value="-674941700000001" table:style-name="ce2">
            <text:p>-674.941.7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700" table:style-name="ce1">
            <text:p>460077700</text:p>
          </table:table-cell>
          <table:table-cell office:value-type="string" table:style-name="ce1">
            <text:p>CENTRO PROVINCIAL DE EDUCACION FISICA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GRAL.PERON S/N° CENTRO</text:p>
          </table:table-cell>
          <table:table-cell office:value-type="string" table:style-name="ce1">
            <text:p>F5350</text:p>
          </table:table-cell>
          <table:table-cell table:style-name="ce1"/>
          <table:table-cell office:value-type="string" table:style-name="ce1">
            <text:p>VILLA UNION</text:p>
          </table:table-cell>
          <table:table-cell office:value-type="string" table:style-name="ce1">
            <text:p>CORONEL FELIPE VAREL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3153700000017" table:style-name="ce2">
            <text:p>-293.153.700.000.017</text:p>
          </table:table-cell>
          <table:table-cell office:value-type="float" office:value="-682248100000015" table:style-name="ce2">
            <text:p>-682.248.100.00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800" table:style-name="ce1">
            <text:p>460077800</text:p>
          </table:table-cell>
          <table:table-cell office:value-type="string" table:style-name="ce1">
            <text:p>ESC.PRIVADA JEAN PIAGET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ISARIO LOBOS 67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4401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ESCUELAJEANPIAGET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291621900000018" table:style-name="ce2">
            <text:p>-291.621.900.000.018</text:p>
          </table:table-cell>
          <table:table-cell office:value-type="float" office:value="-674941700000001" table:style-name="ce2">
            <text:p>-674.941.7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7900" table:style-name="ce1">
            <text:p>460077900</text:p>
          </table:table-cell>
          <table:table-cell office:value-type="string" table:style-name="ce1">
            <text:p>CENTRO EDUCATIVO DE FORMADORES DE EMPRENDI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NCHINA FUNCIONA EN LA ESC. N° 9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VILLA SAN JOSE DE VINCHINA</text:p>
          </table:table-cell>
          <table:table-cell office:value-type="string" table:style-name="ce1">
            <text:p>VINCH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87576935611" table:style-name="ce2">
            <text:p>-287.576.935.611</text:p>
          </table:table-cell>
          <table:table-cell office:value-type="float" office:value="-682064165194" table:style-name="ce2">
            <text:p>-682.064.165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000" table:style-name="ce1">
            <text:p>460078000</text:p>
          </table:table-cell>
          <table:table-cell office:value-type="string" table:style-name="ce1">
            <text:p>CIAE N°1 CAPIT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CHO 50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355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100" table:style-name="ce1">
            <text:p>460078100</text:p>
          </table:table-cell>
          <table:table-cell office:value-type="string" table:style-name="ce1">
            <text:p>CIAE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MOREAU DE JUSTO S/N° 25 DE MAYO(NORTE) ESC.N°397 MERCEDITAS DE SAN MARTIN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2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200" table:style-name="ce1">
            <text:p>460078200</text:p>
          </table:table-cell>
          <table:table-cell office:value-type="string" table:style-name="ce1">
            <text:p>CIAE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352 SANTA JUSTIN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573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300" table:style-name="ce1">
            <text:p>460078300</text:p>
          </table:table-cell>
          <table:table-cell office:value-type="string" table:style-name="ce1">
            <text:p>CIAE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PUBLICA ARGENTINA 154 PANAMERICAN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935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400" table:style-name="ce1">
            <text:p>460078400</text:p>
          </table:table-cell>
          <table:table-cell office:value-type="string" table:style-name="ce1">
            <text:p>CIAE N°5 CAPIT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º 8 INFANTERIA I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368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500" table:style-name="ce1">
            <text:p>460078500</text:p>
          </table:table-cell>
          <table:table-cell office:value-type="string" table:style-name="ce1">
            <text:p>CIAE N°6 CAPIT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DE LOS ESTADOS S/N° ANTARTIDA 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600" table:style-name="ce1">
            <text:p>460078600</text:p>
          </table:table-cell>
          <table:table-cell office:value-type="string" table:style-name="ce1">
            <text:p>T.E.O. (D.O.C.A.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1700 FUNCIONA EX-HOGAR ESCUEL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5378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700" table:style-name="ce1">
            <text:p>460078700</text:p>
          </table:table-cell>
          <table:table-cell office:value-type="string" table:style-name="ce1">
            <text:p>JARDIN MATERNAL MUNICIPAL VIRGEN DE GUADALUP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ILLERMO IRIBARREN S/N° 20 DE MAY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869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800" table:style-name="ce1">
            <text:p>460078800</text:p>
          </table:table-cell>
          <table:table-cell office:value-type="string" table:style-name="ce1">
            <text:p>JARDIN DE INFANTES N°45ROSARIO DE IRIBARR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SETIEMBRE S/N° HIPODROM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712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3190400000017" table:style-name="ce2">
            <text:p>-293.190.400.000.017</text:p>
          </table:table-cell>
          <table:table-cell office:value-type="float" office:value="-674485100000001" table:style-name="ce2">
            <text:p>-674.485.1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8900" table:style-name="ce1">
            <text:p>460078900</text:p>
          </table:table-cell>
          <table:table-cell office:value-type="string" table:style-name="ce1">
            <text:p>JARDIN DE INFANTES N°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UDAD DE RESISTENCIA S/N° ARGENTIN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6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000" table:style-name="ce1">
            <text:p>460079000</text:p>
          </table:table-cell>
          <table:table-cell office:value-type="string" table:style-name="ce1">
            <text:p>ESC.DE ENSEÑANZA ARTIST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MAYO Y DARDO DE LA VEGA DIAZ CENTRO</text:p>
          </table:table-cell>
          <table:table-cell office:value-type="string" table:style-name="ce1">
            <text:p>F5310</text:p>
          </table:table-cell>
          <table:table-cell table:style-name="ce1"/>
          <table:table-cell office:value-type="string" table:style-name="ce1">
            <text:p>AIMOGASTA</text:p>
          </table:table-cell>
          <table:table-cell office:value-type="string" table:style-name="ce1">
            <text:p>ARA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85608899502" table:style-name="ce2">
            <text:p>-285.608.899.502</text:p>
          </table:table-cell>
          <table:table-cell office:value-type="float" office:value="-668166988218" table:style-name="ce2">
            <text:p>-668.166.988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100" table:style-name="ce1">
            <text:p>460079100</text:p>
          </table:table-cell>
          <table:table-cell office:value-type="string" table:style-name="ce1">
            <text:p>ESC.N°402 MASCAS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28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MASCASIN</text:p>
          </table:table-cell>
          <table:table-cell office:value-type="string" table:style-name="ce1">
            <text:p>GENERAL JUAN F QUIROG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39176739" table:style-name="ce2">
            <text:p>-3.139.176.739</text:p>
          </table:table-cell>
          <table:table-cell office:value-type="float" office:value="-66977703" table:style-name="ce2">
            <text:p>-66.977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300" table:style-name="ce1">
            <text:p>460079300</text:p>
          </table:table-cell>
          <table:table-cell office:value-type="string" table:style-name="ce1">
            <text:p>INSTITUTO PRIVADO DE NIVEL INICIAL CRECIEN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1072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052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0" table:style-name="ce1">
            <text:p>460079400</text:p>
          </table:table-cell>
          <table:table-cell office:value-type="string" table:style-name="ce1">
            <text:p>BACHILLERATO PARA JO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CO 1°PISO 50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0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1" table:style-name="ce1">
            <text:p>460079401</text:p>
          </table:table-cell>
          <table:table-cell office:value-type="string" table:style-name="ce1">
            <text:p>BACHILLERATO PARA JOVENES Y ADULTOS EXTENSION AULICA FAMA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 DE GALLI ESCUELA 122</text:p>
          </table:table-cell>
          <table:table-cell office:value-type="string" table:style-name="ce1">
            <text:p>F5365</text:p>
          </table:table-cell>
          <table:table-cell table:style-name="ce1"/>
          <table:table-cell office:value-type="string" table:style-name="ce1">
            <text:p>FAMATINA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9160194" table:style-name="ce2">
            <text:p>-289.160.194</text:p>
          </table:table-cell>
          <table:table-cell office:value-type="float" office:value="-675164795" table:style-name="ce2">
            <text:p>-675.164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2" table:style-name="ce1">
            <text:p>460079402</text:p>
          </table:table-cell>
          <table:table-cell office:value-type="string" table:style-name="ce1">
            <text:p>BACHILLERATO PARA JOVENES Y ADULTOS EXTENSION AULICA DE ULAP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° ESCUELA 27</text:p>
          </table:table-cell>
          <table:table-cell office:value-type="string" table:style-name="ce1">
            <text:p>F5380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15747108" table:style-name="ce2">
            <text:p>-315.747.108</text:p>
          </table:table-cell>
          <table:table-cell office:value-type="float" office:value="-662393188" table:style-name="ce2">
            <text:p>-662.393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3" table:style-name="ce1">
            <text:p>460079403</text:p>
          </table:table-cell>
          <table:table-cell office:value-type="string" table:style-name="ce1">
            <text:p>BACHILLERATO PARA JOVENES Y ADULTOS EXTENSION AULICA DE PITU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 S/Nº ESCUELA 64</text:p>
          </table:table-cell>
          <table:table-cell office:value-type="string" table:style-name="ce1">
            <text:p>F5365</text:p>
          </table:table-cell>
          <table:table-cell table:style-name="ce1"/>
          <table:table-cell office:value-type="string" table:style-name="ce1">
            <text:p>PITUIL</text:p>
          </table:table-cell>
          <table:table-cell office:value-type="string" table:style-name="ce1">
            <text:p>FAMATIN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5671997" table:style-name="ce2">
            <text:p>-285.671.997</text:p>
          </table:table-cell>
          <table:table-cell office:value-type="float" office:value="-674505615" table:style-name="ce2">
            <text:p>-674.505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4" table:style-name="ce1">
            <text:p>460079404</text:p>
          </table:table-cell>
          <table:table-cell office:value-type="string" table:style-name="ce1">
            <text:p>BACHILLERATO PARA JOVENES Y ADULTOS SEDE FANGIO(ESC.MUNIC.N°1 J.M. FANGI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OLAS DAVILA S/N° HOSPITAL ESC.NUNICIPAL N°1 JUAN M.FANG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107355" table:style-name="ce2">
            <text:p>-294.107.355</text:p>
          </table:table-cell>
          <table:table-cell office:value-type="float" office:value="-668430453" table:style-name="ce2">
            <text:p>-668.430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5" table:style-name="ce1">
            <text:p>460079405</text:p>
          </table:table-cell>
          <table:table-cell office:value-type="string" table:style-name="ce1">
            <text:p>BACHILLERATO PARA JOVENES Y ADULTOS SEDE VIRGEN DE LOS CERROS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MA BLANCA S/N° INFANTERIA II ESC.409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3910565" table:style-name="ce2">
            <text:p>-293.910.565</text:p>
          </table:table-cell>
          <table:table-cell office:value-type="float" office:value="-66850165" table:style-name="ce2">
            <text:p>-66.850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6" table:style-name="ce1">
            <text:p>460079406</text:p>
          </table:table-cell>
          <table:table-cell office:value-type="string" table:style-name="ce1">
            <text:p>BACHILLERATO PARA JOVENES Y ADULTOS SEDE REGIMIENTO N°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ORTIZ DE OCAMPO LOS OLMOS REGIMIENTO DE INFANTERIA N°15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25497" table:style-name="ce2">
            <text:p>-29.425.497</text:p>
          </table:table-cell>
          <table:table-cell office:value-type="float" office:value="-66860744" table:style-name="ce2">
            <text:p>-66.860.7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7" table:style-name="ce1">
            <text:p>460079407</text:p>
          </table:table-cell>
          <table:table-cell office:value-type="string" table:style-name="ce1">
            <text:p>BACHILLERATO PARA JOVENES Y ADULTOS SEDE ESC.39 TIMOTEO GOR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JA DE AHORRO S/N° EVITA ESC.N°39 TIMOTEO GORDILL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852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255333" table:style-name="ce2">
            <text:p>-294.255.333</text:p>
          </table:table-cell>
          <table:table-cell office:value-type="float" office:value="-668560993" table:style-name="ce2">
            <text:p>-668.560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8" table:style-name="ce1">
            <text:p>460079408</text:p>
          </table:table-cell>
          <table:table-cell office:value-type="string" table:style-name="ce1">
            <text:p>BACHILLERATO PARA JOVENES Y ADULTOS SEDE EX MARIA MAD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CHO S/N° MATADERO EX MARIA MADRE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09799" table:style-name="ce2">
            <text:p>-29.409.799</text:p>
          </table:table-cell>
          <table:table-cell office:value-type="float" office:value="-668458066" table:style-name="ce2">
            <text:p>-668.458.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409" table:style-name="ce1">
            <text:p>460079409</text:p>
          </table:table-cell>
          <table:table-cell office:value-type="string" table:style-name="ce1">
            <text:p>BACHILLERATO PARA JOVENES Y ADULTOS SEDE ESC.MUNC.N°1J.MANUEL FANG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PAC AMANU HOSPIT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13722" table:style-name="ce2">
            <text:p>-29.413.722</text:p>
          </table:table-cell>
          <table:table-cell office:value-type="float" office:value="-66840338" table:style-name="ce2">
            <text:p>-66.840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500" table:style-name="ce1">
            <text:p>460079500</text:p>
          </table:table-cell>
          <table:table-cell office:value-type="string" table:style-name="ce1">
            <text:p>TERMINACION DE PRIMARIA (CTRO.CAP.N°4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ÑO ALCALDE S/N° COCHANGAST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600" table:style-name="ce1">
            <text:p>460079600</text:p>
          </table:table-cell>
          <table:table-cell office:value-type="string" table:style-name="ce1">
            <text:p>CENTRO DE CAPACITACION LABORAL DE APICULTU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CELONA S/N° SAN VICENT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31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94067813190328" table:style-name="ce2">
            <text:p>-294.067.813.190.328</text:p>
          </table:table-cell>
          <table:table-cell office:value-type="float" office:value="-668423725693922" table:style-name="ce2">
            <text:p>-668.423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700" table:style-name="ce1">
            <text:p>460079700</text:p>
          </table:table-cell>
          <table:table-cell office:value-type="string" table:style-name="ce1">
            <text:p>C.A.P. N°13 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° RIVER</text:p>
          </table:table-cell>
          <table:table-cell office:value-type="string" table:style-name="ce1">
            <text:p>F5470</text:p>
          </table:table-cell>
          <table:table-cell table:style-name="ce1"/>
          <table:table-cell office:value-type="string" table:style-name="ce1">
            <text:p>CHEPES</text:p>
          </table:table-cell>
          <table:table-cell office:value-type="string" table:style-name="ce1">
            <text:p>ROSARIO VERA PEÑALOZ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12614006294068" table:style-name="ce2">
            <text:p>-312.614.006.294.068</text:p>
          </table:table-cell>
          <table:table-cell office:value-type="float" office:value="-665853847808756" table:style-name="ce2">
            <text:p>-665.853.847.808.7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79900" table:style-name="ce1">
            <text:p>460079900</text:p>
          </table:table-cell>
          <table:table-cell office:value-type="string" table:style-name="ce1">
            <text:p>CENTRO EDUCATIVO N°406 ROSARIO OCAMPO DE IRIBARR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1 DE SETIEMBRE S/N° HIPODROMO</text:p>
          </table:table-cell>
          <table:table-cell office:value-type="string" table:style-name="ce1">
            <text:p>F5372</text:p>
          </table:table-cell>
          <table:table-cell office:value-type="string" table:style-name="ce1">
            <text:p>03825-499712</text:p>
          </table:table-cell>
          <table:table-cell office:value-type="string" table:style-name="ce1">
            <text:p>NONOGASTA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ESCUELA_406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3190416357104" table:style-name="ce2">
            <text:p>-293.190.416.357.104</text:p>
          </table:table-cell>
          <table:table-cell office:value-type="float" office:value="-674485097295595" table:style-name="ce2">
            <text:p>-674.485.097.295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000" table:style-name="ce1">
            <text:p>460080000</text:p>
          </table:table-cell>
          <table:table-cell office:value-type="string" table:style-name="ce1">
            <text:p>ESC.N°405 PADRE ARMANDO AMIRA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UDAD DE RAWSON S/N° NUEVO ARGENTIN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9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3190400000017" table:style-name="ce2">
            <text:p>-293.190.400.000.017</text:p>
          </table:table-cell>
          <table:table-cell office:value-type="float" office:value="-674485100000001" table:style-name="ce2">
            <text:p>-674.485.1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100" table:style-name="ce1">
            <text:p>460080100</text:p>
          </table:table-cell>
          <table:table-cell office:value-type="string" table:style-name="ce1">
            <text:p>I.S.F.T. SAN MATE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74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209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GUSTAVOLOPEZDENTAL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4092513190328" table:style-name="ce2">
            <text:p>-294.092.513.190.328</text:p>
          </table:table-cell>
          <table:table-cell office:value-type="float" office:value="-668541725693922" table:style-name="ce2">
            <text:p>-668.541.725.69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300" table:style-name="ce1">
            <text:p>460080300</text:p>
          </table:table-cell>
          <table:table-cell office:value-type="string" table:style-name="ce1">
            <text:p>COLEGIO PROVINCIAL DE AMIN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NORATO GORDILLO S/N</text:p>
          </table:table-cell>
          <table:table-cell office:value-type="string" table:style-name="ce1">
            <text:p>F53001</text:p>
          </table:table-cell>
          <table:table-cell office:value-type="string" table:style-name="ce1">
            <text:p>03827-494600</text:p>
          </table:table-cell>
          <table:table-cell office:value-type="string" table:style-name="ce1">
            <text:p>AMINGA</text:p>
          </table:table-cell>
          <table:table-cell office:value-type="string" table:style-name="ce1">
            <text:p>CASTRO BARROS</text:p>
          </table:table-cell>
          <table:table-cell office:value-type="string" table:style-name="ce1">
            <text:p>COLEGIOAMING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443558" table:style-name="ce2">
            <text:p>-288.443.558</text:p>
          </table:table-cell>
          <table:table-cell office:value-type="float" office:value="-6693936677" table:style-name="ce2">
            <text:p>-6.693.936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400" table:style-name="ce1">
            <text:p>460080400</text:p>
          </table:table-cell>
          <table:table-cell office:value-type="string" table:style-name="ce1">
            <text:p>CENTRO DE ANIMACION SOCIO CULTURAL GUANDAC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500" table:style-name="ce1">
            <text:p>460080500</text:p>
          </table:table-cell>
          <table:table-cell office:value-type="string" table:style-name="ce1">
            <text:p>CENTRO DE CAPACITACION LABORAL Nº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GINOBIL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600" table:style-name="ce1">
            <text:p>460080600</text:p>
          </table:table-cell>
          <table:table-cell office:value-type="string" table:style-name="ce1">
            <text:p>CENTRO DE APOYO PEDAGOGICO N°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NDEMBENDER S/N° 12 DE JUNI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700" table:style-name="ce1">
            <text:p>460080700</text:p>
          </table:table-cell>
          <table:table-cell office:value-type="string" table:style-name="ce1">
            <text:p>COLEGIO PROVINCIAL N°05 CORONEL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MA BLANCA S/N° INFANTERIA I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499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5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800" table:style-name="ce1">
            <text:p>460080800</text:p>
          </table:table-cell>
          <table:table-cell office:value-type="string" table:style-name="ce1">
            <text:p>COLEGIO PROVINCIAL N°06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 MARIA AUGUST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7786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0900" table:style-name="ce1">
            <text:p>460080900</text:p>
          </table:table-cell>
          <table:table-cell office:value-type="string" table:style-name="ce1">
            <text:p>COLEGIO PROVINCIAL N°08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CAMPOS S/N° 20 DE MAY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932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ROVINCIAL8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000" table:style-name="ce1">
            <text:p>460081000</text:p>
          </table:table-cell>
          <table:table-cell office:value-type="string" table:style-name="ce1">
            <text:p>COLEGIO PROVINCIAL N°09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FRANCISCO KM.8 1/2 LA QUEBRADA FUNCIONA EN ESC. N°164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100" table:style-name="ce1">
            <text:p>460081100</text:p>
          </table:table-cell>
          <table:table-cell office:value-type="string" table:style-name="ce1">
            <text:p>COLEGIO PROVINCIAL N°10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LNES S/N° EVITA FUNCIONA EN LA ESC.N°39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4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10LR@GA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200" table:style-name="ce1">
            <text:p>460081200</text:p>
          </table:table-cell>
          <table:table-cell office:value-type="string" table:style-name="ce1">
            <text:p>JARDIN DE INFANTES N°49 IRMA OTAÑEZ DE SOL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SE MATIENZO S/N° ANTARTIDA ARGENTINA II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572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300" table:style-name="ce1">
            <text:p>460081300</text:p>
          </table:table-cell>
          <table:table-cell office:value-type="string" table:style-name="ce1">
            <text:p>JARDIN DE INFANTES N°46 CRISTINA CORTES ALDONAT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RDON S/N° FALDEO DEL VELAZCO SU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5572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400" table:style-name="ce1">
            <text:p>460081400</text:p>
          </table:table-cell>
          <table:table-cell office:value-type="string" table:style-name="ce1">
            <text:p>ESC.N°407 ROFESOR DELFOR TAP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YECTADA N°5 ALUNA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246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500" table:style-name="ce1">
            <text:p>460081500</text:p>
          </table:table-cell>
          <table:table-cell office:value-type="string" table:style-name="ce1">
            <text:p>JARDIN DE INFANTES N°48 BURBUJITAS DE ALEG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DALERA BARRIOS S/N°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9616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1621923064346" table:style-name="ce2">
            <text:p>-291.621.923.064.346</text:p>
          </table:table-cell>
          <table:table-cell office:value-type="float" office:value="-674941743373129" table:style-name="ce2">
            <text:p>-674.941.743.373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600" table:style-name="ce1">
            <text:p>460081600</text:p>
          </table:table-cell>
          <table:table-cell office:value-type="string" table:style-name="ce1">
            <text:p>JARDIN DE INFANTES N°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RTEZUELO S/N° RICARDO QUINTEL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700" table:style-name="ce1">
            <text:p>460081700</text:p>
          </table:table-cell>
          <table:table-cell office:value-type="string" table:style-name="ce1">
            <text:p>I.F.D.C. JOAQUIN V.GONZALEZ (EX ESC.NORMAL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O GABRIEL OCAMPO 48 CENTRO</text:p>
          </table:table-cell>
          <table:table-cell office:value-type="string" table:style-name="ce1">
            <text:p>F5360</text:p>
          </table:table-cell>
          <table:table-cell office:value-type="string" table:style-name="ce1">
            <text:p>03825-424098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office:value-type="string" table:style-name="ce1">
            <text:p>IFDC.J.V.G.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1621923064346" table:style-name="ce2">
            <text:p>-291.621.923.064.346</text:p>
          </table:table-cell>
          <table:table-cell office:value-type="float" office:value="-674941743373129" table:style-name="ce2">
            <text:p>-674.941.743.373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800" table:style-name="ce1">
            <text:p>460081800</text:p>
          </table:table-cell>
          <table:table-cell office:value-type="string" table:style-name="ce1">
            <text:p>COLEGIO PROVINCIAL N°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.N°5 KM.10 COLONIA FRUTIHORTICOLA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COLONIA FRUTIHORTICOL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CIAL11@GA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-2939417454" table:style-name="ce2">
            <text:p>-2.939.417.454</text:p>
          </table:table-cell>
          <table:table-cell office:value-type="float" office:value="-667567417" table:style-name="ce2">
            <text:p>-667.567.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1900" table:style-name="ce1">
            <text:p>460081900</text:p>
          </table:table-cell>
          <table:table-cell office:value-type="string" table:style-name="ce1">
            <text:p>COLEGIO PROVINCIAL N°12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UDAD DE RAWSON S/N° NUEVO ARGENTIN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7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000" table:style-name="ce1">
            <text:p>460082000</text:p>
          </table:table-cell>
          <table:table-cell office:value-type="string" table:style-name="ce1">
            <text:p>COLEGIO PROVINCIAL N°13 DE EGB3 Y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RAMON NAVARRO S/N° MIS MONTAÑ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8058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1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100" table:style-name="ce1">
            <text:p>460082100</text:p>
          </table:table-cell>
          <table:table-cell office:value-type="string" table:style-name="ce1">
            <text:p>I.F.D.C. DR.PEDRO IGNACIO DE CASTRO BARROS (EX ESC.NORMAL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PIAPO 147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7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EDRODECASTROBARROS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200" table:style-name="ce1">
            <text:p>460082200</text:p>
          </table:table-cell>
          <table:table-cell office:value-type="string" table:style-name="ce1">
            <text:p>ESC.N°4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RDON S/N° FALDEO DEL VELASCO SUR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8058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300" table:style-name="ce1">
            <text:p>460082300</text:p>
          </table:table-cell>
          <table:table-cell office:value-type="string" table:style-name="ce1">
            <text:p>ESC.N°4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MA BLANCA S/N° INFANTERIA II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2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400" table:style-name="ce1">
            <text:p>460082400</text:p>
          </table:table-cell>
          <table:table-cell office:value-type="string" table:style-name="ce1">
            <text:p>INSTITUTO PRIVADO ARCO IR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NICOLAS DE BARI (O) 1089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37295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500" table:style-name="ce1">
            <text:p>460082500</text:p>
          </table:table-cell>
          <table:table-cell office:value-type="string" table:style-name="ce1">
            <text:p>JARDIN DE INFANTES N°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° CENTRO</text:p>
          </table:table-cell>
          <table:table-cell office:value-type="string" table:style-name="ce1">
            <text:p>F5353</text:p>
          </table:table-cell>
          <table:table-cell table:style-name="ce1"/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5257424519" table:style-name="ce2">
            <text:p>-295.257.424.519</text:p>
          </table:table-cell>
          <table:table-cell office:value-type="float" office:value="-685549679968" table:style-name="ce2">
            <text:p>-685.549.679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600" table:style-name="ce1">
            <text:p>460082600</text:p>
          </table:table-cell>
          <table:table-cell office:value-type="string" table:style-name="ce1">
            <text:p>COLEGIO PROVINCIAL PROVINCIAL EL CA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DILLO TELEF INERNO 6228</text:p>
          </table:table-cell>
          <table:table-cell office:value-type="string" table:style-name="ce1">
            <text:p>F5473</text:p>
          </table:table-cell>
          <table:table-cell office:value-type="string" table:style-name="ce1">
            <text:p>03825-452000</text:p>
          </table:table-cell>
          <table:table-cell office:value-type="string" table:style-name="ce1">
            <text:p>EL CADILLO</text:p>
          </table:table-cell>
          <table:table-cell office:value-type="string" table:style-name="ce1">
            <text:p>GENERAL SAN MARTIN</text:p>
          </table:table-cell>
          <table:table-cell office:value-type="string" table:style-name="ce1">
            <text:p>WWW.COLEGIOELCADILLO.BLOGSPORT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188859883" table:style-name="ce2">
            <text:p>-3.188.859.883</text:p>
          </table:table-cell>
          <table:table-cell office:value-type="float" office:value="-6577250736" table:style-name="ce2">
            <text:p>-6.577.250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700" table:style-name="ce1">
            <text:p>460082700</text:p>
          </table:table-cell>
          <table:table-cell office:value-type="string" table:style-name="ce1">
            <text:p>JARDIN MATERNAL MUNICIPAL NIÑO JESU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RGENTINO S/N° HOSPIT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59332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800" table:style-name="ce1">
            <text:p>460082800</text:p>
          </table:table-cell>
          <table:table-cell office:value-type="string" table:style-name="ce1">
            <text:p>ESC.N°264 PBRO.LUIS TORRES MOL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DE DIOS MURIAS 176 CENTRO</text:p>
          </table:table-cell>
          <table:table-cell office:value-type="string" table:style-name="ce1">
            <text:p>F5380</text:p>
          </table:table-cell>
          <table:table-cell office:value-type="string" table:style-name="ce1">
            <text:p>03826-423526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office:value-type="string" table:style-name="ce1">
            <text:p>ESCUELA.PARROQUIAL.264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03615518299252" table:style-name="ce2">
            <text:p>-303.615.518.299.252</text:p>
          </table:table-cell>
          <table:table-cell office:value-type="float" office:value="-66311620370103" table:style-name="ce2">
            <text:p>-66.311.620.370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2900" table:style-name="ce1">
            <text:p>460082900</text:p>
          </table:table-cell>
          <table:table-cell office:value-type="string" table:style-name="ce1">
            <text:p>CENTRO DE FORMACION PROFESIONAL JOAQUIN V.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JAMIN MATIENZO NECOCHEA PARQUE INDUSTRI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30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000" table:style-name="ce1">
            <text:p>460083000</text:p>
          </table:table-cell>
          <table:table-cell office:value-type="string" table:style-name="ce1">
            <text:p>JARDIN DE INFANTES MUNICIPAL GREGORIO CAV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PRIMERA JUNTA S/N° LA PUNTILLA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1621923064346" table:style-name="ce2">
            <text:p>-291.621.923.064.346</text:p>
          </table:table-cell>
          <table:table-cell office:value-type="float" office:value="-674941743373129" table:style-name="ce2">
            <text:p>-674.941.743.373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100" table:style-name="ce1">
            <text:p>460083100</text:p>
          </table:table-cell>
          <table:table-cell office:value-type="string" table:style-name="ce1">
            <text:p>COLEGIO PROVINCIAL N°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RTEZUELO S/N° LA HERMITILL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8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7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200" table:style-name="ce1">
            <text:p>460083200</text:p>
          </table:table-cell>
          <table:table-cell office:value-type="string" table:style-name="ce1">
            <text:p>ESC.N°4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LOS BULEVARE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300" table:style-name="ce1">
            <text:p>460083300</text:p>
          </table:table-cell>
          <table:table-cell office:value-type="string" table:style-name="ce1">
            <text:p>JARDIN DE INFANTES N°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SANTA CRUZ S/N° SANTA CELIA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68564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400" table:style-name="ce1">
            <text:p>460083400</text:p>
          </table:table-cell>
          <table:table-cell office:value-type="string" table:style-name="ce1">
            <text:p>PROYECTO EGB 3 PARA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PELLEGRINI S/N LOS AGAVES FUNCIONA EN EL INST. DE REHABILITACION SOCI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279069573682" table:style-name="ce2">
            <text:p>-294.279.069.573.682</text:p>
          </table:table-cell>
          <table:table-cell office:value-type="float" office:value="-668611441445898" table:style-name="ce2">
            <text:p>-668.611.441.445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500" table:style-name="ce1">
            <text:p>460083500</text:p>
          </table:table-cell>
          <table:table-cell office:value-type="string" table:style-name="ce1">
            <text:p>JARDIN DE INFANTES PRIVADO SANTA CECIL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ZAN Y BUSTOS 711 CENT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2537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_SANTACELIA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600" table:style-name="ce1">
            <text:p>460083600</text:p>
          </table:table-cell>
          <table:table-cell office:value-type="string" table:style-name="ce1">
            <text:p>C.A.P. N°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700" table:style-name="ce1">
            <text:p>460083700</text:p>
          </table:table-cell>
          <table:table-cell office:value-type="string" table:style-name="ce1">
            <text:p>C.A.P. N°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ZELADA 50 MATADERO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68312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800" table:style-name="ce1">
            <text:p>460083800</text:p>
          </table:table-cell>
          <table:table-cell office:value-type="string" table:style-name="ce1">
            <text:p>COLEGIO PROVINCIAL N°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BOULEVARES LOS BOULEVARES FUNCIONA EN LA ESCUELA 410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38240546906" table:style-name="ce2">
            <text:p>-294.138.240.546.906</text:p>
          </table:table-cell>
          <table:table-cell office:value-type="float" office:value="-66846466221717" table:style-name="ce2">
            <text:p>-66.846.466.221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3900" table:style-name="ce1">
            <text:p>460083900</text:p>
          </table:table-cell>
          <table:table-cell office:value-type="string" table:style-name="ce1">
            <text:p>COLEGIO PROVINCIAL DE ANJULL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V.GONZALEZ S/N°</text:p>
          </table:table-cell>
          <table:table-cell office:value-type="string" table:style-name="ce1">
            <text:p>F5303</text:p>
          </table:table-cell>
          <table:table-cell office:value-type="string" table:style-name="ce1">
            <text:p>03827-490573</text:p>
          </table:table-cell>
          <table:table-cell office:value-type="string" table:style-name="ce1">
            <text:p>ANJULLON</text:p>
          </table:table-cell>
          <table:table-cell office:value-type="string" table:style-name="ce1">
            <text:p>CASTRO BARROS</text:p>
          </table:table-cell>
          <table:table-cell office:value-type="string" table:style-name="ce1">
            <text:p>COLEGIODEANJULLON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540854911878" table:style-name="ce2">
            <text:p>-285.540.854.911.878</text:p>
          </table:table-cell>
          <table:table-cell office:value-type="float" office:value="-668081795731158" table:style-name="ce2">
            <text:p>-668.081.795.731.1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000" table:style-name="ce1">
            <text:p>460084000</text:p>
          </table:table-cell>
          <table:table-cell office:value-type="string" table:style-name="ce1">
            <text:p>COLEGIO NACIONAL AGROTECNICO ING. JULIO CESAR MA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IREZ DE VELAZCO S/N°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25-15405921</text:p>
          </table:table-cell>
          <table:table-cell office:value-type="string" table:style-name="ce1">
            <text:p>TILIMUQUI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291427955825886" table:style-name="ce2">
            <text:p>-291.427.955.825.886</text:p>
          </table:table-cell>
          <table:table-cell office:value-type="float" office:value="-674256061516721" table:style-name="ce2">
            <text:p>-674.256.061.516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200" table:style-name="ce1">
            <text:p>460084200</text:p>
          </table:table-cell>
          <table:table-cell office:value-type="string" table:style-name="ce1">
            <text:p>JARDIN DE INFANTES N°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TAMA S/N° URBANO 1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300" table:style-name="ce1">
            <text:p>460084300</text:p>
          </table:table-cell>
          <table:table-cell office:value-type="string" table:style-name="ce1">
            <text:p>ESC.N°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RAMON NAVARRO Y JARILLA URBANO I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400" table:style-name="ce1">
            <text:p>460084400</text:p>
          </table:table-cell>
          <table:table-cell office:value-type="string" table:style-name="ce1">
            <text:p>I.F.T.P DA VINC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 EINSTEIN FUNCIONA EN EL ISAE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34663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500" table:style-name="ce1">
            <text:p>460084500</text:p>
          </table:table-cell>
          <table:table-cell office:value-type="string" table:style-name="ce1">
            <text:p>ESC.N°4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S/N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ULAPES</text:p>
          </table:table-cell>
          <table:table-cell office:value-type="string" table:style-name="ce1">
            <text:p>GENERAL SAN MART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15747108" table:style-name="ce2">
            <text:p>-315.747.108</text:p>
          </table:table-cell>
          <table:table-cell office:value-type="float" office:value="-662393188" table:style-name="ce2">
            <text:p>-662.393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600" table:style-name="ce1">
            <text:p>460084600</text:p>
          </table:table-cell>
          <table:table-cell office:value-type="string" table:style-name="ce1">
            <text:p>I.F.D Y T DE GUANDAC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MANDO HERRERA S/N FUNCIONA EN LA ESCUELA N°28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GUANDACOL</text:p>
          </table:table-cell>
          <table:table-cell office:value-type="string" table:style-name="ce1">
            <text:p>CORONEL FELIPE VARE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95175209" table:style-name="ce2">
            <text:p>-295.175.209</text:p>
          </table:table-cell>
          <table:table-cell office:value-type="float" office:value="-685327301" table:style-name="ce2">
            <text:p>-685.327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700" table:style-name="ce1">
            <text:p>460084700</text:p>
          </table:table-cell>
          <table:table-cell office:value-type="string" table:style-name="ce1">
            <text:p>I.S.F.T.P. DE PITU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TO DOMINGO S/N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PITUIL</text:p>
          </table:table-cell>
          <table:table-cell office:value-type="string" table:style-name="ce1">
            <text:p>FAMATIN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85671997" table:style-name="ce2">
            <text:p>-285.671.997</text:p>
          </table:table-cell>
          <table:table-cell office:value-type="float" office:value="-674505615" table:style-name="ce2">
            <text:p>-674.505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800" table:style-name="ce1">
            <text:p>460084800</text:p>
          </table:table-cell>
          <table:table-cell office:value-type="string" table:style-name="ce1">
            <text:p>ESC.N°4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AMAYA S/N° ASODIMO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4900" table:style-name="ce1">
            <text:p>460084900</text:p>
          </table:table-cell>
          <table:table-cell office:value-type="string" table:style-name="ce1">
            <text:p>JARDIN MATERNO INFANTIL JUGAN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NIEL LUNA 74 VARGAS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1955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000" table:style-name="ce1">
            <text:p>460085000</text:p>
          </table:table-cell>
          <table:table-cell office:value-type="string" table:style-name="ce1">
            <text:p>JARDIN DE INFANTES N°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LOS BOULEVARES</text:p>
          </table:table-cell>
          <table:table-cell office:value-type="string" table:style-name="ce1">
            <text:p>F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100" table:style-name="ce1">
            <text:p>460085100</text:p>
          </table:table-cell>
          <table:table-cell office:value-type="string" table:style-name="ce1">
            <text:p>ESC.N°4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7 DE AGOSTO S/N° ALTOS DE CHILECITO</text:p>
          </table:table-cell>
          <table:table-cell office:value-type="string" table:style-name="ce1">
            <text:p>F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1659603" table:style-name="ce2">
            <text:p>-291.659.603</text:p>
          </table:table-cell>
          <table:table-cell office:value-type="string" table:style-name="ce1">
            <text:p>-67.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200" table:style-name="ce1">
            <text:p>460085200</text:p>
          </table:table-cell>
          <table:table-cell office:value-type="string" table:style-name="ce1">
            <text:p>UNIDAD EDUCATIVA ABITU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.FACUNDO QUIROGA 1705 SHINCAL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21531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94229194" table:style-name="ce2">
            <text:p>-294.229.194</text:p>
          </table:table-cell>
          <table:table-cell office:value-type="float" office:value="-668673" table:style-name="ce2">
            <text:p>-668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300" table:style-name="ce1">
            <text:p>460085300</text:p>
          </table:table-cell>
          <table:table-cell office:value-type="string" table:style-name="ce1">
            <text:p>JARDIN DE INFANTES N°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° A.S.O.D.I.M.O.</text:p>
          </table:table-cell>
          <table:table-cell office:value-type="string" table:style-name="ce1">
            <text:p>F5300</text:p>
          </table:table-cell>
          <table:table-cell office:value-type="float" office:value="-380" table:style-name="ce1">
            <text:p>-380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400" table:style-name="ce1">
            <text:p>460085400</text:p>
          </table:table-cell>
          <table:table-cell office:value-type="string" table:style-name="ce1">
            <text:p>JARDIN DE INFANTES N°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TEMIO ORTIZ Y CARDON MIS MONTAÑAS</text:p>
          </table:table-cell>
          <table:table-cell office:value-type="string" table:style-name="ce1">
            <text:p>F59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128001" table:style-name="ce2">
            <text:p>-294.128.001</text:p>
          </table:table-cell>
          <table:table-cell office:value-type="float" office:value="-668559803" table:style-name="ce2">
            <text:p>-668.559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500" table:style-name="ce1">
            <text:p>460085500</text:p>
          </table:table-cell>
          <table:table-cell office:value-type="string" table:style-name="ce1">
            <text:p>JARDIN DE INFANTES N°54 VIRGEN DEL CAMPAN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CRUCIJADA MIS MONTAÑAS</text:p>
          </table:table-cell>
          <table:table-cell office:value-type="float" office:value="5360" table:style-name="ce1">
            <text:p>5360</text:p>
          </table:table-cell>
          <table:table-cell table:style-name="ce1"/>
          <table:table-cell office:value-type="string" table:style-name="ce1">
            <text:p>CHILECITO</text:p>
          </table:table-cell>
          <table:table-cell office:value-type="string" table:style-name="ce1">
            <text:p>CHILECI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600" table:style-name="ce1">
            <text:p>460085600</text:p>
          </table:table-cell>
          <table:table-cell office:value-type="string" table:style-name="ce1">
            <text:p>JARDIN MATERNAL e INICIAL HAPPY KID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LMACIO VELEZ SARSFIELD Y MARIANO MORENO 197 SAN ROMAN</text:p>
          </table:table-cell>
          <table:table-cell office:value-type="float" office:value="5300" table:style-name="ce1">
            <text:p>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700" table:style-name="ce1">
            <text:p>460085700</text:p>
          </table:table-cell>
          <table:table-cell office:value-type="string" table:style-name="ce1">
            <text:p>JARDIN DE INFANTES N°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800" table:style-name="ce1">
            <text:p>460085800</text:p>
          </table:table-cell>
          <table:table-cell office:value-type="string" table:style-name="ce1">
            <text:p>JARDIN DE INFANTES N°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VERNET LUIS VERNET ENTRE IPALAR Y PROF. DE EDUC. FISICA</text:p>
          </table:table-cell>
          <table:table-cell office:value-type="float" office:value="5300" table:style-name="ce1">
            <text:p>5300</text:p>
          </table:table-cell>
          <table:table-cell table:style-name="ce1"/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0085900" table:style-name="ce1">
            <text:p>460085900</text:p>
          </table:table-cell>
          <table:table-cell office:value-type="string" table:style-name="ce1">
            <text:p>Esc.N°4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 Anexo Angel Vicente Peñaloz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HAMICAL</text:p>
          </table:table-cell>
          <table:table-cell office:value-type="string" table:style-name="ce1">
            <text:p>CHAMI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Rioja</text:p>
          </table:table-cell>
          <table:table-cell office:value-type="float" office:value="469000100" table:style-name="ce1">
            <text:p>469000100</text:p>
          </table:table-cell>
          <table:table-cell office:value-type="string" table:style-name="ce1">
            <text:p>COLEGIO UNIVERSITARIO 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NE FAVAROLO 1760</text:p>
          </table:table-cell>
          <table:table-cell office:value-type="string" table:style-name="ce1">
            <text:p>F5300</text:p>
          </table:table-cell>
          <table:table-cell office:value-type="string" table:style-name="ce1">
            <text:p>0380-4457096/97</text:p>
          </table:table-cell>
          <table:table-cell office:value-type="string" table:style-name="ce1">
            <text:p>LA RIOJ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94307647291072" table:style-name="ce2">
            <text:p>-294.307.647.291.072</text:p>
          </table:table-cell>
          <table:table-cell office:value-type="float" office:value="-66859553491" table:style-name="ce2">
            <text:p>-66.859.553.491</text:p>
          </table:table-cell>
          <table:table-cell table:number-columns-repeated="16338"/>
        </table:table-row>
        <table:table-row table:number-rows-repeated="10477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1:22:36Z</dc:date>
  </office:meta>
</office:document-meta>
</file>